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A23"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75in"/>
    </style:style>
    <style:style style:name="Table70.B" style:family="table-column">
      <style:table-column-properties style:column-width="1.6875in"/>
    </style:style>
    <style:style style:name="Table70.C" style:family="table-column">
      <style:table-column-properties style:column-width="4.489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6"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A5"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3a95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text-properties style:font-name="Palatino Linotype" officeooo:rsid="00685a86" officeooo:paragraph-rsid="00685a86"/>
    </style:style>
    <style:style style:name="P27" style:family="paragraph" style:parent-style-name="Text_20_body">
      <style:text-properties style:font-name="Palatino Linotype" officeooo:rsid="001ddd85" officeooo:paragraph-rsid="001ddd85"/>
    </style:style>
    <style:style style:name="P28" style:family="paragraph" style:parent-style-name="Text_20_body">
      <style:text-properties style:font-name="Palatino Linotype" officeooo:rsid="002254ef" officeooo:paragraph-rsid="002254ef"/>
    </style:style>
    <style:style style:name="P29" style:family="paragraph" style:parent-style-name="Text_20_body">
      <style:text-properties style:font-name="Palatino Linotype" officeooo:rsid="002254ef" officeooo:paragraph-rsid="0023e91d"/>
    </style:style>
    <style:style style:name="P30" style:family="paragraph" style:parent-style-name="Text_20_body">
      <style:text-properties style:font-name="Palatino Linotype" officeooo:rsid="002254ef" officeooo:paragraph-rsid="00247c8c"/>
    </style:style>
    <style:style style:name="P31" style:family="paragraph" style:parent-style-name="Text_20_body">
      <style:text-properties style:font-name="Palatino Linotype" officeooo:rsid="0023e91d" officeooo:paragraph-rsid="0023e91d"/>
    </style:style>
    <style:style style:name="P32" style:family="paragraph" style:parent-style-name="Text_20_body">
      <style:text-properties style:font-name="Palatino Linotype" officeooo:rsid="0025fefd" officeooo:paragraph-rsid="0025fefd"/>
    </style:style>
    <style:style style:name="P33" style:family="paragraph" style:parent-style-name="Text_20_body">
      <style:text-properties style:font-name="Palatino Linotype" officeooo:rsid="0025fefd" officeooo:paragraph-rsid="00297b90"/>
    </style:style>
    <style:style style:name="P34" style:family="paragraph" style:parent-style-name="Text_20_body">
      <style:text-properties style:font-name="Palatino Linotype" officeooo:rsid="0025fefd" officeooo:paragraph-rsid="002b768e"/>
    </style:style>
    <style:style style:name="P35" style:family="paragraph" style:parent-style-name="Text_20_body">
      <style:text-properties style:font-name="Palatino Linotype" officeooo:rsid="002b768e" officeooo:paragraph-rsid="002b768e"/>
    </style:style>
    <style:style style:name="P36" style:family="paragraph" style:parent-style-name="Text_20_body">
      <style:text-properties style:font-name="Palatino Linotype" officeooo:rsid="002b768e" officeooo:paragraph-rsid="00318e1a"/>
    </style:style>
    <style:style style:name="P37" style:family="paragraph" style:parent-style-name="Text_20_body">
      <style:text-properties style:font-name="Palatino Linotype" officeooo:rsid="002b9dc8" officeooo:paragraph-rsid="002b9dc8"/>
    </style:style>
    <style:style style:name="P38" style:family="paragraph" style:parent-style-name="Text_20_body">
      <style:text-properties style:font-name="Palatino Linotype" officeooo:rsid="002b9dc8" officeooo:paragraph-rsid="0031ab07"/>
    </style:style>
    <style:style style:name="P39" style:family="paragraph" style:parent-style-name="Text_20_body">
      <style:text-properties style:font-name="Palatino Linotype" officeooo:rsid="002b9dc8" officeooo:paragraph-rsid="007e036d"/>
    </style:style>
    <style:style style:name="P40" style:family="paragraph" style:parent-style-name="Text_20_body">
      <style:text-properties style:font-name="Palatino Linotype" officeooo:rsid="002ecbc7" officeooo:paragraph-rsid="0031ab07"/>
    </style:style>
    <style:style style:name="P41" style:family="paragraph" style:parent-style-name="Text_20_body">
      <style:text-properties style:font-name="Palatino Linotype" officeooo:rsid="002ecbc7" officeooo:paragraph-rsid="007e036d"/>
    </style:style>
    <style:style style:name="P42" style:family="paragraph" style:parent-style-name="Text_20_body">
      <style:text-properties style:font-name="Palatino Linotype" officeooo:rsid="00318e1a" officeooo:paragraph-rsid="00318e1a"/>
    </style:style>
    <style:style style:name="P43" style:family="paragraph" style:parent-style-name="Text_20_body">
      <style:text-properties style:font-name="Palatino Linotype" officeooo:rsid="0031ab07" officeooo:paragraph-rsid="0031ab07"/>
    </style:style>
    <style:style style:name="P44" style:family="paragraph" style:parent-style-name="Text_20_body">
      <style:text-properties style:font-name="Palatino Linotype" officeooo:rsid="0035e0b9" officeooo:paragraph-rsid="0035e0b9"/>
    </style:style>
    <style:style style:name="P45" style:family="paragraph" style:parent-style-name="Text_20_body">
      <style:text-properties style:font-name="Palatino Linotype" officeooo:rsid="0035e0b9" officeooo:paragraph-rsid="0035e886"/>
    </style:style>
    <style:style style:name="P46" style:family="paragraph" style:parent-style-name="Text_20_body">
      <style:text-properties style:font-name="Palatino Linotype" officeooo:rsid="003a9561" officeooo:paragraph-rsid="003a9561"/>
    </style:style>
    <style:style style:name="P47" style:family="paragraph" style:parent-style-name="Text_20_body">
      <style:text-properties style:font-name="Palatino Linotype" officeooo:rsid="003d645b" officeooo:paragraph-rsid="003d645b"/>
    </style:style>
    <style:style style:name="P48" style:family="paragraph" style:parent-style-name="Text_20_body">
      <style:text-properties style:font-name="Palatino Linotype" officeooo:rsid="003d645b" officeooo:paragraph-rsid="003f816b"/>
    </style:style>
    <style:style style:name="P49" style:family="paragraph" style:parent-style-name="Text_20_body">
      <style:text-properties style:font-name="Palatino Linotype" officeooo:rsid="003f816b" officeooo:paragraph-rsid="003f816b"/>
    </style:style>
    <style:style style:name="P50" style:family="paragraph" style:parent-style-name="Text_20_body">
      <style:text-properties style:font-name="Palatino Linotype" officeooo:rsid="003f816b" officeooo:paragraph-rsid="00428f94"/>
    </style:style>
    <style:style style:name="P51" style:family="paragraph" style:parent-style-name="Text_20_body">
      <style:text-properties style:font-name="Palatino Linotype" officeooo:rsid="00428f94" officeooo:paragraph-rsid="00428f94"/>
    </style:style>
    <style:style style:name="P52" style:family="paragraph" style:parent-style-name="Text_20_body">
      <style:text-properties style:font-name="Palatino Linotype" officeooo:rsid="00431c58" officeooo:paragraph-rsid="00431c58"/>
    </style:style>
    <style:style style:name="P53" style:family="paragraph" style:parent-style-name="Text_20_body">
      <style:text-properties style:font-name="Palatino Linotype" officeooo:rsid="00431c58" officeooo:paragraph-rsid="0048c30c"/>
    </style:style>
    <style:style style:name="P54" style:family="paragraph" style:parent-style-name="Text_20_body">
      <style:text-properties style:font-name="Palatino Linotype" officeooo:rsid="0043c7ca" officeooo:paragraph-rsid="0043c7ca"/>
    </style:style>
    <style:style style:name="P55" style:family="paragraph" style:parent-style-name="Text_20_body">
      <style:text-properties style:font-name="Palatino Linotype" officeooo:rsid="0045968b" officeooo:paragraph-rsid="0045968b"/>
    </style:style>
    <style:style style:name="P56" style:family="paragraph" style:parent-style-name="Text_20_body">
      <style:text-properties style:font-name="Palatino Linotype" officeooo:rsid="00526df7" officeooo:paragraph-rsid="00526df7"/>
    </style:style>
    <style:style style:name="P57" style:family="paragraph" style:parent-style-name="Text_20_body">
      <style:text-properties style:font-name="Palatino Linotype" officeooo:rsid="005f97fe" officeooo:paragraph-rsid="005f97fe"/>
    </style:style>
    <style:style style:name="P58" style:family="paragraph" style:parent-style-name="Text_20_body">
      <style:text-properties style:font-name="Palatino Linotype" officeooo:rsid="00607516" officeooo:paragraph-rsid="00607516"/>
    </style:style>
    <style:style style:name="P59" style:family="paragraph" style:parent-style-name="Text_20_body">
      <style:text-properties style:font-name="Palatino Linotype" officeooo:rsid="00347414" officeooo:paragraph-rsid="006234f5"/>
    </style:style>
    <style:style style:name="P60" style:family="paragraph" style:parent-style-name="Text_20_body">
      <style:text-properties style:font-name="Palatino Linotype" officeooo:rsid="006234f5" officeooo:paragraph-rsid="006234f5"/>
    </style:style>
    <style:style style:name="P61" style:family="paragraph" style:parent-style-name="Text_20_body">
      <style:text-properties style:font-name="Palatino Linotype" officeooo:rsid="00742a0f" officeooo:paragraph-rsid="00742a0f"/>
    </style:style>
    <style:style style:name="P62" style:family="paragraph" style:parent-style-name="Text_20_body">
      <style:text-properties style:font-name="Palatino Linotype" officeooo:rsid="007e036d" officeooo:paragraph-rsid="007e036d"/>
    </style:style>
    <style:style style:name="P63" style:family="paragraph" style:parent-style-name="Text_20_body">
      <style:text-properties style:font-name="Palatino Linotype" officeooo:rsid="007f465e" officeooo:paragraph-rsid="007f465e"/>
    </style:style>
    <style:style style:name="P64" style:family="paragraph" style:parent-style-name="Text_20_body">
      <style:text-properties style:font-name="Palatino Linotype" officeooo:rsid="0085429d" officeooo:paragraph-rsid="0085429d"/>
    </style:style>
    <style:style style:name="P65" style:family="paragraph" style:parent-style-name="Text_20_body">
      <style:text-properties style:font-name="Palatino Linotype" officeooo:rsid="0093640e" officeooo:paragraph-rsid="0093640e"/>
    </style:style>
    <style:style style:name="P66" style:family="paragraph" style:parent-style-name="Standard">
      <style:text-properties officeooo:paragraph-rsid="00247c8c"/>
    </style:style>
    <style:style style:name="P67" style:family="paragraph" style:parent-style-name="Preformatted_20_Text">
      <style:text-properties officeooo:paragraph-rsid="00247c8c"/>
    </style:style>
    <style:style style:name="P68" style:family="paragraph" style:parent-style-name="Standard">
      <style:text-properties officeooo:paragraph-rsid="00297b90"/>
    </style:style>
    <style:style style:name="P69" style:family="paragraph" style:parent-style-name="Preformatted_20_Text">
      <style:text-properties officeooo:paragraph-rsid="00297b90"/>
    </style:style>
    <style:style style:name="P70" style:family="paragraph" style:parent-style-name="Standard">
      <style:text-properties officeooo:paragraph-rsid="002254ef"/>
    </style:style>
    <style:style style:name="P71" style:family="paragraph" style:parent-style-name="Preformatted_20_Text">
      <style:text-properties officeooo:paragraph-rsid="002254ef"/>
    </style:style>
    <style:style style:name="P72" style:family="paragraph" style:parent-style-name="Standard">
      <style:text-properties officeooo:paragraph-rsid="0023e91d"/>
    </style:style>
    <style:style style:name="P73" style:family="paragraph" style:parent-style-name="Preformatted_20_Text">
      <style:text-properties officeooo:paragraph-rsid="0023e91d"/>
    </style:style>
    <style:style style:name="P74" style:family="paragraph" style:parent-style-name="Standard">
      <style:text-properties officeooo:paragraph-rsid="0025fefd"/>
    </style:style>
    <style:style style:name="P75" style:family="paragraph" style:parent-style-name="Preformatted_20_Text">
      <style:text-properties officeooo:paragraph-rsid="0025fefd"/>
    </style:style>
    <style:style style:name="P76" style:family="paragraph" style:parent-style-name="Standard">
      <style:text-properties officeooo:rsid="002194b2" officeooo:paragraph-rsid="002194b2"/>
    </style:style>
    <style:style style:name="P77" style:family="paragraph" style:parent-style-name="Standard">
      <style:text-properties officeooo:rsid="002194b2" officeooo:paragraph-rsid="002254ef"/>
    </style:style>
    <style:style style:name="P78" style:family="paragraph" style:parent-style-name="Standard">
      <style:text-properties officeooo:rsid="002194b2" officeooo:paragraph-rsid="0023e91d"/>
    </style:style>
    <style:style style:name="P79" style:family="paragraph" style:parent-style-name="Standard">
      <style:text-properties officeooo:rsid="002194b2" officeooo:paragraph-rsid="00247c8c"/>
    </style:style>
    <style:style style:name="P80" style:family="paragraph" style:parent-style-name="Standard">
      <style:text-properties officeooo:rsid="002194b2" officeooo:paragraph-rsid="0025fefd"/>
    </style:style>
    <style:style style:name="P81" style:family="paragraph" style:parent-style-name="Standard">
      <style:text-properties officeooo:rsid="002194b2" officeooo:paragraph-rsid="00285eae"/>
    </style:style>
    <style:style style:name="P82" style:family="paragraph" style:parent-style-name="Standard">
      <style:text-properties officeooo:rsid="002194b2" officeooo:paragraph-rsid="00297b90"/>
    </style:style>
    <style:style style:name="P83" style:family="paragraph" style:parent-style-name="Standard">
      <style:text-properties officeooo:rsid="002194b2" officeooo:paragraph-rsid="002b768e"/>
    </style:style>
    <style:style style:name="P84" style:family="paragraph" style:parent-style-name="Standard">
      <style:text-properties officeooo:rsid="002194b2" officeooo:paragraph-rsid="002b9dc8"/>
    </style:style>
    <style:style style:name="P85" style:family="paragraph" style:parent-style-name="Standard">
      <style:text-properties officeooo:rsid="002194b2" officeooo:paragraph-rsid="00318e1a"/>
    </style:style>
    <style:style style:name="P86" style:family="paragraph" style:parent-style-name="Standard">
      <style:text-properties officeooo:rsid="002194b2" officeooo:paragraph-rsid="0031ab07"/>
    </style:style>
    <style:style style:name="P87" style:family="paragraph" style:parent-style-name="Standard">
      <style:text-properties officeooo:rsid="002194b2" officeooo:paragraph-rsid="0035e0b9"/>
    </style:style>
    <style:style style:name="P88" style:family="paragraph" style:parent-style-name="Standard">
      <style:text-properties officeooo:rsid="002194b2" officeooo:paragraph-rsid="003a9561"/>
    </style:style>
    <style:style style:name="P89" style:family="paragraph" style:parent-style-name="Standard">
      <style:text-properties officeooo:rsid="002194b2" officeooo:paragraph-rsid="003d645b"/>
    </style:style>
    <style:style style:name="P90" style:family="paragraph" style:parent-style-name="Standard">
      <style:text-properties officeooo:rsid="002194b2" officeooo:paragraph-rsid="003f816b"/>
    </style:style>
    <style:style style:name="P91" style:family="paragraph" style:parent-style-name="Standard">
      <style:text-properties officeooo:rsid="002194b2" officeooo:paragraph-rsid="00428f94"/>
    </style:style>
    <style:style style:name="P92" style:family="paragraph" style:parent-style-name="Standard">
      <style:text-properties officeooo:rsid="002194b2" officeooo:paragraph-rsid="004306cb"/>
    </style:style>
    <style:style style:name="P93" style:family="paragraph" style:parent-style-name="Standard">
      <style:text-properties officeooo:rsid="002194b2" officeooo:paragraph-rsid="00431c58"/>
    </style:style>
    <style:style style:name="P94" style:family="paragraph" style:parent-style-name="Standard">
      <style:text-properties officeooo:rsid="002194b2" officeooo:paragraph-rsid="0043c7ca"/>
    </style:style>
    <style:style style:name="P95" style:family="paragraph" style:parent-style-name="Standard">
      <style:text-properties officeooo:rsid="002194b2" officeooo:paragraph-rsid="0048c30c"/>
    </style:style>
    <style:style style:name="P96" style:family="paragraph" style:parent-style-name="Standard">
      <style:text-properties officeooo:rsid="002194b2" officeooo:paragraph-rsid="005f97fe"/>
    </style:style>
    <style:style style:name="P97" style:family="paragraph" style:parent-style-name="Standard">
      <style:text-properties officeooo:rsid="002194b2" officeooo:paragraph-rsid="006234f5"/>
    </style:style>
    <style:style style:name="P98" style:family="paragraph" style:parent-style-name="Standard">
      <style:text-properties officeooo:rsid="002194b2" officeooo:paragraph-rsid="00742a0f"/>
    </style:style>
    <style:style style:name="P99" style:family="paragraph" style:parent-style-name="Standard">
      <style:text-properties officeooo:rsid="002194b2" officeooo:paragraph-rsid="007e036d"/>
    </style:style>
    <style:style style:name="P100" style:family="paragraph" style:parent-style-name="Standard">
      <style:text-properties officeooo:rsid="002194b2" officeooo:paragraph-rsid="007f465e"/>
    </style:style>
    <style:style style:name="P101" style:family="paragraph" style:parent-style-name="Standard">
      <style:text-properties officeooo:rsid="002194b2" officeooo:paragraph-rsid="0085429d"/>
    </style:style>
    <style:style style:name="P102" style:family="paragraph" style:parent-style-name="Standard">
      <style:text-properties style:font-name="Consolas" fo:font-size="12pt" officeooo:rsid="002194b2" officeooo:paragraph-rsid="0023e91d" style:font-name-asian="NSimSun1" style:font-name-complex="Liberation Mono"/>
    </style:style>
    <style:style style:name="P103" style:family="paragraph" style:parent-style-name="Standard">
      <style:text-properties style:font-name="Consolas" fo:font-size="12pt" officeooo:paragraph-rsid="0035e0b9" style:font-name-asian="NSimSun1" style:font-name-complex="Liberation Mono"/>
    </style:style>
    <style:style style:name="P104" style:family="paragraph" style:parent-style-name="Standard">
      <style:text-properties style:font-name="Consolas" fo:font-size="12pt" officeooo:paragraph-rsid="003a9561" style:font-name-asian="NSimSun1" style:font-name-complex="Liberation Mono"/>
    </style:style>
    <style:style style:name="P105" style:family="paragraph" style:parent-style-name="Standard">
      <style:text-properties style:font-name="Consolas" fo:font-size="12pt" officeooo:paragraph-rsid="00725696" style:font-name-asian="NSimSun1" style:font-name-complex="Liberation Mono"/>
    </style:style>
    <style:style style:name="P106" style:family="paragraph" style:parent-style-name="Standard">
      <style:text-properties style:font-name="Consolas" fo:font-size="12pt" officeooo:paragraph-rsid="00742a0f" style:font-name-asian="NSimSun1" style:font-name-complex="Liberation Mono"/>
    </style:style>
    <style:style style:name="P107"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08"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09"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10"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11"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12" style:family="paragraph" style:parent-style-name="Standard">
      <style:text-properties officeooo:paragraph-rsid="002b768e"/>
    </style:style>
    <style:style style:name="P113" style:family="paragraph" style:parent-style-name="Preformatted_20_Text">
      <style:text-properties officeooo:paragraph-rsid="002b768e"/>
    </style:style>
    <style:style style:name="P114" style:family="paragraph" style:parent-style-name="Standard">
      <style:text-properties officeooo:paragraph-rsid="002b9dc8"/>
    </style:style>
    <style:style style:name="P115" style:family="paragraph" style:parent-style-name="Preformatted_20_Text">
      <style:text-properties officeooo:paragraph-rsid="002b9dc8"/>
    </style:style>
    <style:style style:name="P116" style:family="paragraph" style:parent-style-name="Standard">
      <style:text-properties officeooo:paragraph-rsid="00318e1a"/>
    </style:style>
    <style:style style:name="P117" style:family="paragraph" style:parent-style-name="Preformatted_20_Text">
      <style:text-properties officeooo:paragraph-rsid="00318e1a"/>
    </style:style>
    <style:style style:name="P118" style:family="paragraph" style:parent-style-name="Standard">
      <style:text-properties officeooo:paragraph-rsid="0031ab07"/>
    </style:style>
    <style:style style:name="P119" style:family="paragraph" style:parent-style-name="Preformatted_20_Text">
      <style:text-properties officeooo:paragraph-rsid="0031ab07"/>
    </style:style>
    <style:style style:name="P120" style:family="paragraph" style:parent-style-name="Standard">
      <style:text-properties officeooo:paragraph-rsid="00347414"/>
    </style:style>
    <style:style style:name="P121" style:family="paragraph" style:parent-style-name="Preformatted_20_Text">
      <style:text-properties officeooo:paragraph-rsid="00347414"/>
    </style:style>
    <style:style style:name="P122" style:family="paragraph" style:parent-style-name="Standard">
      <style:text-properties officeooo:paragraph-rsid="0035e0b9"/>
    </style:style>
    <style:style style:name="P123" style:family="paragraph" style:parent-style-name="Preformatted_20_Text">
      <style:text-properties officeooo:paragraph-rsid="0035e0b9"/>
    </style:style>
    <style:style style:name="P124" style:family="paragraph" style:parent-style-name="Standard">
      <style:text-properties officeooo:paragraph-rsid="003d645b"/>
    </style:style>
    <style:style style:name="P125" style:family="paragraph" style:parent-style-name="Preformatted_20_Text">
      <style:text-properties officeooo:paragraph-rsid="003d645b"/>
    </style:style>
    <style:style style:name="P126" style:family="paragraph" style:parent-style-name="Standard">
      <style:text-properties officeooo:paragraph-rsid="003a9561"/>
    </style:style>
    <style:style style:name="P127" style:family="paragraph" style:parent-style-name="Preformatted_20_Text">
      <style:text-properties officeooo:paragraph-rsid="003a9561"/>
    </style:style>
    <style:style style:name="P128" style:family="paragraph" style:parent-style-name="Standard">
      <style:text-properties officeooo:paragraph-rsid="003c61cd"/>
    </style:style>
    <style:style style:name="P129" style:family="paragraph" style:parent-style-name="Preformatted_20_Text">
      <style:text-properties officeooo:paragraph-rsid="003c61cd"/>
    </style:style>
    <style:style style:name="P130" style:family="paragraph" style:parent-style-name="Standard">
      <style:text-properties officeooo:paragraph-rsid="003f816b"/>
    </style:style>
    <style:style style:name="P131" style:family="paragraph" style:parent-style-name="Preformatted_20_Text">
      <style:text-properties officeooo:paragraph-rsid="003f816b"/>
    </style:style>
    <style:style style:name="P132" style:family="paragraph" style:parent-style-name="Standard">
      <style:text-properties officeooo:rsid="003ddffd" officeooo:paragraph-rsid="003ddffd"/>
    </style:style>
    <style:style style:name="P133" style:family="paragraph" style:parent-style-name="Table_20_Contents">
      <style:text-properties officeooo:rsid="003ddffd" officeooo:paragraph-rsid="003ddffd"/>
    </style:style>
    <style:style style:name="P134" style:family="paragraph" style:parent-style-name="Standard">
      <style:text-properties officeooo:paragraph-rsid="0048c30c"/>
    </style:style>
    <style:style style:name="P135" style:family="paragraph" style:parent-style-name="Preformatted_20_Text">
      <style:text-properties officeooo:paragraph-rsid="0048c30c"/>
    </style:style>
    <style:style style:name="P136" style:family="paragraph" style:parent-style-name="Table_20_Heading">
      <style:text-properties officeooo:paragraph-rsid="0048c30c"/>
    </style:style>
    <style:style style:name="P137" style:family="paragraph" style:parent-style-name="Standard">
      <style:text-properties officeooo:paragraph-rsid="00428f94"/>
    </style:style>
    <style:style style:name="P138" style:family="paragraph" style:parent-style-name="Preformatted_20_Text">
      <style:text-properties officeooo:paragraph-rsid="00428f94"/>
    </style:style>
    <style:style style:name="P139" style:family="paragraph" style:parent-style-name="Table_20_Heading">
      <style:text-properties officeooo:paragraph-rsid="00428f94"/>
    </style:style>
    <style:style style:name="P140" style:family="paragraph" style:parent-style-name="Standard">
      <style:text-properties officeooo:paragraph-rsid="00431c58"/>
    </style:style>
    <style:style style:name="P141" style:family="paragraph" style:parent-style-name="Preformatted_20_Text">
      <style:text-properties officeooo:paragraph-rsid="00431c58"/>
    </style:style>
    <style:style style:name="P142" style:family="paragraph" style:parent-style-name="Table_20_Heading">
      <style:text-properties officeooo:paragraph-rsid="00431c58"/>
    </style:style>
    <style:style style:name="P143" style:family="paragraph" style:parent-style-name="Standard">
      <style:text-properties officeooo:paragraph-rsid="0043c7ca"/>
    </style:style>
    <style:style style:name="P144" style:family="paragraph" style:parent-style-name="Standard">
      <style:text-properties officeooo:rsid="001ddd85" officeooo:paragraph-rsid="001ddd85"/>
    </style:style>
    <style:style style:name="P145" style:family="paragraph" style:parent-style-name="Standard">
      <style:text-properties officeooo:rsid="0045968b" officeooo:paragraph-rsid="0045968b"/>
    </style:style>
    <style:style style:name="P146" style:family="paragraph" style:parent-style-name="Standard">
      <style:text-properties officeooo:rsid="0048e09d" officeooo:paragraph-rsid="0048e09d"/>
    </style:style>
    <style:style style:name="P147" style:family="paragraph" style:parent-style-name="Standard">
      <style:text-properties officeooo:rsid="004aa2f1" officeooo:paragraph-rsid="004aa2f1"/>
    </style:style>
    <style:style style:name="P148" style:family="paragraph" style:parent-style-name="Standard">
      <style:text-properties officeooo:rsid="004c060e" officeooo:paragraph-rsid="004c060e"/>
    </style:style>
    <style:style style:name="P149" style:family="paragraph" style:parent-style-name="Standard">
      <style:text-properties officeooo:rsid="004c842b" officeooo:paragraph-rsid="004c842b"/>
    </style:style>
    <style:style style:name="P150" style:family="paragraph" style:parent-style-name="Text_20_body">
      <style:text-properties officeooo:rsid="004c842b" officeooo:paragraph-rsid="004c842b"/>
    </style:style>
    <style:style style:name="P151" style:family="paragraph" style:parent-style-name="Standard">
      <style:text-properties officeooo:rsid="00597344" officeooo:paragraph-rsid="00597344"/>
    </style:style>
    <style:style style:name="P152" style:family="paragraph" style:parent-style-name="Standard">
      <style:text-properties officeooo:rsid="005afa94" officeooo:paragraph-rsid="005afa94"/>
    </style:style>
    <style:style style:name="P153" style:family="paragraph" style:parent-style-name="Standard">
      <style:text-properties officeooo:paragraph-rsid="005f97fe"/>
    </style:style>
    <style:style style:name="P154" style:family="paragraph" style:parent-style-name="Preformatted_20_Text">
      <style:text-properties officeooo:paragraph-rsid="005f97fe"/>
    </style:style>
    <style:style style:name="P155" style:family="paragraph" style:parent-style-name="Table_20_Heading">
      <style:text-properties officeooo:paragraph-rsid="005f97fe"/>
    </style:style>
    <style:style style:name="P156" style:family="paragraph" style:parent-style-name="Standard">
      <style:text-properties officeooo:paragraph-rsid="006234f5"/>
    </style:style>
    <style:style style:name="P157" style:family="paragraph" style:parent-style-name="Preformatted_20_Text">
      <style:text-properties officeooo:paragraph-rsid="006234f5"/>
    </style:style>
    <style:style style:name="P158" style:family="paragraph" style:parent-style-name="Standard">
      <style:text-properties officeooo:paragraph-rsid="00742a0f"/>
    </style:style>
    <style:style style:name="P159" style:family="paragraph" style:parent-style-name="Preformatted_20_Text">
      <style:text-properties officeooo:paragraph-rsid="00742a0f"/>
    </style:style>
    <style:style style:name="P160" style:family="paragraph" style:parent-style-name="Table_20_Heading">
      <style:text-properties officeooo:paragraph-rsid="00742a0f"/>
    </style:style>
    <style:style style:name="P161" style:family="paragraph" style:parent-style-name="Standard">
      <style:text-properties officeooo:paragraph-rsid="00725696"/>
    </style:style>
    <style:style style:name="P162" style:family="paragraph" style:parent-style-name="Preformatted_20_Text">
      <style:text-properties officeooo:paragraph-rsid="00725696"/>
    </style:style>
    <style:style style:name="P163" style:family="paragraph" style:parent-style-name="Table_20_Heading">
      <style:text-properties officeooo:paragraph-rsid="00725696"/>
    </style:style>
    <style:style style:name="P164" style:family="paragraph" style:parent-style-name="Standard">
      <style:text-properties officeooo:rsid="00761191" officeooo:paragraph-rsid="00761191"/>
    </style:style>
    <style:style style:name="P165" style:family="paragraph" style:parent-style-name="Standard">
      <style:text-properties officeooo:rsid="007754c7" officeooo:paragraph-rsid="007754c7"/>
    </style:style>
    <style:style style:name="P166" style:family="paragraph" style:parent-style-name="Standard">
      <style:text-properties officeooo:paragraph-rsid="007e036d"/>
    </style:style>
    <style:style style:name="P167" style:family="paragraph" style:parent-style-name="Preformatted_20_Text">
      <style:text-properties officeooo:paragraph-rsid="007e036d"/>
    </style:style>
    <style:style style:name="P168" style:family="paragraph" style:parent-style-name="Table_20_Heading">
      <style:text-properties officeooo:paragraph-rsid="007e036d"/>
    </style:style>
    <style:style style:name="P169" style:family="paragraph" style:parent-style-name="Standard">
      <style:text-properties officeooo:paragraph-rsid="007f465e"/>
    </style:style>
    <style:style style:name="P170" style:family="paragraph" style:parent-style-name="Preformatted_20_Text">
      <style:text-properties officeooo:paragraph-rsid="007f465e"/>
    </style:style>
    <style:style style:name="P171" style:family="paragraph" style:parent-style-name="Standard">
      <style:text-properties officeooo:paragraph-rsid="002bb665"/>
    </style:style>
    <style:style style:name="P172" style:family="paragraph" style:parent-style-name="Standard">
      <style:text-properties officeooo:paragraph-rsid="0085429d"/>
    </style:style>
    <style:style style:name="P173" style:family="paragraph" style:parent-style-name="Preformatted_20_Text">
      <style:text-properties officeooo:paragraph-rsid="0085429d"/>
    </style:style>
    <style:style style:name="P174" style:family="paragraph" style:parent-style-name="Table_20_Heading">
      <style:text-properties officeooo:paragraph-rsid="0085429d"/>
    </style:style>
    <style:style style:name="P175" style:family="paragraph" style:parent-style-name="Preformatted_20_Text">
      <style:text-properties officeooo:paragraph-rsid="002a2ad4"/>
    </style:style>
    <style:style style:name="P176" style:family="paragraph" style:parent-style-name="Preformatted_20_Text">
      <style:text-properties officeooo:paragraph-rsid="004aa2f1"/>
    </style:style>
    <style:style style:name="P177" style:family="paragraph" style:parent-style-name="Text_20_body">
      <style:text-properties officeooo:paragraph-rsid="004aa2f1"/>
    </style:style>
    <style:style style:name="P178" style:family="paragraph" style:parent-style-name="Preformatted_20_Text">
      <style:text-properties officeooo:rsid="0051c821" officeooo:paragraph-rsid="0051c821"/>
    </style:style>
    <style:style style:name="P179" style:family="paragraph" style:parent-style-name="Preformatted_20_Text">
      <style:text-properties fo:font-weight="bold" style:font-weight-asian="bold" style:font-weight-complex="bold"/>
    </style:style>
    <style:style style:name="P180"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181" style:family="paragraph" style:parent-style-name="Preformatted_20_Text">
      <style:text-properties officeooo:rsid="00526df7" officeooo:paragraph-rsid="00526df7"/>
    </style:style>
    <style:style style:name="P182" style:family="paragraph" style:parent-style-name="Text_20_body">
      <style:text-properties officeooo:rsid="00526df7" officeooo:paragraph-rsid="00526df7"/>
    </style:style>
    <style:style style:name="P183" style:family="paragraph" style:parent-style-name="Preformatted_20_Text">
      <style:text-properties officeooo:paragraph-rsid="006c6909"/>
    </style:style>
    <style:style style:name="P184" style:family="paragraph" style:parent-style-name="Preformatted_20_Text">
      <style:paragraph-properties fo:margin-left="0.4925in" fo:margin-right="0in" fo:text-indent="0in" style:auto-text-indent="false"/>
      <style:text-properties officeooo:paragraph-rsid="006c6909"/>
    </style:style>
    <style:style style:name="P185" style:family="paragraph" style:parent-style-name="Preformatted_20_Text">
      <style:text-properties officeooo:rsid="006b0058" officeooo:paragraph-rsid="006c6909"/>
    </style:style>
    <style:style style:name="P186" style:family="paragraph" style:parent-style-name="Text_20_body">
      <style:text-properties officeooo:rsid="006b0058" officeooo:paragraph-rsid="006c6909"/>
    </style:style>
    <style:style style:name="P187" style:family="paragraph" style:parent-style-name="Text_20_body">
      <style:text-properties officeooo:rsid="006b0058" officeooo:paragraph-rsid="006b0058"/>
    </style:style>
    <style:style style:name="P188" style:family="paragraph" style:parent-style-name="Text_20_body">
      <style:text-properties officeooo:rsid="00187a8c" officeooo:paragraph-rsid="00187a8c"/>
    </style:style>
    <style:style style:name="P189" style:family="paragraph" style:parent-style-name="Text_20_body">
      <style:text-properties officeooo:rsid="0018ef2d" officeooo:paragraph-rsid="0018ef2d"/>
    </style:style>
    <style:style style:name="P190" style:family="paragraph" style:parent-style-name="Text_20_body">
      <style:text-properties officeooo:rsid="001ccc9b" officeooo:paragraph-rsid="001ccc9b"/>
    </style:style>
    <style:style style:name="P191" style:family="paragraph" style:parent-style-name="Text_20_body">
      <style:text-properties officeooo:rsid="00201f74" officeooo:paragraph-rsid="00201f74"/>
    </style:style>
    <style:style style:name="P192" style:family="paragraph" style:parent-style-name="Text_20_body">
      <style:text-properties officeooo:rsid="00201f74" officeooo:paragraph-rsid="002194b2"/>
    </style:style>
    <style:style style:name="P193" style:family="paragraph" style:parent-style-name="Text_20_body">
      <style:text-properties officeooo:rsid="0030bdfa" officeooo:paragraph-rsid="0030bdfa"/>
    </style:style>
    <style:style style:name="P194" style:family="paragraph" style:parent-style-name="Text_20_body">
      <style:text-properties officeooo:rsid="004d59d1" officeooo:paragraph-rsid="004d59d1"/>
    </style:style>
    <style:style style:name="P195" style:family="paragraph" style:parent-style-name="Text_20_body">
      <style:text-properties officeooo:rsid="0052eac7" officeooo:paragraph-rsid="0052eac7"/>
    </style:style>
    <style:style style:name="P196" style:family="paragraph" style:parent-style-name="Text_20_body">
      <style:text-properties officeooo:rsid="0052eac7" officeooo:paragraph-rsid="005496ab"/>
    </style:style>
    <style:style style:name="P197" style:family="paragraph" style:parent-style-name="Text_20_body">
      <style:text-properties officeooo:rsid="005621a3" officeooo:paragraph-rsid="005621a3"/>
    </style:style>
    <style:style style:name="P198" style:family="paragraph" style:parent-style-name="Text_20_body">
      <style:text-properties officeooo:rsid="001faf1e" officeooo:paragraph-rsid="001faf1e"/>
    </style:style>
    <style:style style:name="P199" style:family="paragraph" style:parent-style-name="Text_20_body">
      <style:text-properties officeooo:rsid="00579735" officeooo:paragraph-rsid="00579735"/>
    </style:style>
    <style:style style:name="P200" style:family="paragraph" style:parent-style-name="Text_20_body">
      <style:text-properties officeooo:rsid="00579735" officeooo:paragraph-rsid="007ae3ca"/>
    </style:style>
    <style:style style:name="P201" style:family="paragraph" style:parent-style-name="Text_20_body">
      <style:text-properties officeooo:rsid="006e0dfd" officeooo:paragraph-rsid="006e0dfd"/>
    </style:style>
    <style:style style:name="P202" style:family="paragraph" style:parent-style-name="Text_20_body">
      <style:text-properties officeooo:rsid="006ef220" officeooo:paragraph-rsid="006ef220"/>
    </style:style>
    <style:style style:name="P203" style:family="paragraph" style:parent-style-name="Text_20_body">
      <style:text-properties officeooo:rsid="00821625" officeooo:paragraph-rsid="00821625"/>
    </style:style>
    <style:style style:name="P204" style:family="paragraph" style:parent-style-name="Text_20_body">
      <style:paragraph-properties fo:text-align="center" style:justify-single-word="false"/>
      <style:text-properties officeooo:rsid="00813211" officeooo:paragraph-rsid="00813211"/>
    </style:style>
    <style:style style:name="P205" style:family="paragraph" style:parent-style-name="Text_20_body">
      <style:text-properties officeooo:rsid="0083a952" officeooo:paragraph-rsid="0083a952"/>
    </style:style>
    <style:style style:name="P206" style:family="paragraph" style:parent-style-name="Footnote">
      <style:text-properties officeooo:rsid="005bd069" officeooo:paragraph-rsid="005bd069"/>
    </style:style>
    <style:style style:name="P207" style:family="paragraph" style:parent-style-name="Contents_20_1">
      <style:paragraph-properties>
        <style:tab-stops>
          <style:tab-stop style:position="6.9252in" style:type="right" style:leader-style="dotted" style:leader-text="."/>
        </style:tab-stops>
      </style:paragraph-properties>
    </style:style>
    <style:style style:name="P208" style:family="paragraph" style:parent-style-name="Contents_20_2">
      <style:paragraph-properties>
        <style:tab-stops>
          <style:tab-stop style:position="6.9252in" style:type="right" style:leader-style="dotted" style:leader-text="."/>
        </style:tab-stops>
      </style:paragraph-properties>
    </style:style>
    <style:style style:name="P209" style:family="paragraph" style:parent-style-name="Contents_20_3">
      <style:paragraph-properties>
        <style:tab-stops>
          <style:tab-stop style:position="6.9252in" style:type="right" style:leader-style="dotted" style:leader-text="."/>
        </style:tab-stops>
      </style:paragraph-properties>
    </style:style>
    <style:style style:name="P210" style:family="paragraph" style:parent-style-name="Contents_20_Heading">
      <style:paragraph-properties fo:break-before="page"/>
    </style:style>
    <style:style style:name="P211" style:family="paragraph" style:parent-style-name="Text_20_body">
      <style:text-properties officeooo:paragraph-rsid="001ccc9b"/>
    </style:style>
    <style:style style:name="P212" style:family="paragraph" style:parent-style-name="Standard">
      <style:text-properties officeooo:rsid="009b4477" officeooo:paragraph-rsid="009b4477"/>
    </style:style>
    <style:style style:name="P213" style:family="paragraph" style:parent-style-name="Text_20_body">
      <style:text-properties officeooo:rsid="009b4477" officeooo:paragraph-rsid="009b4477"/>
    </style:style>
    <style:style style:name="P214" style:family="paragraph" style:parent-style-name="Heading_20_1">
      <style:paragraph-properties fo:break-before="page"/>
    </style:style>
    <style:style style:name="P215" style:family="paragraph" style:parent-style-name="Heading_20_1" style:list-style-name="">
      <style:text-properties officeooo:paragraph-rsid="00742a0f"/>
    </style:style>
    <style:style style:name="P216" style:family="paragraph" style:parent-style-name="Heading_20_1">
      <style:paragraph-properties fo:break-before="page"/>
      <style:text-properties officeooo:paragraph-rsid="00742a0f"/>
    </style:style>
    <style:style style:name="P217" style:family="paragraph" style:parent-style-name="Heading_20_1">
      <style:text-properties officeooo:rsid="00821625" officeooo:paragraph-rsid="00821625"/>
    </style:style>
    <style:style style:name="P218" style:family="paragraph" style:parent-style-name="Heading_20_2">
      <style:text-properties officeooo:paragraph-rsid="005d4751"/>
    </style:style>
    <style:style style:name="P219" style:family="paragraph" style:parent-style-name="Heading_20_2">
      <style:text-properties officeooo:paragraph-rsid="0045968b"/>
    </style:style>
    <style:style style:name="P220" style:family="paragraph" style:parent-style-name="Heading_20_2" style:list-style-name=""/>
    <style:style style:name="P221" style:family="paragraph" style:parent-style-name="Heading_20_2" style:list-style-name="">
      <style:text-properties officeooo:paragraph-rsid="0085429d"/>
    </style:style>
    <style:style style:name="P222" style:family="paragraph" style:parent-style-name="Heading_20_2" style:list-style-name="">
      <style:text-properties officeooo:paragraph-rsid="00297b90"/>
    </style:style>
    <style:style style:name="P223" style:family="paragraph" style:parent-style-name="Heading_20_2" style:list-style-name="">
      <style:text-properties officeooo:paragraph-rsid="001a48ae"/>
    </style:style>
    <style:style style:name="P224" style:family="paragraph" style:parent-style-name="Heading_20_2" style:list-style-name="">
      <style:text-properties officeooo:paragraph-rsid="0048c30c"/>
    </style:style>
    <style:style style:name="P225" style:family="paragraph" style:parent-style-name="Heading_20_2">
      <style:paragraph-properties fo:break-before="page"/>
      <style:text-properties officeooo:paragraph-rsid="0085429d"/>
    </style:style>
    <style:style style:name="P226" style:family="paragraph" style:parent-style-name="Heading_20_2">
      <style:paragraph-properties fo:break-before="page"/>
      <style:text-properties officeooo:paragraph-rsid="00297b90"/>
    </style:style>
    <style:style style:name="P227" style:family="paragraph" style:parent-style-name="Heading_20_2">
      <style:paragraph-properties fo:break-before="page"/>
      <style:text-properties officeooo:paragraph-rsid="001a48ae"/>
    </style:style>
    <style:style style:name="P228" style:family="paragraph" style:parent-style-name="Heading_20_2">
      <style:paragraph-properties fo:break-before="page"/>
    </style:style>
    <style:style style:name="P229" style:family="paragraph" style:parent-style-name="Heading_20_2">
      <style:paragraph-properties fo:break-before="page"/>
      <style:text-properties officeooo:paragraph-rsid="0048c30c"/>
    </style:style>
    <style:style style:name="P230" style:family="paragraph" style:parent-style-name="Heading_20_2">
      <style:text-properties officeooo:paragraph-rsid="007754c7"/>
    </style:style>
    <style:style style:name="P231" style:family="paragraph" style:parent-style-name="Heading_20_2">
      <style:text-properties officeooo:rsid="009b4477" officeooo:paragraph-rsid="009b4477"/>
    </style:style>
    <style:style style:name="P232" style:family="paragraph" style:parent-style-name="Heading_20_2">
      <style:text-properties officeooo:paragraph-rsid="009b4477"/>
    </style:style>
    <style:style style:name="P233" style:family="paragraph" style:parent-style-name="Heading_20_2">
      <style:text-properties officeooo:paragraph-rsid="0083a952"/>
    </style:style>
    <style:style style:name="P234" style:family="paragraph" style:parent-style-name="Heading_20_3">
      <style:text-properties officeooo:rsid="0083a952" officeooo:paragraph-rsid="0083a952"/>
    </style:style>
    <style:style style:name="P235" style:family="paragraph" style:parent-style-name="Standard" style:list-style-name="L18">
      <style:text-properties officeooo:rsid="00761191" officeooo:paragraph-rsid="00761191"/>
    </style:style>
    <style:style style:name="P236" style:family="paragraph" style:parent-style-name="Text_20_body" style:list-style-name="L1">
      <style:text-properties officeooo:rsid="00597344" officeooo:paragraph-rsid="00597344"/>
    </style:style>
    <style:style style:name="P237" style:family="paragraph" style:parent-style-name="Text_20_body" style:list-style-name="L2">
      <style:text-properties officeooo:rsid="00597344" officeooo:paragraph-rsid="00597344"/>
    </style:style>
    <style:style style:name="P238" style:family="paragraph" style:parent-style-name="Text_20_body" style:list-style-name="L3">
      <style:text-properties officeooo:rsid="0018ef2d" officeooo:paragraph-rsid="0018ef2d"/>
    </style:style>
    <style:style style:name="P239" style:family="paragraph" style:parent-style-name="Text_20_body" style:list-style-name="L3">
      <style:text-properties officeooo:rsid="0047b3b9" officeooo:paragraph-rsid="0047b3b9"/>
    </style:style>
    <style:style style:name="P240" style:family="paragraph" style:parent-style-name="Text_20_body" style:list-style-name="L4">
      <style:text-properties style:font-name="Palatino Linotype" officeooo:rsid="002b768e" officeooo:paragraph-rsid="002b768e"/>
    </style:style>
    <style:style style:name="P241" style:family="paragraph" style:parent-style-name="Text_20_body" style:list-style-name="L5">
      <style:text-properties style:font-name="Palatino Linotype" officeooo:rsid="002b9dc8" officeooo:paragraph-rsid="002b9dc8"/>
    </style:style>
    <style:style style:name="P242" style:family="paragraph" style:parent-style-name="Text_20_body" style:list-style-name="L6">
      <style:text-properties style:font-name="Palatino Linotype" officeooo:rsid="002b9dc8" officeooo:paragraph-rsid="002b9dc8"/>
    </style:style>
    <style:style style:name="P243" style:family="paragraph" style:parent-style-name="Text_20_body" style:list-style-name="L6">
      <style:text-properties style:font-name="Palatino Linotype" officeooo:rsid="002b9dc8" officeooo:paragraph-rsid="0031ab07"/>
    </style:style>
    <style:style style:name="P244" style:family="paragraph" style:parent-style-name="Text_20_body" style:list-style-name="L7">
      <style:text-properties style:font-name="Palatino Linotype" officeooo:rsid="007e036d" officeooo:paragraph-rsid="007e036d"/>
    </style:style>
    <style:style style:name="P245" style:family="paragraph" style:parent-style-name="Text_20_body" style:list-style-name="L8">
      <style:text-properties style:font-name="Palatino Linotype" officeooo:rsid="00318e1a" officeooo:paragraph-rsid="00318e1a"/>
    </style:style>
    <style:style style:name="P246" style:family="paragraph" style:parent-style-name="Text_20_body" style:list-style-name="L9">
      <style:text-properties style:font-name="Palatino Linotype" officeooo:rsid="0031ab07" officeooo:paragraph-rsid="0031ab07"/>
    </style:style>
    <style:style style:name="P247" style:family="paragraph" style:parent-style-name="Text_20_body" style:list-style-name="L10">
      <style:text-properties style:font-name="Palatino Linotype" officeooo:rsid="0031ab07" officeooo:paragraph-rsid="0031ab07"/>
    </style:style>
    <style:style style:name="P248" style:family="paragraph" style:parent-style-name="Text_20_body" style:list-style-name="L11">
      <style:text-properties style:font-name="Palatino Linotype" officeooo:rsid="003a9561" officeooo:paragraph-rsid="003a9561"/>
    </style:style>
    <style:style style:name="P249" style:family="paragraph" style:parent-style-name="Text_20_body" style:list-style-name="L13">
      <style:text-properties style:font-name="Palatino Linotype" officeooo:rsid="00607516" officeooo:paragraph-rsid="00607516"/>
    </style:style>
    <style:style style:name="P250" style:family="paragraph" style:parent-style-name="Text_20_body" style:list-style-name="L14">
      <style:text-properties style:font-name="Palatino Linotype" officeooo:rsid="00607516" officeooo:paragraph-rsid="00607516"/>
    </style:style>
    <style:style style:name="P251" style:family="paragraph" style:parent-style-name="Text_20_body" style:list-style-name="L15">
      <style:text-properties style:font-name="Palatino Linotype" officeooo:rsid="005f97fe" officeooo:paragraph-rsid="005f97fe"/>
    </style:style>
    <style:style style:name="P252" style:family="paragraph" style:parent-style-name="Text_20_body" style:list-style-name="L16">
      <style:text-properties style:font-name="Palatino Linotype" officeooo:rsid="0043c7ca" officeooo:paragraph-rsid="0043c7ca"/>
    </style:style>
    <style:style style:name="P253" style:family="paragraph" style:parent-style-name="Text_20_body" style:list-style-name="L17">
      <style:text-properties style:font-name="Palatino Linotype" officeooo:rsid="00431c58" officeooo:paragraph-rsid="0048c30c"/>
    </style:style>
    <style:style style:name="P254" style:family="paragraph" style:parent-style-name="Text_20_body" style:list-style-name="L20">
      <style:text-properties style:font-name="Palatino Linotype" officeooo:rsid="00821625" officeooo:paragraph-rsid="00821625"/>
    </style:style>
    <style:style style:name="P255" style:family="paragraph" style:parent-style-name="Text_20_body" style:list-style-name="L12">
      <style:text-properties officeooo:rsid="00428f94" officeooo:paragraph-rsid="00428f94"/>
    </style:style>
    <style:style style:name="P256" style:family="paragraph" style:parent-style-name="Text_20_body" style:list-style-name="L19">
      <style:text-properties officeooo:rsid="006e0dfd" officeooo:paragraph-rsid="006e0dfd"/>
    </style:style>
    <style:style style:name="P257" style:family="paragraph" style:parent-style-name="Text_20_body" style:list-style-name="L20">
      <style:text-properties officeooo:rsid="00821625" officeooo:paragraph-rsid="00821625"/>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2254ef" style:font-name-asian="NSimSun1" style:font-name-complex="Liberation Mono"/>
    </style:style>
    <style:style style:name="T28" style:family="text">
      <style:text-properties style:font-name="Consolas" fo:font-size="12pt" officeooo:rsid="0023e91d" style:font-name-asian="NSimSun1" style:font-name-complex="Liberation Mono"/>
    </style:style>
    <style:style style:name="T29" style:family="text">
      <style:text-properties style:font-name="Consolas" fo:font-size="12pt" officeooo:rsid="00247c8c" style:font-name-asian="NSimSun1" style:font-name-complex="Liberation Mono"/>
    </style:style>
    <style:style style:name="T30" style:family="text">
      <style:text-properties style:font-name="Consolas" fo:font-size="12pt" officeooo:rsid="0025fefd" style:font-name-asian="NSimSun1" style:font-name-complex="Liberation Mono"/>
    </style:style>
    <style:style style:name="T31" style:family="text">
      <style:text-properties style:font-name="Consolas" fo:font-size="12pt" officeooo:rsid="00297b90" style:font-name-asian="NSimSun1" style:font-name-complex="Liberation Mono"/>
    </style:style>
    <style:style style:name="T32" style:family="text">
      <style:text-properties style:font-name="Consolas" fo:font-size="12pt" officeooo:rsid="002b768e" style:font-name-asian="NSimSun1" style:font-name-complex="Liberation Mono"/>
    </style:style>
    <style:style style:name="T33" style:family="text">
      <style:text-properties style:font-name="Consolas" fo:font-size="12pt" officeooo:rsid="002b9dc8" style:font-name-asian="NSimSun1" style:font-name-complex="Liberation Mono"/>
    </style:style>
    <style:style style:name="T34" style:family="text">
      <style:text-properties style:font-name="Consolas" fo:font-size="12pt" officeooo:rsid="002bb665" style:font-name-asian="NSimSun1" style:font-name-complex="Liberation Mono"/>
    </style:style>
    <style:style style:name="T35" style:family="text">
      <style:text-properties style:font-name="Consolas" fo:font-size="12pt" officeooo:rsid="00318e1a" style:font-name-asian="NSimSun1" style:font-name-complex="Liberation Mono"/>
    </style:style>
    <style:style style:name="T36" style:family="text">
      <style:text-properties style:font-name="Consolas" fo:font-size="12pt" officeooo:rsid="0031ab07" style:font-name-asian="NSimSun1" style:font-name-complex="Liberation Mono"/>
    </style:style>
    <style:style style:name="T37" style:family="text">
      <style:text-properties style:font-name="Consolas" fo:font-size="12pt" officeooo:rsid="00347414" style:font-name-asian="NSimSun1" style:font-name-complex="Liberation Mono"/>
    </style:style>
    <style:style style:name="T38" style:family="text">
      <style:text-properties style:font-name="Consolas" fo:font-size="12pt" officeooo:rsid="0035e0b9" style:font-name-asian="NSimSun1" style:font-name-complex="Liberation Mono"/>
    </style:style>
    <style:style style:name="T39" style:family="text">
      <style:text-properties style:font-name="Consolas" fo:font-size="12pt" officeooo:rsid="003a9561" style:font-name-asian="NSimSun1" style:font-name-complex="Liberation Mono"/>
    </style:style>
    <style:style style:name="T40" style:family="text">
      <style:text-properties style:font-name="Consolas" fo:font-size="12pt" officeooo:rsid="003c61cd" style:font-name-asian="NSimSun1" style:font-name-complex="Liberation Mono"/>
    </style:style>
    <style:style style:name="T41" style:family="text">
      <style:text-properties style:font-name="Consolas" fo:font-size="12pt" officeooo:rsid="003d645b" style:font-name-asian="NSimSun1" style:font-name-complex="Liberation Mono"/>
    </style:style>
    <style:style style:name="T42" style:family="text">
      <style:text-properties style:font-name="Consolas" fo:font-size="12pt" officeooo:rsid="003f816b" style:font-name-asian="NSimSun1" style:font-name-complex="Liberation Mono"/>
    </style:style>
    <style:style style:name="T43" style:family="text">
      <style:text-properties style:font-name="Consolas" fo:font-size="12pt" officeooo:rsid="00428f94" style:font-name-asian="NSimSun1" style:font-name-complex="Liberation Mono"/>
    </style:style>
    <style:style style:name="T44" style:family="text">
      <style:text-properties style:font-name="Consolas" fo:font-size="12pt" officeooo:rsid="004306cb" style:font-name-asian="NSimSun1" style:font-name-complex="Liberation Mono"/>
    </style:style>
    <style:style style:name="T45" style:family="text">
      <style:text-properties style:font-name="Consolas" fo:font-size="12pt" officeooo:rsid="00431c58" style:font-name-asian="NSimSun1" style:font-name-complex="Liberation Mono"/>
    </style:style>
    <style:style style:name="T46" style:family="text">
      <style:text-properties style:font-name="Consolas" fo:font-size="12pt" officeooo:rsid="0043c7ca" style:font-name-asian="NSimSun1" style:font-name-complex="Liberation Mono"/>
    </style:style>
    <style:style style:name="T47" style:family="text">
      <style:text-properties style:font-name="Consolas" fo:font-size="12pt" officeooo:rsid="005f97fe" style:font-name-asian="NSimSun1" style:font-name-complex="Liberation Mono"/>
    </style:style>
    <style:style style:name="T48" style:family="text">
      <style:text-properties style:font-name="Consolas" fo:font-size="12pt" officeooo:rsid="006234f5" style:font-name-asian="NSimSun1" style:font-name-complex="Liberation Mono"/>
    </style:style>
    <style:style style:name="T49" style:family="text">
      <style:text-properties style:font-name="Consolas" fo:font-size="12pt" officeooo:rsid="00725696" style:font-name-asian="NSimSun1" style:font-name-complex="Liberation Mono"/>
    </style:style>
    <style:style style:name="T50" style:family="text">
      <style:text-properties style:font-name="Consolas" fo:font-size="12pt" officeooo:rsid="00742a0f" style:font-name-asian="NSimSun1" style:font-name-complex="Liberation Mono"/>
    </style:style>
    <style:style style:name="T51" style:family="text">
      <style:text-properties style:font-name="Consolas" fo:font-size="12pt" officeooo:rsid="007e036d" style:font-name-asian="NSimSun1" style:font-name-complex="Liberation Mono"/>
    </style:style>
    <style:style style:name="T52" style:family="text">
      <style:text-properties style:font-name="Consolas" fo:font-size="12pt" officeooo:rsid="007f465e" style:font-name-asian="NSimSun1" style:font-name-complex="Liberation Mono"/>
    </style:style>
    <style:style style:name="T53" style:family="text">
      <style:text-properties style:font-name="Consolas" fo:font-size="12pt" officeooo:rsid="0085429d" style:font-name-asian="NSimSun1" style:font-name-complex="Liberation Mono"/>
    </style:style>
    <style:style style:name="T54" style:family="text">
      <style:text-properties style:font-name="Consolas" fo:font-size="12pt" officeooo:rsid="009065c2" style:font-name-asian="NSimSun1" style:font-name-complex="Liberation Mono"/>
    </style:style>
    <style:style style:name="T55" style:family="text">
      <style:text-properties officeooo:rsid="001ddd85"/>
    </style:style>
    <style:style style:name="T56" style:family="text">
      <style:text-properties officeooo:rsid="002194b2"/>
    </style:style>
    <style:style style:name="T57" style:family="text">
      <style:text-properties officeooo:rsid="002254ef"/>
    </style:style>
    <style:style style:name="T58" style:family="text">
      <style:text-properties officeooo:rsid="0023e91d"/>
    </style:style>
    <style:style style:name="T59" style:family="text">
      <style:text-properties officeooo:rsid="00247c8c"/>
    </style:style>
    <style:style style:name="T60" style:family="text">
      <style:text-properties officeooo:rsid="0025fefd"/>
    </style:style>
    <style:style style:name="T61" style:family="text">
      <style:text-properties officeooo:rsid="00297b90"/>
    </style:style>
    <style:style style:name="T62" style:family="text">
      <style:text-properties officeooo:rsid="002b768e"/>
    </style:style>
    <style:style style:name="T63" style:family="text">
      <style:text-properties officeooo:rsid="002b9dc8"/>
    </style:style>
    <style:style style:name="T64" style:family="text">
      <style:text-properties officeooo:rsid="002bb665"/>
    </style:style>
    <style:style style:name="T65" style:family="text">
      <style:text-properties fo:font-style="italic" style:font-style-asian="italic" style:font-style-complex="italic"/>
    </style:style>
    <style:style style:name="T66" style:family="text">
      <style:text-properties officeooo:rsid="00318e1a"/>
    </style:style>
    <style:style style:name="T67" style:family="text">
      <style:text-properties officeooo:rsid="0031ab07"/>
    </style:style>
    <style:style style:name="T68" style:family="text">
      <style:text-properties officeooo:rsid="00347414"/>
    </style:style>
    <style:style style:name="T69" style:family="text">
      <style:text-properties officeooo:rsid="0035e0b9"/>
    </style:style>
    <style:style style:name="T70" style:family="text">
      <style:text-properties officeooo:rsid="0035e886"/>
    </style:style>
    <style:style style:name="T71" style:family="text">
      <style:text-properties officeooo:rsid="0038a148"/>
    </style:style>
    <style:style style:name="T72" style:family="text">
      <style:text-properties officeooo:rsid="003a9561"/>
    </style:style>
    <style:style style:name="T73" style:family="text">
      <style:text-properties officeooo:rsid="003c61cd"/>
    </style:style>
    <style:style style:name="T74" style:family="text">
      <style:text-properties officeooo:rsid="003d645b"/>
    </style:style>
    <style:style style:name="T75" style:family="text">
      <style:text-properties officeooo:rsid="003ddffd"/>
    </style:style>
    <style:style style:name="T76" style:family="text">
      <style:text-properties officeooo:rsid="003f816b"/>
    </style:style>
    <style:style style:name="T77" style:family="text">
      <style:text-properties officeooo:rsid="00428f94"/>
    </style:style>
    <style:style style:name="T78" style:family="text">
      <style:text-properties officeooo:rsid="00431c58" style:font-size-asian="10pt" style:font-size-complex="10pt"/>
    </style:style>
    <style:style style:name="T79" style:family="text">
      <style:text-properties style:font-name="Palatino Linotype"/>
    </style:style>
    <style:style style:name="T80" style:family="text">
      <style:text-properties style:font-name="Palatino Linotype" officeooo:rsid="005496ab"/>
    </style:style>
    <style:style style:name="T81" style:family="text">
      <style:text-properties style:font-name="Palatino Linotype" officeooo:rsid="006234f5"/>
    </style:style>
    <style:style style:name="T82" style:family="text">
      <style:text-properties style:font-name="Palatino Linotype" officeooo:rsid="00678b4c"/>
    </style:style>
    <style:style style:name="T83" style:family="text">
      <style:text-properties style:font-name="Palatino Linotype" officeooo:rsid="0069cdcb"/>
    </style:style>
    <style:style style:name="T84" style:family="text">
      <style:text-properties style:font-name="Palatino Linotype" officeooo:rsid="006ffdfd"/>
    </style:style>
    <style:style style:name="T85" style:family="text">
      <style:text-properties officeooo:rsid="00431c58"/>
    </style:style>
    <style:style style:name="T86" style:family="text">
      <style:text-properties fo:font-weight="normal" officeooo:rsid="00431c58" style:font-weight-asian="normal" style:font-weight-complex="normal"/>
    </style:style>
    <style:style style:name="T87"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officeooo:rsid="0043c7ca"/>
    </style:style>
    <style:style style:name="T91" style:family="text">
      <style:text-properties officeooo:rsid="0048c30c"/>
    </style:style>
    <style:style style:name="T92" style:family="text">
      <style:text-properties officeooo:rsid="004aa2f1"/>
    </style:style>
    <style:style style:name="T93" style:family="text">
      <style:text-properties officeooo:rsid="004c060e"/>
    </style:style>
    <style:style style:name="T94" style:family="text">
      <style:text-properties style:font-name="Liberation Mono" fo:font-size="10pt" officeooo:rsid="004c060e" style:font-name-asian="NSimSun1" style:font-size-asian="10pt" style:font-name-complex="Liberation Mono" style:font-size-complex="10pt"/>
    </style:style>
    <style:style style:name="T95" style:family="text">
      <style:text-properties style:font-name="Liberation Mono" fo:font-size="10pt" officeooo:rsid="00526df7" style:font-name-asian="NSimSun1" style:font-size-asian="10pt" style:font-name-complex="Liberation Mono" style:font-size-complex="10pt"/>
    </style:style>
    <style:style style:name="T96" style:family="text">
      <style:text-properties officeooo:rsid="004c842b"/>
    </style:style>
    <style:style style:name="T97" style:family="text">
      <style:text-properties fo:font-weight="bold" style:font-weight-asian="bold" style:font-weight-complex="bold"/>
    </style:style>
    <style:style style:name="T98" style:family="text">
      <style:text-properties officeooo:rsid="0050b24b"/>
    </style:style>
    <style:style style:name="T99" style:family="text">
      <style:text-properties officeooo:rsid="00526df7"/>
    </style:style>
    <style:style style:name="T100" style:family="text">
      <style:text-properties officeooo:rsid="00579735"/>
    </style:style>
    <style:style style:name="T101" style:family="text">
      <style:text-properties officeooo:rsid="00597344"/>
    </style:style>
    <style:style style:name="T102" style:family="text">
      <style:text-properties officeooo:rsid="001f1f9f"/>
    </style:style>
    <style:style style:name="T103" style:family="text">
      <style:text-properties officeooo:rsid="005f97fe"/>
    </style:style>
    <style:style style:name="T104" style:family="text">
      <style:text-properties officeooo:rsid="00607516"/>
    </style:style>
    <style:style style:name="T105" style:family="text">
      <style:text-properties officeooo:rsid="006234f5"/>
    </style:style>
    <style:style style:name="T106" style:family="text">
      <style:text-properties officeooo:rsid="00678b4c"/>
    </style:style>
    <style:style style:name="T107" style:family="text">
      <style:text-properties officeooo:rsid="00685a86"/>
    </style:style>
    <style:style style:name="T108" style:family="text">
      <style:text-properties officeooo:rsid="0069cdcb"/>
    </style:style>
    <style:style style:name="T109" style:family="text">
      <style:text-properties officeooo:rsid="006c6909"/>
    </style:style>
    <style:style style:name="T110" style:family="text">
      <style:text-properties officeooo:rsid="006ffdfd"/>
    </style:style>
    <style:style style:name="T111" style:family="text">
      <style:text-properties officeooo:rsid="00742a0f"/>
    </style:style>
    <style:style style:name="T112" style:family="text">
      <style:text-properties officeooo:rsid="007754c7"/>
    </style:style>
    <style:style style:name="T113" style:family="text">
      <style:text-properties officeooo:rsid="00793614"/>
    </style:style>
    <style:style style:name="T114" style:family="text">
      <style:text-properties officeooo:rsid="007ae3ca"/>
    </style:style>
    <style:style style:name="T115" style:family="text">
      <style:text-properties officeooo:rsid="007c7513"/>
    </style:style>
    <style:style style:name="T116" style:family="text">
      <style:text-properties officeooo:rsid="007e036d"/>
    </style:style>
    <style:style style:name="T117" style:family="text">
      <style:text-properties officeooo:rsid="007f465e"/>
    </style:style>
    <style:style style:name="T118" style:family="text">
      <style:text-properties officeooo:rsid="0085429d"/>
    </style:style>
    <style:style style:name="T119" style:family="text">
      <style:text-properties officeooo:rsid="008619be"/>
    </style:style>
    <style:style style:name="T120" style:family="text">
      <style:text-properties officeooo:rsid="00897f32"/>
    </style:style>
    <style:style style:name="T121" style:family="text">
      <style:text-properties officeooo:rsid="008b41fc"/>
    </style:style>
    <style:style style:name="T122" style:family="text">
      <style:text-properties officeooo:rsid="009065c2"/>
    </style:style>
    <style:style style:name="T123" style:family="text">
      <style:text-properties officeooo:rsid="0091d345"/>
    </style:style>
    <style:style style:name="T124" style:family="text">
      <style:text-properties officeooo:rsid="0093640e"/>
    </style:style>
    <style:style style:name="T125" style:family="text">
      <style:text-properties officeooo:rsid="00995d7b"/>
    </style:style>
    <style:style style:name="T126" style:family="text">
      <style:text-properties officeooo:rsid="009b4477"/>
    </style:style>
    <style:style style:name="T127" style:family="text">
      <style:text-properties officeooo:rsid="009d072e"/>
    </style:style>
    <style:style style:name="T128" style:family="text">
      <style:text-properties officeooo:rsid="00a0ee5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27">0.2</text:span>-alpha</text:p>
      <text:p text:style-name="Text_20_body"/>
      <text:p text:style-name="P204">Peter Weingartner</text:p>
      <text:p text:style-name="P204"><text:date style:data-style-name="N76" text:date-value="2022-01-09T14:20:50.778000173">January 9, 2022</text:date></text:p>
      <text:p text:style-name="P1"/>
      <text:h text:style-name="Heading_20_1" text:outline-level="1"><text:bookmark-start text:name="__RefHeading___Toc12382_3791595305"/>Overview<text:bookmark-end text:name="__RefHeading___Toc12382_3791595305"/></text:h>
      <text:p text:style-name="Standard">The <text:span text:style-name="T101">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151">The intention of Foenix/MCP is to provide very simple startup and access to the Foenix computers for their owners. <text:span text:style-name="T79">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01">Foenix/MCP </text:span>Goals<text:bookmark-end text:name="__RefHeading___Toc12384_3791595305"/></text:h>
      <text:list xml:id="list3789158713" text:style-name="L1">
        <text:list-item>
          <text:p text:style-name="P236">Allow the user to access and manage files on hard drive, SD card, or floppy disk (for machines that support floppy drives)</text:p>
        </text:list-item>
        <text:list-item>
          <text:p text:style-name="P236">Allow users to load and run programs</text:p>
        </text:list-item>
        <text:list-item>
          <text:p text:style-name="P236">Provide functions to support user programs in doing tedious or complex low level tasks that may be necessary but hardly interesting to write as part of a game.</text:p>
        </text:list-item>
        <text:list-item>
          <text:p text:style-name="P236">Provide initialization for the built-in devices at boot up</text:p>
        </text:list-item>
      </text:list>
      <text:h text:style-name="Heading_20_2" text:outline-level="2"><text:bookmark-start text:name="__RefHeading___Toc12386_3791595305"/><text:soft-page-break/><text:span text:style-name="T101">Foenix/MCP </text:span>Anti-goals<text:bookmark-end text:name="__RefHeading___Toc12386_3791595305"/></text:h>
      <text:list xml:id="list538069676" text:style-name="L2">
        <text:list-item>
          <text:p text:style-name="P237">Enforce a certain way of programming a Foenix computer</text:p>
        </text:list-item>
        <text:list-item>
          <text:p text:style-name="P237">Lock any part of the machine down so it cannot be accessed by a user programmer</text:p>
        </text:list-item>
        <text:list-item>
          <text:p text:style-name="P237">Require user programs to incorporate or link multiple libraries of code to do anything</text:p>
        </text:list-item>
      </text:list>
      <text:p text:style-name="P152">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152"/>
      <text:p text:style-name="P152">Your Foenix computer is yours, <text:span text:style-name="T65">absolutely</text:span>.<text:note text:id="ftn1" text:note-class="footnote"><text:note-citation>1</text:note-citation><text:note-body><text:p text:style-name="P206"><text:span text:style-name="T97">Warning: </text:span><text:span text:style-name="T102">Please do not attempt to install a</text:span>n<text:span text:style-name="T102"> ENCOM SHV series digitizing laser on any Foenix computer running the Foenix/MCP operating system. Early versions of the MCP displayed erratic behavior when given access to a digitizing laser. </text:span>T<text:span text:style-name="T102">he author of Foenix/MCP, ENCOM, </text:span>and their associated subsidiaries and agents<text:span text:style-name="T102"> will </text:span>not<text:span text:style-name="T102"> be </text:span>liable<text:span text:style-name="T102">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190">Foenix/MCP and all code except for the FatFS file system library are published under the BSD 3 Clause License. Please see the source code for the license terms.</text:p>
      <text:p text:style-name="P190">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0">Table of Contents</text:p>
          </text:index-title>
          <text:p text:style-name="P207"><text:a xlink:type="simple" xlink:href="#__RefHeading___Toc12382_3791595305" text:style-name="Index_20_Link" text:visited-style-name="Index_20_Link">Overview<text:tab/>1</text:a></text:p>
          <text:p text:style-name="P208"><text:a xlink:type="simple" xlink:href="#__RefHeading___Toc12384_3791595305" text:style-name="Index_20_Link" text:visited-style-name="Index_20_Link">Foenix/MCP Goals<text:tab/>1</text:a></text:p>
          <text:p text:style-name="P208"><text:a xlink:type="simple" xlink:href="#__RefHeading___Toc12386_3791595305" text:style-name="Index_20_Link" text:visited-style-name="Index_20_Link">Foenix/MCP Anti-goals<text:tab/>2</text:a></text:p>
          <text:p text:style-name="P208"><text:a xlink:type="simple" xlink:href="#__RefHeading___Toc12388_3791595305" text:style-name="Index_20_Link" text:visited-style-name="Index_20_Link">Copyright Information<text:tab/>2</text:a></text:p>
          <text:p text:style-name="P207"><text:a xlink:type="simple" xlink:href="#__RefHeading___Toc12390_3791595305" text:style-name="Index_20_Link" text:visited-style-name="Index_20_Link">Devices<text:tab/>5</text:a></text:p>
          <text:p text:style-name="P208"><text:a xlink:type="simple" xlink:href="#__RefHeading___Toc12392_3791595305" text:style-name="Index_20_Link" text:visited-style-name="Index_20_Link">Channel Devices<text:tab/>5</text:a></text:p>
          <text:p text:style-name="P208"><text:a xlink:type="simple" xlink:href="#__RefHeading___Toc12394_3791595305" text:style-name="Index_20_Link" text:visited-style-name="Index_20_Link">Block Devices<text:tab/>6</text:a></text:p>
          <text:p text:style-name="P208"><text:a xlink:type="simple" xlink:href="#__RefHeading___Toc12396_3791595305" text:style-name="Index_20_Link" text:visited-style-name="Index_20_Link">Files Channels<text:tab/>6</text:a></text:p>
          <text:p text:style-name="P209"><text:a xlink:type="simple" xlink:href="#__RefHeading___Toc12910_1000302617" text:style-name="Index_20_Link" text:visited-style-name="Index_20_Link">Paths<text:tab/>6</text:a></text:p>
          <text:p text:style-name="P207"><text:a xlink:type="simple" xlink:href="#__RefHeading___Toc12398_3791595305" text:style-name="Index_20_Link" text:visited-style-name="Index_20_Link">Command Line Utility<text:tab/>7</text:a></text:p>
          <text:p text:style-name="P208"><text:a xlink:type="simple" xlink:href="#__RefHeading___Toc12400_3791595305" text:style-name="Index_20_Link" text:visited-style-name="Index_20_Link">Commands<text:tab/>7</text:a></text:p>
          <text:p text:style-name="P208"><text:a xlink:type="simple" xlink:href="#__RefHeading___Toc12402_3791595305" text:style-name="Index_20_Link" text:visited-style-name="Index_20_Link">Settings<text:tab/>8</text:a></text:p>
          <text:p text:style-name="P207"><text:a xlink:type="simple" xlink:href="#__RefHeading___Toc12404_3791595305" text:style-name="Index_20_Link" text:visited-style-name="Index_20_Link">System Calls<text:tab/>9</text:a></text:p>
          <text:p text:style-name="P208"><text:a xlink:type="simple" xlink:href="#__RefHeading___Toc12406_3791595305" text:style-name="Index_20_Link" text:visited-style-name="Index_20_Link">Core Calls<text:tab/>9</text:a></text:p>
          <text:p text:style-name="P208"><text:a xlink:type="simple" xlink:href="#__RefHeading___Toc12408_3791595305" text:style-name="Index_20_Link" text:visited-style-name="Index_20_Link">Channel Calls<text:tab/>14</text:a></text:p>
          <text:p text:style-name="P208"><text:a xlink:type="simple" xlink:href="#__RefHeading___Toc12410_3791595305" text:style-name="Index_20_Link" text:visited-style-name="Index_20_Link">Block Calls<text:tab/>20</text:a></text:p>
          <text:p text:style-name="P208"><text:a xlink:type="simple" xlink:href="#__RefHeading___Toc12412_3791595305" text:style-name="Index_20_Link" text:visited-style-name="Index_20_Link">File System Calls<text:tab/>24</text:a></text:p>
          <text:p text:style-name="P208"><text:a xlink:type="simple" xlink:href="#__RefHeading___Toc12414_3791595305" text:style-name="Index_20_Link" text:visited-style-name="Index_20_Link">Process and Memory Calls<text:tab/>32</text:a></text:p>
          <text:p text:style-name="P208"><text:a xlink:type="simple" xlink:href="#__RefHeading___Toc12416_3791595305" text:style-name="Index_20_Link" text:visited-style-name="Index_20_Link">Miscellaneous Calls<text:tab/>33</text:a></text:p>
          <text:p text:style-name="P207"><text:a xlink:type="simple" xlink:href="#__RefHeading___Toc12418_3791595305" text:style-name="Index_20_Link" text:visited-style-name="Index_20_Link">Extending the System<text:tab/>36</text:a></text:p>
          <text:p text:style-name="P208"><text:a xlink:type="simple" xlink:href="#__RefHeading___Toc12420_3791595305" text:style-name="Index_20_Link" text:visited-style-name="Index_20_Link">Channel Device Drivers<text:tab/>36</text:a></text:p>
          <text:p text:style-name="P208"><text:a xlink:type="simple" xlink:href="#__RefHeading___Toc12422_3791595305" text:style-name="Index_20_Link" text:visited-style-name="Index_20_Link">Block Device Drivers<text:tab/>37</text:a></text:p>
          <text:p text:style-name="P208"><text:a xlink:type="simple" xlink:href="#__RefHeading___Toc12424_3791595305" text:style-name="Index_20_Link" text:visited-style-name="Index_20_Link">Keyboard Translation Tables<text:tab/>38</text:a></text:p>
          <text:p text:style-name="P208"><text:a xlink:type="simple" xlink:href="#__RefHeading___Toc12426_3791595305" text:style-name="Index_20_Link" text:visited-style-name="Index_20_Link">File Loaders<text:tab/>39</text:a></text:p>
          <text:p text:style-name="P207"><text:a xlink:type="simple" xlink:href="#__RefHeading___Toc12921_1000302617" text:style-name="Index_20_Link" text:visited-style-name="Index_20_Link">Appendix<text:tab/>40</text:a></text:p>
          <text:p text:style-name="P208"><text:a xlink:type="simple" xlink:href="#__RefHeading___Toc12912_1000302617" text:style-name="Index_20_Link" text:visited-style-name="Index_20_Link">Console IOCTRL Commands<text:tab/>40</text:a></text:p>
          <text:p text:style-name="P208"><text:a xlink:type="simple" xlink:href="#__RefHeading___Toc12428_3791595305" text:style-name="Index_20_Link" text:visited-style-name="Index_20_Link">ANSI Terminal Codes<text:tab/>41</text:a></text:p>
          <text:p text:style-name="P208"><text:a xlink:type="simple" xlink:href="#__RefHeading___Toc12430_3791595305" text:style-name="Index_20_Link" text:visited-style-name="Index_20_Link">Keyboard Scan Codes<text:tab/>42</text:a></text:p>
          <text:p text:style-name="P208"><text:a xlink:type="simple" xlink:href="#__RefHeading___Toc12432_3791595305" text:style-name="Index_20_Link" text:visited-style-name="Index_20_Link">Useful Data Structures<text:tab/>43</text:a></text:p>
          <text:p text:style-name="P209"><text:a xlink:type="simple" xlink:href="#__RefHeading___Toc12434_3791595305" text:style-name="Index_20_Link" text:visited-style-name="Index_20_Link">Time<text:tab/>43</text:a></text:p>
          <text:p text:style-name="P209"><text:a xlink:type="simple" xlink:href="#__RefHeading___Toc12436_3791595305" text:style-name="Index_20_Link" text:visited-style-name="Index_20_Link">Directory Entries<text:tab/>43</text:a></text:p>
          <text:p text:style-name="P208"><text:a xlink:type="simple" xlink:href="#__RefHeading___Toc12438_3791595305" text:style-name="Index_20_Link" text:visited-style-name="Index_20_Link">System Information<text:tab/>44</text:a></text:p>
          <text:p text:style-name="P209"><text:a xlink:type="simple" xlink:href="#__RefHeading___Toc12440_3791595305" text:style-name="Index_20_Link" text:visited-style-name="Index_20_Link">Model Numbers<text:tab/>44</text:a></text:p>
          <text:p text:style-name="P209"><text:a xlink:type="simple" xlink:href="#__RefHeading___Toc12442_3791595305" text:style-name="Index_20_Link" text:visited-style-name="Index_20_Link">CPU Numbers<text:tab/>45</text:a></text:p>
          <text:p text:style-name="P208"><text:a xlink:type="simple" xlink:href="#__RefHeading___Toc12444_3791595305" text:style-name="Index_20_Link" text:visited-style-name="Index_20_Link">Error Codes<text:tab/>45</text:a></text:p>
          <text:p text:style-name="P208"><text:a xlink:type="simple" xlink:href="#__RefHeading___Toc12446_3791595305" text:style-name="Index_20_Link" text:visited-style-name="Index_20_Link">PGX File Format<text:tab/>45</text:a></text:p>
          <text:p text:style-name="P208"><text:soft-page-break/><text:a xlink:type="simple" xlink:href="#__RefHeading___Toc12448_3791595305" text:style-name="Index_20_Link" text:visited-style-name="Index_20_Link">PGZ File Format<text:tab/>45</text:a></text:p>
          <text:p text:style-name="P207"><text:a xlink:type="simple" xlink:href="#__RefHeading___Toc12450_3791595305" text:style-name="Index_20_Link" text:visited-style-name="Index_20_Link">What is Missing<text:tab/>46</text:a></text:p>
        </text:index-body>
      </text:table-of-content>
      <text:p text:style-name="P211"/>
      <text:h text:style-name="P214" text:outline-level="1"><text:bookmark-start text:name="__RefHeading___Toc12390_3791595305"/>Devices<text:bookmark-end text:name="__RefHeading___Toc12390_3791595305"/></text:h>
      <text:p text:style-name="P3">Devices <text:span text:style-name="T55">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218" text:outline-level="2"><text:bookmark-start text:name="__RefHeading___Toc12392_3791595305"/>Channel Devices<text:bookmark-end text:name="__RefHeading___Toc12392_3791595305"/></text:h>
      <text:p text:style-name="P144">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45"/>
      <text:p text:style-name="P145">Currently, the only fully supported channel devices are open files, the keyboard, and the screen. In the future, there should be full support for the serial ports, the parallel port, and the MIDI ports. Channel devices are assigned as follows:</text:p>
      <text:p text:style-name="P145"/>
      <table:table table:name="Table50" table:style-name="Table50" table:template-name="Academic">
        <table:table-column table:style-name="Table50.A"/>
        <table:table-column table:style-name="Table50.B"/>
        <text:soft-page-break/>
        <table:table-row table:style-name="TableLine2073227540816">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073227543808">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2073227542176">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2073227542448">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073227532112">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073227539184">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45"/>
      <text:p text:style-name="P145">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27">Block devices organize their data into blocks of bytes. A block may be read from or written to a block device, and blocks maybe accessed in any order desired. Examples of block devices include the IDE/PATA hard drive, the SD card, and the floppy drive.</text:p>
      <text:p text:style-name="P55">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23">Number</text:p>
          </table:table-cell>
          <table:table-cell table:style-name="Table51.A1" office:value-type="string">
            <text:p text:style-name="P23">Device</text:p>
          </table:table-cell>
          <table:table-cell table:style-name="Table51.A1" office:value-type="string">
            <text:p text:style-name="P25">Path</text:p>
          </table:table-cell>
        </table:table-row>
        <table:table-row table:style-name="TableLine2073227544896">
          <table:table-cell table:style-name="Table51.A2" office:value-type="string">
            <text:p text:style-name="P24">0</text:p>
          </table:table-cell>
          <table:table-cell table:style-name="Table51.A2" office:value-type="string">
            <text:p text:style-name="P24">SD card</text:p>
          </table:table-cell>
          <table:table-cell table:style-name="Table51.A2" office:value-type="string">
            <text:p text:style-name="P24">/<text:span text:style-name="T124">sd</text:span></text:p>
          </table:table-cell>
        </table:table-row>
        <table:table-row table:style-name="TableLine2073227535104">
          <table:table-cell table:style-name="Table51.A2" office:value-type="string">
            <text:p text:style-name="P24">1</text:p>
          </table:table-cell>
          <table:table-cell table:style-name="Table51.A2" office:value-type="string">
            <text:p text:style-name="P24">Floppy drive (if available)</text:p>
          </table:table-cell>
          <table:table-cell table:style-name="Table51.A2" office:value-type="string">
            <text:p text:style-name="P24">/<text:span text:style-name="T124">fd</text:span></text:p>
          </table:table-cell>
        </table:table-row>
        <table:table-row table:style-name="Table51.1">
          <table:table-cell table:style-name="Table51.A4" office:value-type="string">
            <text:p text:style-name="P24">2</text:p>
          </table:table-cell>
          <table:table-cell table:style-name="Table51.A4" office:value-type="string">
            <text:p text:style-name="P24">IDE (PATA) hard drive</text:p>
          </table:table-cell>
          <table:table-cell table:style-name="Table51.A4" office:value-type="string">
            <text:p text:style-name="P24">/<text:span text:style-name="T124">hd</text:span></text:p>
          </table:table-cell>
        </table:table-row>
      </table:table>
      <text:h text:style-name="P219" text:outline-level="2"><text:bookmark-start text:name="__RefHeading___Toc12396_3791595305"/>Files Channels<text:bookmark-end text:name="__RefHeading___Toc12396_3791595305"/></text:h>
      <text:p text:style-name="P27">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65">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65">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199">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199">The built in commands include:</text:p>
      <text:p text:style-name="P197"><text:span text:style-name="Source_20_Text">HELP / ?</text:span> – Print out a potentially useful help message, summarizing the commands that may be used.</text:p>
      <text:p text:style-name="P197"><text:span text:style-name="Source_20_Text">CD &lt;path&gt;</text:span> – Change the current working directory.</text:p>
      <text:p text:style-name="P197"><text:span text:style-name="Source_20_Text">CLS</text:span> – Clear the screen</text:p>
      <text:p text:style-name="P197"><text:span text:style-name="Source_20_Text">DEL &lt;path&gt;</text:span> – Delete a file or empty directory, given its path</text:p>
      <text:p text:style-name="P197"><text:span text:style-name="Source_20_Text">DISKFILL &lt;drive #&gt; &lt;sector #&gt; &lt;byte&gt;</text:span> – A diagnostic tool to fill a sector on a drive with a byte</text:p>
      <text:p text:style-name="P197"><text:span text:style-name="Source_20_Text">DISKREAD &lt;drive #&gt; &lt;sector #&gt;</text:span> – A diagnostic tool to read and display a sector on a drive</text:p>
      <text:p text:style-name="P197"><text:span text:style-name="Source_20_Text">DUMP &lt;address&gt; [&lt;count&gt;]</text:span> – Display &lt;count&gt; bytes of memory on the screen. If no count is provided, the command will display sixteen bytes.</text:p>
      <text:p text:style-name="P197"><text:span text:style-name="Source_20_Text">LABEL &lt;drive #&gt; &lt;label&gt;</text:span> – Set the volume label of a drive.</text:p>
      <text:p text:style-name="P197"><text:span text:style-name="Source_20_Text">LOAD &lt;path&gt;</text:span> – Read a file into memory</text:p>
      <text:p text:style-name="P197"><text:span text:style-name="Source_20_Text">MKDIR &lt;path&gt;</text:span> – Create a directory, given its path</text:p>
      <text:p text:style-name="P197"><text:span text:style-name="Source_20_Text">PEEK8 &lt;address&gt;</text:span> – Read and display a byte from an address in memory.</text:p>
      <text:p text:style-name="P197"><text:span text:style-name="Source_20_Text">PEEK16 &lt;address&gt;</text:span> – Read and display a <text:span text:style-name="T79">16-bit word</text:span> from an address in memory.</text:p>
      <text:p text:style-name="P197"><text:span text:style-name="Source_20_Text">PEEK32 &lt;address&gt;</text:span> – Read and display a 32<text:span text:style-name="T79">-bit word</text:span> from an address in memory.</text:p>
      <text:p text:style-name="P197"><text:span text:style-name="Source_20_Text">POKE8 &lt;address&gt; &lt;value&gt;</text:span> – Store a byte at an address in memory</text:p>
      <text:p text:style-name="P197"><text:span text:style-name="Source_20_Text">POKE16 &lt;address&gt; &lt;value&gt;</text:span> – Store a 16-bit word at an address in memory</text:p>
      <text:p text:style-name="P197"><text:soft-page-break/><text:span text:style-name="Source_20_Text">POKE32 &lt;address&gt; &lt;value&gt;</text:span> – Store a 32-bit word at an address in memory</text:p>
      <text:p text:style-name="P197"><text:span text:style-name="Source_20_Text">PWD</text:span> – Display the current working directory</text:p>
      <text:p text:style-name="P197"><text:span text:style-name="Source_20_Text">REN &lt;old path&gt; &lt;new path&gt;</text:span> – Rename a file</text:p>
      <text:p text:style-name="P197"><text:span text:style-name="Source_20_Text">SET &lt;name&gt; &lt;value&gt;</text:span> – Assign a value to a setting (see below)</text:p>
      <text:p text:style-name="P197"><text:span text:style-name="Source_20_Text">GET &lt;name&gt;</text:span> – Display the current value of a setting</text:p>
      <text:p text:style-name="P197"><text:span text:style-name="Source_20_Text">SYSINFO</text:span> – Display potentially useful information about the Foenix computers</text:p>
      <text:p text:style-name="P197"><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198">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65">etc</text:span>. <text:span text:style-name="T100">Settings currently in the command line include:</text:span></text:p>
      <text:p text:style-name="P199"><text:span text:style-name="Source_20_Text">DATE yyyy-mm-dd</text:span> – The current date in the real time clock</text:p>
      <text:p text:style-name="P199"><text:span text:style-name="Source_20_Text">TIME hh:mm:ss</text:span> – The current time in the real time clock</text:p>
      <text:p text:style-name="P199"><text:span text:style-name="Source_20_Text">FONT &lt;path&gt;</text:span> – The current font used on the active text displayed</text:p>
      <text:p text:style-name="P200"><text:span text:style-name="Source_20_Text">KEYBOARD &lt;path&gt;</text:span> – The keyboard layout. <text:span text:style-name="T114">The path provided must go to a binary file 1024 bytes long. These 1024 bytes provide all eight translation tables needed by the </text:span><text:span text:style-name="Source_20_Text"><text:span text:style-name="T114">sys_kbd_layout</text:span></text:span><text:span text:style-name="T114"> system call (see below for details).</text:span></text:p>
      <text:p text:style-name="P199">This set will expand over time. Settings to be implemented in the future <text:span text:style-name="T79">might include</text:span>:</text:p>
      <text:p text:style-name="P199"><text:span text:style-name="Source_20_Text">VOLUME &lt;value&gt;</text:span> – The volume level of audio</text:p>
      <text:p text:style-name="P199"><text:span text:style-name="Source_20_Text">GRAPHICS &lt;value&gt;</text:span> – The graphics setting for Vicky</text:p>
      <text:p text:style-name="P199"><text:span text:style-name="Source_20_Text">BORDERSIZE &lt;value&gt;</text:span> – The size of the border</text:p>
      <text:p text:style-name="P199"><text:span text:style-name="Source_20_Text">BORDERCOLOR &lt;color&gt;</text:span> – The color of the border</text:p>
      <text:p text:style-name="P199"><text:span text:style-name="Source_20_Text">TEXTCOLOR &lt;color&gt;</text:span> – The color of the text and the background</text:p>
      <text:h text:style-name="Heading_20_1" text:outline-level="1"><text:bookmark-start text:name="__RefHeading___Toc12404_3791595305"/><text:soft-page-break/>System Calls<text:bookmark-end text:name="__RefHeading___Toc12404_3791595305"/></text:h>
      <text:p text:style-name="P188">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189">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193">For many system calls, the return value is simply a status indicator: 0 represents success, and a negative number indicates an error condition, with the value specifying what error. For those functions that return a value (<text:span text:style-name="T65">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189">The system calls are broken out into five major blocks:</text:p>
      <text:list xml:id="list8987626" text:style-name="L3">
        <text:list-item>
          <text:p text:style-name="P238">Core: these are the most essential calls for the operating system. Mostly, this is where interrupts are managed.</text:p>
        </text:list-item>
        <text:list-item>
          <text:p text:style-name="P238">Channel: these are the calls for working with channels and channel devices.</text:p>
        </text:list-item>
        <text:list-item>
          <text:p text:style-name="P238">Block: these are the calls for accessing block devices at a low level. Most user programs will not need these calls</text:p>
        </text:list-item>
        <text:list-item>
          <text:p text:style-name="P238">File System: these are the calls for accessing files at a higher level</text:p>
        </text:list-item>
        <text:list-item>
          <text:p text:style-name="P239">Process and Memory: There’s only one here at the moment, but this block will support running programs and managing memory.</text:p>
        </text:list-item>
        <text:list-item>
          <text:p text:style-name="P238">Miscellaneous: these are calls I could not figure out a better place for</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23">Number</text:p>
          </table:table-cell>
          <table:table-cell table:style-name="Table1.A1" office:value-type="string">
            <text:p text:style-name="P23">Name</text:p>
          </table:table-cell>
          <table:table-cell table:style-name="Table1.A1" office:value-type="string">
            <text:p text:style-name="P23">Description</text:p>
          </table:table-cell>
        </table:table-row>
        <table:table-row table:style-name="Table1.1">
          <table:table-cell table:style-name="Table1.A2" office:value-type="string">
            <text:p text:style-name="P11"><text:span text:style-name="Source_20_Text">0x00</text:span></text:p>
          </table:table-cell>
          <table:table-cell table:style-name="Table1.A2" office:value-type="string">
            <text:p text:style-name="P11"><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1"><text:span text:style-name="Source_20_Text">0x01</text:span></text:p>
          </table:table-cell>
          <table:table-cell table:style-name="Table1.A2" office:value-type="string">
            <text:p text:style-name="P11"><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1"><text:span text:style-name="Source_20_Text">0x02</text:span></text:p>
          </table:table-cell>
          <table:table-cell table:style-name="Table1.A2" office:value-type="string">
            <text:p text:style-name="P11"><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1"><text:span text:style-name="Source_20_Text">0x03</text:span></text:p>
          </table:table-cell>
          <table:table-cell table:style-name="Table1.A2" office:value-type="string">
            <text:p text:style-name="P11"><text:span text:style-name="Source_20_Text">sys_int_enable</text:span></text:p>
          </table:table-cell>
          <table:table-cell table:style-name="Table1.A2" office:value-type="string">
            <text:p text:style-name="Standard">Enable a particular interrupt</text:p>
          </table:table-cell>
        </table:table-row>
        <text:soft-page-break/>
        <table:table-row table:style-name="Table1.1">
          <table:table-cell table:style-name="Table1.A2" office:value-type="string">
            <text:p text:style-name="P11"><text:span text:style-name="Source_20_Text">0x04</text:span></text:p>
          </table:table-cell>
          <table:table-cell table:style-name="Table1.A2" office:value-type="string">
            <text:p text:style-name="P11"><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1"><text:span text:style-name="Source_20_Text">0x05</text:span></text:p>
          </table:table-cell>
          <table:table-cell table:style-name="Table1.A2" office:value-type="string">
            <text:p text:style-name="P11"><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1"><text:span text:style-name="Source_20_Text">0x06</text:span></text:p>
          </table:table-cell>
          <table:table-cell table:style-name="Table1.A2" office:value-type="string">
            <text:p text:style-name="P11"><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1"><text:span text:style-name="Source_20_Text">0x07</text:span></text:p>
          </table:table-cell>
          <table:table-cell table:style-name="Table1.A2" office:value-type="string">
            <text:p text:style-name="P11"><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1"><text:span text:style-name="Source_20_Text">0x08</text:span></text:p>
          </table:table-cell>
          <table:table-cell table:style-name="Table1.A2" office:value-type="string">
            <text:p text:style-name="P11"><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21"><text:span text:style-name="Source_20_Text">0x09</text:span></text:p>
          </table:table-cell>
          <table:table-cell table:style-name="Table1.B11" office:value-type="string">
            <text:p text:style-name="P21"><text:span text:style-name="Source_20_Text">sys_get_info</text:span></text:p>
          </table:table-cell>
          <table:table-cell table:style-name="Table1.C11" office:value-type="string">
            <text:p text:style-name="Standard">Fill out a structure describing the computer</text:p>
          </table:table-cell>
        </table:table-row>
      </table:table>
      <text:p text:style-name="P191"/>
      <table:table table:name="Table6" table:style-name="Table6">
        <table:table-column table:style-name="Table6.A"/>
        <table:table-column table:style-name="Table6.B"/>
        <table:table-column table:style-name="Table6.C"/>
        <table:table-row table:style-name="TableLine2073227544352">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073227536464">
          <table:table-cell table:style-name="Table6.A2" office:value-type="string">
            <text:p text:style-name="Table_20_Heading">Description</text:p>
          </table:table-cell>
          <table:table-cell table:style-name="Table6.B2" table:number-columns-spanned="2" office:value-type="string">
            <text:p text:style-name="P192">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073227538640">
          <table:table-cell table:style-name="Table6.A2" office:value-type="string">
            <text:p text:style-name="Table_20_Heading">Prototype</text:p>
          </table:table-cell>
          <table:table-cell table:style-name="Table6.B2" table:number-columns-spanned="2" office:value-type="string">
            <text:p text:style-name="P76"><text:span text:style-name="Source_20_Text">void sys_exit(short result)</text:span></text:p>
          </table:table-cell>
          <table:covered-table-cell/>
        </table:table-row>
        <table:table-row table:style-name="TableLine2073227561488">
          <table:table-cell table:style-name="Table6.A2" office:value-type="string">
            <text:p text:style-name="Table_20_Heading">C Example</text:p>
          </table:table-cell>
          <table:table-cell table:style-name="Table6.B2" table:number-columns-spanned="2" office:value-type="string">
            <text:p text:style-name="P76"><text:span text:style-name="Source_20_Text">sys_exit(0); <text:s text:c="2"/>// Quit the program with result 0</text:span></text:p>
          </table:table-cell>
          <table:covered-table-cell/>
        </table:table-row>
        <table:table-row table:style-name="TableLine2073227551424">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56">Function 0: sys_exit</text:span></text:span></text:p>
            <text:p text:style-name="Preformatted_20_Text"><text:span text:style-name="Source_20_Text">clr.w d1 <text:s text:c="2"/>; </text:span><text:span text:style-name="Source_20_Text"><text:span text:style-name="T56">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2073227535920">
          <table:table-cell table:style-name="Table10.A1" office:value-type="string">
            <text:p text:style-name="Table_20_Heading">Function</text:p>
          </table:table-cell>
          <table:table-cell table:style-name="Table10.A1" office:value-type="string">
            <text:p text:style-name="P70"><text:span text:style-name="Source_20_Text">0x0</text:span><text:span text:style-name="Source_20_Text"><text:span text:style-name="T57">2</text:span></text:span></text:p>
          </table:table-cell>
          <table:table-cell table:style-name="Table10.C1" office:value-type="string">
            <text:p text:style-name="P70"><text:span text:style-name="Source_20_Text">sys_</text:span><text:span text:style-name="Source_20_Text"><text:span text:style-name="T57">int_register</text:span></text:span></text:p>
          </table:table-cell>
        </table:table-row>
        <table:table-row table:style-name="TableLine2073227551968">
          <table:table-cell table:style-name="Table10.A2" office:value-type="string">
            <text:p text:style-name="Table_20_Heading">Description</text:p>
          </table:table-cell>
          <table:table-cell table:style-name="Table10.B2" table:number-columns-spanned="2" office:value-type="string">
            <text:p text:style-name="P28">Registers a function as an interrupt handler. An interrupt handler is a function which takes and returns no arguments and will be run in at an elevated privilege level during the interrupt handling cycle.</text:p>
            <text:p text:style-name="P31">The first argument is the number of the interrupt to handle, the second argument is a pointer to the interrupt handler to register. Registering a null pointer as an interrupt handler will “deregister” the old handler.</text:p>
            <text:p text:style-name="P31">The function returns the handler that was previously registered.</text:p>
          </table:table-cell>
          <table:covered-table-cell/>
        </table:table-row>
        <table:table-row table:style-name="TableLine2073227547888">
          <table:table-cell table:style-name="Table10.A2" office:value-type="string">
            <text:p text:style-name="Table_20_Heading">Prototype</text:p>
          </table:table-cell>
          <table:table-cell table:style-name="Table10.B2" table:number-columns-spanned="2" office:value-type="string">
            <text:p text:style-name="P81"><text:span text:style-name="Source_20_Text">p_int_handler sys_</text:span><text:span text:style-name="Source_20_Text"><text:span text:style-name="T57">int_register</text:span></text:span><text:span text:style-name="Source_20_Text">(</text:span><text:span text:style-name="Source_20_Text"><text:span text:style-name="T57">sho</text:span></text:span><text:span text:style-name="Source_20_Text">rt </text:span><text:span text:style-name="Source_20_Text"><text:span text:style-name="T57">int_num,</text:span></text:span></text:p>
            <text:p text:style-name="P81"><text:span text:style-name="Source_20_Text"><text:span text:style-name="T57"><text:s text:c="23"/>p_int_handler handler</text:span></text:span><text:span text:style-name="Source_20_Text">)</text:span></text:p>
          </table:table-cell>
          <table:covered-table-cell/>
        </table:table-row>
        <table:table-row table:style-name="TableLine2073227560672">
          <table:table-cell table:style-name="Table10.A2" office:value-type="string">
            <text:p text:style-name="Table_20_Heading">C Example</text:p>
          </table:table-cell>
          <table:table-cell table:style-name="Table10.B2" table:number-columns-spanned="2" office:value-type="string">
            <text:p text:style-name="P102"><text:span text:style-name="Source_20_Text"><text:span text:style-name="T58">void sof_handler() { … }</text:span></text:span></text:p>
            <text:p text:style-name="P102"><text:span text:style-name="Source_20_Text"/></text:p>
            <text:p text:style-name="P102"><text:span text:style-name="Source_20_Text"><text:span text:style-name="T58">sys_int_register(0, sof_handler);</text:span></text:span></text:p>
          </table:table-cell>
          <table:covered-table-cell/>
        </table:table-row>
        <table:table-row table:style-name="TableLine2073227559584">
          <table:table-cell table:style-name="Table10.A2" office:value-type="string">
            <text:p text:style-name="Table_20_Heading">Assembly</text:p>
          </table:table-cell>
          <table:table-cell table:style-name="Table10.B2" table:number-columns-spanned="2" office:value-type="string">
            <text:p text:style-name="P71"><text:span text:style-name="Source_20_Text"><text:span text:style-name="T57">move</text:span></text:span><text:span text:style-name="Source_20_Text">.w </text:span><text:span text:style-name="Source_20_Text"><text:span text:style-name="T57">#$02,</text:span></text:span><text:span text:style-name="Source_20_Text">d0 <text:s text:c="9"/>; </text:span><text:span text:style-name="Source_20_Text"><text:span text:style-name="T56">Function sys_</text:span></text:span><text:span text:style-name="Source_20_Text"><text:span text:style-name="T57">int_register</text:span></text:span></text:p>
            <text:p text:style-name="P73"><text:span text:style-name="Source_20_Text"><text:span text:style-name="T58">clr.w d1 <text:s text:c="15"/>; 0 for Channel A SOF interrupt</text:span></text:span></text:p>
            <text:p text:style-name="P71"><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58">2 <text:s/></text:span></text:span><text:span text:style-name="Source_20_Text">; </text:span><text:span text:style-name="Source_20_Text"><text:span text:style-name="T57">Pointer to the handler</text:span></text:span></text:p>
            <text:p text:style-name="P71"><text:span text:style-name="Source_20_Text">trap #15</text:span></text:p>
          </table:table-cell>
          <table:covered-table-cell/>
        </table:table-row>
      </table:table>
      <text:p text:style-name="P77"/>
      <table:table table:name="Table11" table:style-name="Table11">
        <table:table-column table:style-name="Table11.A"/>
        <table:table-column table:style-name="Table11.B"/>
        <table:table-column table:style-name="Table11.C"/>
        <table:table-row table:style-name="TableLine2073227558496">
          <table:table-cell table:style-name="Table11.A1" office:value-type="string">
            <text:p text:style-name="Table_20_Heading">Function</text:p>
          </table:table-cell>
          <table:table-cell table:style-name="Table11.A1" office:value-type="string">
            <text:p text:style-name="P72"><text:span text:style-name="Source_20_Text">0x0</text:span><text:span text:style-name="Source_20_Text"><text:span text:style-name="T58">3</text:span></text:span></text:p>
          </table:table-cell>
          <table:table-cell table:style-name="Table11.C1" office:value-type="string">
            <text:p text:style-name="P72"><text:span text:style-name="Source_20_Text">sys_</text:span><text:span text:style-name="Source_20_Text"><text:span text:style-name="T57">int_enable</text:span></text:span></text:p>
          </table:table-cell>
        </table:table-row>
        <text:soft-page-break/>
        <table:table-row table:style-name="TableLine2073227560944">
          <table:table-cell table:style-name="Table11.A2" office:value-type="string">
            <text:p text:style-name="Table_20_Heading">Description</text:p>
          </table:table-cell>
          <table:table-cell table:style-name="Table11.B2" table:number-columns-spanned="2" office:value-type="string">
            <text:p text:style-name="P29">This function enables <text:span text:style-name="T58">a particular interrupt at the level of the interrupt controller</text:span>. <text:span text:style-name="T58">The argument passed is the number of the interrupt to enable. Note that interrupts that are enabled at this level will still be disabled, if interrupts are disabled globally by </text:span><text:span text:style-name="Source_20_Text"><text:span text:style-name="T58">sys_int_disable_all</text:span></text:span><text:span text:style-name="T58">.</text:span></text:p>
          </table:table-cell>
          <table:covered-table-cell/>
        </table:table-row>
        <table:table-row table:style-name="TableLine2073227561216">
          <table:table-cell table:style-name="Table11.A2" office:value-type="string">
            <text:p text:style-name="Table_20_Heading">Prototype</text:p>
          </table:table-cell>
          <table:table-cell table:style-name="Table11.B2" table:number-columns-spanned="2" office:value-type="string">
            <text:p text:style-name="P78"><text:span text:style-name="Source_20_Text"><text:span text:style-name="T29">void</text:span></text:span><text:span text:style-name="Source_20_Text"> sys_</text:span><text:span text:style-name="Source_20_Text"><text:span text:style-name="T57">int_enable</text:span></text:span><text:span text:style-name="Source_20_Text">(</text:span><text:span text:style-name="Source_20_Text"><text:span text:style-name="T58">short int_num</text:span></text:span><text:span text:style-name="Source_20_Text">)</text:span></text:p>
          </table:table-cell>
          <table:covered-table-cell/>
        </table:table-row>
        <table:table-row table:style-name="TableLine2073227556592">
          <table:table-cell table:style-name="Table11.A2" office:value-type="string">
            <text:p text:style-name="Table_20_Heading">C Example</text:p>
          </table:table-cell>
          <table:table-cell table:style-name="Table11.B2" table:number-columns-spanned="2" office:value-type="string">
            <text:p text:style-name="P78"><text:span text:style-name="Source_20_Text">sys_</text:span><text:span text:style-name="Source_20_Text"><text:span text:style-name="T27">int_enable(</text:span></text:span><text:span text:style-name="Source_20_Text"><text:span text:style-name="T28">0</text:span></text:span><text:span text:style-name="Source_20_Text"><text:span text:style-name="T27">); <text:s/>// </text:span></text:span><text:span text:style-name="Source_20_Text"><text:span text:style-name="T28">Enable the Channel A SOF interrupt</text:span></text:span></text:p>
          </table:table-cell>
          <table:covered-table-cell/>
        </table:table-row>
        <table:table-row table:style-name="TableLine2073227547072">
          <table:table-cell table:style-name="Table11.A2" office:value-type="string">
            <text:p text:style-name="Table_20_Heading">Assembly</text:p>
          </table:table-cell>
          <table:table-cell table:style-name="Table11.B2" table:number-columns-spanned="2" office:value-type="string">
            <text:p text:style-name="P73"><text:span text:style-name="Source_20_Text"><text:span text:style-name="T5">move</text:span></text:span><text:span text:style-name="Source_20_Text">.w </text:span><text:span text:style-name="Source_20_Text"><text:span text:style-name="T57">#$0</text:span></text:span><text:span text:style-name="Source_20_Text"><text:span text:style-name="T58">3</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57">int_enable</text:span></text:span></text:p>
            <text:p text:style-name="P73"><text:span text:style-name="Source_20_Text"><text:span text:style-name="T58">clr.w d1 <text:s text:c="8"/>; 0 is Channel A SOF interrupt</text:span></text:span></text:p>
            <text:p text:style-name="P73"><text:span text:style-name="Source_20_Text">trap #15</text:span></text:p>
          </table:table-cell>
          <table:covered-table-cell/>
        </table:table-row>
      </table:table>
      <text:p text:style-name="P78"/>
      <table:table table:name="Table12" table:style-name="Table12">
        <table:table-column table:style-name="Table12.A"/>
        <table:table-column table:style-name="Table12.B"/>
        <table:table-column table:style-name="Table12.C"/>
        <table:table-row table:style-name="TableLine2073227557680">
          <table:table-cell table:style-name="Table12.A1" office:value-type="string">
            <text:p text:style-name="Table_20_Heading">Function</text:p>
          </table:table-cell>
          <table:table-cell table:style-name="Table12.A1" office:value-type="string">
            <text:p text:style-name="P72"><text:span text:style-name="Source_20_Text">0x0</text:span><text:span text:style-name="Source_20_Text"><text:span text:style-name="T58">4</text:span></text:span></text:p>
          </table:table-cell>
          <table:table-cell table:style-name="Table12.C1" office:value-type="string">
            <text:p text:style-name="P72"><text:span text:style-name="Source_20_Text">sys_</text:span><text:span text:style-name="Source_20_Text"><text:span text:style-name="T57">int_</text:span></text:span><text:span text:style-name="Source_20_Text"><text:span text:style-name="T28">dis</text:span></text:span><text:span text:style-name="Source_20_Text"><text:span text:style-name="T57">able</text:span></text:span></text:p>
          </table:table-cell>
        </table:table-row>
        <table:table-row table:style-name="TableLine2073227557408">
          <table:table-cell table:style-name="Table12.A2" office:value-type="string">
            <text:p text:style-name="Table_20_Heading">Description</text:p>
          </table:table-cell>
          <table:table-cell table:style-name="Table12.B2" table:number-columns-spanned="2" office:value-type="string">
            <text:p text:style-name="P29">This function <text:span text:style-name="T58">dis</text:span>ables <text:span text:style-name="T58">a particular interrupt at the level of the interrupt controller</text:span>. <text:span text:style-name="T58">The argument passed is the number of the interrupt to disable.</text:span></text:p>
          </table:table-cell>
          <table:covered-table-cell/>
        </table:table-row>
        <table:table-row table:style-name="TableLine2073227554688">
          <table:table-cell table:style-name="Table12.A2" office:value-type="string">
            <text:p text:style-name="Table_20_Heading">Prototype</text:p>
          </table:table-cell>
          <table:table-cell table:style-name="Table12.B2" table:number-columns-spanned="2" office:value-type="string">
            <text:p text:style-name="P78"><text:span text:style-name="Source_20_Text"><text:span text:style-name="T29">void</text:span></text:span><text:span text:style-name="Source_20_Text"> sys_</text:span><text:span text:style-name="Source_20_Text"><text:span text:style-name="T57">int_</text:span></text:span><text:span text:style-name="Source_20_Text"><text:span text:style-name="T29">dis</text:span></text:span><text:span text:style-name="Source_20_Text"><text:span text:style-name="T57">able</text:span></text:span><text:span text:style-name="Source_20_Text">(</text:span><text:span text:style-name="Source_20_Text"><text:span text:style-name="T58">short int_num</text:span></text:span><text:span text:style-name="Source_20_Text">)</text:span></text:p>
          </table:table-cell>
          <table:covered-table-cell/>
        </table:table-row>
        <table:table-row table:style-name="TableLine2073227557952">
          <table:table-cell table:style-name="Table12.A2" office:value-type="string">
            <text:p text:style-name="Table_20_Heading">C Example</text:p>
          </table:table-cell>
          <table:table-cell table:style-name="Table12.B2" table:number-columns-spanned="2" office:value-type="string">
            <text:p text:style-name="P78"><text:span text:style-name="Source_20_Text">sys_</text:span><text:span text:style-name="Source_20_Text"><text:span text:style-name="T27">int_</text:span></text:span><text:span text:style-name="Source_20_Text"><text:span text:style-name="T28">dis</text:span></text:span><text:span text:style-name="Source_20_Text"><text:span text:style-name="T27">able(</text:span></text:span><text:span text:style-name="Source_20_Text"><text:span text:style-name="T28">0</text:span></text:span><text:span text:style-name="Source_20_Text"><text:span text:style-name="T27">); <text:s/>// </text:span></text:span><text:span text:style-name="Source_20_Text"><text:span text:style-name="T28">Disable the SOF interrupt</text:span></text:span></text:p>
          </table:table-cell>
          <table:covered-table-cell/>
        </table:table-row>
        <table:table-row table:style-name="TableLine2073227558224">
          <table:table-cell table:style-name="Table12.A2" office:value-type="string">
            <text:p text:style-name="Table_20_Heading">Assembly</text:p>
          </table:table-cell>
          <table:table-cell table:style-name="Table12.B2" table:number-columns-spanned="2" office:value-type="string">
            <text:p text:style-name="P73"><text:span text:style-name="Source_20_Text"><text:span text:style-name="T5">move</text:span></text:span><text:span text:style-name="Source_20_Text">.w </text:span><text:span text:style-name="Source_20_Text"><text:span text:style-name="T57">#$0</text:span></text:span><text:span text:style-name="Source_20_Text"><text:span text:style-name="T58">4</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57">int_</text:span></text:span><text:span text:style-name="Source_20_Text"><text:span text:style-name="T58">dis</text:span></text:span><text:span text:style-name="Source_20_Text"><text:span text:style-name="T57">able</text:span></text:span></text:p>
            <text:p text:style-name="P73"><text:span text:style-name="Source_20_Text"><text:span text:style-name="T58">clr.w d1 <text:s text:c="8"/>; 0 is Channel A SOF interrupt</text:span></text:span></text:p>
            <text:p text:style-name="P73"><text:span text:style-name="Source_20_Text">trap #15</text:span></text:p>
          </table:table-cell>
          <table:covered-table-cell/>
        </table:table-row>
      </table:table>
      <text:p text:style-name="P72"/>
      <table:table table:name="Table7" table:style-name="Table7">
        <table:table-column table:style-name="Table7.A"/>
        <table:table-column table:style-name="Table7.B"/>
        <table:table-column table:style-name="Table7.C"/>
        <table:table-row table:style-name="TableLine2073227560128">
          <table:table-cell table:style-name="Table7.A1" office:value-type="string">
            <text:p text:style-name="Table_20_Heading">Function</text:p>
          </table:table-cell>
          <table:table-cell table:style-name="Table7.A1" office:value-type="string">
            <text:p text:style-name="P70"><text:span text:style-name="Source_20_Text">0x0</text:span><text:span text:style-name="Source_20_Text"><text:span text:style-name="T57">5</text:span></text:span></text:p>
          </table:table-cell>
          <table:table-cell table:style-name="Table7.C1" office:value-type="string">
            <text:p text:style-name="P70"><text:span text:style-name="Source_20_Text">sys_</text:span><text:span text:style-name="Source_20_Text"><text:span text:style-name="T57">int_enable_all</text:span></text:span></text:p>
          </table:table-cell>
        </table:table-row>
        <table:table-row table:style-name="TableLine2073227552512">
          <table:table-cell table:style-name="Table7.A2" office:value-type="string">
            <text:p text:style-name="Table_20_Heading">Description</text:p>
          </table:table-cell>
          <table:table-cell table:style-name="Table7.B2" table:number-columns-spanned="2" office:value-type="string">
            <text:p text:style-name="P28">This function enables all maskable interrupts at the CPU level. It returns a system-dependent code that represents the previous level of interrupt masking.</text:p>
          </table:table-cell>
          <table:covered-table-cell/>
        </table:table-row>
        <table:table-row table:style-name="TableLine2073227545984">
          <table:table-cell table:style-name="Table7.A2" office:value-type="string">
            <text:p text:style-name="Table_20_Heading">Prototype</text:p>
          </table:table-cell>
          <table:table-cell table:style-name="Table7.B2" table:number-columns-spanned="2" office:value-type="string">
            <text:p text:style-name="P77"><text:span text:style-name="Source_20_Text"><text:span text:style-name="T27">short</text:span></text:span><text:span text:style-name="Source_20_Text"> sys_</text:span><text:span text:style-name="Source_20_Text"><text:span text:style-name="T57">int_enable_all</text:span></text:span><text:span text:style-name="Source_20_Text">()</text:span></text:p>
          </table:table-cell>
          <table:covered-table-cell/>
        </table:table-row>
        <table:table-row table:style-name="TableLine2073227549792">
          <table:table-cell table:style-name="Table7.A2" office:value-type="string">
            <text:p text:style-name="Table_20_Heading">C Example</text:p>
          </table:table-cell>
          <table:table-cell table:style-name="Table7.B2" table:number-columns-spanned="2" office:value-type="string">
            <text:p text:style-name="P77"><text:span text:style-name="Source_20_Text">sys_</text:span><text:span text:style-name="Source_20_Text"><text:span text:style-name="T27">int_enable_all();</text:span></text:span></text:p>
          </table:table-cell>
          <table:covered-table-cell/>
        </table:table-row>
        <table:table-row table:style-name="TableLine2073227546256">
          <table:table-cell table:style-name="Table7.A2" office:value-type="string">
            <text:p text:style-name="Table_20_Heading">Assembly</text:p>
          </table:table-cell>
          <table:table-cell table:style-name="Table7.B2" table:number-columns-spanned="2" office:value-type="string">
            <text:p text:style-name="P71"><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enable_all</text:span></text:span></text:p>
            <text:p text:style-name="P71"><text:span text:style-name="Source_20_Text">trap #15</text:span></text:p>
          </table:table-cell>
          <table:covered-table-cell/>
        </table:table-row>
      </table:table>
      <text:p text:style-name="P70"><text:span text:style-name="Source_20_Text"/></text:p>
      <table:table table:name="Table8" table:style-name="Table8">
        <table:table-column table:style-name="Table8.A"/>
        <table:table-column table:style-name="Table8.B"/>
        <table:table-column table:style-name="Table8.C"/>
        <table:table-row table:style-name="TableLine2073227546528">
          <table:table-cell table:style-name="Table8.A1" office:value-type="string">
            <text:p text:style-name="Table_20_Heading">Function</text:p>
          </table:table-cell>
          <table:table-cell table:style-name="Table8.A1" office:value-type="string">
            <text:p text:style-name="P70"><text:span text:style-name="Source_20_Text">0x0</text:span><text:span text:style-name="Source_20_Text"><text:span text:style-name="T57">6</text:span></text:span></text:p>
          </table:table-cell>
          <table:table-cell table:style-name="Table8.C1" office:value-type="string">
            <text:p text:style-name="P70"><text:span text:style-name="Source_20_Text">sys_</text:span><text:span text:style-name="Source_20_Text"><text:span text:style-name="T57">int_disable_all</text:span></text:span></text:p>
          </table:table-cell>
        </table:table-row>
        <table:table-row table:style-name="TableLine2073227556048">
          <table:table-cell table:style-name="Table8.A2" office:value-type="string">
            <text:p text:style-name="Table_20_Heading">Description</text:p>
          </table:table-cell>
          <table:table-cell table:style-name="Table8.B2" table:number-columns-spanned="2" office:value-type="string">
            <text:p text:style-name="P28">This function disables all maskable interrupts at the CPU level. It returns a system-dependent code that represents the previous level of interrupt masking.</text:p>
          </table:table-cell>
          <table:covered-table-cell/>
        </table:table-row>
        <table:table-row table:style-name="TableLine2073227550064">
          <table:table-cell table:style-name="Table8.A2" office:value-type="string">
            <text:p text:style-name="Table_20_Heading">Prototype</text:p>
          </table:table-cell>
          <table:table-cell table:style-name="Table8.B2" table:number-columns-spanned="2" office:value-type="string">
            <text:p text:style-name="P77"><text:span text:style-name="Source_20_Text"><text:span text:style-name="T27">short</text:span></text:span><text:span text:style-name="Source_20_Text"> sys_</text:span><text:span text:style-name="Source_20_Text"><text:span text:style-name="T57">int_disable_all</text:span></text:span><text:span text:style-name="Source_20_Text">()</text:span></text:p>
          </table:table-cell>
          <table:covered-table-cell/>
        </table:table-row>
        <table:table-row table:style-name="TableLine2073227550336">
          <table:table-cell table:style-name="Table8.A2" office:value-type="string">
            <text:p text:style-name="Table_20_Heading">C Example</text:p>
          </table:table-cell>
          <table:table-cell table:style-name="Table8.B2" table:number-columns-spanned="2" office:value-type="string">
            <text:p text:style-name="P77"><text:span text:style-name="Source_20_Text">sys_</text:span><text:span text:style-name="Source_20_Text"><text:span text:style-name="T27">int_disable_all();</text:span></text:span></text:p>
          </table:table-cell>
          <table:covered-table-cell/>
        </table:table-row>
        <text:soft-page-break/>
        <table:table-row table:style-name="TableLine2073227559040">
          <table:table-cell table:style-name="Table8.A2" office:value-type="string">
            <text:p text:style-name="Table_20_Heading">Assembly</text:p>
          </table:table-cell>
          <table:table-cell table:style-name="Table8.B2" table:number-columns-spanned="2" office:value-type="string">
            <text:p text:style-name="P71"><text:span text:style-name="Source_20_Text"><text:span text:style-name="T5">move</text:span></text:span><text:span text:style-name="Source_20_Text">.w </text:span><text:span text:style-name="Source_20_Text"><text:span text:style-name="T57">0x06,</text:span></text:span><text:span text:style-name="Source_20_Text">d0 <text:s text:c="2"/>; </text:span><text:span text:style-name="Source_20_Text"><text:span text:style-name="T56">Function: sys_</text:span></text:span><text:span text:style-name="Source_20_Text"><text:span text:style-name="T57">int_disable_all</text:span></text:span></text:p>
            <text:p text:style-name="P71"><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2073227550608">
          <table:table-cell table:style-name="Table13.A1" office:value-type="string">
            <text:p text:style-name="Table_20_Heading">Function</text:p>
          </table:table-cell>
          <table:table-cell table:style-name="Table13.A1" office:value-type="string">
            <text:p text:style-name="P66"><text:span text:style-name="Source_20_Text">0x0</text:span><text:span text:style-name="Source_20_Text"><text:span text:style-name="T57">5</text:span></text:span></text:p>
          </table:table-cell>
          <table:table-cell table:style-name="Table13.C1" office:value-type="string">
            <text:p text:style-name="P66"><text:span text:style-name="Source_20_Text">sys_</text:span><text:span text:style-name="Source_20_Text"><text:span text:style-name="T57">int_enable_all</text:span></text:span></text:p>
          </table:table-cell>
        </table:table-row>
        <table:table-row table:style-name="TableLine2073227555232">
          <table:table-cell table:style-name="Table13.A2" office:value-type="string">
            <text:p text:style-name="Table_20_Heading">Description</text:p>
          </table:table-cell>
          <table:table-cell table:style-name="Table13.B2" table:number-columns-spanned="2" office:value-type="string">
            <text:p text:style-name="P30">This function enables all maskable interrupts at the CPU level. It returns a system-dependent code that represents the previous level of interrupt masking.</text:p>
          </table:table-cell>
          <table:covered-table-cell/>
        </table:table-row>
        <table:table-row table:style-name="TableLine2073227570192">
          <table:table-cell table:style-name="Table13.A2" office:value-type="string">
            <text:p text:style-name="Table_20_Heading">Prototype</text:p>
          </table:table-cell>
          <table:table-cell table:style-name="Table13.B2" table:number-columns-spanned="2" office:value-type="string">
            <text:p text:style-name="P79"><text:span text:style-name="Source_20_Text"><text:span text:style-name="T27">short</text:span></text:span><text:span text:style-name="Source_20_Text"> sys_</text:span><text:span text:style-name="Source_20_Text"><text:span text:style-name="T57">int_enable_all</text:span></text:span><text:span text:style-name="Source_20_Text">()</text:span></text:p>
          </table:table-cell>
          <table:covered-table-cell/>
        </table:table-row>
        <table:table-row table:style-name="TableLine2073227578352">
          <table:table-cell table:style-name="Table13.A2" office:value-type="string">
            <text:p text:style-name="Table_20_Heading">C Example</text:p>
          </table:table-cell>
          <table:table-cell table:style-name="Table13.B2" table:number-columns-spanned="2" office:value-type="string">
            <text:p text:style-name="P79"><text:span text:style-name="Source_20_Text">sys_</text:span><text:span text:style-name="Source_20_Text"><text:span text:style-name="T27">int_enable_all();</text:span></text:span></text:p>
          </table:table-cell>
          <table:covered-table-cell/>
        </table:table-row>
        <table:table-row table:style-name="TableLine2073227565568">
          <table:table-cell table:style-name="Table13.A2" office:value-type="string">
            <text:p text:style-name="Table_20_Heading">Assembly</text:p>
          </table:table-cell>
          <table:table-cell table:style-name="Table13.B2" table:number-columns-spanned="2" office:value-type="string">
            <text:p text:style-name="P67"><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enable_all</text:span></text:span></text:p>
            <text:p text:style-name="P67"><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073227553600">
          <table:table-cell table:style-name="Table9.A1" office:value-type="string">
            <text:p text:style-name="Table_20_Heading">Function</text:p>
          </table:table-cell>
          <table:table-cell table:style-name="Table9.A1" office:value-type="string">
            <text:p text:style-name="P66"><text:span text:style-name="Source_20_Text">0x0</text:span><text:span text:style-name="Source_20_Text"><text:span text:style-name="T59">6</text:span></text:span></text:p>
          </table:table-cell>
          <table:table-cell table:style-name="Table9.C1" office:value-type="string">
            <text:p text:style-name="P66"><text:span text:style-name="Source_20_Text">sys_</text:span><text:span text:style-name="Source_20_Text"><text:span text:style-name="T57">int_</text:span></text:span><text:span text:style-name="Source_20_Text"><text:span text:style-name="T29">clear</text:span></text:span></text:p>
          </table:table-cell>
        </table:table-row>
        <table:table-row table:style-name="TableLine2073227572096">
          <table:table-cell table:style-name="Table9.A2" office:value-type="string">
            <text:p text:style-name="Table_20_Heading">Description</text:p>
          </table:table-cell>
          <table:table-cell table:style-name="Table9.B2" table:number-columns-spanned="2" office:value-type="string">
            <text:p text:style-name="P30">This function <text:span text:style-name="T59">acknowledges the processing of an interrupt by clearing its pending flag in the interrupt controller.</text:span></text:p>
          </table:table-cell>
          <table:covered-table-cell/>
        </table:table-row>
        <table:table-row table:style-name="TableLine2073227568832">
          <table:table-cell table:style-name="Table9.A2" office:value-type="string">
            <text:p text:style-name="Table_20_Heading">Prototype</text:p>
          </table:table-cell>
          <table:table-cell table:style-name="Table9.B2" table:number-columns-spanned="2" office:value-type="string">
            <text:p text:style-name="P79"><text:span text:style-name="Source_20_Text"><text:span text:style-name="T29">void</text:span></text:span><text:span text:style-name="Source_20_Text"> sys_</text:span><text:span text:style-name="Source_20_Text"><text:span text:style-name="T57">int_</text:span></text:span><text:span text:style-name="Source_20_Text"><text:span text:style-name="T29">clear</text:span></text:span><text:span text:style-name="Source_20_Text">(</text:span><text:span text:style-name="Source_20_Text"><text:span text:style-name="T59">short int_num</text:span></text:span><text:span text:style-name="Source_20_Text">)</text:span></text:p>
          </table:table-cell>
          <table:covered-table-cell/>
        </table:table-row>
        <table:table-row table:style-name="TableLine2073227579712">
          <table:table-cell table:style-name="Table9.A2" office:value-type="string">
            <text:p text:style-name="Table_20_Heading">C Example</text:p>
          </table:table-cell>
          <table:table-cell table:style-name="Table9.B2" table:number-columns-spanned="2" office:value-type="string">
            <text:p text:style-name="P79"><text:span text:style-name="Source_20_Text">sys_</text:span><text:span text:style-name="Source_20_Text"><text:span text:style-name="T27">int_</text:span></text:span><text:span text:style-name="Source_20_Text"><text:span text:style-name="T29">clear</text:span></text:span><text:span text:style-name="Source_20_Text"><text:span text:style-name="T27">(</text:span></text:span><text:span text:style-name="Source_20_Text"><text:span text:style-name="T29">1</text:span></text:span><text:span text:style-name="Source_20_Text"><text:span text:style-name="T27">); // </text:span></text:span><text:span text:style-name="Source_20_Text"><text:span text:style-name="T29">Clear the Channel A SOL interrupt</text:span></text:span></text:p>
          </table:table-cell>
          <table:covered-table-cell/>
        </table:table-row>
        <table:table-row table:style-name="TableLine2073227578896">
          <table:table-cell table:style-name="Table9.A2" office:value-type="string">
            <text:p text:style-name="Table_20_Heading">Assembly</text:p>
          </table:table-cell>
          <table:table-cell table:style-name="Table9.B2" table:number-columns-spanned="2" office:value-type="string">
            <text:p text:style-name="P67"><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text:span></text:span><text:span text:style-name="Source_20_Text"><text:span text:style-name="T7">clear</text:span></text:span></text:p>
            <text:p text:style-name="P67"><text:span text:style-name="Source_20_Text"><text:span text:style-name="T7">move.w #1,d1 <text:s text:c="4"/>; Channel A SOL interrupt</text:span></text:span></text:p>
            <text:p text:style-name="P67"><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073227576448">
          <table:table-cell table:style-name="Table14.A1" office:value-type="string">
            <text:p text:style-name="Table_20_Heading">Function</text:p>
          </table:table-cell>
          <table:table-cell table:style-name="Table14.A1" office:value-type="string">
            <text:p text:style-name="P66"><text:span text:style-name="Source_20_Text">0x0</text:span><text:span text:style-name="Source_20_Text"><text:span text:style-name="T59">6</text:span></text:span></text:p>
          </table:table-cell>
          <table:table-cell table:style-name="Table14.C1" office:value-type="string">
            <text:p text:style-name="P66"><text:span text:style-name="Source_20_Text">sys_</text:span><text:span text:style-name="Source_20_Text"><text:span text:style-name="T57">int_</text:span></text:span><text:span text:style-name="Source_20_Text"><text:span text:style-name="T29">pending</text:span></text:span></text:p>
          </table:table-cell>
        </table:table-row>
        <table:table-row table:style-name="TableLine2073227564208">
          <table:table-cell table:style-name="Table14.A2" office:value-type="string">
            <text:p text:style-name="Table_20_Heading">Description</text:p>
          </table:table-cell>
          <table:table-cell table:style-name="Table14.B2" table:number-columns-spanned="2" office:value-type="string">
            <text:p text:style-name="P30">This function <text:span text:style-name="T59">acknowledges the processing of an interrupt by clearing its pending flag in the interrupt controller.</text:span></text:p>
          </table:table-cell>
          <table:covered-table-cell/>
        </table:table-row>
        <table:table-row table:style-name="TableLine2073227573456">
          <table:table-cell table:style-name="Table14.A2" office:value-type="string">
            <text:p text:style-name="Table_20_Heading">Prototype</text:p>
          </table:table-cell>
          <table:table-cell table:style-name="Table14.B2" table:number-columns-spanned="2" office:value-type="string">
            <text:p text:style-name="P79"><text:span text:style-name="Source_20_Text"><text:span text:style-name="T27">short</text:span></text:span><text:span text:style-name="Source_20_Text"> sys_</text:span><text:span text:style-name="Source_20_Text"><text:span text:style-name="T57">int_</text:span></text:span><text:span text:style-name="Source_20_Text"><text:span text:style-name="T29">clear</text:span></text:span><text:span text:style-name="Source_20_Text">(</text:span><text:span text:style-name="Source_20_Text"><text:span text:style-name="T59">short int_num</text:span></text:span><text:span text:style-name="Source_20_Text">)</text:span></text:p>
          </table:table-cell>
          <table:covered-table-cell/>
        </table:table-row>
        <table:table-row table:style-name="TableLine2073227570464">
          <table:table-cell table:style-name="Table14.A2" office:value-type="string">
            <text:p text:style-name="Table_20_Heading">C Example</text:p>
          </table:table-cell>
          <table:table-cell table:style-name="Table14.B2" table:number-columns-spanned="2" office:value-type="string">
            <text:p text:style-name="P79"><text:span text:style-name="Source_20_Text">sys_</text:span><text:span text:style-name="Source_20_Text"><text:span text:style-name="T27">int_</text:span></text:span><text:span text:style-name="Source_20_Text"><text:span text:style-name="T29">clear</text:span></text:span><text:span text:style-name="Source_20_Text"><text:span text:style-name="T27">(</text:span></text:span><text:span text:style-name="Source_20_Text"><text:span text:style-name="T29">1</text:span></text:span><text:span text:style-name="Source_20_Text"><text:span text:style-name="T27">); // </text:span></text:span><text:span text:style-name="Source_20_Text"><text:span text:style-name="T29">Clear the Channel A SOL interrupt</text:span></text:span></text:p>
          </table:table-cell>
          <table:covered-table-cell/>
        </table:table-row>
        <table:table-row table:style-name="TableLine2073227564480">
          <table:table-cell table:style-name="Table14.A2" office:value-type="string">
            <text:p text:style-name="Table_20_Heading">Assembly</text:p>
          </table:table-cell>
          <table:table-cell table:style-name="Table14.B2" table:number-columns-spanned="2" office:value-type="string">
            <text:p text:style-name="P67"><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text:span></text:span><text:span text:style-name="Source_20_Text"><text:span text:style-name="T7">clear</text:span></text:span></text:p>
            <text:p text:style-name="P67"><text:span text:style-name="Source_20_Text"><text:span text:style-name="T7">move.w #1,d1 <text:s text:c="4"/>; Channel A SOL interrupt</text:span></text:span></text:p>
            <text:p text:style-name="P67"><text:span text:style-name="Source_20_Text">trap #15</text:span></text:p>
          </table:table-cell>
          <table:covered-table-cell/>
        </table:table-row>
      </table:table>
      <text:p text:style-name="P172"/>
      <table:table table:name="Table69" table:style-name="Table69">
        <table:table-column table:style-name="Table69.A"/>
        <table:table-column table:style-name="Table69.B"/>
        <table:table-column table:style-name="Table69.C"/>
        <text:soft-page-break/>
        <table:table-row table:style-name="TableLine2073227571824">
          <table:table-cell table:style-name="Table69.A1" office:value-type="string">
            <text:p text:style-name="P174">Function</text:p>
          </table:table-cell>
          <table:table-cell table:style-name="Table69.A1" office:value-type="string">
            <text:p text:style-name="P172"><text:span text:style-name="Source_20_Text">0x0</text:span><text:span text:style-name="Source_20_Text"><text:span text:style-name="T118">9</text:span></text:span></text:p>
          </table:table-cell>
          <table:table-cell table:style-name="Table69.C1" office:value-type="string">
            <text:p text:style-name="P172"><text:span text:style-name="Source_20_Text">sys_</text:span><text:span text:style-name="Source_20_Text"><text:span text:style-name="T53">get_info</text:span></text:span></text:p>
          </table:table-cell>
        </table:table-row>
        <table:table-row table:style-name="TableLine2073227580256">
          <table:table-cell table:style-name="Table69.A2" office:value-type="string">
            <text:p text:style-name="P174">Description</text:p>
          </table:table-cell>
          <table:table-cell table:style-name="Table69.B2" table:number-columns-spanned="2" office:value-type="string">
            <text:p text:style-name="P64">Fill out a structure with information about the computer. This information includes the model, the CPU, the amount of memory, versions of the board and FPGAs, and what optional equipment is installed.</text:p>
            <text:p text:style-name="P64">The only parameter is a pointer to a <text:span text:style-name="Source_20_Text">s_sys_info</text:span> structure that is to be filled out by the routine.</text:p>
            <text:p text:style-name="P64">There is no return value.</text:p>
          </table:table-cell>
          <table:covered-table-cell/>
        </table:table-row>
        <table:table-row table:style-name="TableLine2073227580528">
          <table:table-cell table:style-name="Table69.A2" office:value-type="string">
            <text:p text:style-name="P174">Prototype</text:p>
          </table:table-cell>
          <table:table-cell table:style-name="Table69.B2" table:number-columns-spanned="2" office:value-type="string">
            <text:p text:style-name="P101"><text:span text:style-name="Source_20_Text"><text:span text:style-name="T53">void</text:span></text:span><text:span text:style-name="Source_20_Text"> sys_</text:span><text:span text:style-name="Source_20_Text"><text:span text:style-name="T118">g</text:span></text:span><text:span text:style-name="Source_20_Text"><text:span text:style-name="T53">et_info</text:span></text:span><text:span text:style-name="Source_20_Text">(</text:span><text:span text:style-name="Source_20_Text"><text:span text:style-name="T118">s_sys_info * sys_info</text:span></text:span><text:span text:style-name="Source_20_Text">)</text:span></text:p>
          </table:table-cell>
          <table:covered-table-cell/>
        </table:table-row>
        <table:table-row table:style-name="TableLine2073227573728">
          <table:table-cell table:style-name="Table69.A2" office:value-type="string">
            <text:p text:style-name="P174">C Example</text:p>
          </table:table-cell>
          <table:table-cell table:style-name="Table69.B2" table:number-columns-spanned="2" office:value-type="string">
            <text:p text:style-name="P101"><text:span text:style-name="Source_20_Text"><text:span text:style-name="T118">struct s_sys_info info;</text:span></text:span></text:p>
            <text:p text:style-name="P101"><text:span text:style-name="Source_20_Text"><text:span text:style-name="T118">sys_get_info(&amp;info);</text:span></text:span></text:p>
            <text:p text:style-name="P101"><text:span text:style-name="Source_20_Text"><text:span text:style-name="T118">printf(“Machine: %s\n”, info.model_name);</text:span></text:span></text:p>
          </table:table-cell>
          <table:covered-table-cell/>
        </table:table-row>
        <table:table-row table:style-name="TableLine2073227574000">
          <table:table-cell table:style-name="Table69.A2" office:value-type="string">
            <text:p text:style-name="P174">Assembly</text:p>
          </table:table-cell>
          <table:table-cell table:style-name="Table69.B2" table:number-columns-spanned="2" office:value-type="string">
            <text:p text:style-name="P173"><text:span text:style-name="Source_20_Text"><text:span text:style-name="T5">move</text:span></text:span><text:span text:style-name="Source_20_Text">.w </text:span><text:span text:style-name="Source_20_Text"><text:span text:style-name="T57">#$0</text:span></text:span><text:span text:style-name="Source_20_Text"><text:span text:style-name="T118">9</text:span></text:span><text:span text:style-name="Source_20_Text"><text:span text:style-name="T57">,</text:span></text:span><text:span text:style-name="Source_20_Text">d0 <text:s text:c="5"/>; </text:span><text:span text:style-name="Source_20_Text"><text:span text:style-name="T56">Function: sys_</text:span></text:span><text:span text:style-name="Source_20_Text"><text:span text:style-name="T118">get_info</text:span></text:span></text:p>
            <text:p text:style-name="P173"><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173"><text:span text:style-name="Source_20_Text">trap #15</text:span></text:p>
          </table:table-cell>
          <table:covered-table-cell/>
        </table:table-row>
      </table:table>
      <text:h text:style-name="P221" text:outline-level="2"/>
      <text:h text:style-name="P225"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23">Number</text:p>
          </table:table-cell>
          <table:table-cell table:style-name="Table2.A1" office:value-type="string">
            <text:p text:style-name="P23">Name</text:p>
          </table:table-cell>
          <table:table-cell table:style-name="Table2.A1" office:value-type="string">
            <text:p text:style-name="P23">Description</text:p>
          </table:table-cell>
        </table:table-row>
        <table:table-row table:style-name="Table2.1">
          <table:table-cell table:style-name="Table2.A2" office:value-type="string">
            <text:p text:style-name="P11"><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Standard">Read bytes from a channel</text:p>
          </table:table-cell>
        </table:table-row>
        <table:table-row table:style-name="Table2.1">
          <table:table-cell table:style-name="Table2.A2" office:value-type="string">
            <text:p text:style-name="P11"><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Standard">Read a byte from a channel</text:p>
          </table:table-cell>
        </table:table-row>
        <table:table-row table:style-name="Table2.1">
          <table:table-cell table:style-name="Table2.A2" office:value-type="string">
            <text:p text:style-name="P11"><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Standard">Read a line of text from a channel</text:p>
          </table:table-cell>
        </table:table-row>
        <table:table-row table:style-name="Table2.1">
          <table:table-cell table:style-name="Table2.A2" office:value-type="string">
            <text:p text:style-name="P11"><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Standard">Write bytes to a channel</text:p>
          </table:table-cell>
        </table:table-row>
        <table:table-row table:style-name="Table2.1">
          <table:table-cell table:style-name="Table2.A2" office:value-type="string">
            <text:p text:style-name="P11"><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Standard"><text:span text:style-name="T3">Write</text:span> a byte to a channel</text:p>
          </table:table-cell>
        </table:table-row>
        <table:table-row table:style-name="Table2.1">
          <table:table-cell table:style-name="Table2.A2" office:value-type="string">
            <text:p text:style-name="P14"><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Standard">Ensure any pending writes are completed</text:p>
          </table:table-cell>
        </table:table-row>
        <table:table-row table:style-name="Table2.1">
          <table:table-cell table:style-name="Table2.A2" office:value-type="string">
            <text:p text:style-name="P14"><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Standard">Set the position of the read/write cursor in the channel</text:p>
          </table:table-cell>
        </table:table-row>
        <table:table-row table:style-name="Table2.1">
          <table:table-cell table:style-name="Table2.A2" office:value-type="string">
            <text:p text:style-name="P14"><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Standard">Get the status of the channel</text:p>
          </table:table-cell>
        </table:table-row>
        <table:table-row table:style-name="Table2.1">
          <table:table-cell table:style-name="Table2.A2" office:value-type="string">
            <text:p text:style-name="P14"><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Standard">Send a command to the channel (channel dependent)</text:p>
          </table:table-cell>
        </table:table-row>
        <table:table-row table:style-name="Table2.1">
          <table:table-cell table:style-name="Table2.A2" office:value-type="string">
            <text:p text:style-name="P14"><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Standard">Register a channel device driver</text:p>
          </table:table-cell>
        </table:table-row>
        <table:table-row table:style-name="Table2.1">
          <table:table-cell table:style-name="Table2.A2" office:value-type="string">
            <text:p text:style-name="P18"><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Standard">Open a channel device</text:p>
          </table:table-cell>
        </table:table-row>
        <table:table-row table:style-name="Table2.1">
          <table:table-cell table:style-name="Table2.A2" office:value-type="string">
            <text:p text:style-name="P18"><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Standard">Close a channel</text:p>
          </table:table-cell>
        </table:table-row>
        <table:table-row table:style-name="Table2.1">
          <table:table-cell table:style-name="Table2.A14" office:value-type="string">
            <text:p text:style-name="P14"><text:span text:style-name="Source_20_Text">0x1</text:span><text:span text:style-name="Source_20_Text"><text:span text:style-name="T115">C</text:span></text:span></text:p>
          </table:table-cell>
          <table:table-cell table:style-name="Table2.A14" office:value-type="string">
            <text:p text:style-name="P7"><text:span text:style-name="Source_20_Text">sys_text_setsizes</text:span></text:p>
          </table:table-cell>
          <table:table-cell table:style-name="Table2.A14" office:value-type="string">
            <text:p text:style-name="Standard">Configure the console for the display resolution</text:p>
          </table:table-cell>
        </table:table-row>
      </table:table>
      <text:p text:style-name="Standard"/>
      <text:p text:style-name="P74"/>
      <table:table table:name="Table15" table:style-name="Table15">
        <table:table-column table:style-name="Table15.A"/>
        <table:table-column table:style-name="Table15.B"/>
        <table:table-column table:style-name="Table15.C"/>
        <table:table-row table:style-name="TableLine2073227566112">
          <table:table-cell table:style-name="Table15.A1" office:value-type="string">
            <text:p text:style-name="Table_20_Heading">Function</text:p>
          </table:table-cell>
          <table:table-cell table:style-name="Table15.A1" office:value-type="string">
            <text:p text:style-name="P74"><text:span text:style-name="Source_20_Text">0x</text:span><text:span text:style-name="Source_20_Text"><text:span text:style-name="T60">10</text:span></text:span></text:p>
          </table:table-cell>
          <table:table-cell table:style-name="Table15.C1" office:value-type="string">
            <text:p text:style-name="P74"><text:span text:style-name="Source_20_Text">sys_</text:span><text:span text:style-name="Source_20_Text"><text:span text:style-name="T30">chan_read</text:span></text:span></text:p>
          </table:table-cell>
        </table:table-row>
        <table:table-row table:style-name="TableLine2073227593040">
          <table:table-cell table:style-name="Table15.A2" office:value-type="string">
            <text:p text:style-name="Table_20_Heading">Description</text:p>
          </table:table-cell>
          <table:table-cell table:style-name="Table15.B2" table:number-columns-spanned="2" office:value-type="string">
            <text:p text:style-name="P32">Read bytes from a channel and fill a buffer with them, given the number of the channel and the size of the buffer. Returns the number of bytes read.</text:p>
          </table:table-cell>
          <table:covered-table-cell/>
        </table:table-row>
        <table:table-row table:style-name="TableLine2073227596848">
          <table:table-cell table:style-name="Table15.A2" office:value-type="string">
            <text:p text:style-name="Table_20_Heading">Prototype</text:p>
          </table:table-cell>
          <table:table-cell table:style-name="Table15.B2" table:number-columns-spanned="2" office:value-type="string">
            <text:p text:style-name="P81"><text:span text:style-name="Source_20_Text"><text:span text:style-name="T27">short</text:span></text:span><text:span text:style-name="Source_20_Text"> sys_</text:span><text:span text:style-name="Source_20_Text"><text:span text:style-name="T30">chan_read(short channel,</text:span></text:span></text:p>
            <text:p text:style-name="P81"><text:span text:style-name="Source_20_Text"><text:span text:style-name="T30"><text:s text:c="10"/>unsigned char * buffer, short size)</text:span></text:span></text:p>
          </table:table-cell>
          <table:covered-table-cell/>
        </table:table-row>
        <table:table-row table:style-name="TableLine2073227586240">
          <table:table-cell table:style-name="Table15.A2" office:value-type="string">
            <text:p text:style-name="Table_20_Heading">C Example</text:p>
          </table:table-cell>
          <table:table-cell table:style-name="Table15.B2" table:number-columns-spanned="2" office:value-type="string">
            <text:p text:style-name="P80"><text:span text:style-name="Source_20_Text"><text:span text:style-name="T60">short c = …; // The channel number</text:span></text:span></text:p>
            <text:p text:style-name="P80"><text:span text:style-name="Source_20_Text"><text:span text:style-name="T60">unsigned char buffer[128];</text:span></text:span></text:p>
            <text:p text:style-name="P80"><text:span text:style-name="Source_20_Text"><text:span text:style-name="T60">short n = </text:span></text:span><text:span text:style-name="Source_20_Text">sys_</text:span><text:span text:style-name="Source_20_Text"><text:span text:style-name="T60">chan_read</text:span></text:span><text:span text:style-name="Source_20_Text"><text:span text:style-name="T27">(</text:span></text:span><text:span text:style-name="Source_20_Text"><text:span text:style-name="T30">c, buffer, 128</text:span></text:span><text:span text:style-name="Source_20_Text"><text:span text:style-name="T27">);</text:span></text:span></text:p>
          </table:table-cell>
          <table:covered-table-cell/>
        </table:table-row>
        <table:table-row table:style-name="TableLine2073227596032">
          <table:table-cell table:style-name="Table15.A2" office:value-type="string">
            <text:p text:style-name="Table_20_Heading">Assembly</text:p>
          </table:table-cell>
          <table:table-cell table:style-name="Table15.B2" table:number-columns-spanned="2" office:value-type="string">
            <text:p text:style-name="P75"><text:span text:style-name="Source_20_Text"><text:span text:style-name="T5">move</text:span></text:span><text:span text:style-name="Source_20_Text">.w </text:span><text:span text:style-name="Source_20_Text"><text:span text:style-name="T57">#$</text:span></text:span><text:span text:style-name="Source_20_Text"><text:span text:style-name="T60">10</text:span></text:span><text:span text:style-name="Source_20_Text"><text:span text:style-name="T57">,</text:span></text:span><text:span text:style-name="Source_20_Text">d0 <text:s text:c="3"/>; </text:span><text:span text:style-name="Source_20_Text"><text:span text:style-name="T56">Function: sys_</text:span></text:span><text:span text:style-name="Source_20_Text"><text:span text:style-name="T8">chan_read</text:span></text:span></text:p>
            <text:p text:style-name="P69"><text:span text:style-name="Source_20_Text"><text:span text:style-name="T9">move.w chan,d1 <text:s text:c="3"/>; Channel number</text:span></text:span></text:p>
            <text:p text:style-name="P75"><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75"><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75"><text:span text:style-name="Source_20_Text">trap #15</text:span></text:p>
          </table:table-cell>
          <table:covered-table-cell/>
        </table:table-row>
      </table:table>
      <text:p text:style-name="P74"/>
      <table:table table:name="Table16" table:style-name="Table16">
        <table:table-column table:style-name="Table16.A"/>
        <table:table-column table:style-name="Table16.B"/>
        <table:table-column table:style-name="Table16.C"/>
        <text:soft-page-break/>
        <table:table-row table:style-name="TableLine2073227577536">
          <table:table-cell table:style-name="Table16.A1" office:value-type="string">
            <text:p text:style-name="Table_20_Heading">Function</text:p>
          </table:table-cell>
          <table:table-cell table:style-name="Table16.A1" office:value-type="string">
            <text:p text:style-name="P68"><text:span text:style-name="Source_20_Text">0x</text:span><text:span text:style-name="Source_20_Text"><text:span text:style-name="T60">1</text:span></text:span><text:span text:style-name="Source_20_Text"><text:span text:style-name="T61">1</text:span></text:span></text:p>
          </table:table-cell>
          <table:table-cell table:style-name="Table16.C1" office:value-type="string">
            <text:p text:style-name="P68"><text:span text:style-name="Source_20_Text">sys_</text:span><text:span text:style-name="Source_20_Text"><text:span text:style-name="T30">chan_read_</text:span></text:span><text:span text:style-name="Source_20_Text"><text:span text:style-name="T31">b</text:span></text:span></text:p>
          </table:table-cell>
        </table:table-row>
        <table:table-row table:style-name="TableLine2073227596576">
          <table:table-cell table:style-name="Table16.A2" office:value-type="string">
            <text:p text:style-name="Table_20_Heading">Description</text:p>
          </table:table-cell>
          <table:table-cell table:style-name="Table16.B2" table:number-columns-spanned="2" office:value-type="string">
            <text:p text:style-name="P33">Read <text:span text:style-name="T61">a single byte from the channel. Returns the byte, or 0 if none are available.</text:span></text:p>
          </table:table-cell>
          <table:covered-table-cell/>
        </table:table-row>
        <table:table-row table:style-name="TableLine2073227592768">
          <table:table-cell table:style-name="Table16.A2" office:value-type="string">
            <text:p text:style-name="Table_20_Heading">Prototype</text:p>
          </table:table-cell>
          <table:table-cell table:style-name="Table16.B2" table:number-columns-spanned="2" office:value-type="string">
            <text:p text:style-name="P82"><text:span text:style-name="Source_20_Text"><text:span text:style-name="T31">unsigned char</text:span></text:span><text:span text:style-name="Source_20_Text"> sys_</text:span><text:span text:style-name="Source_20_Text"><text:span text:style-name="T30">chan_read_</text:span></text:span><text:span text:style-name="Source_20_Text"><text:span text:style-name="T31">b</text:span></text:span><text:span text:style-name="Source_20_Text"><text:span text:style-name="T30">(short channel)</text:span></text:span></text:p>
          </table:table-cell>
          <table:covered-table-cell/>
        </table:table-row>
        <table:table-row table:style-name="TableLine2073227589776">
          <table:table-cell table:style-name="Table16.A2" office:value-type="string">
            <text:p text:style-name="Table_20_Heading">C Example</text:p>
          </table:table-cell>
          <table:table-cell table:style-name="Table16.B2" table:number-columns-spanned="2" office:value-type="string">
            <text:p text:style-name="P82"><text:span text:style-name="Source_20_Text"><text:span text:style-name="T60">short c = …; // The channel number</text:span></text:span></text:p>
            <text:p text:style-name="P82"><text:span text:style-name="Source_20_Text"><text:span text:style-name="T61">unsigned char b</text:span></text:span><text:span text:style-name="Source_20_Text"><text:span text:style-name="T60"> = </text:span></text:span><text:span text:style-name="Source_20_Text">sys_</text:span><text:span text:style-name="Source_20_Text"><text:span text:style-name="T60">chan_read_</text:span></text:span><text:span text:style-name="Source_20_Text"><text:span text:style-name="T61">b</text:span></text:span><text:span text:style-name="Source_20_Text"><text:span text:style-name="T27">(</text:span></text:span><text:span text:style-name="Source_20_Text"><text:span text:style-name="T30">c</text:span></text:span><text:span text:style-name="Source_20_Text"><text:span text:style-name="T27">);</text:span></text:span></text:p>
          </table:table-cell>
          <table:covered-table-cell/>
        </table:table-row>
        <table:table-row table:style-name="TableLine2073227588416">
          <table:table-cell table:style-name="Table16.A2" office:value-type="string">
            <text:p text:style-name="Table_20_Heading">Assembly</text:p>
          </table:table-cell>
          <table:table-cell table:style-name="Table16.B2" table:number-columns-spanned="2" office:value-type="string">
            <text:p text:style-name="P69"><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1">1</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8">chan_read</text:span></text:span></text:p>
            <text:p text:style-name="P175"><text:span text:style-name="Source_20_Text"><text:span text:style-name="T9">move.w chan,d1 <text:s text:c="2"/>; Channel number</text:span></text:span></text:p>
            <text:p text:style-name="P69"><text:span text:style-name="Source_20_Text">trap #15</text:span></text:p>
            <text:p text:style-name="P69"><text:span text:style-name="Source_20_Text">; </text:span><text:span text:style-name="Source_20_Text"><text:span text:style-name="T61">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073227594128">
          <table:table-cell table:style-name="Table17.A1" office:value-type="string">
            <text:p text:style-name="Table_20_Heading">Function</text:p>
          </table:table-cell>
          <table:table-cell table:style-name="Table17.A1" office:value-type="string">
            <text:p text:style-name="P112"><text:span text:style-name="Source_20_Text">0x</text:span><text:span text:style-name="Source_20_Text"><text:span text:style-name="T60">1</text:span></text:span><text:span text:style-name="Source_20_Text"><text:span text:style-name="T62">2</text:span></text:span></text:p>
          </table:table-cell>
          <table:table-cell table:style-name="Table17.C1" office:value-type="string">
            <text:p text:style-name="P112"><text:span text:style-name="Source_20_Text">sys_</text:span><text:span text:style-name="Source_20_Text"><text:span text:style-name="T30">chan_read_</text:span></text:span><text:span text:style-name="Source_20_Text"><text:span text:style-name="T32">line</text:span></text:span></text:p>
          </table:table-cell>
        </table:table-row>
        <table:table-row table:style-name="TableLine2073227590864">
          <table:table-cell table:style-name="Table17.A2" office:value-type="string">
            <text:p text:style-name="Table_20_Heading">Description</text:p>
          </table:table-cell>
          <table:table-cell table:style-name="Table17.B2" table:number-columns-spanned="2" office:value-type="string">
            <text:p text:style-name="P34">Read <text:span text:style-name="T62">a line of text from a channel (terminated by a newline character or by the end of the buffer). Returns the number of bytes read.</text:span></text:p>
          </table:table-cell>
          <table:covered-table-cell/>
        </table:table-row>
        <table:table-row table:style-name="TableLine2073227594672">
          <table:table-cell table:style-name="Table17.A2" office:value-type="string">
            <text:p text:style-name="Table_20_Heading">Prototype</text:p>
          </table:table-cell>
          <table:table-cell table:style-name="Table17.B2" table:number-columns-spanned="2" office:value-type="string">
            <text:p text:style-name="P83"><text:span text:style-name="Source_20_Text"><text:span text:style-name="T27">short</text:span></text:span><text:span text:style-name="Source_20_Text"> sys_</text:span><text:span text:style-name="Source_20_Text"><text:span text:style-name="T30">chan_read_</text:span></text:span><text:span text:style-name="Source_20_Text"><text:span text:style-name="T32">line</text:span></text:span><text:span text:style-name="Source_20_Text"><text:span text:style-name="T30">(short channel,</text:span></text:span></text:p>
            <text:p text:style-name="P83"><text:span text:style-name="Source_20_Text"><text:span text:style-name="T30"><text:s text:c="15"/>unsigned char * buffer, short size)</text:span></text:span></text:p>
          </table:table-cell>
          <table:covered-table-cell/>
        </table:table-row>
        <table:table-row table:style-name="TableLine2073227597392">
          <table:table-cell table:style-name="Table17.A2" office:value-type="string">
            <text:p text:style-name="Table_20_Heading">C Example</text:p>
          </table:table-cell>
          <table:table-cell table:style-name="Table17.B2" table:number-columns-spanned="2" office:value-type="string">
            <text:p text:style-name="P83"><text:span text:style-name="Source_20_Text"><text:span text:style-name="T60">short c = …; // The channel number</text:span></text:span></text:p>
            <text:p text:style-name="P83"><text:span text:style-name="Source_20_Text"><text:span text:style-name="T60">unsigned char buffer[128];</text:span></text:span></text:p>
            <text:p text:style-name="P83"><text:span text:style-name="Source_20_Text"><text:span text:style-name="T60">short n = </text:span></text:span><text:span text:style-name="Source_20_Text">sys_</text:span><text:span text:style-name="Source_20_Text"><text:span text:style-name="T60">chan_read_</text:span></text:span><text:span text:style-name="Source_20_Text"><text:span text:style-name="T62">line</text:span></text:span><text:span text:style-name="Source_20_Text"><text:span text:style-name="T27">(</text:span></text:span><text:span text:style-name="Source_20_Text"><text:span text:style-name="T30">c, buffer, 128</text:span></text:span><text:span text:style-name="Source_20_Text"><text:span text:style-name="T27">);</text:span></text:span></text:p>
          </table:table-cell>
          <table:covered-table-cell/>
        </table:table-row>
        <table:table-row table:style-name="TableLine2073227583248">
          <table:table-cell table:style-name="Table17.A2" office:value-type="string">
            <text:p text:style-name="Table_20_Heading">Assembly</text:p>
          </table:table-cell>
          <table:table-cell table:style-name="Table17.B2" table:number-columns-spanned="2" office:value-type="string">
            <text:p text:style-name="P113"><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2</text:span></text:span><text:span text:style-name="Source_20_Text"><text:span text:style-name="T57">,</text:span></text:span><text:span text:style-name="Source_20_Text">d0 <text:s text:c="3"/>; </text:span><text:span text:style-name="Source_20_Text"><text:span text:style-name="T56">Function: sys_</text:span></text:span><text:span text:style-name="Source_20_Text"><text:span text:style-name="T8">chan_read_</text:span></text:span><text:span text:style-name="Source_20_Text"><text:span text:style-name="T10">line</text:span></text:span></text:p>
            <text:p text:style-name="P113"><text:span text:style-name="Source_20_Text"><text:span text:style-name="T9">move.w chan,d1 <text:s text:c="3"/>; Channel number</text:span></text:span></text:p>
            <text:p text:style-name="P11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1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3"><text:span text:style-name="Source_20_Text">trap #15</text:span></text:p>
          </table:table-cell>
          <table:covered-table-cell/>
        </table:table-row>
      </table:table>
      <text:p text:style-name="P112"/>
      <table:table table:name="Table18" table:style-name="Table18">
        <table:table-column table:style-name="Table18.A"/>
        <table:table-column table:style-name="Table18.B"/>
        <table:table-column table:style-name="Table18.C"/>
        <table:table-row table:style-name="TableLine2073227582704">
          <table:table-cell table:style-name="Table18.A1" office:value-type="string">
            <text:p text:style-name="Table_20_Heading">Function</text:p>
          </table:table-cell>
          <table:table-cell table:style-name="Table18.A1" office:value-type="string">
            <text:p text:style-name="P112"><text:span text:style-name="Source_20_Text">0x</text:span><text:span text:style-name="Source_20_Text"><text:span text:style-name="T60">1</text:span></text:span><text:span text:style-name="Source_20_Text"><text:span text:style-name="T62">3</text:span></text:span></text:p>
          </table:table-cell>
          <table:table-cell table:style-name="Table18.C1" office:value-type="string">
            <text:p text:style-name="P112"><text:span text:style-name="Source_20_Text">sys_</text:span><text:span text:style-name="Source_20_Text"><text:span text:style-name="T30">chan_</text:span></text:span><text:span text:style-name="Source_20_Text"><text:span text:style-name="T32">write</text:span></text:span></text:p>
          </table:table-cell>
        </table:table-row>
        <table:table-row table:style-name="TableLine2073227594944">
          <table:table-cell table:style-name="Table18.A2" office:value-type="string">
            <text:p text:style-name="Table_20_Heading">Description</text:p>
          </table:table-cell>
          <table:table-cell table:style-name="Table18.B2" table:number-columns-spanned="2" office:value-type="string">
            <text:p text:style-name="P34"><text:span text:style-name="T62">Write</text:span> bytes <text:span text:style-name="T62">from a buffer to</text:span> a channel, given the number of the channel and the size of the buffer. Returns the number of bytes <text:span text:style-name="T62">written</text:span>.</text:p>
          </table:table-cell>
          <table:covered-table-cell/>
        </table:table-row>
        <table:table-row table:style-name="TableLine2073227589232">
          <table:table-cell table:style-name="Table18.A2" office:value-type="string">
            <text:p text:style-name="Table_20_Heading">Prototype</text:p>
          </table:table-cell>
          <table:table-cell table:style-name="Table18.B2" table:number-columns-spanned="2" office:value-type="string">
            <text:p text:style-name="P83"><text:span text:style-name="Source_20_Text"><text:span text:style-name="T27">short</text:span></text:span><text:span text:style-name="Source_20_Text"> sys_</text:span><text:span text:style-name="Source_20_Text"><text:span text:style-name="T30">chan_</text:span></text:span><text:span text:style-name="Source_20_Text"><text:span text:style-name="T32">write</text:span></text:span><text:span text:style-name="Source_20_Text"><text:span text:style-name="T30">(short channel,</text:span></text:span></text:p>
            <text:p text:style-name="P83"><text:span text:style-name="Source_20_Text"><text:span text:style-name="T30"><text:s text:c="11"/>unsigned char * buffer, short size)</text:span></text:span></text:p>
          </table:table-cell>
          <table:covered-table-cell/>
        </table:table-row>
        <table:table-row table:style-name="TableLine2073227589504">
          <table:table-cell table:style-name="Table18.A2" office:value-type="string">
            <text:p text:style-name="Table_20_Heading">C Example</text:p>
          </table:table-cell>
          <table:table-cell table:style-name="Table18.B2" table:number-columns-spanned="2" office:value-type="string">
            <text:p text:style-name="P83"><text:span text:style-name="Source_20_Text"><text:span text:style-name="T60">short c = …; // The channel number</text:span></text:span></text:p>
            <text:p text:style-name="P83"><text:span text:style-name="Source_20_Text"><text:span text:style-name="T60">unsigned char buffer[128];</text:span></text:span></text:p>
            <text:p text:style-name="P83"><text:span text:style-name="Source_20_Text"><text:span text:style-name="T60">short n = </text:span></text:span><text:span text:style-name="Source_20_Text">sys_</text:span><text:span text:style-name="Source_20_Text"><text:span text:style-name="T60">chan_</text:span></text:span><text:span text:style-name="Source_20_Text"><text:span text:style-name="T32">write</text:span></text:span><text:span text:style-name="Source_20_Text"><text:span text:style-name="T27">(</text:span></text:span><text:span text:style-name="Source_20_Text"><text:span text:style-name="T30">c, buffer, 128</text:span></text:span><text:span text:style-name="Source_20_Text"><text:span text:style-name="T27">);</text:span></text:span></text:p>
          </table:table-cell>
          <table:covered-table-cell/>
        </table:table-row>
        <table:table-row table:style-name="TableLine2073227593584">
          <table:table-cell table:style-name="Table18.A2" office:value-type="string">
            <text:p text:style-name="Table_20_Heading">Assembly</text:p>
          </table:table-cell>
          <table:table-cell table:style-name="Table18.B2" table:number-columns-spanned="2" office:value-type="string">
            <text:p text:style-name="P113"><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3</text:span></text:span><text:span text:style-name="Source_20_Text"><text:span text:style-name="T57">,</text:span></text:span><text:span text:style-name="Source_20_Text">d0 <text:s text:c="3"/>; </text:span><text:span text:style-name="Source_20_Text"><text:span text:style-name="T56">Function: sys_</text:span></text:span><text:span text:style-name="Source_20_Text"><text:span text:style-name="T8">chan_</text:span></text:span><text:span text:style-name="Source_20_Text"><text:span text:style-name="T11">write</text:span></text:span></text:p>
            <text:p text:style-name="P113"><text:span text:style-name="Source_20_Text"><text:span text:style-name="T9">move.w chan,d1 <text:s text:c="3"/>; Channel number</text:span></text:span></text:p>
            <text:p text:style-name="P11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1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3"><text:span text:style-name="Source_20_Text">trap #15</text:span></text:p>
          </table:table-cell>
          <table:covered-table-cell/>
        </table:table-row>
      </table:table>
      <text:p text:style-name="P112"><text:soft-page-break/></text:p>
      <table:table table:name="Table19" table:style-name="Table19">
        <table:table-column table:style-name="Table19.A"/>
        <table:table-column table:style-name="Table19.B"/>
        <table:table-column table:style-name="Table19.C"/>
        <table:table-row table:style-name="TableLine2073227590320">
          <table:table-cell table:style-name="Table19.A1" office:value-type="string">
            <text:p text:style-name="Table_20_Heading">Function</text:p>
          </table:table-cell>
          <table:table-cell table:style-name="Table19.A1" office:value-type="string">
            <text:p text:style-name="P112"><text:span text:style-name="Source_20_Text">0x</text:span><text:span text:style-name="Source_20_Text"><text:span text:style-name="T60">1</text:span></text:span><text:span text:style-name="Source_20_Text"><text:span text:style-name="T62">4</text:span></text:span></text:p>
          </table:table-cell>
          <table:table-cell table:style-name="Table19.C1" office:value-type="string">
            <text:p text:style-name="P112"><text:span text:style-name="Source_20_Text">sys_</text:span><text:span text:style-name="Source_20_Text"><text:span text:style-name="T30">chan_</text:span></text:span><text:span text:style-name="Source_20_Text"><text:span text:style-name="T32">write</text:span></text:span><text:span text:style-name="Source_20_Text"><text:span text:style-name="T30">_</text:span></text:span><text:span text:style-name="Source_20_Text"><text:span text:style-name="T31">b</text:span></text:span></text:p>
          </table:table-cell>
        </table:table-row>
        <table:table-row table:style-name="TableLine2073227581888">
          <table:table-cell table:style-name="Table19.A2" office:value-type="string">
            <text:p text:style-name="Table_20_Heading">Description</text:p>
          </table:table-cell>
          <table:table-cell table:style-name="Table19.B2" table:number-columns-spanned="2" office:value-type="string">
            <text:p text:style-name="P34"><text:span text:style-name="T62">Write</text:span> <text:span text:style-name="T61">a single byte </text:span><text:span text:style-name="T62">to</text:span><text:span text:style-name="T61"> the channel.</text:span></text:p>
          </table:table-cell>
          <table:covered-table-cell/>
        </table:table-row>
        <table:table-row table:style-name="TableLine2073227586784">
          <table:table-cell table:style-name="Table19.A2" office:value-type="string">
            <text:p text:style-name="Table_20_Heading">Prototype</text:p>
          </table:table-cell>
          <table:table-cell table:style-name="Table19.B2" table:number-columns-spanned="2" office:value-type="string">
            <text:p text:style-name="P83"><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2">write</text:span></text:span><text:span text:style-name="Source_20_Text"><text:span text:style-name="T30">_</text:span></text:span><text:span text:style-name="Source_20_Text"><text:span text:style-name="T31">b</text:span></text:span><text:span text:style-name="Source_20_Text"><text:span text:style-name="T30">(short channel, </text:span></text:span><text:span text:style-name="Source_20_Text"><text:span text:style-name="T32">unsigned char b</text:span></text:span><text:span text:style-name="Source_20_Text"><text:span text:style-name="T30">)</text:span></text:span></text:p>
          </table:table-cell>
          <table:covered-table-cell/>
        </table:table-row>
        <table:table-row table:style-name="TableLine2073227584336">
          <table:table-cell table:style-name="Table19.A2" office:value-type="string">
            <text:p text:style-name="Table_20_Heading">C Example</text:p>
          </table:table-cell>
          <table:table-cell table:style-name="Table19.B2" table:number-columns-spanned="2" office:value-type="string">
            <text:p text:style-name="P83"><text:span text:style-name="Source_20_Text"><text:span text:style-name="T60">short c = …; // The channel number</text:span></text:span></text:p>
            <text:p text:style-name="P83"><text:span text:style-name="Source_20_Text">sys_</text:span><text:span text:style-name="Source_20_Text"><text:span text:style-name="T60">chan_</text:span></text:span><text:span text:style-name="Source_20_Text"><text:span text:style-name="T128">write</text:span></text:span><text:span text:style-name="Source_20_Text"><text:span text:style-name="T60">_</text:span></text:span><text:span text:style-name="Source_20_Text"><text:span text:style-name="T61">b</text:span></text:span><text:span text:style-name="Source_20_Text"><text:span text:style-name="T27">(</text:span></text:span><text:span text:style-name="Source_20_Text"><text:span text:style-name="T32">c, 0x41</text:span></text:span><text:span text:style-name="Source_20_Text"><text:span text:style-name="T27">);</text:span></text:span></text:p>
          </table:table-cell>
          <table:covered-table-cell/>
        </table:table-row>
        <table:table-row table:style-name="TableLine2073227584608">
          <table:table-cell table:style-name="Table19.A2" office:value-type="string">
            <text:p text:style-name="Table_20_Heading">Assembly</text:p>
          </table:table-cell>
          <table:table-cell table:style-name="Table19.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4</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13"><text:span text:style-name="Source_20_Text"><text:span text:style-name="T9">move.w chan,d1 <text:s text:c="2"/>; Channel number</text:span></text:span></text:p>
            <text:p text:style-name="P113"><text:span text:style-name="Source_20_Text"><text:span text:style-name="T10">move.b #$41,d2 <text:s text:c="2"/>; The byte to write</text:span></text:span></text:p>
            <text:p text:style-name="P113"><text:span text:style-name="Source_20_Text">trap #15</text:span></text:p>
          </table:table-cell>
          <table:covered-table-cell/>
        </table:table-row>
      </table:table>
      <text:p text:style-name="P112"/>
      <table:table table:name="Table20" table:style-name="Table20">
        <table:table-column table:style-name="Table20.A"/>
        <table:table-column table:style-name="Table20.B"/>
        <table:table-column table:style-name="Table20.C"/>
        <table:table-row table:style-name="TableLine2073227581072">
          <table:table-cell table:style-name="Table20.A1" office:value-type="string">
            <text:p text:style-name="Table_20_Heading">Function</text:p>
          </table:table-cell>
          <table:table-cell table:style-name="Table20.A1" office:value-type="string">
            <text:p text:style-name="P112"><text:span text:style-name="Source_20_Text">0x</text:span><text:span text:style-name="Source_20_Text"><text:span text:style-name="T60">1</text:span></text:span><text:span text:style-name="Source_20_Text"><text:span text:style-name="T62">5</text:span></text:span></text:p>
          </table:table-cell>
          <table:table-cell table:style-name="Table20.C1" office:value-type="string">
            <text:p text:style-name="P112"><text:span text:style-name="Source_20_Text">sys_</text:span><text:span text:style-name="Source_20_Text"><text:span text:style-name="T30">chan_</text:span></text:span><text:span text:style-name="Source_20_Text"><text:span text:style-name="T32">flush</text:span></text:span></text:p>
          </table:table-cell>
        </table:table-row>
        <table:table-row table:style-name="TableLine2073227582160">
          <table:table-cell table:style-name="Table20.A2" office:value-type="string">
            <text:p text:style-name="Table_20_Heading">Description</text:p>
          </table:table-cell>
          <table:table-cell table:style-name="Table20.B2" table:number-columns-spanned="2" office:value-type="string">
            <text:p text:style-name="P35">Ensure any pending writes to a channel are completed.</text:p>
          </table:table-cell>
          <table:covered-table-cell/>
        </table:table-row>
        <table:table-row table:style-name="TableLine2073227585152">
          <table:table-cell table:style-name="Table20.A2" office:value-type="string">
            <text:p text:style-name="Table_20_Heading">Prototype</text:p>
          </table:table-cell>
          <table:table-cell table:style-name="Table20.B2" table:number-columns-spanned="2" office:value-type="string">
            <text:p text:style-name="P83"><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2">flush</text:span></text:span><text:span text:style-name="Source_20_Text"><text:span text:style-name="T30">(short channel)</text:span></text:span></text:p>
          </table:table-cell>
          <table:covered-table-cell/>
        </table:table-row>
        <table:table-row table:style-name="TableLine2073227585424">
          <table:table-cell table:style-name="Table20.A2" office:value-type="string">
            <text:p text:style-name="Table_20_Heading">C Example</text:p>
          </table:table-cell>
          <table:table-cell table:style-name="Table20.B2" table:number-columns-spanned="2" office:value-type="string">
            <text:p text:style-name="P83"><text:span text:style-name="Source_20_Text"><text:span text:style-name="T60">short c = …; // The channel number</text:span></text:span></text:p>
            <text:p text:style-name="P83"><text:span text:style-name="Source_20_Text">sys_</text:span><text:span text:style-name="Source_20_Text"><text:span text:style-name="T60">chan_</text:span></text:span><text:span text:style-name="Source_20_Text"><text:span text:style-name="T62">flush</text:span></text:span><text:span text:style-name="Source_20_Text"><text:span text:style-name="T27">(</text:span></text:span><text:span text:style-name="Source_20_Text"><text:span text:style-name="T32">c</text:span></text:span><text:span text:style-name="Source_20_Text"><text:span text:style-name="T27">);</text:span></text:span></text:p>
          </table:table-cell>
          <table:covered-table-cell/>
        </table:table-row>
        <table:table-row table:style-name="TableLine2073227585968">
          <table:table-cell table:style-name="Table20.A2" office:value-type="string">
            <text:p text:style-name="Table_20_Heading">Assembly</text:p>
          </table:table-cell>
          <table:table-cell table:style-name="Table20.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5</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8">chan_</text:span></text:span><text:span text:style-name="Source_20_Text"><text:span text:style-name="T10">flush</text:span></text:span></text:p>
            <text:p text:style-name="P113"><text:span text:style-name="Source_20_Text"><text:span text:style-name="T9">move.w chan,d1 <text:s text:c="2"/>; Channel number</text:span></text:span></text:p>
            <text:p text:style-name="P113"><text:span text:style-name="Source_20_Text">trap #15</text:span></text:p>
          </table:table-cell>
          <table:covered-table-cell/>
        </table:table-row>
      </table:table>
      <text:p text:style-name="P112"/>
      <table:table table:name="Table21" table:style-name="Table21">
        <table:table-column table:style-name="Table21.A"/>
        <table:table-column table:style-name="Table21.B"/>
        <table:table-column table:style-name="Table21.C"/>
        <table:table-row table:style-name="TableLine2073227592496">
          <table:table-cell table:style-name="Table21.A1" office:value-type="string">
            <text:p text:style-name="Table_20_Heading">Function</text:p>
          </table:table-cell>
          <table:table-cell table:style-name="Table21.A1" office:value-type="string">
            <text:p text:style-name="P112"><text:span text:style-name="Source_20_Text">0x</text:span><text:span text:style-name="Source_20_Text"><text:span text:style-name="T60">1</text:span></text:span><text:span text:style-name="Source_20_Text"><text:span text:style-name="T62">6</text:span></text:span></text:p>
          </table:table-cell>
          <table:table-cell table:style-name="Table21.C1" office:value-type="string">
            <text:p text:style-name="P112"><text:span text:style-name="Source_20_Text">sys_</text:span><text:span text:style-name="Source_20_Text"><text:span text:style-name="T30">chan_</text:span></text:span><text:span text:style-name="Source_20_Text"><text:span text:style-name="T32">seek</text:span></text:span></text:p>
          </table:table-cell>
        </table:table-row>
        <table:table-row table:style-name="TableLine2073227607728">
          <table:table-cell table:style-name="Table21.A2" office:value-type="string">
            <text:p text:style-name="Table_20_Heading">Description</text:p>
          </table:table-cell>
          <table:table-cell table:style-name="Table21.B2" table:number-columns-spanned="2" office:value-type="string">
            <text:p text:style-name="P35">Set the position of the input/output cursor. This function may not be honored by a given channel as not all channels are “seekable.” In addition to the usual channel parameter, the function takes two other parameters:</text:p>
            <text:list xml:id="list1009438806" text:style-name="L4">
              <text:list-item>
                <text:p text:style-name="P240"><text:span text:style-name="Source_20_Text">position</text:span> = the new position for the cursor</text:p>
              </text:list-item>
              <text:list-item>
                <text:p text:style-name="P240"><text:span text:style-name="Source_20_Text">base</text:span> = whether the position is absolute (0), or relative to the current position (1).</text:p>
              </text:list-item>
            </text:list>
          </table:table-cell>
          <table:covered-table-cell/>
        </table:table-row>
        <table:table-row table:style-name="TableLine2073227598480">
          <table:table-cell table:style-name="Table21.A2" office:value-type="string">
            <text:p text:style-name="Table_20_Heading">Prototype</text:p>
          </table:table-cell>
          <table:table-cell table:style-name="Table21.B2" table:number-columns-spanned="2" office:value-type="string">
            <text:p text:style-name="P83"><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2">seek</text:span></text:span><text:span text:style-name="Source_20_Text"><text:span text:style-name="T30">(short channel,</text:span></text:span></text:p>
            <text:p text:style-name="P83"><text:span text:style-name="Source_20_Text"><text:span text:style-name="T30"><text:s text:c="21"/></text:span></text:span><text:span text:style-name="Source_20_Text"><text:span text:style-name="T32">long position, short base</text:span></text:span><text:span text:style-name="Source_20_Text"><text:span text:style-name="T30">)</text:span></text:span></text:p>
          </table:table-cell>
          <table:covered-table-cell/>
        </table:table-row>
        <table:table-row table:style-name="TableLine2073227603648">
          <table:table-cell table:style-name="Table21.A2" office:value-type="string">
            <text:p text:style-name="Table_20_Heading">C Example</text:p>
          </table:table-cell>
          <table:table-cell table:style-name="Table21.B2" table:number-columns-spanned="2" office:value-type="string">
            <text:p text:style-name="P83"><text:span text:style-name="Source_20_Text"><text:span text:style-name="T60">short c = …; // The channel number</text:span></text:span></text:p>
            <text:p text:style-name="P83"><text:span text:style-name="Source_20_Text">sys_</text:span><text:span text:style-name="Source_20_Text"><text:span text:style-name="T60">chan_</text:span></text:span><text:span text:style-name="Source_20_Text"><text:span text:style-name="T63">seek</text:span></text:span><text:span text:style-name="Source_20_Text"><text:span text:style-name="T27">(</text:span></text:span><text:span text:style-name="Source_20_Text"><text:span text:style-name="T32">c, -</text:span></text:span><text:span text:style-name="Source_20_Text"><text:span text:style-name="T33">10, 1</text:span></text:span><text:span text:style-name="Source_20_Text"><text:span text:style-name="T27">); // </text:span></text:span><text:span text:style-name="Source_20_Text"><text:span text:style-name="T33">Move the point back 10 bytes</text:span></text:span></text:p>
          </table:table-cell>
          <table:covered-table-cell/>
        </table:table-row>
        <table:table-row table:style-name="TableLine2073227602560">
          <table:table-cell table:style-name="Table21.A2" office:value-type="string">
            <text:p text:style-name="Table_20_Heading">Assembly</text:p>
          </table:table-cell>
          <table:table-cell table:style-name="Table21.B2" table:number-columns-spanned="2" office:value-type="string">
            <text:p text:style-name="P113"><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3">6</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1">seek</text:span></text:span></text:p>
            <text:p text:style-name="P113"><text:span text:style-name="Source_20_Text"><text:span text:style-name="T9">move.w chan,d1 <text:s text:c="6"/>; Channel number</text:span></text:span></text:p>
            <text:p text:style-name="P115"><text:span text:style-name="Source_20_Text"><text:span text:style-name="T11">move.l #$FFFFFFFF,d2 ; Position: -1 </text:span></text:span></text:p>
            <text:p text:style-name="P115"><text:span text:style-name="Source_20_Text"><text:span text:style-name="T11">move.w #1,d3 <text:s text:c="8"/>; Base: relative</text:span></text:span></text:p>
            <text:p text:style-name="P113"><text:span text:style-name="Source_20_Text">trap #15</text:span></text:p>
          </table:table-cell>
          <table:covered-table-cell/>
        </table:table-row>
      </table:table>
      <text:p text:style-name="P112"><text:soft-page-break/></text:p>
      <table:table table:name="Table22" table:style-name="Table22">
        <table:table-column table:style-name="Table22.A"/>
        <table:table-column table:style-name="Table22.B"/>
        <table:table-column table:style-name="Table22.C"/>
        <table:table-row table:style-name="TableLine2073227605008">
          <table:table-cell table:style-name="Table22.A1" office:value-type="string">
            <text:p text:style-name="Table_20_Heading">Function</text:p>
          </table:table-cell>
          <table:table-cell table:style-name="Table22.A1" office:value-type="string">
            <text:p text:style-name="P114"><text:span text:style-name="Source_20_Text">0x</text:span><text:span text:style-name="Source_20_Text"><text:span text:style-name="T60">1</text:span></text:span><text:span text:style-name="Source_20_Text"><text:span text:style-name="T63">7</text:span></text:span></text:p>
          </table:table-cell>
          <table:table-cell table:style-name="Table22.C1" office:value-type="string">
            <text:p text:style-name="P114"><text:span text:style-name="Source_20_Text">sys_</text:span><text:span text:style-name="Source_20_Text"><text:span text:style-name="T30">chan_</text:span></text:span><text:span text:style-name="Source_20_Text"><text:span text:style-name="T33">status</text:span></text:span></text:p>
          </table:table-cell>
        </table:table-row>
        <table:table-row table:style-name="TableLine2073227602016">
          <table:table-cell table:style-name="Table22.A2" office:value-type="string">
            <text:p text:style-name="Table_20_Heading">Description</text:p>
          </table:table-cell>
          <table:table-cell table:style-name="Table22.B2" table:number-columns-spanned="2" office:value-type="string">
            <text:p text:style-name="P37">Gets the status of the channel. The meaning of the status bits is channel-specific, but four bits are recommended as standard:</text:p>
            <text:list xml:id="list4124315297" text:style-name="L5">
              <text:list-item>
                <text:p text:style-name="P241">0x01: The channel has reached the end of its data</text:p>
              </text:list-item>
              <text:list-item>
                <text:p text:style-name="P241">0x02: The channel has encountered an error</text:p>
              </text:list-item>
              <text:list-item>
                <text:p text:style-name="P241">0x04: The channel has data that can be read</text:p>
              </text:list-item>
              <text:list-item>
                <text:p text:style-name="P241">0x08: The channel can accept data</text:p>
              </text:list-item>
            </text:list>
          </table:table-cell>
          <table:covered-table-cell/>
        </table:table-row>
        <table:table-row table:style-name="TableLine2073227609360">
          <table:table-cell table:style-name="Table22.A2" office:value-type="string">
            <text:p text:style-name="Table_20_Heading">Prototype</text:p>
          </table:table-cell>
          <table:table-cell table:style-name="Table22.B2" table:number-columns-spanned="2" office:value-type="string">
            <text:p text:style-name="P84"><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3">status</text:span></text:span><text:span text:style-name="Source_20_Text"><text:span text:style-name="T30">(short channel)</text:span></text:span></text:p>
          </table:table-cell>
          <table:covered-table-cell/>
        </table:table-row>
        <table:table-row table:style-name="TableLine2073227614800">
          <table:table-cell table:style-name="Table22.A2" office:value-type="string">
            <text:p text:style-name="Table_20_Heading">C Example</text:p>
          </table:table-cell>
          <table:table-cell table:style-name="Table22.B2" table:number-columns-spanned="2" office:value-type="string">
            <text:p text:style-name="P84"><text:span text:style-name="Source_20_Text"><text:span text:style-name="T60">short c = …; // The channel number</text:span></text:span></text:p>
            <text:p text:style-name="P84"><text:span text:style-name="Source_20_Text">sys_</text:span><text:span text:style-name="Source_20_Text"><text:span text:style-name="T60">chan_</text:span></text:span><text:span text:style-name="Source_20_Text"><text:span text:style-name="T33">status</text:span></text:span><text:span text:style-name="Source_20_Text"><text:span text:style-name="T27">(</text:span></text:span><text:span text:style-name="Source_20_Text"><text:span text:style-name="T32">c</text:span></text:span><text:span text:style-name="Source_20_Text"><text:span text:style-name="T27">);</text:span></text:span></text:p>
          </table:table-cell>
          <table:covered-table-cell/>
        </table:table-row>
        <table:table-row table:style-name="TableLine2073227608272">
          <table:table-cell table:style-name="Table22.A2" office:value-type="string">
            <text:p text:style-name="Table_20_Heading">Assembly</text:p>
          </table:table-cell>
          <table:table-cell table:style-name="Table22.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3">7</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1">status</text:span></text:span></text:p>
            <text:p text:style-name="P115"><text:span text:style-name="Source_20_Text"><text:span text:style-name="T9">move.w chan,d1 <text:s text:c="6"/>; Channel number</text:span></text:span></text:p>
            <text:p text:style-name="P115"><text:span text:style-name="Source_20_Text">trap #15</text:span></text:p>
          </table:table-cell>
          <table:covered-table-cell/>
        </table:table-row>
      </table:table>
      <text:p text:style-name="P114"/>
      <table:table table:name="Table23" table:style-name="Table23">
        <table:table-column table:style-name="Table23.A"/>
        <table:table-column table:style-name="Table23.B"/>
        <table:table-column table:style-name="Table23.C"/>
        <table:table-row table:style-name="TableLine2073227604464">
          <table:table-cell table:style-name="Table23.A1" office:value-type="string">
            <text:p text:style-name="Table_20_Heading">Function</text:p>
          </table:table-cell>
          <table:table-cell table:style-name="Table23.A1" office:value-type="string">
            <text:p text:style-name="P114"><text:span text:style-name="Source_20_Text">0x</text:span><text:span text:style-name="Source_20_Text"><text:span text:style-name="T60">1</text:span></text:span><text:span text:style-name="Source_20_Text"><text:span text:style-name="T63">8</text:span></text:span></text:p>
          </table:table-cell>
          <table:table-cell table:style-name="Table23.C1" office:value-type="string">
            <text:p text:style-name="P114"><text:span text:style-name="Source_20_Text">sys_</text:span><text:span text:style-name="Source_20_Text"><text:span text:style-name="T30">chan_</text:span></text:span><text:span text:style-name="Source_20_Text"><text:span text:style-name="T33">ioctrl</text:span></text:span></text:p>
          </table:table-cell>
        </table:table-row>
        <table:table-row table:style-name="TableLine2073227602832">
          <table:table-cell table:style-name="Table23.A2" office:value-type="string">
            <text:p text:style-name="Table_20_Heading">Description</text:p>
          </table:table-cell>
          <table:table-cell table:style-name="Table23.B2" table:number-columns-spanned="2" office:value-type="string">
            <text:p text:style-name="P37">Send a command to a channel. The mapping of commands and their actions are channel-specific. The return value is also channel and command-specific. In addition to the channel number, the function takes three arguments:</text:p>
            <text:list xml:id="list3615310864" text:style-name="L6">
              <text:list-item>
                <text:p text:style-name="P242"><text:span text:style-name="Source_20_Text">command</text:span>: the number of the command to execute</text:p>
              </text:list-item>
              <text:list-item>
                <text:p text:style-name="P242"><text:span text:style-name="Source_20_Text">buffer</text:span>: an array of bytes to serve as additional data for the command (may be null)</text:p>
              </text:list-item>
              <text:list-item>
                <text:p text:style-name="P242"><text:span text:style-name="Source_20_Text">size</text:span>: the number of bytes in the buffer</text:p>
              </text:list-item>
            </text:list>
          </table:table-cell>
          <table:covered-table-cell/>
        </table:table-row>
        <table:table-row table:style-name="TableLine2073227603104">
          <table:table-cell table:style-name="Table23.A2" office:value-type="string">
            <text:p text:style-name="Table_20_Heading">Prototype</text:p>
          </table:table-cell>
          <table:table-cell table:style-name="Table23.B2" table:number-columns-spanned="2" office:value-type="string">
            <text:p text:style-name="P84"><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3">ioctrl</text:span></text:span><text:span text:style-name="Source_20_Text"><text:span text:style-name="T30">(short channel, </text:span></text:span><text:span text:style-name="Source_20_Text"><text:span text:style-name="T33">short command,</text:span></text:span></text:p>
            <text:p text:style-name="P84"><text:span text:style-name="Source_20_Text"><text:span text:style-name="T33"><text:s text:c="12"/>unsigned char * buffer, short size</text:span></text:span><text:span text:style-name="Source_20_Text"><text:span text:style-name="T30">)</text:span></text:span></text:p>
          </table:table-cell>
          <table:covered-table-cell/>
        </table:table-row>
        <table:table-row table:style-name="TableLine2073227608544">
          <table:table-cell table:style-name="Table23.A2" office:value-type="string">
            <text:p text:style-name="Table_20_Heading">C Example</text:p>
          </table:table-cell>
          <table:table-cell table:style-name="Table23.B2" table:number-columns-spanned="2" office:value-type="string">
            <text:p text:style-name="P84"><text:span text:style-name="Source_20_Text"><text:span text:style-name="T60">short c = …; <text:s text:c="18"/>// The channel number</text:span></text:span></text:p>
            <text:p text:style-name="P84"><text:span text:style-name="Source_20_Text"><text:span text:style-name="T63">short cmd = …; <text:s text:c="16"/>// The command</text:span></text:span></text:p>
            <text:p text:style-name="P114"><text:span text:style-name="Source_20_Text"><text:span text:style-name="T63">short r = </text:span></text:span><text:span text:style-name="Source_20_Text">sys_</text:span><text:span text:style-name="Source_20_Text"><text:span text:style-name="T60">chan_</text:span></text:span><text:span text:style-name="Source_20_Text"><text:span text:style-name="T33">status</text:span></text:span><text:span text:style-name="Source_20_Text"><text:span text:style-name="T27">(</text:span></text:span><text:span text:style-name="Source_20_Text"><text:span text:style-name="T32">c, </text:span></text:span><text:span text:style-name="Source_20_Text"><text:span text:style-name="T33">cmd, 0, 0</text:span></text:span><text:span text:style-name="Source_20_Text"><text:span text:style-name="T27">); // </text:span></text:span><text:span text:style-name="Source_20_Text"><text:span text:style-name="T33">Send simple command</text:span></text:span></text:p>
          </table:table-cell>
          <table:covered-table-cell/>
        </table:table-row>
        <table:table-row table:style-name="TableLine2073227605552">
          <table:table-cell table:style-name="Table23.A2" office:value-type="string">
            <text:p text:style-name="Table_20_Heading">Assembly</text:p>
          </table:table-cell>
          <table:table-cell table:style-name="Table23.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3">8</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1">ioctrl</text:span></text:span></text:p>
            <text:p text:style-name="P115"><text:span text:style-name="Source_20_Text"><text:span text:style-name="T9">move.w chan,d1 <text:s text:c="6"/>; Channel number</text:span></text:span></text:p>
            <text:p text:style-name="P115"><text:span text:style-name="Source_20_Text"><text:span text:style-name="T11">move.w #1,d2 <text:s text:c="8"/>; Command 1</text:span></text:span></text:p>
            <text:p text:style-name="P115"><text:span text:style-name="Source_20_Text"><text:span text:style-name="T11">move.l #0,d3 <text:s text:c="8"/>; Null buffer</text:span></text:span></text:p>
            <text:p text:style-name="P115"><text:span text:style-name="Source_20_Text"><text:span text:style-name="T11">move.w #0,d4 <text:s text:c="8"/>; Buffer is empty</text:span></text:span></text:p>
            <text:p text:style-name="P115"><text:span text:style-name="Source_20_Text">trap #15</text:span></text:p>
            <text:p text:style-name="P115"><text:span text:style-name="Source_20_Text">; </text:span><text:span text:style-name="Source_20_Text"><text:span text:style-name="T63">Result is in D0</text:span></text:span></text:p>
          </table:table-cell>
          <table:covered-table-cell/>
        </table:table-row>
      </table:table>
      <text:p text:style-name="P114"><text:soft-page-break/></text:p>
      <table:table table:name="Table64" table:style-name="Table64">
        <table:table-column table:style-name="Table64.A"/>
        <table:table-column table:style-name="Table64.B"/>
        <table:table-column table:style-name="Table64.C"/>
        <table:table-row table:style-name="TableLine2073227599568">
          <table:table-cell table:style-name="Table64.A1" office:value-type="string">
            <text:p text:style-name="P168">Function</text:p>
          </table:table-cell>
          <table:table-cell table:style-name="Table64.A1" office:value-type="string">
            <text:p text:style-name="P166"><text:span text:style-name="Source_20_Text">0x</text:span><text:span text:style-name="Source_20_Text"><text:span text:style-name="T60">1</text:span></text:span><text:span text:style-name="Source_20_Text"><text:span text:style-name="T63">9</text:span></text:span></text:p>
          </table:table-cell>
          <table:table-cell table:style-name="Table64.C1" office:value-type="string">
            <text:p text:style-name="P166"><text:span text:style-name="Source_20_Text">sys_</text:span><text:span text:style-name="Source_20_Text"><text:span text:style-name="T30">chan_</text:span></text:span><text:span text:style-name="Source_20_Text"><text:span text:style-name="T33">register</text:span></text:span></text:p>
          </table:table-cell>
        </table:table-row>
        <table:table-row table:style-name="TableLine2073227613440">
          <table:table-cell table:style-name="Table64.A2" office:value-type="string">
            <text:p text:style-name="P168">Description</text:p>
          </table:table-cell>
          <table:table-cell table:style-name="Table64.B2" table:number-columns-spanned="2" office:value-type="string">
            <text:p text:style-name="P39">Register a device driver for a channel device. <text:span text:style-name="T64">A device driver consists of a structure that specifies the name and number of the device as well as the various handler functions that implement the channel calls on a channel for that device.</text:span></text:p>
            <text:p text:style-name="P41">See the section “Extending the System” below for more information.</text:p>
          </table:table-cell>
          <table:covered-table-cell/>
        </table:table-row>
        <table:table-row table:style-name="TableLine2073227611536">
          <table:table-cell table:style-name="Table64.A2" office:value-type="string">
            <text:p text:style-name="P168">Prototype</text:p>
          </table:table-cell>
          <table:table-cell table:style-name="Table64.B2" table:number-columns-spanned="2" office:value-type="string">
            <text:p text:style-name="P99"><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4">register</text:span></text:span><text:span text:style-name="Source_20_Text"><text:span text:style-name="T30">(</text:span></text:span><text:span text:style-name="Source_20_Text"><text:span text:style-name="T34">struct s_dev_chan *device</text:span></text:span><text:span text:style-name="Source_20_Text"><text:span text:style-name="T30">)</text:span></text:span></text:p>
          </table:table-cell>
          <table:covered-table-cell/>
        </table:table-row>
        <table:table-row table:style-name="TableLine2073227602288">
          <table:table-cell table:style-name="Table64.A2" office:value-type="string">
            <text:p text:style-name="P168">C Example</text:p>
          </table:table-cell>
          <table:table-cell table:style-name="Table64.B2" table:number-columns-spanned="2" office:value-type="string">
            <text:p text:style-name="P99"><text:span text:style-name="Source_20_Text"><text:span text:style-name="T64">struct s_dev_chan dev;</text:span></text:span></text:p>
            <text:p text:style-name="P166"><text:span text:style-name="Source_20_Text"><text:span text:style-name="T63">short r = </text:span></text:span><text:span text:style-name="Source_20_Text">sys_</text:span><text:span text:style-name="Source_20_Text"><text:span text:style-name="T60">chan_</text:span></text:span><text:span text:style-name="Source_20_Text"><text:span text:style-name="T34">register</text:span></text:span><text:span text:style-name="Source_20_Text"><text:span text:style-name="T27">(</text:span></text:span><text:span text:style-name="Source_20_Text"><text:span text:style-name="T34">&amp;dev</text:span></text:span><text:span text:style-name="Source_20_Text"><text:span text:style-name="T27">); // </text:span></text:span><text:span text:style-name="Source_20_Text"><text:span text:style-name="T34">Register the driver</text:span></text:span></text:p>
          </table:table-cell>
          <table:covered-table-cell/>
        </table:table-row>
        <table:table-row table:style-name="TableLine2073227613984">
          <table:table-cell table:style-name="Table64.A2" office:value-type="string">
            <text:p text:style-name="P168">Assembly</text:p>
          </table:table-cell>
          <table:table-cell table:style-name="Table64.B2" table:number-columns-spanned="2" office:value-type="string">
            <text:p text:style-name="P167"><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4">9</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6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67"><text:span text:style-name="Source_20_Text">trap #15</text:span></text:p>
          </table:table-cell>
          <table:covered-table-cell/>
        </table:table-row>
      </table:table>
      <text:p text:style-name="P166"/>
      <table:table table:name="Table65" table:style-name="Table65">
        <table:table-column table:style-name="Table65.A"/>
        <table:table-column table:style-name="Table65.B"/>
        <table:table-column table:style-name="Table65.C"/>
        <table:table-row table:style-name="TableLine2073227604192">
          <table:table-cell table:style-name="Table65.A1" office:value-type="string">
            <text:p text:style-name="P168">Function</text:p>
          </table:table-cell>
          <table:table-cell table:style-name="Table65.A1" office:value-type="string">
            <text:p text:style-name="P166"><text:span text:style-name="Source_20_Text">0x</text:span><text:span text:style-name="Source_20_Text"><text:span text:style-name="T60">1</text:span></text:span><text:span text:style-name="Source_20_Text"><text:span text:style-name="T116">A</text:span></text:span></text:p>
          </table:table-cell>
          <table:table-cell table:style-name="Table65.C1" office:value-type="string">
            <text:p text:style-name="P166"><text:span text:style-name="Source_20_Text">sys_</text:span><text:span text:style-name="Source_20_Text"><text:span text:style-name="T30">chan_</text:span></text:span><text:span text:style-name="Source_20_Text"><text:span text:style-name="T51">open</text:span></text:span></text:p>
          </table:table-cell>
        </table:table-row>
        <table:table-row table:style-name="TableLine2073227607184">
          <table:table-cell table:style-name="Table65.A2" office:value-type="string">
            <text:p text:style-name="P168">Description</text:p>
          </table:table-cell>
          <table:table-cell table:style-name="Table65.B2" table:number-columns-spanned="2" office:value-type="string">
            <text:p text:style-name="P62">Open a channel device for reading or writing.</text:p>
            <text:p text:style-name="P62">Takes three arguments:</text:p>
            <text:list xml:id="list2561156470" text:style-name="L7">
              <text:list-item>
                <text:p text:style-name="P244"><text:span text:style-name="Source_20_Text">dev</text:span>: the number of the device to open</text:p>
              </text:list-item>
              <text:list-item>
                <text:p text:style-name="P244"><text:span text:style-name="Source_20_Text">path</text:span>: a device-specific string describing any particular resource/or parameters for the connection. This might be ignored by the channel device, if it is irrelevant.</text:p>
              </text:list-item>
              <text:list-item>
                <text:p text:style-name="P244"><text:span text:style-name="Source_20_Text">mode</text:span>: a bit field specifying if the connection is for reading (0x01) or writing (0x02). A channel device might ignore this, if the direction is inherent.</text:p>
              </text:list-item>
            </text:list>
            <text:p text:style-name="P62">Returns the channel number (if positive) or an error code (if negative).</text:p>
          </table:table-cell>
          <table:covered-table-cell/>
        </table:table-row>
        <table:table-row table:style-name="TableLine2073227607456">
          <table:table-cell table:style-name="Table65.A2" office:value-type="string">
            <text:p text:style-name="P168">Prototype</text:p>
          </table:table-cell>
          <table:table-cell table:style-name="Table65.B2" table:number-columns-spanned="2" office:value-type="string">
            <text:p text:style-name="P99"><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51">open(short dev,</text:span></text:span></text:p>
            <text:p text:style-name="P99"><text:span text:style-name="Source_20_Text"><text:span text:style-name="T51"><text:s text:c="15"/>const char *path,</text:span></text:span></text:p>
            <text:p text:style-name="P99"><text:span text:style-name="Source_20_Text"><text:span text:style-name="T51"><text:s text:c="20"/>short mode)</text:span></text:span></text:p>
          </table:table-cell>
          <table:covered-table-cell/>
        </table:table-row>
        <table:table-row table:style-name="TableLine2073227613168">
          <table:table-cell table:style-name="Table65.A2" office:value-type="string">
            <text:p text:style-name="P168">C Example</text:p>
          </table:table-cell>
          <table:table-cell table:style-name="Table65.B2" table:number-columns-spanned="2" office:value-type="string">
            <text:p text:style-name="P166"><text:span text:style-name="Source_20_Text">// </text:span><text:span text:style-name="Source_20_Text"><text:span text:style-name="T119">S</text:span></text:span><text:span text:style-name="Source_20_Text"><text:span text:style-name="T117">erial port:</text:span></text:span><text:span text:style-name="Source_20_Text"> </text:span><text:span text:style-name="Source_20_Text"><text:span text:style-name="T117">9600bps, 8-data bits, </text:span></text:span><text:span text:style-name="Source_20_Text"><text:span text:style-name="T119">1 </text:span></text:span><text:span text:style-name="Source_20_Text"><text:span text:style-name="T117">stop bit, no parity</text:span></text:span></text:p>
            <text:p text:style-name="P166"><text:span text:style-name="Source_20_Text"><text:span text:style-name="T116">short </text:span></text:span><text:span text:style-name="Source_20_Text"><text:span text:style-name="T52">chan</text:span></text:span><text:span text:style-name="Source_20_Text"><text:span text:style-name="T116"> = sys_chan_open(2, “9600,8,</text:span></text:span><text:span text:style-name="Source_20_Text"><text:span text:style-name="T117">1,</text:span></text:span><text:span text:style-name="Source_20_Text"><text:span text:style-name="T116">N”, 3);</text:span></text:span></text:p>
          </table:table-cell>
          <table:covered-table-cell/>
        </table:table-row>
        <table:table-row table:style-name="TableLine2073227613712">
          <table:table-cell table:style-name="Table65.A2" office:value-type="string">
            <text:p text:style-name="P168">Assembly</text:p>
          </table:table-cell>
          <table:table-cell table:style-name="Table65.B2" table:number-columns-spanned="2" office:value-type="string">
            <text:p text:style-name="P167"><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117">A</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23">open</text:span></text:span></text:p>
            <text:p text:style-name="P170"><text:span text:style-name="Source_20_Text"><text:span text:style-name="T23">move.w #2,d1 <text:s text:c="8"/>; Device</text:span></text:span></text:p>
            <text:p text:style-name="P16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170"><text:span text:style-name="Source_20_Text"><text:span text:style-name="T23">move.w #3,d3 <text:s text:c="8"/>; Mode</text:span></text:span></text:p>
            <text:p text:style-name="P167"><text:span text:style-name="Source_20_Text">trap #15</text:span></text:p>
          </table:table-cell>
          <table:covered-table-cell/>
        </table:table-row>
      </table:table>
      <text:p text:style-name="P166"><text:soft-page-break/></text:p>
      <table:table table:name="Table66" table:style-name="Table66">
        <table:table-column table:style-name="Table66.A"/>
        <table:table-column table:style-name="Table66.B"/>
        <table:table-column table:style-name="Table66.C"/>
        <table:table-row table:style-name="TableLine2073227606096">
          <table:table-cell table:style-name="Table66.A1" office:value-type="string">
            <text:p text:style-name="P168">Function</text:p>
          </table:table-cell>
          <table:table-cell table:style-name="Table66.A1" office:value-type="string">
            <text:p text:style-name="P166"><text:span text:style-name="Source_20_Text">0x</text:span><text:span text:style-name="Source_20_Text"><text:span text:style-name="T60">1</text:span></text:span><text:span text:style-name="Source_20_Text"><text:span text:style-name="T116">B</text:span></text:span></text:p>
          </table:table-cell>
          <table:table-cell table:style-name="Table66.C1" office:value-type="string">
            <text:p text:style-name="P166"><text:span text:style-name="Source_20_Text">sys_</text:span><text:span text:style-name="Source_20_Text"><text:span text:style-name="T30">chan_</text:span></text:span><text:span text:style-name="Source_20_Text"><text:span text:style-name="T51">close</text:span></text:span></text:p>
          </table:table-cell>
        </table:table-row>
        <table:table-row table:style-name="TableLine2073227601472">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17">a channel number, but does not return anything useful.</text:span></text:p>
          </table:table-cell>
          <table:covered-table-cell/>
        </table:table-row>
        <table:table-row table:style-name="TableLine2073227627312">
          <table:table-cell table:style-name="Table66.A2" office:value-type="string">
            <text:p text:style-name="P168">Prototype</text:p>
          </table:table-cell>
          <table:table-cell table:style-name="Table66.B2" table:number-columns-spanned="2" office:value-type="string">
            <text:p text:style-name="P99"><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52">close</text:span></text:span><text:span text:style-name="Source_20_Text"><text:span text:style-name="T30">(</text:span></text:span><text:span text:style-name="Source_20_Text"><text:span text:style-name="T52">short dev</text:span></text:span><text:span text:style-name="Source_20_Text"><text:span text:style-name="T30">)</text:span></text:span></text:p>
          </table:table-cell>
          <table:covered-table-cell/>
        </table:table-row>
        <table:table-row table:style-name="TableLine2073227625680">
          <table:table-cell table:style-name="Table66.A2" office:value-type="string">
            <text:p text:style-name="P168">C Example</text:p>
          </table:table-cell>
          <table:table-cell table:style-name="Table66.B2" table:number-columns-spanned="2" office:value-type="string">
            <text:p text:style-name="P169"><text:span text:style-name="Source_20_Text"><text:span text:style-name="T116">short </text:span></text:span><text:span text:style-name="Source_20_Text"><text:span text:style-name="T52">chan</text:span></text:span><text:span text:style-name="Source_20_Text"><text:span text:style-name="T116"> = sys_chan_open(2, “9600,8,</text:span></text:span><text:span text:style-name="Source_20_Text"><text:span text:style-name="T117">1,</text:span></text:span><text:span text:style-name="Source_20_Text"><text:span text:style-name="T116">N”, 3);</text:span></text:span></text:p>
            <text:p text:style-name="P169"><text:span text:style-name="Source_20_Text">…</text:span></text:p>
            <text:p text:style-name="P169"><text:span text:style-name="Source_20_Text"><text:span text:style-name="T117">sys_chan_close(chan);</text:span></text:span></text:p>
          </table:table-cell>
          <table:covered-table-cell/>
        </table:table-row>
        <table:table-row table:style-name="TableLine2073227622416">
          <table:table-cell table:style-name="Table66.A2" office:value-type="string">
            <text:p text:style-name="P168">Assembly</text:p>
          </table:table-cell>
          <table:table-cell table:style-name="Table66.B2" table:number-columns-spanned="2" office:value-type="string">
            <text:p text:style-name="P167"><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117">B</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67"><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167"><text:span text:style-name="Source_20_Text">trap #15</text:span></text:p>
          </table:table-cell>
          <table:covered-table-cell/>
        </table:table-row>
      </table:table>
      <text:p text:style-name="P166"/>
      <table:table table:name="Table24" table:style-name="Table24">
        <table:table-column table:style-name="Table24.A"/>
        <table:table-column table:style-name="Table24.B"/>
        <table:table-column table:style-name="Table24.C"/>
        <table:table-row table:style-name="TableLine2073227614528">
          <table:table-cell table:style-name="Table24.A1" office:value-type="string">
            <text:p text:style-name="Table_20_Heading">Function</text:p>
          </table:table-cell>
          <table:table-cell table:style-name="Table24.A1" office:value-type="string">
            <text:p text:style-name="P114"><text:span text:style-name="Source_20_Text">0x</text:span><text:span text:style-name="Source_20_Text"><text:span text:style-name="T60">1</text:span></text:span><text:span text:style-name="Source_20_Text"><text:span text:style-name="T116">C</text:span></text:span></text:p>
          </table:table-cell>
          <table:table-cell table:style-name="Table24.C1" office:value-type="string">
            <text:p text:style-name="P114"><text:span text:style-name="Source_20_Text">sys_</text:span><text:span text:style-name="Source_20_Text"><text:span text:style-name="T116">text_</text:span></text:span><text:span text:style-name="Source_20_Text"><text:span text:style-name="T51">setsizes</text:span></text:span></text:p>
          </table:table-cell>
        </table:table-row>
        <table:table-row table:style-name="TableLine2073227620240">
          <table:table-cell table:style-name="Table24.A2" office:value-type="string">
            <text:p text:style-name="Table_20_Heading">Description</text:p>
          </table:table-cell>
          <table:table-cell table:style-name="Table24.B2" table:number-columns-spanned="2" office:value-type="string">
            <text:p text:style-name="P63">Sets the text screen device driver to the current screen geometry, based on the display resolution and border size.</text:p>
          </table:table-cell>
          <table:covered-table-cell/>
        </table:table-row>
        <table:table-row table:style-name="TableLine2073227621600">
          <table:table-cell table:style-name="Table24.A2" office:value-type="string">
            <text:p text:style-name="Table_20_Heading">Prototype</text:p>
          </table:table-cell>
          <table:table-cell table:style-name="Table24.B2" table:number-columns-spanned="2" office:value-type="string">
            <text:p text:style-name="P100"><text:span text:style-name="Source_20_Text"><text:span text:style-name="T117">void sys_text_setsizes()</text:span></text:span></text:p>
          </table:table-cell>
          <table:covered-table-cell/>
        </table:table-row>
        <table:table-row table:style-name="TableLine2073227631392">
          <table:table-cell table:style-name="Table24.A2" office:value-type="string">
            <text:p text:style-name="Table_20_Heading">C Example</text:p>
          </table:table-cell>
          <table:table-cell table:style-name="Table24.B2" table:number-columns-spanned="2" office:value-type="string">
            <text:p text:style-name="P171"><text:span text:style-name="Source_20_Text"><text:span text:style-name="T64">s</text:span></text:span><text:span text:style-name="Source_20_Text"><text:span text:style-name="T52">ys_text_setsizes()</text:span></text:span></text:p>
          </table:table-cell>
          <table:covered-table-cell/>
        </table:table-row>
        <table:table-row table:style-name="TableLine2073227630032">
          <table:table-cell table:style-name="Table24.A2" office:value-type="string">
            <text:p text:style-name="Table_20_Heading">Assembly</text:p>
          </table:table-cell>
          <table:table-cell table:style-name="Table24.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117">C</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15"><text:span text:style-name="Source_20_Text">trap #15</text:span></text:p>
          </table:table-cell>
          <table:covered-table-cell/>
        </table:table-row>
      </table:table>
      <text:h text:style-name="P222" text:outline-level="2"/>
      <text:h text:style-name="P226"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2"><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2"><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14"><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14"><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14"><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14"><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16"/>
      <table:table table:name="Table25" table:style-name="Table25">
        <table:table-column table:style-name="Table25.A"/>
        <table:table-column table:style-name="Table25.B"/>
        <table:table-column table:style-name="Table25.C"/>
        <table:table-row table:style-name="TableLine2073227626768">
          <table:table-cell table:style-name="Table25.A1" office:value-type="string">
            <text:p text:style-name="Table_20_Heading">Function</text:p>
          </table:table-cell>
          <table:table-cell table:style-name="Table25.A1" office:value-type="string">
            <text:p text:style-name="P116"><text:span text:style-name="Source_20_Text">0x</text:span><text:span text:style-name="Source_20_Text"><text:span text:style-name="T66">2</text:span></text:span><text:span text:style-name="Source_20_Text"><text:span text:style-name="T60">0</text:span></text:span></text:p>
          </table:table-cell>
          <table:table-cell table:style-name="Table25.C1" office:value-type="string">
            <text:p text:style-name="P116"><text:span text:style-name="Source_20_Text">sys_</text:span><text:span text:style-name="Source_20_Text"><text:span text:style-name="T66">bd</text:span></text:span><text:span text:style-name="Source_20_Text"><text:span text:style-name="T35">ev_getblock</text:span></text:span></text:p>
          </table:table-cell>
        </table:table-row>
        <table:table-row table:style-name="TableLine2073227624592">
          <table:table-cell table:style-name="Table25.A2" office:value-type="string">
            <text:p text:style-name="Table_20_Heading">Description</text:p>
          </table:table-cell>
          <table:table-cell table:style-name="Table25.B2" table:number-columns-spanned="2" office:value-type="string">
            <text:p text:style-name="P42">Read a block from a block device. Returns the number of bytes read.</text:p>
            <text:p text:style-name="P42">In addition the number of the block device, this function takes three arguments:</text:p>
            <text:list xml:id="list3578842824" text:style-name="L8">
              <text:list-item>
                <text:p text:style-name="P245"><text:span text:style-name="Source_20_Text">lba</text:span>: the logical block address of the block to read</text:p>
              </text:list-item>
              <text:list-item>
                <text:p text:style-name="P245"><text:span text:style-name="Source_20_Text">buffer</text:span>: the byte array in which to store the data</text:p>
              </text:list-item>
              <text:list-item>
                <text:p text:style-name="P245"><text:span text:style-name="Source_20_Text">size</text:span>: the number of bytes in the byte array</text:p>
              </text:list-item>
            </text:list>
          </table:table-cell>
          <table:covered-table-cell/>
        </table:table-row>
        <table:table-row table:style-name="TableLine2073227632752">
          <table:table-cell table:style-name="Table25.A2" office:value-type="string">
            <text:p text:style-name="Table_20_Heading">Prototype</text:p>
          </table:table-cell>
          <table:table-cell table:style-name="Table25.B2" table:number-columns-spanned="2" office:value-type="string">
            <text:p text:style-name="P85"><text:span text:style-name="Source_20_Text"><text:span text:style-name="T27">short</text:span></text:span><text:span text:style-name="Source_20_Text"> sys_</text:span><text:span text:style-name="Source_20_Text"><text:span text:style-name="T66">bdev</text:span></text:span><text:span text:style-name="Source_20_Text"><text:span text:style-name="T30">_</text:span></text:span><text:span text:style-name="Source_20_Text"><text:span text:style-name="T35">getblock</text:span></text:span><text:span text:style-name="Source_20_Text"><text:span text:style-name="T30">(short </text:span></text:span><text:span text:style-name="Source_20_Text"><text:span text:style-name="T35">dev</text:span></text:span><text:span text:style-name="Source_20_Text"><text:span text:style-name="T30">,</text:span></text:span></text:p>
            <text:p text:style-name="P85"><text:span text:style-name="Source_20_Text"><text:span text:style-name="T30"><text:s text:c="20"/></text:span></text:span><text:span text:style-name="Source_20_Text"><text:span text:style-name="T35"><text:s text:c="5"/>long lba,</text:span></text:span></text:p>
            <text:p text:style-name="P85"><text:span text:style-name="Source_20_Text"><text:span text:style-name="T35"><text:s text:c="14"/>unsigned char * buffer,</text:span></text:span></text:p>
            <text:p text:style-name="P85"><text:span text:style-name="Source_20_Text"><text:span text:style-name="T30"><text:s text:c="24"/>short size)</text:span></text:span></text:p>
          </table:table-cell>
          <table:covered-table-cell/>
        </table:table-row>
        <table:table-row table:style-name="TableLine2073227628128">
          <table:table-cell table:style-name="Table25.A2" office:value-type="string">
            <text:p text:style-name="Table_20_Heading">C Example</text:p>
          </table:table-cell>
          <table:table-cell table:style-name="Table25.B2" table:number-columns-spanned="2" office:value-type="string">
            <text:p text:style-name="P85"><text:span text:style-name="Source_20_Text"><text:span text:style-name="T60">short </text:span></text:span><text:span text:style-name="Source_20_Text"><text:span text:style-name="T35">bdev</text:span></text:span><text:span text:style-name="Source_20_Text"><text:span text:style-name="T60"> = </text:span></text:span><text:span text:style-name="Source_20_Text"><text:span text:style-name="T66">BDEV_HDC</text:span></text:span><text:span text:style-name="Source_20_Text"><text:span text:style-name="T60">; // The </text:span></text:span><text:span text:style-name="Source_20_Text"><text:span text:style-name="T35">device</text:span></text:span><text:span text:style-name="Source_20_Text"><text:span text:style-name="T60"> number</text:span></text:span></text:p>
            <text:p text:style-name="P85"><text:span text:style-name="Source_20_Text"><text:span text:style-name="T60">unsigned char buffer[128];</text:span></text:span></text:p>
            <text:p text:style-name="P85"><text:span text:style-name="Source_20_Text"/></text:p>
            <text:p text:style-name="P85"><text:span text:style-name="Source_20_Text">// </text:span><text:span text:style-name="Source_20_Text"><text:span text:style-name="T66">Read the MBR of the hard drive</text:span></text:span></text:p>
            <text:p text:style-name="P85"><text:span text:style-name="Source_20_Text"><text:span text:style-name="T60">short n = </text:span></text:span><text:span text:style-name="Source_20_Text">sys_</text:span><text:span text:style-name="Source_20_Text"><text:span text:style-name="T66">bdev</text:span></text:span><text:span text:style-name="Source_20_Text"><text:span text:style-name="T60">_</text:span></text:span><text:span text:style-name="Source_20_Text"><text:span text:style-name="T66">getblock</text:span></text:span><text:span text:style-name="Source_20_Text"><text:span text:style-name="T27">(</text:span></text:span><text:span text:style-name="Source_20_Text"><text:span text:style-name="T35">bdev</text:span></text:span><text:span text:style-name="Source_20_Text"><text:span text:style-name="T30">, </text:span></text:span><text:span text:style-name="Source_20_Text"><text:span text:style-name="T35">0, </text:span></text:span><text:span text:style-name="Source_20_Text"><text:span text:style-name="T30">buffer, 128</text:span></text:span><text:span text:style-name="Source_20_Text"><text:span text:style-name="T27">);</text:span></text:span></text:p>
          </table:table-cell>
          <table:covered-table-cell/>
        </table:table-row>
        <table:table-row table:style-name="TableLine2073227621328">
          <table:table-cell table:style-name="Table25.A2" office:value-type="string">
            <text:p text:style-name="Table_20_Heading">Assembly</text:p>
          </table:table-cell>
          <table:table-cell table:style-name="Table25.B2" table:number-columns-spanned="2" office:value-type="string">
            <text:p text:style-name="P117"><text:span text:style-name="Source_20_Text"><text:span text:style-name="T5">move</text:span></text:span><text:span text:style-name="Source_20_Text">.w </text:span><text:span text:style-name="Source_20_Text"><text:span text:style-name="T57">#$</text:span></text:span><text:span text:style-name="Source_20_Text"><text:span text:style-name="T66">2</text:span></text:span><text:span text:style-name="Source_20_Text"><text:span text:style-name="T60">0</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6">b</text:span></text:span><text:span text:style-name="Source_20_Text"><text:span text:style-name="T13">dev_getblock</text:span></text:span></text:p>
            <text:p text:style-name="P11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17"><text:span text:style-name="Source_20_Text"><text:span text:style-name="T13">clr.l d2 <text:s text:c="12"/>; LBA: 0 (MBR)</text:span></text:span></text:p>
            <text:p text:style-name="P11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1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17"><text:span text:style-name="Source_20_Text">trap #15</text:span></text:p>
          </table:table-cell>
          <table:covered-table-cell/>
        </table:table-row>
      </table:table>
      <text:p text:style-name="P116"/>
      <table:table table:name="Table26" table:style-name="Table26">
        <table:table-column table:style-name="Table26.A"/>
        <table:table-column table:style-name="Table26.B"/>
        <table:table-column table:style-name="Table26.C"/>
        <text:soft-page-break/>
        <table:table-row table:style-name="TableLine2073227615888">
          <table:table-cell table:style-name="Table26.A1" office:value-type="string">
            <text:p text:style-name="Table_20_Heading">Function</text:p>
          </table:table-cell>
          <table:table-cell table:style-name="Table26.A1" office:value-type="string">
            <text:p text:style-name="P116"><text:span text:style-name="Source_20_Text">0x</text:span><text:span text:style-name="Source_20_Text"><text:span text:style-name="T66">2</text:span></text:span><text:span text:style-name="Source_20_Text"><text:span text:style-name="T60">0</text:span></text:span></text:p>
          </table:table-cell>
          <table:table-cell table:style-name="Table26.C1" office:value-type="string">
            <text:p text:style-name="P116"><text:span text:style-name="Source_20_Text">sys_</text:span><text:span text:style-name="Source_20_Text"><text:span text:style-name="T66">bd</text:span></text:span><text:span text:style-name="Source_20_Text"><text:span text:style-name="T35">ev_putblock</text:span></text:span></text:p>
          </table:table-cell>
        </table:table-row>
        <table:table-row table:style-name="TableLine2073227628672">
          <table:table-cell table:style-name="Table26.A2" office:value-type="string">
            <text:p text:style-name="Table_20_Heading">Description</text:p>
          </table:table-cell>
          <table:table-cell table:style-name="Table26.B2" table:number-columns-spanned="2" office:value-type="string">
            <text:p text:style-name="P42">Write a block from a block device. Returns the number of bytes written.</text:p>
            <text:p text:style-name="P42">In addition the number of the block device, this function takes three arguments:</text:p>
            <text:list xml:id="list142051806496690" text:continue-numbering="true" text:style-name="L8">
              <text:list-item>
                <text:p text:style-name="P245"><text:span text:style-name="Source_20_Text">lba</text:span>: the logical block address of the block to write</text:p>
              </text:list-item>
              <text:list-item>
                <text:p text:style-name="P245"><text:span text:style-name="Source_20_Text">buffer</text:span>: the byte array in which to store the data</text:p>
              </text:list-item>
              <text:list-item>
                <text:p text:style-name="P245"><text:span text:style-name="Source_20_Text">size</text:span>: the number of bytes in the byte array</text:p>
              </text:list-item>
            </text:list>
          </table:table-cell>
          <table:covered-table-cell/>
        </table:table-row>
        <table:table-row table:style-name="TableLine2073227627040">
          <table:table-cell table:style-name="Table26.A2" office:value-type="string">
            <text:p text:style-name="Table_20_Heading">Prototype</text:p>
          </table:table-cell>
          <table:table-cell table:style-name="Table26.B2" table:number-columns-spanned="2" office:value-type="string">
            <text:p text:style-name="P85"><text:span text:style-name="Source_20_Text"><text:span text:style-name="T27">short</text:span></text:span><text:span text:style-name="Source_20_Text"> sys_</text:span><text:span text:style-name="Source_20_Text"><text:span text:style-name="T66">bdev</text:span></text:span><text:span text:style-name="Source_20_Text"><text:span text:style-name="T30">_</text:span></text:span><text:span text:style-name="Source_20_Text"><text:span text:style-name="T35">putblock</text:span></text:span><text:span text:style-name="Source_20_Text"><text:span text:style-name="T30">(short </text:span></text:span><text:span text:style-name="Source_20_Text"><text:span text:style-name="T35">dev</text:span></text:span><text:span text:style-name="Source_20_Text"><text:span text:style-name="T30">,</text:span></text:span></text:p>
            <text:p text:style-name="P85"><text:span text:style-name="Source_20_Text"><text:span text:style-name="T30"><text:s text:c="20"/></text:span></text:span><text:span text:style-name="Source_20_Text"><text:span text:style-name="T35"><text:s text:c="5"/>long lba,</text:span></text:span></text:p>
            <text:p text:style-name="P85"><text:span text:style-name="Source_20_Text"><text:span text:style-name="T35"><text:s text:c="14"/>unsigned char * buffer,</text:span></text:span></text:p>
            <text:p text:style-name="P85"><text:span text:style-name="Source_20_Text"><text:span text:style-name="T30"><text:s text:c="24"/>short size)</text:span></text:span></text:p>
          </table:table-cell>
          <table:covered-table-cell/>
        </table:table-row>
        <table:table-row table:style-name="TableLine2073227624048">
          <table:table-cell table:style-name="Table26.A2" office:value-type="string">
            <text:p text:style-name="Table_20_Heading">C Example</text:p>
          </table:table-cell>
          <table:table-cell table:style-name="Table26.B2" table:number-columns-spanned="2" office:value-type="string">
            <text:p text:style-name="P85"><text:span text:style-name="Source_20_Text"><text:span text:style-name="T60">short </text:span></text:span><text:span text:style-name="Source_20_Text"><text:span text:style-name="T35">bdev</text:span></text:span><text:span text:style-name="Source_20_Text"><text:span text:style-name="T60"> = </text:span></text:span><text:span text:style-name="Source_20_Text"><text:span text:style-name="T66">BDEV_HDC</text:span></text:span><text:span text:style-name="Source_20_Text"><text:span text:style-name="T60">; // The </text:span></text:span><text:span text:style-name="Source_20_Text"><text:span text:style-name="T35">device</text:span></text:span><text:span text:style-name="Source_20_Text"><text:span text:style-name="T60"> number</text:span></text:span></text:p>
            <text:p text:style-name="P85"><text:span text:style-name="Source_20_Text"><text:span text:style-name="T60">unsigned char buffer[128];</text:span></text:span></text:p>
            <text:p text:style-name="P85"><text:span text:style-name="Source_20_Text"/></text:p>
            <text:p text:style-name="P85"><text:span text:style-name="Source_20_Text">// </text:span><text:span text:style-name="Source_20_Text"><text:span text:style-name="T66">Write the MBR of the hard drive</text:span></text:span></text:p>
            <text:p text:style-name="P85"><text:span text:style-name="Source_20_Text"><text:span text:style-name="T60">short n = </text:span></text:span><text:span text:style-name="Source_20_Text">sys_</text:span><text:span text:style-name="Source_20_Text"><text:span text:style-name="T60">chan_</text:span></text:span><text:span text:style-name="Source_20_Text"><text:span text:style-name="T66">putblock</text:span></text:span><text:span text:style-name="Source_20_Text"><text:span text:style-name="T27">(</text:span></text:span><text:span text:style-name="Source_20_Text"><text:span text:style-name="T35">bdev</text:span></text:span><text:span text:style-name="Source_20_Text"><text:span text:style-name="T30">, </text:span></text:span><text:span text:style-name="Source_20_Text"><text:span text:style-name="T35">0, </text:span></text:span><text:span text:style-name="Source_20_Text"><text:span text:style-name="T30">buffer, 128</text:span></text:span><text:span text:style-name="Source_20_Text"><text:span text:style-name="T27">);</text:span></text:span></text:p>
          </table:table-cell>
          <table:covered-table-cell/>
        </table:table-row>
        <table:table-row table:style-name="TableLine2073227616976">
          <table:table-cell table:style-name="Table26.A2" office:value-type="string">
            <text:p text:style-name="Table_20_Heading">Assembly</text:p>
          </table:table-cell>
          <table:table-cell table:style-name="Table26.B2" table:number-columns-spanned="2" office:value-type="string">
            <text:p text:style-name="P117"><text:span text:style-name="Source_20_Text"><text:span text:style-name="T5">move</text:span></text:span><text:span text:style-name="Source_20_Text">.w </text:span><text:span text:style-name="Source_20_Text"><text:span text:style-name="T57">#$</text:span></text:span><text:span text:style-name="Source_20_Text"><text:span text:style-name="T66">21</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6">b</text:span></text:span><text:span text:style-name="Source_20_Text"><text:span text:style-name="T13">dev_putblock</text:span></text:span></text:p>
            <text:p text:style-name="P11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17"><text:span text:style-name="Source_20_Text"><text:span text:style-name="T13">clr.l d2 <text:s text:c="12"/>; LBA: 0 (MBR)</text:span></text:span></text:p>
            <text:p text:style-name="P11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1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17"><text:span text:style-name="Source_20_Text">trap #15</text:span></text:p>
          </table:table-cell>
          <table:covered-table-cell/>
        </table:table-row>
      </table:table>
      <text:p text:style-name="P116"/>
      <table:table table:name="Table27" table:style-name="Table27">
        <table:table-column table:style-name="Table27.A"/>
        <table:table-column table:style-name="Table27.B"/>
        <table:table-column table:style-name="Table27.C"/>
        <table:table-row table:style-name="TableLine2073227631120">
          <table:table-cell table:style-name="Table27.A1" office:value-type="string">
            <text:p text:style-name="Table_20_Heading">Function</text:p>
          </table:table-cell>
          <table:table-cell table:style-name="Table27.A1" office:value-type="string">
            <text:p text:style-name="P116"><text:span text:style-name="Source_20_Text">0x</text:span><text:span text:style-name="Source_20_Text"><text:span text:style-name="T66">22</text:span></text:span></text:p>
          </table:table-cell>
          <table:table-cell table:style-name="Table27.C1" office:value-type="string">
            <text:p text:style-name="P116"><text:span text:style-name="Source_20_Text">sys_</text:span><text:span text:style-name="Source_20_Text"><text:span text:style-name="T35">bdev</text:span></text:span><text:span text:style-name="Source_20_Text"><text:span text:style-name="T30">_</text:span></text:span><text:span text:style-name="Source_20_Text"><text:span text:style-name="T32">flush</text:span></text:span></text:p>
          </table:table-cell>
        </table:table-row>
        <table:table-row table:style-name="TableLine2073227616432">
          <table:table-cell table:style-name="Table27.A2" office:value-type="string">
            <text:p text:style-name="Table_20_Heading">Description</text:p>
          </table:table-cell>
          <table:table-cell table:style-name="Table27.B2" table:number-columns-spanned="2" office:value-type="string">
            <text:p text:style-name="P36">Ensure any pending writes to a <text:span text:style-name="T67">block device</text:span> are completed.</text:p>
          </table:table-cell>
          <table:covered-table-cell/>
        </table:table-row>
        <table:table-row table:style-name="TableLine2073227619424">
          <table:table-cell table:style-name="Table27.A2" office:value-type="string">
            <text:p text:style-name="Table_20_Heading">Prototype</text:p>
          </table:table-cell>
          <table:table-cell table:style-name="Table27.B2" table:number-columns-spanned="2" office:value-type="string">
            <text:p text:style-name="P85"><text:span text:style-name="Source_20_Text"><text:span text:style-name="T62">s</text:span></text:span><text:span text:style-name="Source_20_Text"><text:span text:style-name="T32">hort</text:span></text:span><text:span text:style-name="Source_20_Text"> sys_</text:span><text:span text:style-name="Source_20_Text"><text:span text:style-name="T66">bdev</text:span></text:span><text:span text:style-name="Source_20_Text"><text:span text:style-name="T30">_</text:span></text:span><text:span text:style-name="Source_20_Text"><text:span text:style-name="T32">flush</text:span></text:span><text:span text:style-name="Source_20_Text"><text:span text:style-name="T30">(short </text:span></text:span><text:span text:style-name="Source_20_Text"><text:span text:style-name="T35">dev</text:span></text:span><text:span text:style-name="Source_20_Text"><text:span text:style-name="T30">)</text:span></text:span></text:p>
          </table:table-cell>
          <table:covered-table-cell/>
        </table:table-row>
        <table:table-row table:style-name="TableLine2073227618880">
          <table:table-cell table:style-name="Table27.A2" office:value-type="string">
            <text:p text:style-name="Table_20_Heading">C Example</text:p>
          </table:table-cell>
          <table:table-cell table:style-name="Table27.B2" table:number-columns-spanned="2" office:value-type="string">
            <text:p text:style-name="P85"><text:span text:style-name="Source_20_Text"><text:span text:style-name="T60">short </text:span></text:span><text:span text:style-name="Source_20_Text"><text:span text:style-name="T35">bdev</text:span></text:span><text:span text:style-name="Source_20_Text"><text:span text:style-name="T60">= …; // The </text:span></text:span><text:span text:style-name="Source_20_Text"><text:span text:style-name="T35">device</text:span></text:span><text:span text:style-name="Source_20_Text"><text:span text:style-name="T60"> number</text:span></text:span></text:p>
            <text:p text:style-name="P85"><text:span text:style-name="Source_20_Text">sys_</text:span><text:span text:style-name="Source_20_Text"><text:span text:style-name="T66">bdev</text:span></text:span><text:span text:style-name="Source_20_Text"><text:span text:style-name="T60">_</text:span></text:span><text:span text:style-name="Source_20_Text"><text:span text:style-name="T62">flush</text:span></text:span><text:span text:style-name="Source_20_Text"><text:span text:style-name="T27">(</text:span></text:span><text:span text:style-name="Source_20_Text"><text:span text:style-name="T35">bdev</text:span></text:span><text:span text:style-name="Source_20_Text"><text:span text:style-name="T27">);</text:span></text:span></text:p>
          </table:table-cell>
          <table:covered-table-cell/>
        </table:table-row>
        <table:table-row table:style-name="TableLine2073227619152">
          <table:table-cell table:style-name="Table27.A2" office:value-type="string">
            <text:p text:style-name="Table_20_Heading">Assembly</text:p>
          </table:table-cell>
          <table:table-cell table:style-name="Table27.B2" table:number-columns-spanned="2" office:value-type="string">
            <text:p text:style-name="P117"><text:span text:style-name="Source_20_Text"><text:span text:style-name="T5">move</text:span></text:span><text:span text:style-name="Source_20_Text">.w </text:span><text:span text:style-name="Source_20_Text"><text:span text:style-name="T57">#$</text:span></text:span><text:span text:style-name="Source_20_Text"><text:span text:style-name="T66">22</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17"><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17"><text:span text:style-name="Source_20_Text">trap #15</text:span></text:p>
          </table:table-cell>
          <table:covered-table-cell/>
        </table:table-row>
      </table:table>
      <text:p text:style-name="P116"/>
      <table:table table:name="Table28" table:style-name="Table28">
        <table:table-column table:style-name="Table28.A"/>
        <table:table-column table:style-name="Table28.B"/>
        <table:table-column table:style-name="Table28.C"/>
        <text:soft-page-break/>
        <table:table-row table:style-name="TableLine2073227618064">
          <table:table-cell table:style-name="Table28.A1" office:value-type="string">
            <text:p text:style-name="Table_20_Heading">Function</text:p>
          </table:table-cell>
          <table:table-cell table:style-name="Table28.A1" office:value-type="string">
            <text:p text:style-name="P118"><text:span text:style-name="Source_20_Text">0x</text:span><text:span text:style-name="Source_20_Text"><text:span text:style-name="T67">23</text:span></text:span></text:p>
          </table:table-cell>
          <table:table-cell table:style-name="Table28.C1" office:value-type="string">
            <text:p text:style-name="P118"><text:span text:style-name="Source_20_Text">sys_</text:span><text:span text:style-name="Source_20_Text"><text:span text:style-name="T36">bdev</text:span></text:span><text:span text:style-name="Source_20_Text"><text:span text:style-name="T30">_</text:span></text:span><text:span text:style-name="Source_20_Text"><text:span text:style-name="T33">status</text:span></text:span></text:p>
          </table:table-cell>
        </table:table-row>
        <table:table-row table:style-name="TableLine2073227635744">
          <table:table-cell table:style-name="Table28.A2" office:value-type="string">
            <text:p text:style-name="Table_20_Heading">Description</text:p>
          </table:table-cell>
          <table:table-cell table:style-name="Table28.B2" table:number-columns-spanned="2" office:value-type="string">
            <text:p text:style-name="P38">Gets the status of <text:span text:style-name="T67">a block device</text:span>. The meaning of the status bits is <text:span text:style-name="T67">device specific, but there are two bits that are required in order to support the file system:</text:span></text:p>
            <text:list xml:id="list3668829966" text:style-name="L9">
              <text:list-item>
                <text:p text:style-name="P246">0x01: Device has not been initialized yet</text:p>
              </text:list-item>
              <text:list-item>
                <text:p text:style-name="P246">0x02: Device is present</text:p>
              </text:list-item>
            </text:list>
          </table:table-cell>
          <table:covered-table-cell/>
        </table:table-row>
        <table:table-row table:style-name="TableLine2073227633840">
          <table:table-cell table:style-name="Table28.A2" office:value-type="string">
            <text:p text:style-name="Table_20_Heading">Prototype</text:p>
          </table:table-cell>
          <table:table-cell table:style-name="Table28.B2" table:number-columns-spanned="2" office:value-type="string">
            <text:p text:style-name="P86"><text:span text:style-name="Source_20_Text"><text:span text:style-name="T62">s</text:span></text:span><text:span text:style-name="Source_20_Text"><text:span text:style-name="T32">hort</text:span></text:span><text:span text:style-name="Source_20_Text"> sys_</text:span><text:span text:style-name="Source_20_Text"><text:span text:style-name="T67">bdev</text:span></text:span><text:span text:style-name="Source_20_Text"><text:span text:style-name="T30">_</text:span></text:span><text:span text:style-name="Source_20_Text"><text:span text:style-name="T33">status</text:span></text:span><text:span text:style-name="Source_20_Text"><text:span text:style-name="T30">(short </text:span></text:span><text:span text:style-name="Source_20_Text"><text:span text:style-name="T36">dev</text:span></text:span><text:span text:style-name="Source_20_Text"><text:span text:style-name="T30">)</text:span></text:span></text:p>
          </table:table-cell>
          <table:covered-table-cell/>
        </table:table-row>
        <table:table-row table:style-name="TableLine2073227636560">
          <table:table-cell table:style-name="Table28.A2" office:value-type="string">
            <text:p text:style-name="Table_20_Heading">C Example</text:p>
          </table:table-cell>
          <table:table-cell table:style-name="Table28.B2" table:number-columns-spanned="2" office:value-type="string">
            <text:p text:style-name="P86"><text:span text:style-name="Source_20_Text"><text:span text:style-name="T60">short </text:span></text:span><text:span text:style-name="Source_20_Text"><text:span text:style-name="T67">bdev</text:span></text:span><text:span text:style-name="Source_20_Text"><text:span text:style-name="T60"> = …; // The channel number</text:span></text:span></text:p>
            <text:p text:style-name="P86"><text:span text:style-name="Source_20_Text">sys_</text:span><text:span text:style-name="Source_20_Text"><text:span text:style-name="T60">chan_</text:span></text:span><text:span text:style-name="Source_20_Text"><text:span text:style-name="T33">status</text:span></text:span><text:span text:style-name="Source_20_Text"><text:span text:style-name="T27">(</text:span></text:span><text:span text:style-name="Source_20_Text"><text:span text:style-name="T36">bdev</text:span></text:span><text:span text:style-name="Source_20_Text"><text:span text:style-name="T27">);</text:span></text:span></text:p>
          </table:table-cell>
          <table:covered-table-cell/>
        </table:table-row>
        <table:table-row table:style-name="TableLine2073227639552">
          <table:table-cell table:style-name="Table28.A2" office:value-type="string">
            <text:p text:style-name="Table_20_Heading">Assembly</text:p>
          </table:table-cell>
          <table:table-cell table:style-name="Table28.B2" table:number-columns-spanned="2" office:value-type="string">
            <text:p text:style-name="P119"><text:span text:style-name="Source_20_Text"><text:span text:style-name="T5">move</text:span></text:span><text:span text:style-name="Source_20_Text">.w </text:span><text:span text:style-name="Source_20_Text"><text:span text:style-name="T57">#$</text:span></text:span><text:span text:style-name="Source_20_Text"><text:span text:style-name="T67">23</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19"><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19"><text:span text:style-name="Source_20_Text">trap #15</text:span></text:p>
          </table:table-cell>
          <table:covered-table-cell/>
        </table:table-row>
      </table:table>
      <text:p text:style-name="P118"/>
      <table:table table:name="Table29" table:style-name="Table29">
        <table:table-column table:style-name="Table29.A"/>
        <table:table-column table:style-name="Table29.B"/>
        <table:table-column table:style-name="Table29.C"/>
        <table:table-row table:style-name="TableLine2073227641184">
          <table:table-cell table:style-name="Table29.A1" office:value-type="string">
            <text:p text:style-name="Table_20_Heading">Function</text:p>
          </table:table-cell>
          <table:table-cell table:style-name="Table29.A1" office:value-type="string">
            <text:p text:style-name="P118"><text:span text:style-name="Source_20_Text">0x</text:span><text:span text:style-name="Source_20_Text"><text:span text:style-name="T67">24</text:span></text:span></text:p>
          </table:table-cell>
          <table:table-cell table:style-name="Table29.C1" office:value-type="string">
            <text:p text:style-name="P118"><text:span text:style-name="Source_20_Text">sys_</text:span><text:span text:style-name="Source_20_Text"><text:span text:style-name="T67">bdev</text:span></text:span><text:span text:style-name="Source_20_Text"><text:span text:style-name="T30">_</text:span></text:span><text:span text:style-name="Source_20_Text"><text:span text:style-name="T33">ioctrl</text:span></text:span></text:p>
          </table:table-cell>
        </table:table-row>
        <table:table-row table:style-name="TableLine2073227633296">
          <table:table-cell table:style-name="Table29.A2" office:value-type="string">
            <text:p text:style-name="Table_20_Heading">Description</text:p>
          </table:table-cell>
          <table:table-cell table:style-name="Table29.B2" table:number-columns-spanned="2" office:value-type="string">
            <text:p text:style-name="P38">Send a command to a <text:span text:style-name="T67">block device</text:span>. The mapping of commands and their actions are <text:span text:style-name="T67">device</text:span>-specific. The return value is also <text:span text:style-name="T67">device</text:span> and command-specific. In addition to the <text:span text:style-name="T67">device</text:span> number, the function takes three arguments:</text:p>
            <text:list xml:id="list142051439173154" text:continue-list="list3615310864" text:style-name="L6">
              <text:list-item>
                <text:p text:style-name="P243"><text:span text:style-name="Source_20_Text">command</text:span>: the number of the command to execute</text:p>
              </text:list-item>
              <text:list-item>
                <text:p text:style-name="P243"><text:span text:style-name="Source_20_Text">buffer</text:span>: an array of bytes to serve as additional data for the command (may be null)</text:p>
              </text:list-item>
              <text:list-item>
                <text:p text:style-name="P243"><text:span text:style-name="Source_20_Text">size</text:span>: the number of bytes in the buffer</text:p>
              </text:list-item>
            </text:list>
            <text:p text:style-name="P43">Four commands should be supported by all devices:</text:p>
            <text:list xml:id="list1598405533" text:style-name="L10">
              <text:list-item>
                <text:p text:style-name="P247">GET_SECTOR_COUNT (1): Returns the number of physical sectors on the device</text:p>
              </text:list-item>
              <text:list-item>
                <text:p text:style-name="P247">GET_SECTOR_SIZE (2): Returns the size of a physical sector in bytes</text:p>
              </text:list-item>
              <text:list-item>
                <text:p text:style-name="P247">GET_BLOCK_SIZE (3): Returns the block size of the device. Really only relevant for flash devices and only needed by FatFS</text:p>
              </text:list-item>
              <text:list-item>
                <text:p text:style-name="P247">GET_DRIVE_INFO (4): Returns the identification of the drive</text:p>
              </text:list-item>
            </text:list>
          </table:table-cell>
          <table:covered-table-cell/>
        </table:table-row>
        <table:table-row table:style-name="TableLine2073227638192">
          <table:table-cell table:style-name="Table29.A2" office:value-type="string">
            <text:p text:style-name="Table_20_Heading">Prototype</text:p>
          </table:table-cell>
          <table:table-cell table:style-name="Table29.B2" table:number-columns-spanned="2" office:value-type="string">
            <text:p text:style-name="P86"><text:span text:style-name="Source_20_Text"><text:span text:style-name="T62">s</text:span></text:span><text:span text:style-name="Source_20_Text"><text:span text:style-name="T32">hort</text:span></text:span><text:span text:style-name="Source_20_Text"> sys_</text:span><text:span text:style-name="Source_20_Text"><text:span text:style-name="T67">bdev</text:span></text:span><text:span text:style-name="Source_20_Text"><text:span text:style-name="T30">_</text:span></text:span><text:span text:style-name="Source_20_Text"><text:span text:style-name="T33">ioctrl</text:span></text:span><text:span text:style-name="Source_20_Text"><text:span text:style-name="T30">(short channel,</text:span></text:span></text:p>
            <text:p text:style-name="P86"><text:span text:style-name="Source_20_Text"><text:span text:style-name="T33"><text:s text:c="22"/>short command,</text:span></text:span></text:p>
            <text:p text:style-name="P86"><text:span text:style-name="Source_20_Text"><text:span text:style-name="T33"><text:s text:c="12"/>unsigned char * buffer,</text:span></text:span></text:p>
            <text:p text:style-name="P86"><text:span text:style-name="Source_20_Text"><text:span text:style-name="T33"><text:s text:c="22"/>short size</text:span></text:span><text:span text:style-name="Source_20_Text"><text:span text:style-name="T30">)</text:span></text:span></text:p>
          </table:table-cell>
          <table:covered-table-cell/>
        </table:table-row>
        <text:soft-page-break/>
        <table:table-row table:style-name="TableLine2073227640912">
          <table:table-cell table:style-name="Table29.A2" office:value-type="string">
            <text:p text:style-name="Table_20_Heading">C Example</text:p>
          </table:table-cell>
          <table:table-cell table:style-name="Table29.B2" table:number-columns-spanned="2" office:value-type="string">
            <text:p text:style-name="P86"><text:span text:style-name="Source_20_Text"><text:span text:style-name="T60">short </text:span></text:span><text:span text:style-name="Source_20_Text"><text:span text:style-name="T67">dev</text:span></text:span><text:span text:style-name="Source_20_Text"><text:span text:style-name="T60"> = …; <text:s text:c="15"/>// The </text:span></text:span><text:span text:style-name="Source_20_Text"><text:span text:style-name="T36">device</text:span></text:span><text:span text:style-name="Source_20_Text"><text:span text:style-name="T60"> number</text:span></text:span></text:p>
            <text:p text:style-name="P86"><text:span text:style-name="Source_20_Text"><text:span text:style-name="T63">short cmd = …; <text:s text:c="15"/>// The command</text:span></text:span></text:p>
            <text:p text:style-name="P118"><text:span text:style-name="Source_20_Text"><text:span text:style-name="T63">short r = </text:span></text:span><text:span text:style-name="Source_20_Text">sys_</text:span><text:span text:style-name="Source_20_Text"><text:span text:style-name="T67">bdev</text:span></text:span><text:span text:style-name="Source_20_Text"><text:span text:style-name="T60">_</text:span></text:span><text:span text:style-name="Source_20_Text"><text:span text:style-name="T33">status</text:span></text:span><text:span text:style-name="Source_20_Text"><text:span text:style-name="T27">(</text:span></text:span><text:span text:style-name="Source_20_Text"><text:span text:style-name="T36">dev</text:span></text:span><text:span text:style-name="Source_20_Text"><text:span text:style-name="T32">, </text:span></text:span><text:span text:style-name="Source_20_Text"><text:span text:style-name="T33">cmd, 0, 0</text:span></text:span><text:span text:style-name="Source_20_Text"><text:span text:style-name="T27">); // </text:span></text:span><text:span text:style-name="Source_20_Text"><text:span text:style-name="T33">Send simple command</text:span></text:span></text:p>
          </table:table-cell>
          <table:covered-table-cell/>
        </table:table-row>
        <table:table-row table:style-name="TableLine2073227636016">
          <table:table-cell table:style-name="Table29.A2" office:value-type="string">
            <text:p text:style-name="Table_20_Heading">Assembly</text:p>
          </table:table-cell>
          <table:table-cell table:style-name="Table29.B2" table:number-columns-spanned="2" office:value-type="string">
            <text:p text:style-name="P119"><text:span text:style-name="Source_20_Text"><text:span text:style-name="T5">move</text:span></text:span><text:span text:style-name="Source_20_Text">.w </text:span><text:span text:style-name="Source_20_Text"><text:span text:style-name="T57">#$</text:span></text:span><text:span text:style-name="Source_20_Text"><text:span text:style-name="T67">24</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7">bdev</text:span></text:span><text:span text:style-name="Source_20_Text"><text:span text:style-name="T8">_</text:span></text:span><text:span text:style-name="Source_20_Text"><text:span text:style-name="T11">ioctrl</text:span></text:span></text:p>
            <text:p text:style-name="P119"><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19"><text:span text:style-name="Source_20_Text"><text:span text:style-name="T11">move.w #1,d2 <text:s text:c="8"/>; Command 1</text:span></text:span></text:p>
            <text:p text:style-name="P119"><text:span text:style-name="Source_20_Text"><text:span text:style-name="T11">move.l #0,d3 <text:s text:c="8"/>; Null buffer</text:span></text:span></text:p>
            <text:p text:style-name="P119"><text:span text:style-name="Source_20_Text"><text:span text:style-name="T11">move.w #0,d4 <text:s text:c="8"/>; Buffer is empty</text:span></text:span></text:p>
            <text:p text:style-name="P119"><text:span text:style-name="Source_20_Text">trap #15</text:span></text:p>
            <text:p text:style-name="P119"><text:span text:style-name="Source_20_Text">; </text:span><text:span text:style-name="Source_20_Text"><text:span text:style-name="T63">Result is in D0</text:span></text:span></text:p>
          </table:table-cell>
          <table:covered-table-cell/>
        </table:table-row>
      </table:table>
      <text:p text:style-name="P118"/>
      <table:table table:name="Table30" table:style-name="Table30">
        <table:table-column table:style-name="Table30.A"/>
        <table:table-column table:style-name="Table30.B"/>
        <table:table-column table:style-name="Table30.C"/>
        <table:table-row table:style-name="TableLine2073227637376">
          <table:table-cell table:style-name="Table30.A1" office:value-type="string">
            <text:p text:style-name="Table_20_Heading">Function</text:p>
          </table:table-cell>
          <table:table-cell table:style-name="Table30.A1" office:value-type="string">
            <text:p text:style-name="P118"><text:span text:style-name="Source_20_Text">0x</text:span><text:span text:style-name="Source_20_Text"><text:span text:style-name="T67">25</text:span></text:span></text:p>
          </table:table-cell>
          <table:table-cell table:style-name="Table30.C1" office:value-type="string">
            <text:p text:style-name="P118"><text:span text:style-name="Source_20_Text">sys_</text:span><text:span text:style-name="Source_20_Text"><text:span text:style-name="T67">bdev</text:span></text:span><text:span text:style-name="Source_20_Text"><text:span text:style-name="T30">_</text:span></text:span><text:span text:style-name="Source_20_Text"><text:span text:style-name="T33">register</text:span></text:span></text:p>
          </table:table-cell>
        </table:table-row>
        <table:table-row table:style-name="TableLine2073227641728">
          <table:table-cell table:style-name="Table30.A2" office:value-type="string">
            <text:p text:style-name="Table_20_Heading">Description</text:p>
          </table:table-cell>
          <table:table-cell table:style-name="Table30.B2" table:number-columns-spanned="2" office:value-type="string">
            <text:p text:style-name="P38">Register a device driver for a <text:span text:style-name="T67">block</text:span> device. <text:span text:style-name="T64">A device driver consists of a structure that specifies the name and number of the device as well as the various handler functions that implement the </text:span><text:span text:style-name="T67">block device</text:span><text:span text:style-name="T64"> calls </text:span><text:span text:style-name="T67">f</text:span><text:span text:style-name="T64">or that device.</text:span></text:p>
            <text:p text:style-name="P40">See the section “Extending the System” below for more information.</text:p>
          </table:table-cell>
          <table:covered-table-cell/>
        </table:table-row>
        <table:table-row table:style-name="TableLine2073227635472">
          <table:table-cell table:style-name="Table30.A2" office:value-type="string">
            <text:p text:style-name="Table_20_Heading">Prototype</text:p>
          </table:table-cell>
          <table:table-cell table:style-name="Table30.B2" table:number-columns-spanned="2" office:value-type="string">
            <text:p text:style-name="P86"><text:span text:style-name="Source_20_Text"><text:span text:style-name="T62">s</text:span></text:span><text:span text:style-name="Source_20_Text"><text:span text:style-name="T32">hort</text:span></text:span><text:span text:style-name="Source_20_Text"> sys_</text:span><text:span text:style-name="Source_20_Text"><text:span text:style-name="T67">bdev</text:span></text:span><text:span text:style-name="Source_20_Text"><text:span text:style-name="T30">_</text:span></text:span><text:span text:style-name="Source_20_Text"><text:span text:style-name="T34">register</text:span></text:span><text:span text:style-name="Source_20_Text"><text:span text:style-name="T30">(</text:span></text:span><text:span text:style-name="Source_20_Text"><text:span text:style-name="T34">struct s_dev_block *device</text:span></text:span><text:span text:style-name="Source_20_Text"><text:span text:style-name="T30">)</text:span></text:span></text:p>
          </table:table-cell>
          <table:covered-table-cell/>
        </table:table-row>
        <table:table-row table:style-name="TableLine2073125596400">
          <table:table-cell table:style-name="Table30.A2" office:value-type="string">
            <text:p text:style-name="Table_20_Heading">C Example</text:p>
          </table:table-cell>
          <table:table-cell table:style-name="Table30.B2" table:number-columns-spanned="2" office:value-type="string">
            <text:p text:style-name="P86"><text:span text:style-name="Source_20_Text"><text:span text:style-name="T64">struct s_dev_block dev;</text:span></text:span></text:p>
            <text:p text:style-name="P118"><text:span text:style-name="Source_20_Text"><text:span text:style-name="T63">short r = </text:span></text:span><text:span text:style-name="Source_20_Text">sys_</text:span><text:span text:style-name="Source_20_Text"><text:span text:style-name="T36">bdev</text:span></text:span><text:span text:style-name="Source_20_Text"><text:span text:style-name="T60">_</text:span></text:span><text:span text:style-name="Source_20_Text"><text:span text:style-name="T34">register</text:span></text:span><text:span text:style-name="Source_20_Text"><text:span text:style-name="T27">(</text:span></text:span><text:span text:style-name="Source_20_Text"><text:span text:style-name="T34">&amp;dev</text:span></text:span><text:span text:style-name="Source_20_Text"><text:span text:style-name="T27">); // </text:span></text:span><text:span text:style-name="Source_20_Text"><text:span text:style-name="T34">Register the driver</text:span></text:span></text:p>
          </table:table-cell>
          <table:covered-table-cell/>
        </table:table-row>
        <table:table-row table:style-name="TableLine2073125601296">
          <table:table-cell table:style-name="Table30.A2" office:value-type="string">
            <text:p text:style-name="Table_20_Heading">Assembly</text:p>
          </table:table-cell>
          <table:table-cell table:style-name="Table30.B2" table:number-columns-spanned="2" office:value-type="string">
            <text:p text:style-name="P119"><text:span text:style-name="Source_20_Text"><text:span text:style-name="T5">move</text:span></text:span><text:span text:style-name="Source_20_Text">.w </text:span><text:span text:style-name="Source_20_Text"><text:span text:style-name="T57">#$</text:span></text:span><text:span text:style-name="Source_20_Text"><text:span text:style-name="T67">25</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19"><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19"><text:span text:style-name="Source_20_Text">trap #15</text:span></text:p>
          </table:table-cell>
          <table:covered-table-cell/>
        </table:table-row>
      </table:table>
      <text:p text:style-name="P118"/>
      <text:h text:style-name="P223" text:outline-level="2"/>
      <text:h text:style-name="P227"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03">F</text:span></text:span></text:p>
          </table:table-cell>
          <table:table-cell table:style-name="Table4.A17" office:value-type="string">
            <text:p text:style-name="Preformatted_20_Text"><text:span text:style-name="Source_20_Text">sys_</text:span><text:span text:style-name="Source_20_Text"><text:span text:style-name="T72">fsys_</text:span></text:span><text:span text:style-name="Source_20_Text">register_</text:span><text:span text:style-name="Source_20_Text"><text:span text:style-name="T90">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073243350288">
          <table:table-cell table:style-name="Table34.A1" office:value-type="string">
            <text:p text:style-name="Table_20_Heading">Function</text:p>
          </table:table-cell>
          <table:table-cell table:style-name="Table34.A1" office:value-type="string">
            <text:p text:style-name="P126"><text:span text:style-name="Source_20_Text">0x</text:span><text:span text:style-name="Source_20_Text"><text:span text:style-name="T72">3</text:span></text:span><text:span text:style-name="Source_20_Text"><text:span text:style-name="T68">0</text:span></text:span></text:p>
          </table:table-cell>
          <table:table-cell table:style-name="Table34.C1" office:value-type="string">
            <text:p text:style-name="P126"><text:span text:style-name="Source_20_Text"><text:span text:style-name="T68">sys_</text:span></text:span><text:span text:style-name="Source_20_Text"><text:span text:style-name="T72">fsys_</text:span></text:span><text:span text:style-name="Source_20_Text"><text:span text:style-name="T39">open</text:span></text:span></text:p>
          </table:table-cell>
        </table:table-row>
        <table:table-row table:style-name="TableLine2073243354096">
          <table:table-cell table:style-name="Table34.A2" office:value-type="string">
            <text:p text:style-name="Table_20_Heading">Description</text:p>
          </table:table-cell>
          <table:table-cell table:style-name="Table34.B2" table:number-columns-spanned="2" office:value-type="string">
            <text:p text:style-name="P46">Attempt to open a file in the file system for reading or writing. Two arguments are required:</text:p>
            <text:list xml:id="list421387819" text:style-name="L11">
              <text:list-item>
                <text:p text:style-name="P248"><text:span text:style-name="Source_20_Text">path</text:span>: the path to the file to open</text:p>
              </text:list-item>
              <text:list-item>
                <text:p text:style-name="P248"><text:span text:style-name="Source_20_Text">mode</text:span>: flags indicating how the file should be opened:</text:p>
                <text:list>
                  <text:list-item>
                    <text:p text:style-name="P248">0x01: Read</text:p>
                  </text:list-item>
                  <text:list-item>
                    <text:p text:style-name="P248">0x02: Write</text:p>
                  </text:list-item>
                  <text:list-item>
                    <text:p text:style-name="P248">0x04: Create if new</text:p>
                  </text:list-item>
                  <text:list-item>
                    <text:p text:style-name="P248">0x08: Always create</text:p>
                  </text:list-item>
                  <text:list-item>
                    <text:p text:style-name="P248">0x10: Open file if existing, otherwise create</text:p>
                  </text:list-item>
                  <text:list-item>
                    <text:p text:style-name="P248">0x20: Open for append</text:p>
                  </text:list-item>
                </text:list>
              </text:list-item>
            </text:list>
            <text:p text:style-name="P46">Returns a channel number associated with the file. If the returned number is negative, there was an error opening the file.</text:p>
          </table:table-cell>
          <table:covered-table-cell/>
        </table:table-row>
        <table:table-row table:style-name="TableLine2073243353552">
          <table:table-cell table:style-name="Table34.A2" office:value-type="string">
            <text:p text:style-name="Table_20_Heading">Prototype</text:p>
          </table:table-cell>
          <table:table-cell table:style-name="Table34.B2" table:number-columns-spanned="2" office:value-type="string">
            <text:p text:style-name="P88"><text:span text:style-name="Source_20_Text"><text:span text:style-name="T39">short sys_fsys_open(const char * path</text:span></text:span></text:p>
            <text:p text:style-name="P88"><text:soft-page-break/><text:span text:style-name="Source_20_Text"><text:span text:style-name="T39"><text:s text:c="27"/>short mode)</text:span></text:span></text:p>
          </table:table-cell>
          <table:covered-table-cell/>
        </table:table-row>
        <table:table-row table:style-name="TableLine2073243355456">
          <table:table-cell table:style-name="Table34.A2" office:value-type="string">
            <text:p text:style-name="Table_20_Heading">C Example</text:p>
          </table:table-cell>
          <table:table-cell table:style-name="Table34.B2" table:number-columns-spanned="2" office:value-type="string">
            <text:p text:style-name="P104"><text:span text:style-name="Source_20_Text"><text:span text:style-name="T72">short </text:span></text:span><text:span text:style-name="Source_20_Text"><text:span text:style-name="T39">chan</text:span></text:span><text:span text:style-name="Source_20_Text"><text:span text:style-name="T72"> = sys_fsys_open(“hello.txt”, 0x01);</text:span></text:span></text:p>
            <text:p text:style-name="P104"><text:span text:style-name="Source_20_Text"><text:span text:style-name="T72">if (</text:span></text:span><text:span text:style-name="Source_20_Text"><text:span text:style-name="T39">chan</text:span></text:span><text:span text:style-name="Source_20_Text"><text:span text:style-name="T72"> &gt; 0) {</text:span></text:span></text:p>
            <text:p text:style-name="P104"><text:span text:style-name="Source_20_Text"><text:s text:c="2"/>// </text:span><text:span text:style-name="Source_20_Text"><text:span text:style-name="T72">File is open for reading</text:span></text:span></text:p>
            <text:p text:style-name="P104"><text:span text:style-name="Source_20_Text"><text:span text:style-name="T72">} else {</text:span></text:span></text:p>
            <text:p text:style-name="P104"><text:span text:style-name="Source_20_Text"><text:s text:c="2"/>// </text:span><text:span text:style-name="Source_20_Text"><text:span text:style-name="T72">File was not open… </text:span></text:span><text:span text:style-name="Source_20_Text"><text:span text:style-name="T39">chan</text:span></text:span><text:span text:style-name="Source_20_Text"><text:span text:style-name="T72"> has the error number</text:span></text:span></text:p>
            <text:p text:style-name="P104"><text:span text:style-name="Source_20_Text"><text:span text:style-name="T72">}</text:span></text:span></text:p>
          </table:table-cell>
          <table:covered-table-cell/>
        </table:table-row>
        <table:table-row table:style-name="TableLine2073243356000">
          <table:table-cell table:style-name="Table34.A2" office:value-type="string">
            <text:p text:style-name="Table_20_Heading">Assembly</text:p>
          </table:table-cell>
          <table:table-cell table:style-name="Table34.B2" table:number-columns-spanned="2" office:value-type="string">
            <text:p text:style-name="P127"><text:span text:style-name="Source_20_Text"><text:span text:style-name="T5">move</text:span></text:span><text:span text:style-name="Source_20_Text">.w </text:span><text:span text:style-name="Source_20_Text"><text:span text:style-name="T57">#</text:span></text:span><text:span text:style-name="Source_20_Text"><text:span text:style-name="T72">3</text:span></text:span><text:span text:style-name="Source_20_Text"><text:span text:style-name="T68">0</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6">fsys_open</text:span></text:span></text:p>
            <text:p text:style-name="P127"><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127"><text:span text:style-name="Source_20_Text"><text:span text:style-name="T16">move.w #$01,d2 <text:s text:c="5"/>; Mode = 1 (read existing)</text:span></text:span></text:p>
            <text:p text:style-name="P127"><text:span text:style-name="Source_20_Text">trap #15</text:span></text:p>
            <text:p text:style-name="P127"><text:span text:style-name="Source_20_Text">; </text:span><text:span text:style-name="Source_20_Text"><text:span text:style-name="T72">Channel number will be in d0</text:span></text:span></text:p>
          </table:table-cell>
          <table:covered-table-cell/>
        </table:table-row>
      </table:table>
      <text:p text:style-name="P126"/>
      <table:table table:name="Table35" table:style-name="Table35">
        <table:table-column table:style-name="Table35.A"/>
        <table:table-column table:style-name="Table35.B"/>
        <table:table-column table:style-name="Table35.C"/>
        <table:table-row table:style-name="TableLine2073243346752">
          <table:table-cell table:style-name="Table35.A1" office:value-type="string">
            <text:p text:style-name="Table_20_Heading">Function</text:p>
          </table:table-cell>
          <table:table-cell table:style-name="Table35.A1" office:value-type="string">
            <text:p text:style-name="P126"><text:span text:style-name="Source_20_Text">0x</text:span><text:span text:style-name="Source_20_Text"><text:span text:style-name="T72">31</text:span></text:span></text:p>
          </table:table-cell>
          <table:table-cell table:style-name="Table35.C1" office:value-type="string">
            <text:p text:style-name="P126"><text:span text:style-name="Source_20_Text"><text:span text:style-name="T68">sys_</text:span></text:span><text:span text:style-name="Source_20_Text"><text:span text:style-name="T39">fsys_close</text:span></text:span></text:p>
          </table:table-cell>
        </table:table-row>
        <table:table-row table:style-name="TableLine2073243347840">
          <table:table-cell table:style-name="Table35.A2" office:value-type="string">
            <text:p text:style-name="Table_20_Heading">Description</text:p>
          </table:table-cell>
          <table:table-cell table:style-name="Table35.B2" table:number-columns-spanned="2" office:value-type="string">
            <text:p text:style-name="P46">Close a file that was previously opened, given its channel number. If there were writes done on the channel, those writes will be committed to the block device holding the file.</text:p>
          </table:table-cell>
          <table:covered-table-cell/>
        </table:table-row>
        <table:table-row table:style-name="TableLine2073243356816">
          <table:table-cell table:style-name="Table35.A2" office:value-type="string">
            <text:p text:style-name="Table_20_Heading">Prototype</text:p>
          </table:table-cell>
          <table:table-cell table:style-name="Table35.B2" table:number-columns-spanned="2" office:value-type="string">
            <text:p text:style-name="P88"><text:span text:style-name="Source_20_Text"><text:span text:style-name="T39">void sys_fsys_close(short chan);</text:span></text:span></text:p>
          </table:table-cell>
          <table:covered-table-cell/>
        </table:table-row>
        <table:table-row table:style-name="TableLine2073243350560">
          <table:table-cell table:style-name="Table35.A2" office:value-type="string">
            <text:p text:style-name="Table_20_Heading">C Example</text:p>
          </table:table-cell>
          <table:table-cell table:style-name="Table35.B2" table:number-columns-spanned="2" office:value-type="string">
            <text:p text:style-name="P126"><text:span text:style-name="Source_20_Text"><text:span text:style-name="T73">s</text:span></text:span><text:span text:style-name="Source_20_Text"><text:span text:style-name="T40">hort chan = sys_fsys_open(…);</text:span></text:span></text:p>
            <text:p text:style-name="P126"><text:span text:style-name="Source_20_Text"><text:span text:style-name="T40">// …</text:span></text:span></text:p>
            <text:p text:style-name="P128"><text:span text:style-name="Source_20_Text"><text:span text:style-name="T40">sys_fsys_close(chan);</text:span></text:span></text:p>
          </table:table-cell>
          <table:covered-table-cell/>
        </table:table-row>
        <table:table-row table:style-name="TableLine2073243359536">
          <table:table-cell table:style-name="Table35.A2" office:value-type="string">
            <text:p text:style-name="Table_20_Heading">Assembly</text:p>
          </table:table-cell>
          <table:table-cell table:style-name="Table35.B2" table:number-columns-spanned="2" office:value-type="string">
            <text:p text:style-name="P127"><text:span text:style-name="Source_20_Text"><text:span text:style-name="T5">move</text:span></text:span><text:span text:style-name="Source_20_Text">.w </text:span><text:span text:style-name="Source_20_Text"><text:span text:style-name="T57">#$</text:span></text:span><text:span text:style-name="Source_20_Text"><text:span text:style-name="T73">31</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7">fsys_close</text:span></text:span></text:p>
            <text:p text:style-name="P129"><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27"><text:span text:style-name="Source_20_Text">trap #15</text:span></text:p>
          </table:table-cell>
          <table:covered-table-cell/>
        </table:table-row>
      </table:table>
      <text:p text:style-name="P126"/>
      <table:table table:name="Table36" table:style-name="Table36">
        <table:table-column table:style-name="Table36.A"/>
        <table:table-column table:style-name="Table36.B"/>
        <table:table-column table:style-name="Table36.C"/>
        <table:table-row table:style-name="TableLine2073243361168">
          <table:table-cell table:style-name="Table36.A1" office:value-type="string">
            <text:p text:style-name="Table_20_Heading">Function</text:p>
          </table:table-cell>
          <table:table-cell table:style-name="Table36.A1" office:value-type="string">
            <text:p text:style-name="P124"><text:span text:style-name="Source_20_Text">0x</text:span><text:span text:style-name="Source_20_Text"><text:span text:style-name="T72">3</text:span></text:span><text:span text:style-name="Source_20_Text"><text:span text:style-name="T74">2</text:span></text:span></text:p>
          </table:table-cell>
          <table:table-cell table:style-name="Table36.C1" office:value-type="string">
            <text:p text:style-name="P124"><text:span text:style-name="Source_20_Text"><text:span text:style-name="T68">sys_</text:span></text:span><text:span text:style-name="Source_20_Text"><text:span text:style-name="T39">fsys_</text:span></text:span><text:span text:style-name="Source_20_Text"><text:span text:style-name="T41">opendir</text:span></text:span></text:p>
          </table:table-cell>
        </table:table-row>
        <table:table-row table:style-name="TableLine2073243356272">
          <table:table-cell table:style-name="Table36.A2" office:value-type="string">
            <text:p text:style-name="Table_20_Heading">Description</text:p>
          </table:table-cell>
          <table:table-cell table:style-name="Table36.B2" table:number-columns-spanned="2" office:value-type="string">
            <text:p text:style-name="P47">Open a directory on a volume for reading, given its path.</text:p>
            <text:p text:style-name="P47">Returns a directory handle number on success, or a negative number on failure.</text:p>
          </table:table-cell>
          <table:covered-table-cell/>
        </table:table-row>
        <table:table-row table:style-name="TableLine2073243352736">
          <table:table-cell table:style-name="Table36.A2" office:value-type="string">
            <text:p text:style-name="Table_20_Heading">Prototype</text:p>
          </table:table-cell>
          <table:table-cell table:style-name="Table36.B2" table:number-columns-spanned="2" office:value-type="string">
            <text:p text:style-name="P89"><text:span text:style-name="Source_20_Text"><text:span text:style-name="T41">short</text:span></text:span><text:span text:style-name="Source_20_Text"><text:span text:style-name="T39"> sys_fsys_</text:span></text:span><text:span text:style-name="Source_20_Text"><text:span text:style-name="T41">opendir</text:span></text:span><text:span text:style-name="Source_20_Text"><text:span text:style-name="T39">(</text:span></text:span><text:span text:style-name="Source_20_Text"><text:span text:style-name="T41">const char *path</text:span></text:span><text:span text:style-name="Source_20_Text"><text:span text:style-name="T39">);</text:span></text:span></text:p>
          </table:table-cell>
          <table:covered-table-cell/>
        </table:table-row>
        <table:table-row table:style-name="TableLine2073243348384">
          <table:table-cell table:style-name="Table36.A2" office:value-type="string">
            <text:p text:style-name="Table_20_Heading">C Example</text:p>
          </table:table-cell>
          <table:table-cell table:style-name="Table36.B2" table:number-columns-spanned="2" office:value-type="string">
            <text:p text:style-name="P124"><text:span text:style-name="Source_20_Text"><text:span text:style-name="T73">s</text:span></text:span><text:span text:style-name="Source_20_Text"><text:span text:style-name="T40">hort </text:span></text:span><text:span text:style-name="Source_20_Text"><text:span text:style-name="T41">dir = sys_fsys_opendir(“/hd0/System”);</text:span></text:span></text:p>
            <text:p text:style-name="P124"><text:span text:style-name="Source_20_Text"><text:span text:style-name="T41">if (dir &gt; 0) {</text:span></text:span></text:p>
            <text:p text:style-name="P124"><text:span text:style-name="Source_20_Text"><text:span text:style-name="T41"><text:s text:c="2"/>// dir can be used for reading the directory entries</text:span></text:span></text:p>
            <text:p text:style-name="P124"><text:span text:style-name="Source_20_Text"><text:span text:style-name="T41">} else {</text:span></text:span></text:p>
            <text:p text:style-name="P124"><text:span text:style-name="Source_20_Text"><text:span text:style-name="T41"><text:s text:c="2"/>// There was an error… error number in dir</text:span></text:span></text:p>
            <text:p text:style-name="P124"><text:span text:style-name="Source_20_Text"><text:span text:style-name="T41">}</text:span></text:span></text:p>
          </table:table-cell>
          <table:covered-table-cell/>
        </table:table-row>
        <table:table-row table:style-name="TableLine2073243355184">
          <table:table-cell table:style-name="Table36.A2" office:value-type="string">
            <text:p text:style-name="Table_20_Heading">Assembly</text:p>
          </table:table-cell>
          <table:table-cell table:style-name="Table36.B2" table:number-columns-spanned="2" office:value-type="string">
            <text:p text:style-name="P125"><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2</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8">opendir</text:span></text:span></text:p>
            <text:p text:style-name="P107"><text:span text:style-name="Source_20_Text"><text:span text:style-name="T122">move</text:span></text:span><text:span text:style-name="Source_20_Text"><text:span text:style-name="T74">.l </text:span></text:span><text:span text:style-name="Source_20_Text"><text:span text:style-name="T122">#</text:span></text:span><text:span text:style-name="Source_20_Text"><text:span text:style-name="T74">path,d1 <text:s text:c="5"/>; Path</text:span></text:span></text:p>
            <text:p text:style-name="P125"><text:span text:style-name="Source_20_Text">trap #15</text:span></text:p>
          </table:table-cell>
          <table:covered-table-cell/>
        </table:table-row>
      </table:table>
      <text:p text:style-name="P124"><text:soft-page-break/></text:p>
      <table:table table:name="Table37" table:style-name="Table37">
        <table:table-column table:style-name="Table37.A"/>
        <table:table-column table:style-name="Table37.B"/>
        <table:table-column table:style-name="Table37.C"/>
        <table:table-row table:style-name="TableLine2073243353008">
          <table:table-cell table:style-name="Table37.A1" office:value-type="string">
            <text:p text:style-name="Table_20_Heading">Function</text:p>
          </table:table-cell>
          <table:table-cell table:style-name="Table37.A1" office:value-type="string">
            <text:p text:style-name="P124"><text:span text:style-name="Source_20_Text">0x</text:span><text:span text:style-name="Source_20_Text"><text:span text:style-name="T72">3</text:span></text:span><text:span text:style-name="Source_20_Text"><text:span text:style-name="T74">3</text:span></text:span></text:p>
          </table:table-cell>
          <table:table-cell table:style-name="Table37.C1" office:value-type="string">
            <text:p text:style-name="P124"><text:span text:style-name="Source_20_Text"><text:span text:style-name="T68">sys_</text:span></text:span><text:span text:style-name="Source_20_Text"><text:span text:style-name="T39">fsys_</text:span></text:span><text:span text:style-name="Source_20_Text"><text:span text:style-name="T41">closedir</text:span></text:span></text:p>
          </table:table-cell>
        </table:table-row>
        <table:table-row table:style-name="TableLine2073243348656">
          <table:table-cell table:style-name="Table37.A2" office:value-type="string">
            <text:p text:style-name="Table_20_Heading">Description</text:p>
          </table:table-cell>
          <table:table-cell table:style-name="Table37.B2" table:number-columns-spanned="2" office:value-type="string">
            <text:p text:style-name="P47">Close a previously open directory, given its number.</text:p>
          </table:table-cell>
          <table:covered-table-cell/>
        </table:table-row>
        <table:table-row table:style-name="TableLine2073243357632">
          <table:table-cell table:style-name="Table37.A2" office:value-type="string">
            <text:p text:style-name="Table_20_Heading">Prototype</text:p>
          </table:table-cell>
          <table:table-cell table:style-name="Table37.B2" table:number-columns-spanned="2" office:value-type="string">
            <text:p text:style-name="P89"><text:span text:style-name="Source_20_Text"><text:span text:style-name="T41">void</text:span></text:span><text:span text:style-name="Source_20_Text"><text:span text:style-name="T39"> sys_fsys_</text:span></text:span><text:span text:style-name="Source_20_Text"><text:span text:style-name="T41">closedir</text:span></text:span><text:span text:style-name="Source_20_Text"><text:span text:style-name="T39">(</text:span></text:span><text:span text:style-name="Source_20_Text"><text:span text:style-name="T41">short dir</text:span></text:span><text:span text:style-name="Source_20_Text"><text:span text:style-name="T39">);</text:span></text:span></text:p>
          </table:table-cell>
          <table:covered-table-cell/>
        </table:table-row>
        <table:table-row table:style-name="TableLine2073243357904">
          <table:table-cell table:style-name="Table37.A2" office:value-type="string">
            <text:p text:style-name="Table_20_Heading">C Example</text:p>
          </table:table-cell>
          <table:table-cell table:style-name="Table37.B2" table:number-columns-spanned="2" office:value-type="string">
            <text:p text:style-name="P124"><text:span text:style-name="Source_20_Text"><text:span text:style-name="T73">s</text:span></text:span><text:span text:style-name="Source_20_Text"><text:span text:style-name="T40">hort </text:span></text:span><text:span text:style-name="Source_20_Text"><text:span text:style-name="T41">dir = sys_fsys_opendir(“/hd0/System”);</text:span></text:span></text:p>
            <text:p text:style-name="P124"><text:span text:style-name="Source_20_Text"><text:span text:style-name="T41">if (dir &gt; 0) {</text:span></text:span></text:p>
            <text:p text:style-name="P124"><text:span text:style-name="Source_20_Text"><text:span text:style-name="T41"><text:s text:c="2"/>// dir can be used for reading the directory entries</text:span></text:span></text:p>
            <text:p text:style-name="P124"><text:span text:style-name="Source_20_Text"><text:span text:style-name="T41">} else {</text:span></text:span></text:p>
            <text:p text:style-name="P124"><text:span text:style-name="Source_20_Text"><text:span text:style-name="T41"><text:s text:c="2"/>// There was an error… error number in dir</text:span></text:span></text:p>
            <text:p text:style-name="P124"><text:span text:style-name="Source_20_Text"><text:span text:style-name="T41">}</text:span></text:span></text:p>
          </table:table-cell>
          <table:covered-table-cell/>
        </table:table-row>
        <table:table-row table:style-name="TableLine2073243350016">
          <table:table-cell table:style-name="Table37.A2" office:value-type="string">
            <text:p text:style-name="Table_20_Heading">Assembly</text:p>
          </table:table-cell>
          <table:table-cell table:style-name="Table37.B2" table:number-columns-spanned="2" office:value-type="string">
            <text:p text:style-name="P125"><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3</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8">opendir</text:span></text:span></text:p>
            <text:p text:style-name="P107"><text:span text:style-name="Source_20_Text"><text:span text:style-name="T41">move.w (dir)</text:span></text:span><text:span text:style-name="Source_20_Text"><text:span text:style-name="T74">,d1 <text:s text:c="5"/>; Directory number</text:span></text:span></text:p>
            <text:p text:style-name="P125"><text:span text:style-name="Source_20_Text">trap #15</text:span></text:p>
          </table:table-cell>
          <table:covered-table-cell/>
        </table:table-row>
      </table:table>
      <text:p text:style-name="P124"/>
      <table:table table:name="Table38" table:style-name="Table38">
        <table:table-column table:style-name="Table38.A"/>
        <table:table-column table:style-name="Table38.B"/>
        <table:table-column table:style-name="Table38.C"/>
        <table:table-row table:style-name="TableLine2073243358176">
          <table:table-cell table:style-name="Table38.A1" office:value-type="string">
            <text:p text:style-name="Table_20_Heading">Function</text:p>
          </table:table-cell>
          <table:table-cell table:style-name="Table38.A1" office:value-type="string">
            <text:p text:style-name="P124"><text:span text:style-name="Source_20_Text">0x</text:span><text:span text:style-name="Source_20_Text"><text:span text:style-name="T72">3</text:span></text:span><text:span text:style-name="Source_20_Text"><text:span text:style-name="T74">4</text:span></text:span></text:p>
          </table:table-cell>
          <table:table-cell table:style-name="Table38.C1" office:value-type="string">
            <text:p text:style-name="P124"><text:span text:style-name="Source_20_Text"><text:span text:style-name="T68">sys_</text:span></text:span><text:span text:style-name="Source_20_Text"><text:span text:style-name="T39">fsys_</text:span></text:span><text:span text:style-name="Source_20_Text"><text:span text:style-name="T41">readdir</text:span></text:span></text:p>
          </table:table-cell>
        </table:table-row>
        <table:table-row table:style-name="TableLine2073243358720">
          <table:table-cell table:style-name="Table38.A2" office:value-type="string">
            <text:p text:style-name="Table_20_Heading">Description</text:p>
          </table:table-cell>
          <table:table-cell table:style-name="Table38.B2" table:number-columns-spanned="2" office:value-type="string">
            <text:p text:style-name="P47">Given the number of an open directory, and a buffer in which to place the data, fetch the file information of the next directory entry. (See below for details on the file_info structure.)</text:p>
            <text:p text:style-name="P47">Returns 0 on success, a negative number on failure.</text:p>
          </table:table-cell>
          <table:covered-table-cell/>
        </table:table-row>
        <table:table-row table:style-name="TableLine2073243361712">
          <table:table-cell table:style-name="Table38.A2" office:value-type="string">
            <text:p text:style-name="Table_20_Heading">Prototype</text:p>
          </table:table-cell>
          <table:table-cell table:style-name="Table38.B2" table:number-columns-spanned="2" office:value-type="string">
            <text:p text:style-name="P89"><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1">readdir</text:span></text:span><text:span text:style-name="Source_20_Text"><text:span text:style-name="T39">(</text:span></text:span><text:span text:style-name="Source_20_Text"><text:span text:style-name="T41">short dir, struct s_file_info *file</text:span></text:span><text:span text:style-name="Source_20_Text"><text:span text:style-name="T39">);</text:span></text:span></text:p>
          </table:table-cell>
          <table:covered-table-cell/>
        </table:table-row>
        <table:table-row table:style-name="TableLine2073243362256">
          <table:table-cell table:style-name="Table38.A2" office:value-type="string">
            <text:p text:style-name="Table_20_Heading">C Example</text:p>
          </table:table-cell>
          <table:table-cell table:style-name="Table38.B2" table:number-columns-spanned="2" office:value-type="string">
            <text:p text:style-name="P124"><text:span text:style-name="Source_20_Text"><text:span text:style-name="T73">s</text:span></text:span><text:span text:style-name="Source_20_Text"><text:span text:style-name="T40">hort </text:span></text:span><text:span text:style-name="Source_20_Text"><text:span text:style-name="T41">dir = sys_fsys_opendir(“/hd0/System”);</text:span></text:span></text:p>
            <text:p text:style-name="P124"><text:span text:style-name="Source_20_Text"><text:span text:style-name="T41">if (dir &gt; 0) {</text:span></text:span></text:p>
            <text:p text:style-name="P124"><text:span text:style-name="Source_20_Text"><text:span text:style-name="T41"><text:s text:c="2"/>// dir can be used for reading the directory entries</text:span></text:span></text:p>
            <text:p text:style-name="P124"><text:span text:style-name="Source_20_Text"><text:span text:style-name="T41"><text:s text:c="2"/>struct s_file_info file;</text:span></text:span></text:p>
            <text:p text:style-name="P124"><text:span text:style-name="Source_20_Text"><text:span text:style-name="T41"><text:s text:c="2"/>if (sys_fsys_readdir(dir, &amp;file_info) == 0) {</text:span></text:span></text:p>
            <text:p text:style-name="P124"><text:span text:style-name="Source_20_Text"><text:span text:style-name="T41"><text:s text:c="4"/>// file_info contains information...</text:span></text:span></text:p>
            <text:p text:style-name="P124"><text:span text:style-name="Source_20_Text"><text:span text:style-name="T41"><text:s text:c="2"/>} else {</text:span></text:span></text:p>
            <text:p text:style-name="P124"><text:span text:style-name="Source_20_Text"><text:span text:style-name="T41"><text:s text:c="4"/>// Could not read the file entry...</text:span></text:span></text:p>
            <text:p text:style-name="P124"><text:span text:style-name="Source_20_Text"><text:span text:style-name="T41"><text:s text:c="2"/>}</text:span></text:span></text:p>
            <text:p text:style-name="P124"><text:span text:style-name="Source_20_Text"><text:span text:style-name="T41">} else {</text:span></text:span></text:p>
            <text:p text:style-name="P124"><text:span text:style-name="Source_20_Text"><text:span text:style-name="T41"><text:s text:c="2"/>// There was an error… error number in dir</text:span></text:span></text:p>
            <text:p text:style-name="P124"><text:span text:style-name="Source_20_Text"><text:span text:style-name="T41">}</text:span></text:span></text:p>
          </table:table-cell>
          <table:covered-table-cell/>
        </table:table-row>
        <table:table-row table:style-name="TableLine2073243378032">
          <table:table-cell table:style-name="Table38.A2" office:value-type="string">
            <text:p text:style-name="Table_20_Heading">Assembly</text:p>
          </table:table-cell>
          <table:table-cell table:style-name="Table38.B2" table:number-columns-spanned="2" office:value-type="string">
            <text:p text:style-name="P125"><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4</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8">opendir</text:span></text:span></text:p>
            <text:p text:style-name="P107"><text:span text:style-name="Source_20_Text"><text:span text:style-name="T41">move.w (dir)</text:span></text:span><text:span text:style-name="Source_20_Text"><text:span text:style-name="T74">,d1 <text:s text:c="5"/>; Directory number</text:span></text:span></text:p>
            <text:p text:style-name="P107"><text:span text:style-name="Source_20_Text"><text:span text:style-name="T122">move</text:span></text:span><text:span text:style-name="Source_20_Text"><text:span text:style-name="T74">.l </text:span></text:span><text:span text:style-name="Source_20_Text"><text:span text:style-name="T122">#</text:span></text:span><text:span text:style-name="Source_20_Text"><text:span text:style-name="T74">file_info,d2 ; Pointer to the file info structure</text:span></text:span></text:p>
            <text:p text:style-name="P125"><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073243358448">
          <table:table-cell table:style-name="Table40.A1" office:value-type="string">
            <text:p text:style-name="Table_20_Heading">Function</text:p>
          </table:table-cell>
          <table:table-cell table:style-name="Table40.A1" office:value-type="string">
            <text:p text:style-name="P130"><text:span text:style-name="Source_20_Text">0x</text:span><text:span text:style-name="Source_20_Text"><text:span text:style-name="T72">3</text:span></text:span><text:span text:style-name="Source_20_Text"><text:span text:style-name="T76">5</text:span></text:span></text:p>
          </table:table-cell>
          <table:table-cell table:style-name="Table40.C1" office:value-type="string">
            <text:p text:style-name="P130"><text:span text:style-name="Source_20_Text"><text:span text:style-name="T68">sys_</text:span></text:span><text:span text:style-name="Source_20_Text"><text:span text:style-name="T39">fsys_</text:span></text:span><text:span text:style-name="Source_20_Text"><text:span text:style-name="T42">findfirst</text:span></text:span></text:p>
          </table:table-cell>
        </table:table-row>
        <table:table-row table:style-name="TableLine2073243368240">
          <table:table-cell table:style-name="Table40.A2" office:value-type="string">
            <text:p text:style-name="Table_20_Heading">Description</text:p>
          </table:table-cell>
          <table:table-cell table:style-name="Table40.B2" table:number-columns-spanned="2" office:value-type="string">
            <text:p text:style-name="P48">Given <text:span text:style-name="T76">the path to a directory to search, a search pattern, and a pointer to a file_info structure, return the first entry in the directory that matches the pattern.</text:span></text:p>
            <text:p text:style-name="P49">Returns a directory handle on success, a negative number if there is an error</text:p>
          </table:table-cell>
          <table:covered-table-cell/>
        </table:table-row>
        <table:table-row table:style-name="TableLine2073243374224">
          <table:table-cell table:style-name="Table40.A2" office:value-type="string">
            <text:p text:style-name="Table_20_Heading">Prototype</text:p>
          </table:table-cell>
          <table:table-cell table:style-name="Table40.B2" table:number-columns-spanned="2" office:value-type="string">
            <text:p text:style-name="P90"><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2">findfirst</text:span></text:span><text:span text:style-name="Source_20_Text"><text:span text:style-name="T39">(</text:span></text:span><text:span text:style-name="Source_20_Text"><text:span text:style-name="T42">const char *path</text:span></text:span><text:span text:style-name="Source_20_Text"><text:span text:style-name="T41">,</text:span></text:span></text:p>
            <text:p text:style-name="P90"><text:span text:style-name="Source_20_Text"><text:span text:style-name="T41"><text:s text:c="25"/></text:span></text:span><text:span text:style-name="Source_20_Text"><text:span text:style-name="T42">const char *pattern,</text:span></text:span></text:p>
            <text:p text:style-name="P90"><text:span text:style-name="Source_20_Text"><text:span text:style-name="T41"><text:s text:c="17"/>struct s_file_info *file</text:span></text:span><text:span text:style-name="Source_20_Text"><text:span text:style-name="T39">);</text:span></text:span></text:p>
          </table:table-cell>
          <table:covered-table-cell/>
        </table:table-row>
        <table:table-row table:style-name="TableLine2073243369872">
          <table:table-cell table:style-name="Table40.A2" office:value-type="string">
            <text:p text:style-name="Table_20_Heading">C Example</text:p>
          </table:table-cell>
          <table:table-cell table:style-name="Table40.B2" table:number-columns-spanned="2" office:value-type="string">
            <text:p text:style-name="P130"><text:span text:style-name="Source_20_Text"><text:span text:style-name="T41">struct s_file_info file;</text:span></text:span></text:p>
            <text:p text:style-name="P130"><text:span text:style-name="Source_20_Text"><text:span text:style-name="T42">short dir = </text:span></text:span><text:span text:style-name="Source_20_Text"><text:span text:style-name="T41">sys_fsys_</text:span></text:span><text:span text:style-name="Source_20_Text"><text:span text:style-name="T42">findfirst</text:span></text:span><text:span text:style-name="Source_20_Text"><text:span text:style-name="T41">(“/</text:span></text:span><text:span text:style-name="Source_20_Text"><text:span text:style-name="T42">hd0/System/”</text:span></text:span><text:span text:style-name="Source_20_Text"><text:span text:style-name="T41">,</text:span></text:span></text:p>
            <text:p text:style-name="P130"><text:span text:style-name="Source_20_Text"><text:span text:style-name="T41"><text:s text:c="31"/>“*.</text:span></text:span><text:span text:style-name="Source_20_Text"><text:span text:style-name="T42">pgx”,</text:span></text:span></text:p>
            <text:p text:style-name="P130"><text:span text:style-name="Source_20_Text"><text:span text:style-name="T41"><text:s text:c="31"/>&amp;file_info)</text:span></text:span><text:span text:style-name="Source_20_Text"><text:span text:style-name="T42">;</text:span></text:span></text:p>
            <text:p text:style-name="P130"><text:span text:style-name="Source_20_Text"><text:span text:style-name="T42">i</text:span></text:span><text:span text:style-name="Source_20_Text"><text:span text:style-name="T41">f </text:span></text:span><text:span text:style-name="Source_20_Text"><text:span text:style-name="T42">(dir == 0)</text:span></text:span><text:span text:style-name="Source_20_Text"><text:span text:style-name="T41"> {</text:span></text:span></text:p>
            <text:p text:style-name="P130"><text:span text:style-name="Source_20_Text"><text:span text:style-name="T41"><text:s text:c="2"/>// file_info contains information...</text:span></text:span></text:p>
            <text:p text:style-name="P130"><text:span text:style-name="Source_20_Text"><text:span text:style-name="T41">} else {</text:span></text:span></text:p>
            <text:p text:style-name="P130"><text:span text:style-name="Source_20_Text"><text:span text:style-name="T41"><text:s text:c="2"/>// Could not read the file entry...</text:span></text:span></text:p>
            <text:p text:style-name="P130"><text:span text:style-name="Source_20_Text"><text:span text:style-name="T41">}</text:span></text:span></text:p>
          </table:table-cell>
          <table:covered-table-cell/>
        </table:table-row>
        <table:table-row table:style-name="TableLine2073243366880">
          <table:table-cell table:style-name="Table40.A2" office:value-type="string">
            <text:p text:style-name="Table_20_Heading">Assembly</text:p>
          </table:table-cell>
          <table:table-cell table:style-name="Table40.B2" table:number-columns-spanned="2" office:value-type="string">
            <text:p text:style-name="P131"><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4</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9">findfirst</text:span></text:span></text:p>
            <text:p text:style-name="P108"><text:span text:style-name="Source_20_Text"><text:span text:style-name="T122">move.</text:span></text:span><text:span text:style-name="Source_20_Text"><text:span text:style-name="T76">l </text:span></text:span><text:span text:style-name="Source_20_Text"><text:span text:style-name="T122">#</text:span></text:span><text:span text:style-name="Source_20_Text"><text:span text:style-name="T76">path,d1 <text:s text:c="5"/>; Pointer to path</text:span></text:span></text:p>
            <text:p text:style-name="P108"><text:span text:style-name="Source_20_Text"><text:span text:style-name="T122">move</text:span></text:span><text:span text:style-name="Source_20_Text"><text:span text:style-name="T76">.l </text:span></text:span><text:span text:style-name="Source_20_Text"><text:span text:style-name="T122">#</text:span></text:span><text:span text:style-name="Source_20_Text"><text:span text:style-name="T76">pattern,d2 <text:s text:c="2"/>; Pointer to pattern</text:span></text:span></text:p>
            <text:p text:style-name="P108"><text:span text:style-name="Source_20_Text"><text:span text:style-name="T122">move</text:span></text:span><text:span text:style-name="Source_20_Text"><text:span text:style-name="T74">.l </text:span></text:span><text:span text:style-name="Source_20_Text"><text:span text:style-name="T122">#</text:span></text:span><text:span text:style-name="Source_20_Text"><text:span text:style-name="T74">file_info,d</text:span></text:span><text:span text:style-name="Source_20_Text"><text:span text:style-name="T76">3</text:span></text:span><text:span text:style-name="Source_20_Text"><text:span text:style-name="T74"> ; Pointer to the file info structure</text:span></text:span></text:p>
            <text:p text:style-name="P131"><text:span text:style-name="Source_20_Text">trap #15</text:span></text:p>
          </table:table-cell>
          <table:covered-table-cell/>
        </table:table-row>
      </table:table>
      <text:p text:style-name="P130"/>
      <table:table table:name="Table41" table:style-name="Table41">
        <table:table-column table:style-name="Table41.A"/>
        <table:table-column table:style-name="Table41.B"/>
        <table:table-column table:style-name="Table41.C"/>
        <table:table-row table:style-name="TableLine2073243375040">
          <table:table-cell table:style-name="Table41.A1" office:value-type="string">
            <text:p text:style-name="Table_20_Heading">Function</text:p>
          </table:table-cell>
          <table:table-cell table:style-name="Table41.A1" office:value-type="string">
            <text:p text:style-name="P130"><text:span text:style-name="Source_20_Text">0x</text:span><text:span text:style-name="Source_20_Text"><text:span text:style-name="T72">3</text:span></text:span><text:span text:style-name="Source_20_Text"><text:span text:style-name="T77">6</text:span></text:span></text:p>
          </table:table-cell>
          <table:table-cell table:style-name="Table41.C1" office:value-type="string">
            <text:p text:style-name="P130"><text:span text:style-name="Source_20_Text"><text:span text:style-name="T68">sys_</text:span></text:span><text:span text:style-name="Source_20_Text"><text:span text:style-name="T39">fsys_</text:span></text:span><text:span text:style-name="Source_20_Text"><text:span text:style-name="T42">findnext</text:span></text:span></text:p>
          </table:table-cell>
        </table:table-row>
        <table:table-row table:style-name="TableLine2073243377488">
          <table:table-cell table:style-name="Table41.A2" office:value-type="string">
            <text:p text:style-name="Table_20_Heading">Description</text:p>
          </table:table-cell>
          <table:table-cell table:style-name="Table41.B2" table:number-columns-spanned="2" office:value-type="string">
            <text:p text:style-name="P48">Given <text:span text:style-name="T76">the directory handle for a previously open search (from sys_fsys_findfirst), and a file_info structure, fill out the structure with the file information of the next file to match the original search pattern.</text:span></text:p>
            <text:p text:style-name="P49">Returns 0 on success, a negative number if there is an error</text:p>
          </table:table-cell>
          <table:covered-table-cell/>
        </table:table-row>
        <table:table-row table:style-name="TableLine2073243373408">
          <table:table-cell table:style-name="Table41.A2" office:value-type="string">
            <text:p text:style-name="Table_20_Heading">Prototype</text:p>
          </table:table-cell>
          <table:table-cell table:style-name="Table41.B2" table:number-columns-spanned="2" office:value-type="string">
            <text:p text:style-name="P90"><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2">findfirst</text:span></text:span><text:span text:style-name="Source_20_Text"><text:span text:style-name="T39">(</text:span></text:span><text:span text:style-name="Source_20_Text"><text:span text:style-name="T42">const char *path</text:span></text:span><text:span text:style-name="Source_20_Text"><text:span text:style-name="T41">,</text:span></text:span></text:p>
            <text:p text:style-name="P90"><text:span text:style-name="Source_20_Text"><text:span text:style-name="T41"><text:s text:c="25"/></text:span></text:span><text:span text:style-name="Source_20_Text"><text:span text:style-name="T42">const char *pattern,</text:span></text:span></text:p>
            <text:p text:style-name="P90"><text:span text:style-name="Source_20_Text"><text:span text:style-name="T41"><text:s text:c="17"/>struct s_file_info *file</text:span></text:span><text:span text:style-name="Source_20_Text"><text:span text:style-name="T39">);</text:span></text:span></text:p>
          </table:table-cell>
          <table:covered-table-cell/>
        </table:table-row>
        <table:table-row table:style-name="TableLine2073243375856">
          <table:table-cell table:style-name="Table41.A2" office:value-type="string">
            <text:p text:style-name="Table_20_Heading">C Example</text:p>
          </table:table-cell>
          <table:table-cell table:style-name="Table41.B2" table:number-columns-spanned="2" office:value-type="string">
            <text:p text:style-name="P130"><text:span text:style-name="Source_20_Text"><text:span text:style-name="T41">struct s_file_info file;</text:span></text:span></text:p>
            <text:p text:style-name="P130"><text:span text:style-name="Source_20_Text"><text:span text:style-name="T42">short dir = </text:span></text:span><text:span text:style-name="Source_20_Text"><text:span text:style-name="T41">sys_fsys_</text:span></text:span><text:span text:style-name="Source_20_Text"><text:span text:style-name="T42">findfirst</text:span></text:span><text:span text:style-name="Source_20_Text"><text:span text:style-name="T41">(“/</text:span></text:span><text:span text:style-name="Source_20_Text"><text:span text:style-name="T42">hd0/System/”</text:span></text:span><text:span text:style-name="Source_20_Text"><text:span text:style-name="T41">,</text:span></text:span></text:p>
            <text:p text:style-name="P130"><text:span text:style-name="Source_20_Text"><text:span text:style-name="T41"><text:s text:c="31"/>“*.</text:span></text:span><text:span text:style-name="Source_20_Text"><text:span text:style-name="T42">pgx”,</text:span></text:span></text:p>
            <text:p text:style-name="P130"><text:span text:style-name="Source_20_Text"><text:span text:style-name="T41"><text:s text:c="31"/>&amp;file_info)</text:span></text:span><text:span text:style-name="Source_20_Text"><text:span text:style-name="T42">;</text:span></text:span></text:p>
            <text:p text:style-name="P130"><text:span text:style-name="Source_20_Text"><text:span text:style-name="T42">i</text:span></text:span><text:span text:style-name="Source_20_Text"><text:span text:style-name="T41">f </text:span></text:span><text:span text:style-name="Source_20_Text"><text:span text:style-name="T42">(dir == 0)</text:span></text:span><text:span text:style-name="Source_20_Text"><text:span text:style-name="T41"> {</text:span></text:span></text:p>
            <text:p text:style-name="P130"><text:span text:style-name="Source_20_Text"><text:span text:style-name="T41"><text:s text:c="2"/>// file_info contains information…</text:span></text:span></text:p>
            <text:p text:style-name="P130"><text:span text:style-name="Source_20_Text"><text:span text:style-name="T41"/></text:span></text:p>
            <text:p text:style-name="P130"><text:span text:style-name="Source_20_Text"><text:span text:style-name="T41"><text:s text:c="2"/>// </text:span></text:span><text:span text:style-name="Source_20_Text"><text:span text:style-name="T42">Look for the next…</text:span></text:span></text:p>
            <text:p text:style-name="P130"><text:span text:style-name="Source_20_Text"><text:span text:style-name="T42"><text:s text:c="2"/>short result = sys_fsys_findnext(dir, &amp;file_info);</text:span></text:span></text:p>
            <text:p text:style-name="P130"><text:soft-page-break/><text:span text:style-name="Source_20_Text"><text:span text:style-name="T41">} else {</text:span></text:span></text:p>
            <text:p text:style-name="P130"><text:span text:style-name="Source_20_Text"><text:span text:style-name="T41"><text:s text:c="2"/>// Could not read the file entry...</text:span></text:span></text:p>
            <text:p text:style-name="P130"><text:span text:style-name="Source_20_Text"><text:span text:style-name="T41">}</text:span></text:span></text:p>
          </table:table-cell>
          <table:covered-table-cell/>
        </table:table-row>
        <table:table-row table:style-name="TableLine2073243378304">
          <table:table-cell table:style-name="Table41.A2" office:value-type="string">
            <text:p text:style-name="Table_20_Heading">Assembly</text:p>
          </table:table-cell>
          <table:table-cell table:style-name="Table41.B2" table:number-columns-spanned="2" office:value-type="string">
            <text:p text:style-name="P131"><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6</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9">findnext</text:span></text:span></text:p>
            <text:p text:style-name="P108"><text:span text:style-name="Source_20_Text"><text:span text:style-name="T42">move.w</text:span></text:span><text:span text:style-name="Source_20_Text"><text:span text:style-name="T76"> (dir),d1 <text:s text:c="5"/>; Directory</text:span></text:span></text:p>
            <text:p text:style-name="P108"><text:span text:style-name="Source_20_Text"><text:span text:style-name="T122">move</text:span></text:span><text:span text:style-name="Source_20_Text"><text:span text:style-name="T74">.l </text:span></text:span><text:span text:style-name="Source_20_Text"><text:span text:style-name="T122">#</text:span></text:span><text:span text:style-name="Source_20_Text"><text:span text:style-name="T74">file_info,d</text:span></text:span><text:span text:style-name="Source_20_Text"><text:span text:style-name="T76">2</text:span></text:span><text:span text:style-name="Source_20_Text"><text:span text:style-name="T74"> ; Pointer to the file info structure</text:span></text:span></text:p>
            <text:p text:style-name="P131"><text:span text:style-name="Source_20_Text">trap #15</text:span></text:p>
          </table:table-cell>
          <table:covered-table-cell/>
        </table:table-row>
      </table:table>
      <text:p text:style-name="P130"/>
      <table:table table:name="Table42" table:style-name="Table42">
        <table:table-column table:style-name="Table42.A"/>
        <table:table-column table:style-name="Table42.B"/>
        <table:table-column table:style-name="Table42.C"/>
        <table:table-row table:style-name="TableLine2073243368512">
          <table:table-cell table:style-name="Table42.A1" office:value-type="string">
            <text:p text:style-name="P139">Function</text:p>
          </table:table-cell>
          <table:table-cell table:style-name="Table42.A1" office:value-type="string">
            <text:p text:style-name="P137"><text:span text:style-name="Source_20_Text">0x</text:span><text:span text:style-name="Source_20_Text"><text:span text:style-name="T72">3</text:span></text:span><text:span text:style-name="Source_20_Text"><text:span text:style-name="T77">7</text:span></text:span></text:p>
          </table:table-cell>
          <table:table-cell table:style-name="Table42.C1" office:value-type="string">
            <text:p text:style-name="P137"><text:span text:style-name="Source_20_Text"><text:span text:style-name="T68">sys_</text:span></text:span><text:span text:style-name="Source_20_Text"><text:span text:style-name="T39">fsys_</text:span></text:span><text:span text:style-name="Source_20_Text"><text:span text:style-name="T43">delete</text:span></text:span></text:p>
          </table:table-cell>
        </table:table-row>
        <table:table-row table:style-name="TableLine2073243376128">
          <table:table-cell table:style-name="Table42.A2" office:value-type="string">
            <text:p text:style-name="P139">Description</text:p>
          </table:table-cell>
          <table:table-cell table:style-name="Table42.B2" table:number-columns-spanned="2" office:value-type="string">
            <text:p text:style-name="P51">Delete a file or directory, given its path.</text:p>
            <text:p text:style-name="P50">Returns 0 on success, a negative number if there is an error</text:p>
          </table:table-cell>
          <table:covered-table-cell/>
        </table:table-row>
        <table:table-row table:style-name="TableLine2073243363344">
          <table:table-cell table:style-name="Table42.A2" office:value-type="string">
            <text:p text:style-name="P139">Prototype</text:p>
          </table:table-cell>
          <table:table-cell table:style-name="Table42.B2" table:number-columns-spanned="2" office:value-type="string">
            <text:p text:style-name="P91"><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delete</text:span></text:span><text:span text:style-name="Source_20_Text"><text:span text:style-name="T39">(</text:span></text:span><text:span text:style-name="Source_20_Text"><text:span text:style-name="T42">const char *path</text:span></text:span><text:span text:style-name="Source_20_Text"><text:span text:style-name="T39">);</text:span></text:span></text:p>
          </table:table-cell>
          <table:covered-table-cell/>
        </table:table-row>
        <table:table-row table:style-name="TableLine2073243364976">
          <table:table-cell table:style-name="Table42.A2" office:value-type="string">
            <text:p text:style-name="P139">C Example</text:p>
          </table:table-cell>
          <table:table-cell table:style-name="Table42.B2" table:number-columns-spanned="2" office:value-type="string">
            <text:p text:style-name="P137"><text:span text:style-name="Source_20_Text"><text:span text:style-name="T43">short result = sys_fsys_delete(“/hd0/test.txt”);</text:span></text:span></text:p>
          </table:table-cell>
          <table:covered-table-cell/>
        </table:table-row>
        <table:table-row table:style-name="TableLine2073243369600">
          <table:table-cell table:style-name="Table42.A2" office:value-type="string">
            <text:p text:style-name="P139">Assembly</text:p>
          </table:table-cell>
          <table:table-cell table:style-name="Table42.B2" table:number-columns-spanned="2" office:value-type="string">
            <text:p text:style-name="P13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7</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0">delete</text:span></text:span></text:p>
            <text:p text:style-name="P109"><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38"><text:span text:style-name="Source_20_Text">trap #15</text:span></text:p>
          </table:table-cell>
          <table:covered-table-cell/>
        </table:table-row>
      </table:table>
      <text:p text:style-name="P137"/>
      <table:table table:name="Table43" table:style-name="Table43">
        <table:table-column table:style-name="Table43.A"/>
        <table:table-column table:style-name="Table43.B"/>
        <table:table-column table:style-name="Table43.C"/>
        <table:table-row table:style-name="TableLine2073243376672">
          <table:table-cell table:style-name="Table43.A1" office:value-type="string">
            <text:p text:style-name="P139">Function</text:p>
          </table:table-cell>
          <table:table-cell table:style-name="Table43.A1" office:value-type="string">
            <text:p text:style-name="P137"><text:span text:style-name="Source_20_Text">0x</text:span><text:span text:style-name="Source_20_Text"><text:span text:style-name="T72">3</text:span></text:span><text:span text:style-name="Source_20_Text"><text:span text:style-name="T77">8</text:span></text:span></text:p>
          </table:table-cell>
          <table:table-cell table:style-name="Table43.C1" office:value-type="string">
            <text:p text:style-name="P137"><text:span text:style-name="Source_20_Text"><text:span text:style-name="T68">sys_</text:span></text:span><text:span text:style-name="Source_20_Text"><text:span text:style-name="T39">fsys_</text:span></text:span><text:span text:style-name="Source_20_Text"><text:span text:style-name="T43">rename</text:span></text:span></text:p>
          </table:table-cell>
        </table:table-row>
        <table:table-row table:style-name="TableLine2073243362528">
          <table:table-cell table:style-name="Table43.A2" office:value-type="string">
            <text:p text:style-name="P139">Description</text:p>
          </table:table-cell>
          <table:table-cell table:style-name="Table43.B2" table:number-columns-spanned="2" office:value-type="string">
            <text:p text:style-name="P51">Rename a file or directory.</text:p>
            <text:p text:style-name="P50">Returns 0 on success, a negative number if there is an error</text:p>
          </table:table-cell>
          <table:covered-table-cell/>
        </table:table-row>
        <table:table-row table:style-name="TableLine2073243369328">
          <table:table-cell table:style-name="Table43.A2" office:value-type="string">
            <text:p text:style-name="P139">Prototype</text:p>
          </table:table-cell>
          <table:table-cell table:style-name="Table43.B2" table:number-columns-spanned="2" office:value-type="string">
            <text:p text:style-name="P91"><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rename</text:span></text:span><text:span text:style-name="Source_20_Text"><text:span text:style-name="T39">(</text:span></text:span><text:span text:style-name="Source_20_Text"><text:span text:style-name="T42">const char *</text:span></text:span><text:span text:style-name="Source_20_Text"><text:span text:style-name="T43">old_</text:span></text:span><text:span text:style-name="Source_20_Text"><text:span text:style-name="T42">path,</text:span></text:span></text:p>
            <text:p text:style-name="P91"><text:span text:style-name="Source_20_Text"><text:span text:style-name="T39"><text:s text:c="22"/>const </text:span></text:span><text:span text:style-name="Source_20_Text"><text:span text:style-name="T43">c</text:span></text:span><text:span text:style-name="Source_20_Text"><text:span text:style-name="T39">h</text:span></text:span><text:span text:style-name="Source_20_Text"><text:span text:style-name="T43">ar *new_name</text:span></text:span><text:span text:style-name="Source_20_Text"><text:span text:style-name="T39">);</text:span></text:span></text:p>
          </table:table-cell>
          <table:covered-table-cell/>
        </table:table-row>
        <table:table-row table:style-name="TableLine2073243378848">
          <table:table-cell table:style-name="Table43.A2" office:value-type="string">
            <text:p text:style-name="P139">C Example</text:p>
          </table:table-cell>
          <table:table-cell table:style-name="Table43.B2" table:number-columns-spanned="2" office:value-type="string">
            <text:p text:style-name="P137"><text:span text:style-name="Source_20_Text"><text:span text:style-name="T43">short result = sys_fsys_rename(“/hd0/test.txt”, “doc.txt”);</text:span></text:span></text:p>
          </table:table-cell>
          <table:covered-table-cell/>
        </table:table-row>
        <table:table-row table:style-name="TableLine2073243371232">
          <table:table-cell table:style-name="Table43.A2" office:value-type="string">
            <text:p text:style-name="P139">Assembly</text:p>
          </table:table-cell>
          <table:table-cell table:style-name="Table43.B2" table:number-columns-spanned="2" office:value-type="string">
            <text:p text:style-name="P13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8</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0">delete</text:span></text:span></text:p>
            <text:p text:style-name="P109"><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Old Path</text:span></text:span></text:p>
            <text:p text:style-name="P109"><text:span text:style-name="Source_20_Text"><text:span text:style-name="T122">move</text:span></text:span><text:span text:style-name="Source_20_Text"><text:span text:style-name="T77">.l </text:span></text:span><text:span text:style-name="Source_20_Text"><text:span text:style-name="T122">#</text:span></text:span><text:span text:style-name="Source_20_Text"><text:span text:style-name="T77">new_name,d2 <text:s/>; New Name</text:span></text:span></text:p>
            <text:p text:style-name="P138"><text:span text:style-name="Source_20_Text">trap #15</text:span></text:p>
          </table:table-cell>
          <table:covered-table-cell/>
        </table:table-row>
      </table:table>
      <text:p text:style-name="P137"/>
      <table:table table:name="Table44" table:style-name="Table44">
        <table:table-column table:style-name="Table44.A"/>
        <table:table-column table:style-name="Table44.B"/>
        <table:table-column table:style-name="Table44.C"/>
        <table:table-row table:style-name="TableLine2073243370144">
          <table:table-cell table:style-name="Table44.A1" office:value-type="string">
            <text:p text:style-name="P139">Function</text:p>
          </table:table-cell>
          <table:table-cell table:style-name="Table44.A1" office:value-type="string">
            <text:p text:style-name="P137"><text:span text:style-name="Source_20_Text">0x</text:span><text:span text:style-name="Source_20_Text"><text:span text:style-name="T72">3</text:span></text:span><text:span text:style-name="Source_20_Text"><text:span text:style-name="T77">9</text:span></text:span></text:p>
          </table:table-cell>
          <table:table-cell table:style-name="Table44.C1" office:value-type="string">
            <text:p text:style-name="P137"><text:span text:style-name="Source_20_Text"><text:span text:style-name="T68">sys_</text:span></text:span><text:span text:style-name="Source_20_Text"><text:span text:style-name="T39">fsys_</text:span></text:span><text:span text:style-name="Source_20_Text"><text:span text:style-name="T43">mkdir</text:span></text:span></text:p>
          </table:table-cell>
        </table:table-row>
        <table:table-row table:style-name="TableLine2073243365520">
          <table:table-cell table:style-name="Table44.A2" office:value-type="string">
            <text:p text:style-name="P139">Description</text:p>
          </table:table-cell>
          <table:table-cell table:style-name="Table44.B2" table:number-columns-spanned="2" office:value-type="string">
            <text:p text:style-name="P51">Create a directory.</text:p>
            <text:p text:style-name="P50">Returns 0 on success, a negative number if there is an error</text:p>
          </table:table-cell>
          <table:covered-table-cell/>
        </table:table-row>
        <table:table-row table:style-name="TableLine2073243365248">
          <table:table-cell table:style-name="Table44.A2" office:value-type="string">
            <text:p text:style-name="P139">Prototype</text:p>
          </table:table-cell>
          <table:table-cell table:style-name="Table44.B2" table:number-columns-spanned="2" office:value-type="string">
            <text:p text:style-name="P91"><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mkdir</text:span></text:span><text:span text:style-name="Source_20_Text"><text:span text:style-name="T39">(</text:span></text:span><text:span text:style-name="Source_20_Text"><text:span text:style-name="T42">const char *path</text:span></text:span><text:span text:style-name="Source_20_Text"><text:span text:style-name="T39">);</text:span></text:span></text:p>
          </table:table-cell>
          <table:covered-table-cell/>
        </table:table-row>
        <table:table-row table:style-name="TableLine2073243366608">
          <table:table-cell table:style-name="Table44.A2" office:value-type="string">
            <text:p text:style-name="P139">C Example</text:p>
          </table:table-cell>
          <table:table-cell table:style-name="Table44.B2" table:number-columns-spanned="2" office:value-type="string">
            <text:p text:style-name="P137"><text:span text:style-name="Source_20_Text"><text:span text:style-name="T43">short result = sys_fsys_mkdir(“/hd0/Samples”);</text:span></text:span></text:p>
          </table:table-cell>
          <table:covered-table-cell/>
        </table:table-row>
        <table:table-row table:style-name="TableLine2073243365792">
          <table:table-cell table:style-name="Table44.A2" office:value-type="string">
            <text:p text:style-name="P139">Assembly</text:p>
          </table:table-cell>
          <table:table-cell table:style-name="Table44.B2" table:number-columns-spanned="2" office:value-type="string">
            <text:p text:style-name="P13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9</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0">delete</text:span></text:span></text:p>
            <text:p text:style-name="P109"><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38"><text:span text:style-name="Source_20_Text">trap #15</text:span></text:p>
          </table:table-cell>
          <table:covered-table-cell/>
        </table:table-row>
      </table:table>
      <text:p text:style-name="P137"><text:soft-page-break/></text:p>
      <table:table table:name="Table45" table:style-name="Table45">
        <table:table-column table:style-name="Table45.A"/>
        <table:table-column table:style-name="Table45.B"/>
        <table:table-column table:style-name="Table45.C"/>
        <table:table-row table:style-name="TableLine2073243379120">
          <table:table-cell table:style-name="Table45.A1" office:value-type="string">
            <text:p text:style-name="P139">Function</text:p>
          </table:table-cell>
          <table:table-cell table:style-name="Table45.A1" office:value-type="string">
            <text:p text:style-name="P137"><text:span text:style-name="Source_20_Text">0x</text:span><text:span text:style-name="Source_20_Text"><text:span text:style-name="T72">3</text:span></text:span><text:span text:style-name="Source_20_Text"><text:span text:style-name="T77">A</text:span></text:span></text:p>
          </table:table-cell>
          <table:table-cell table:style-name="Table45.C1" office:value-type="string">
            <text:p text:style-name="P137"><text:span text:style-name="Source_20_Text"><text:span text:style-name="T68">sys_</text:span></text:span><text:span text:style-name="Source_20_Text"><text:span text:style-name="T39">fsys_</text:span></text:span><text:span text:style-name="Source_20_Text"><text:span text:style-name="T43">load</text:span></text:span></text:p>
          </table:table-cell>
        </table:table-row>
        <table:table-row table:style-name="TableLine2073243370688">
          <table:table-cell table:style-name="Table45.A2" office:value-type="string">
            <text:p text:style-name="P139">Description</text:p>
          </table:table-cell>
          <table:table-cell table:style-name="Table45.B2" table:number-columns-spanned="2" office:value-type="string">
            <text:p text:style-name="P51">Load a file into memory.</text:p>
            <text:p text:style-name="P51">Takes three arguments:</text:p>
            <text:list xml:id="list952767264" text:style-name="L12">
              <text:list-item>
                <text:p text:style-name="P255"><text:span text:style-name="Source_20_Text">path</text:span><text:span text:style-name="T79">: the path to the file to load</text:span></text:p>
              </text:list-item>
              <text:list-item>
                <text:p text:style-name="P255"><text:span text:style-name="Source_20_Text"><text:span text:style-name="T44">destination</text:span></text:span><text:span text:style-name="T79">: the destination address in memory (0 to use the address in the file)</text:span></text:p>
              </text:list-item>
              <text:list-item>
                <text:p text:style-name="P255"><text:span text:style-name="Source_20_Text">start</text:span><text:span text:style-name="T79">: a pointer to a long to receive the starting address, if the file is an executable binary.</text:span></text:p>
              </text:list-item>
            </text:list>
            <text:p text:style-name="P50">Returns 0 on success, a negative number if there is an error</text:p>
          </table:table-cell>
          <table:covered-table-cell/>
        </table:table-row>
        <table:table-row table:style-name="TableLine2073243392992">
          <table:table-cell table:style-name="Table45.A2" office:value-type="string">
            <text:p text:style-name="P139">Prototype</text:p>
          </table:table-cell>
          <table:table-cell table:style-name="Table45.B2" table:number-columns-spanned="2" office:value-type="string">
            <text:p text:style-name="P91"><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load</text:span></text:span><text:span text:style-name="Source_20_Text"><text:span text:style-name="T39">(</text:span></text:span><text:span text:style-name="Source_20_Text"><text:span text:style-name="T42">const char *path,</text:span></text:span></text:p>
            <text:p text:style-name="P92"><text:span text:style-name="Source_20_Text"><text:span text:style-name="T43"><text:s text:c="26"/>lon</text:span></text:span><text:span text:style-name="Source_20_Text"><text:span text:style-name="T39">g </text:span></text:span><text:span text:style-name="Source_20_Text"><text:span text:style-name="T44">destination</text:span></text:span><text:span text:style-name="Source_20_Text"><text:span text:style-name="T43">,</text:span></text:span></text:p>
            <text:p text:style-name="P91"><text:span text:style-name="Source_20_Text"><text:span text:style-name="T39"><text:s text:c="26"/>lo</text:span></text:span><text:span text:style-name="Source_20_Text"><text:span text:style-name="T43">ng *</text:span></text:span><text:span text:style-name="Source_20_Text"><text:span text:style-name="T39">s</text:span></text:span><text:span text:style-name="Source_20_Text"><text:span text:style-name="T43">tart</text:span></text:span><text:span text:style-name="Source_20_Text"><text:span text:style-name="T39">);</text:span></text:span></text:p>
          </table:table-cell>
          <table:covered-table-cell/>
        </table:table-row>
        <table:table-row table:style-name="TableLine2073243384288">
          <table:table-cell table:style-name="Table45.A2" office:value-type="string">
            <text:p text:style-name="P139">C Example</text:p>
          </table:table-cell>
          <table:table-cell table:style-name="Table45.B2" table:number-columns-spanned="2" office:value-type="string">
            <text:p text:style-name="P140"><text:span text:style-name="Source_20_Text"><text:span text:style-name="T45">long start;</text:span></text:span></text:p>
            <text:p text:style-name="P137"><text:span text:style-name="Source_20_Text"><text:span text:style-name="T43">short result = sys_fsys_</text:span></text:span><text:span text:style-name="Source_20_Text"><text:span text:style-name="T45">load</text:span></text:span><text:span text:style-name="Source_20_Text"><text:span text:style-name="T43">(“</text:span></text:span><text:span text:style-name="Source_20_Text"><text:span text:style-name="T45">hello.pgx</text:span></text:span><text:span text:style-name="Source_20_Text"><text:span text:style-name="T43">”, </text:span></text:span><text:span text:style-name="Source_20_Text"><text:span text:style-name="T45">0, &amp;start</text:span></text:span><text:span text:style-name="Source_20_Text"><text:span text:style-name="T43">);</text:span></text:span></text:p>
          </table:table-cell>
          <table:covered-table-cell/>
        </table:table-row>
        <table:table-row table:style-name="TableLine2073243382384">
          <table:table-cell table:style-name="Table45.A2" office:value-type="string">
            <text:p text:style-name="P139">Assembly</text:p>
          </table:table-cell>
          <table:table-cell table:style-name="Table45.B2" table:number-columns-spanned="2" office:value-type="string">
            <text:p text:style-name="P13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85">A</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1">load</text:span></text:span></text:p>
            <text:p text:style-name="P109"><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10"><text:span text:style-name="Source_20_Text"><text:span text:style-name="T85">clr.l d2</text:span></text:span></text:p>
            <text:p text:style-name="P110"><text:span text:style-name="Source_20_Text"><text:span text:style-name="T123">move</text:span></text:span><text:span text:style-name="Source_20_Text"><text:span text:style-name="T85">.l </text:span></text:span><text:span text:style-name="Source_20_Text"><text:span text:style-name="T123">#</text:span></text:span><text:span text:style-name="Source_20_Text"><text:span text:style-name="T85">start,d3</text:span></text:span></text:p>
            <text:p text:style-name="P138"><text:span text:style-name="Source_20_Text">trap #15</text:span></text:p>
          </table:table-cell>
          <table:covered-table-cell/>
        </table:table-row>
      </table:table>
      <text:p text:style-name="P137"/>
      <table:table table:name="Table46" table:style-name="Table46">
        <table:table-column table:style-name="Table46.A"/>
        <table:table-column table:style-name="Table46.B"/>
        <table:table-column table:style-name="Table46.C"/>
        <table:table-row table:style-name="TableLine2073243366064">
          <table:table-cell table:style-name="Table46.A1" office:value-type="string">
            <text:p text:style-name="P142">Function</text:p>
          </table:table-cell>
          <table:table-cell table:style-name="Table46.A1" office:value-type="string">
            <text:p text:style-name="P140"><text:span text:style-name="Source_20_Text">0x</text:span><text:span text:style-name="Source_20_Text"><text:span text:style-name="T72">3</text:span></text:span><text:span text:style-name="Source_20_Text"><text:span text:style-name="T86">B</text:span></text:span></text:p>
          </table:table-cell>
          <table:table-cell table:style-name="Table46.C1" office:value-type="string">
            <text:p text:style-name="P140"><text:span text:style-name="Source_20_Text"><text:span text:style-name="T68">sys_</text:span></text:span><text:span text:style-name="Source_20_Text"><text:span text:style-name="T39">fsys_</text:span></text:span><text:span text:style-name="Source_20_Text"><text:span text:style-name="T47">get_label</text:span></text:span></text:p>
          </table:table-cell>
        </table:table-row>
        <table:table-row table:style-name="TableLine2073243387552">
          <table:table-cell table:style-name="Table46.A2" office:value-type="string">
            <text:p text:style-name="P142">Description</text:p>
          </table:table-cell>
          <table:table-cell table:style-name="Table46.B2" table:number-columns-spanned="2" office:value-type="string">
            <text:p text:style-name="P57">Get the label of a volume.</text:p>
            <text:p text:style-name="P58">Takes two arguments:</text:p>
            <text:list xml:id="list1925795649" text:style-name="L13">
              <text:list-item>
                <text:p text:style-name="P249"><text:span text:style-name="Source_20_Text">path</text:span>: the path to the drive to get the label from</text:p>
              </text:list-item>
              <text:list-item>
                <text:p text:style-name="P249"><text:span text:style-name="Source_20_Text">label</text:span>: a string large enough to take a label</text:p>
              </text:list-item>
            </text:list>
          </table:table-cell>
          <table:covered-table-cell/>
        </table:table-row>
        <table:table-row table:style-name="TableLine2073243389456">
          <table:table-cell table:style-name="Table46.A2" office:value-type="string">
            <text:p text:style-name="P142">Prototype</text:p>
          </table:table-cell>
          <table:table-cell table:style-name="Table46.B2" table:number-columns-spanned="2" office:value-type="string">
            <text:p text:style-name="P93"><text:span text:style-name="Source_20_Text"><text:span text:style-name="T39">short sys_fsys_get_label(</text:span></text:span><text:span text:style-name="Source_20_Text"><text:span text:style-name="T47">const </text:span></text:span><text:span text:style-name="Source_20_Text"><text:span text:style-name="T39">char * path, char * label)</text:span></text:span></text:p>
          </table:table-cell>
          <table:covered-table-cell/>
        </table:table-row>
        <table:table-row table:style-name="TableLine2073243386736">
          <table:table-cell table:style-name="Table46.A2" office:value-type="string">
            <text:p text:style-name="P142">C Example</text:p>
          </table:table-cell>
          <table:table-cell table:style-name="Table46.B2" table:number-columns-spanned="2" office:value-type="string">
            <text:p text:style-name="P153"><text:span text:style-name="Source_20_Text"><text:span text:style-name="T47">char label[64];</text:span></text:span></text:p>
            <text:p text:style-name="P153"><text:span text:style-name="Source_20_Text"><text:span text:style-name="T47">short result = sys_fsys_get_label(“@hd0:”, label);</text:span></text:span></text:p>
          </table:table-cell>
          <table:covered-table-cell/>
        </table:table-row>
        <table:table-row table:style-name="TableLine2073243395168">
          <table:table-cell table:style-name="Table46.A2" office:value-type="string">
            <text:p text:style-name="P142">Assembly</text:p>
          </table:table-cell>
          <table:table-cell table:style-name="Table46.B2" table:number-columns-spanned="2" office:value-type="string">
            <text:p text:style-name="P141"><text:span text:style-name="Source_20_Text"><text:span text:style-name="T78"/></text:span></text:p>
          </table:table-cell>
          <table:covered-table-cell/>
        </table:table-row>
      </table:table>
      <text:p text:style-name="P140"/>
      <table:table table:name="Table55" table:style-name="Table55">
        <table:table-column table:style-name="Table55.A"/>
        <table:table-column table:style-name="Table55.B"/>
        <table:table-column table:style-name="Table55.C"/>
        <text:soft-page-break/>
        <table:table-row table:style-name="TableLine2073243379936">
          <table:table-cell table:style-name="Table55.A1" office:value-type="string">
            <text:p text:style-name="P155">Function</text:p>
          </table:table-cell>
          <table:table-cell table:style-name="Table55.A1" office:value-type="string">
            <text:p text:style-name="P153"><text:span text:style-name="Source_20_Text">0x</text:span><text:span text:style-name="Source_20_Text"><text:span text:style-name="T72">3</text:span></text:span><text:span text:style-name="Source_20_Text"><text:span text:style-name="T103">C</text:span></text:span></text:p>
          </table:table-cell>
          <table:table-cell table:style-name="Table55.C1" office:value-type="string">
            <text:p text:style-name="P153"><text:span text:style-name="Source_20_Text"><text:span text:style-name="T68">sys_</text:span></text:span><text:span text:style-name="Source_20_Text"><text:span text:style-name="T39">fsys_</text:span></text:span><text:span text:style-name="Source_20_Text"><text:span text:style-name="T47">set_label</text:span></text:span></text:p>
          </table:table-cell>
        </table:table-row>
        <table:table-row table:style-name="TableLine2073243395440">
          <table:table-cell table:style-name="Table55.A2" office:value-type="string">
            <text:p text:style-name="P155">Description</text:p>
          </table:table-cell>
          <table:table-cell table:style-name="Table55.B2" table:number-columns-spanned="2" office:value-type="string">
            <text:p text:style-name="P57">Set the label of a volume.</text:p>
            <text:p text:style-name="P58">Takes two arguments:</text:p>
            <text:list xml:id="list1219496692" text:style-name="L14">
              <text:list-item>
                <text:p text:style-name="P250"><text:span text:style-name="Source_20_Text">drive</text:span>: the number of the block device change</text:p>
              </text:list-item>
              <text:list-item>
                <text:p text:style-name="P250"><text:span text:style-name="Source_20_Text">label</text:span>: the new label for the volume</text:p>
              </text:list-item>
            </text:list>
          </table:table-cell>
          <table:covered-table-cell/>
        </table:table-row>
        <table:table-row table:style-name="TableLine2073243380752">
          <table:table-cell table:style-name="Table55.A2" office:value-type="string">
            <text:p text:style-name="P155">Prototype</text:p>
          </table:table-cell>
          <table:table-cell table:style-name="Table55.B2" table:number-columns-spanned="2" office:value-type="string">
            <text:p text:style-name="P96"><text:span text:style-name="Source_20_Text"><text:span text:style-name="T39">short sys_fsys_set_label(short drive, const char * label);</text:span></text:span></text:p>
          </table:table-cell>
          <table:covered-table-cell/>
        </table:table-row>
        <table:table-row table:style-name="TableLine2073243385920">
          <table:table-cell table:style-name="Table55.A2" office:value-type="string">
            <text:p text:style-name="P155">C Example</text:p>
          </table:table-cell>
          <table:table-cell table:style-name="Table55.B2" table:number-columns-spanned="2" office:value-type="string">
            <text:p text:style-name="P153"><text:span text:style-name="Source_20_Text"><text:span text:style-name="T47">short result = sys_fsys_set_label(2, “FNXHD0”);</text:span></text:span></text:p>
          </table:table-cell>
          <table:covered-table-cell/>
        </table:table-row>
        <table:table-row table:style-name="TableLine2073243381024">
          <table:table-cell table:style-name="Table55.A2" office:value-type="string">
            <text:p text:style-name="P155">Assembly</text:p>
          </table:table-cell>
          <table:table-cell table:style-name="Table55.B2" table:number-columns-spanned="2" office:value-type="string">
            <text:p text:style-name="P154"><text:span text:style-name="Source_20_Text"><text:span text:style-name="T78"/></text:span></text:p>
          </table:table-cell>
          <table:covered-table-cell/>
        </table:table-row>
      </table:table>
      <text:p text:style-name="P153"/>
      <table:table table:name="Table56" table:style-name="Table56">
        <table:table-column table:style-name="Table56.A"/>
        <table:table-column table:style-name="Table56.B"/>
        <table:table-column table:style-name="Table56.C"/>
        <table:table-row table:style-name="TableLine2073243395984">
          <table:table-cell table:style-name="Table56.A1" office:value-type="string">
            <text:p text:style-name="P155">Function</text:p>
          </table:table-cell>
          <table:table-cell table:style-name="Table56.A1" office:value-type="string">
            <text:p text:style-name="P153"><text:span text:style-name="Source_20_Text">0x</text:span><text:span text:style-name="Source_20_Text"><text:span text:style-name="T72">3</text:span></text:span><text:span text:style-name="Source_20_Text"><text:span text:style-name="T103">D</text:span></text:span></text:p>
          </table:table-cell>
          <table:table-cell table:style-name="Table56.C1" office:value-type="string">
            <text:p text:style-name="P153"><text:span text:style-name="Source_20_Text"><text:span text:style-name="T68">sys_</text:span></text:span><text:span text:style-name="Source_20_Text"><text:span text:style-name="T39">fsys_</text:span></text:span><text:span text:style-name="Source_20_Text"><text:span text:style-name="T47">set_cwd</text:span></text:span></text:p>
          </table:table-cell>
        </table:table-row>
        <table:table-row table:style-name="TableLine2073243390544">
          <table:table-cell table:style-name="Table56.A2" office:value-type="string">
            <text:p text:style-name="P155">Description</text:p>
          </table:table-cell>
          <table:table-cell table:style-name="Table56.B2" table:number-columns-spanned="2" office:value-type="string">
            <text:p text:style-name="P57">Set the current working directory.</text:p>
            <text:p text:style-name="P58">Takes a single string argument, the path to make the current working directory.</text:p>
          </table:table-cell>
          <table:covered-table-cell/>
        </table:table-row>
        <table:table-row table:style-name="TableLine2073243381296">
          <table:table-cell table:style-name="Table56.A2" office:value-type="string">
            <text:p text:style-name="P155">Prototype</text:p>
          </table:table-cell>
          <table:table-cell table:style-name="Table56.B2" table:number-columns-spanned="2" office:value-type="string">
            <text:p text:style-name="P96"><text:span text:style-name="Source_20_Text"><text:span text:style-name="T39">short sys_fsys_set_cwd(const char * path)</text:span></text:span></text:p>
          </table:table-cell>
          <table:covered-table-cell/>
        </table:table-row>
        <table:table-row table:style-name="TableLine2073243390816">
          <table:table-cell table:style-name="Table56.A2" office:value-type="string">
            <text:p text:style-name="P155">C Example</text:p>
          </table:table-cell>
          <table:table-cell table:style-name="Table56.B2" table:number-columns-spanned="2" office:value-type="string">
            <text:p text:style-name="P153"><text:span text:style-name="Source_20_Text"><text:span text:style-name="T47">short result = sys_fsys_set_cwd(“@hd0:Foo:Bar”);</text:span></text:span></text:p>
          </table:table-cell>
          <table:covered-table-cell/>
        </table:table-row>
        <table:table-row table:style-name="TableLine2073243391088">
          <table:table-cell table:style-name="Table56.A2" office:value-type="string">
            <text:p text:style-name="P155">Assembly</text:p>
          </table:table-cell>
          <table:table-cell table:style-name="Table56.B2" table:number-columns-spanned="2" office:value-type="string">
            <text:p text:style-name="P154"><text:span text:style-name="Source_20_Text"><text:span text:style-name="T78"/></text:span></text:p>
          </table:table-cell>
          <table:covered-table-cell/>
        </table:table-row>
      </table:table>
      <text:p text:style-name="P153"/>
      <table:table table:name="Table57" table:style-name="Table57">
        <table:table-column table:style-name="Table57.A"/>
        <table:table-column table:style-name="Table57.B"/>
        <table:table-column table:style-name="Table57.C"/>
        <table:table-row table:style-name="TableLine2073243382928">
          <table:table-cell table:style-name="Table57.A1" office:value-type="string">
            <text:p text:style-name="P155">Function</text:p>
          </table:table-cell>
          <table:table-cell table:style-name="Table57.A1" office:value-type="string">
            <text:p text:style-name="P153"><text:span text:style-name="Source_20_Text">0x</text:span><text:span text:style-name="Source_20_Text"><text:span text:style-name="T72">3</text:span></text:span><text:span text:style-name="Source_20_Text"><text:span text:style-name="T103">E</text:span></text:span></text:p>
          </table:table-cell>
          <table:table-cell table:style-name="Table57.C1" office:value-type="string">
            <text:p text:style-name="P153"><text:span text:style-name="Source_20_Text"><text:span text:style-name="T68">sys_</text:span></text:span><text:span text:style-name="Source_20_Text"><text:span text:style-name="T39">fsys_</text:span></text:span><text:span text:style-name="Source_20_Text"><text:span text:style-name="T47">get_cwd</text:span></text:span></text:p>
          </table:table-cell>
        </table:table-row>
        <table:table-row table:style-name="TableLine2073243391632">
          <table:table-cell table:style-name="Table57.A2" office:value-type="string">
            <text:p text:style-name="P155">Description</text:p>
          </table:table-cell>
          <table:table-cell table:style-name="Table57.B2" table:number-columns-spanned="2" office:value-type="string">
            <text:p text:style-name="P57">Get the current working directory.</text:p>
            <text:p text:style-name="P57">Takes two arguments:</text:p>
            <text:list xml:id="list3389099379" text:style-name="L15">
              <text:list-item>
                <text:p text:style-name="P251"><text:span text:style-name="Source_20_Text">path</text:span>: string to fill with the current working directory</text:p>
              </text:list-item>
              <text:list-item>
                <text:p text:style-name="P251">size: the size of the <text:span text:style-name="Source_20_Text">path</text:span> string <text:span text:style-name="T104">variable</text:span></text:p>
              </text:list-item>
            </text:list>
          </table:table-cell>
          <table:covered-table-cell/>
        </table:table-row>
        <table:table-row table:style-name="TableLine2073243383200">
          <table:table-cell table:style-name="Table57.A2" office:value-type="string">
            <text:p text:style-name="P155">Prototype</text:p>
          </table:table-cell>
          <table:table-cell table:style-name="Table57.B2" table:number-columns-spanned="2" office:value-type="string">
            <text:p text:style-name="P96"><text:span text:style-name="Source_20_Text"><text:span text:style-name="T39">short sys_fsys_</text:span></text:span><text:span text:style-name="Source_20_Text"><text:span text:style-name="T47">g</text:span></text:span><text:span text:style-name="Source_20_Text"><text:span text:style-name="T39">et_cwd(char * path, </text:span></text:span><text:span text:style-name="Source_20_Text"><text:span text:style-name="T47">short size</text:span></text:span><text:span text:style-name="Source_20_Text"><text:span text:style-name="T39">)</text:span></text:span></text:p>
          </table:table-cell>
          <table:covered-table-cell/>
        </table:table-row>
        <table:table-row table:style-name="TableLine2073243385376">
          <table:table-cell table:style-name="Table57.A2" office:value-type="string">
            <text:p text:style-name="P155">C Example</text:p>
          </table:table-cell>
          <table:table-cell table:style-name="Table57.B2" table:number-columns-spanned="2" office:value-type="string">
            <text:p text:style-name="P153"><text:span text:style-name="Source_20_Text"><text:span text:style-name="T47">char cwd[255];</text:span></text:span></text:p>
            <text:p text:style-name="P153"><text:span text:style-name="Source_20_Text"><text:span text:style-name="T47">short result = sys_fsys_get_cwd(cwd, 255);</text:span></text:span></text:p>
          </table:table-cell>
          <table:covered-table-cell/>
        </table:table-row>
        <table:table-row table:style-name="TableLine2073243383472">
          <table:table-cell table:style-name="Table57.A2" office:value-type="string">
            <text:p text:style-name="P155">Assembly</text:p>
          </table:table-cell>
          <table:table-cell table:style-name="Table57.B2" table:number-columns-spanned="2" office:value-type="string">
            <text:p text:style-name="P154"><text:span text:style-name="Source_20_Text"><text:span text:style-name="T78"/></text:span></text:p>
          </table:table-cell>
          <table:covered-table-cell/>
        </table:table-row>
      </table:table>
      <text:p text:style-name="P153"/>
      <table:table table:name="Table49" table:style-name="Table49">
        <table:table-column table:style-name="Table49.A"/>
        <table:table-column table:style-name="Table49.B"/>
        <table:table-column table:style-name="Table49.C"/>
        <text:soft-page-break/>
        <table:table-row table:style-name="TableLine2073243384016">
          <table:table-cell table:style-name="Table49.A1" office:value-type="string">
            <text:p text:style-name="P142">Function</text:p>
          </table:table-cell>
          <table:table-cell table:style-name="Table49.A1" office:value-type="string">
            <text:p text:style-name="P140"><text:span text:style-name="Source_20_Text">0x</text:span><text:span text:style-name="Source_20_Text"><text:span text:style-name="T72">3</text:span></text:span><text:span text:style-name="Source_20_Text"><text:span text:style-name="T103">F</text:span></text:span></text:p>
          </table:table-cell>
          <table:table-cell table:style-name="Table49.C1" office:value-type="string">
            <text:p text:style-name="P8"><text:span text:style-name="Source_20_Text"><text:span text:style-name="T87">sys_</text:span></text:span><text:span text:style-name="Source_20_Text"><text:span text:style-name="T88">fsys</text:span></text:span><text:span text:style-name="Source_20_Text"><text:span text:style-name="T87">_register_</text:span></text:span><text:span text:style-name="Source_20_Text"><text:span text:style-name="T90">loader</text:span></text:span></text:p>
          </table:table-cell>
        </table:table-row>
        <table:table-row table:style-name="TableLine2073243387008">
          <table:table-cell table:style-name="Table49.A2" office:value-type="string">
            <text:p text:style-name="P142">Description</text:p>
          </table:table-cell>
          <table:table-cell table:style-name="Table49.B2" table:number-columns-spanned="2" office:value-type="string">
            <text:p text:style-name="P52">Register a <text:span text:style-name="T90">file loader for a binary file type.</text:span></text:p>
            <text:p text:style-name="P54">A file loader is a function that takes a channel number for a file to load, a long representing the destination address, and a pointer to a long for the start address of the program. These last two parameters are the same as are provided the sys_fsys_load.</text:p>
            <text:p text:style-name="P54">The registration function takes two arguments:</text:p>
            <text:list xml:id="list13371659" text:style-name="L16">
              <text:list-item>
                <text:p text:style-name="P252"><text:span text:style-name="Source_20_Text">extension</text:span>: a three character extension to map the file type to the loader</text:p>
              </text:list-item>
              <text:list-item>
                <text:p text:style-name="P252"><text:span text:style-name="Source_20_Text">loader</text:span>: a pointer to the loading routine.</text:p>
              </text:list-item>
            </text:list>
            <text:p text:style-name="P54">On success, returns 0. It there is an error in registering the loader, returns a negative number.</text:p>
          </table:table-cell>
          <table:covered-table-cell/>
        </table:table-row>
        <table:table-row table:style-name="TableLine2073243388368">
          <table:table-cell table:style-name="Table49.A2" office:value-type="string">
            <text:p text:style-name="P142">Prototype</text:p>
          </table:table-cell>
          <table:table-cell table:style-name="Table49.B2" table:number-columns-spanned="2" office:value-type="string">
            <text:p text:style-name="P94"><text:span text:style-name="Source_20_Text"><text:span text:style-name="T45">short </text:span></text:span><text:span text:style-name="Source_20_Text"><text:span text:style-name="T46">sys_fsys_</text:span></text:span><text:span text:style-name="Source_20_Text"><text:span text:style-name="T87">register_</text:span></text:span><text:span text:style-name="Source_20_Text"><text:span text:style-name="T89">loader</text:span></text:span><text:span text:style-name="Source_20_Text"><text:span text:style-name="T45">(const char * </text:span></text:span><text:span text:style-name="Source_20_Text"><text:span text:style-name="T46">extension</text:span></text:span><text:span text:style-name="Source_20_Text"><text:span text:style-name="T45">,</text:span></text:span></text:p>
            <text:p text:style-name="P93"><text:span text:style-name="Source_20_Text"><text:span text:style-name="T45"><text:s text:c="30"/></text:span></text:span><text:span text:style-name="Source_20_Text"><text:span text:style-name="T46">p_file_loader loader</text:span></text:span><text:span text:style-name="Source_20_Text"><text:span text:style-name="T45">);</text:span></text:span></text:p>
          </table:table-cell>
          <table:covered-table-cell/>
        </table:table-row>
        <table:table-row table:style-name="TableLine2073243389184">
          <table:table-cell table:style-name="Table49.A2" office:value-type="string">
            <text:p text:style-name="P142">C Example</text:p>
          </table:table-cell>
          <table:table-cell table:style-name="Table49.B2" table:number-columns-spanned="2" office:value-type="string">
            <text:p text:style-name="P143"><text:span text:style-name="Source_20_Text"><text:span text:style-name="T46">short foo_loader(short chan, long destination, long * start) {</text:span></text:span></text:p>
            <text:p text:style-name="P143"><text:span text:style-name="Source_20_Text"><text:span text:style-name="T46"><text:s text:c="3"/>// Load file to destination (if provided)</text:span></text:span></text:p>
            <text:p text:style-name="P143"><text:span text:style-name="Source_20_Text"><text:span text:style-name="T46"><text:s text:c="3"/>// If executable, set start to address to run</text:span></text:span></text:p>
            <text:p text:style-name="P143"><text:span text:style-name="Source_20_Text"><text:span text:style-name="T46"><text:s text:c="3"/>return 0; // If successful</text:span></text:span></text:p>
            <text:p text:style-name="P140"><text:span text:style-name="Source_20_Text"><text:span text:style-name="T45">};</text:span></text:span></text:p>
            <text:p text:style-name="P140"><text:span text:style-name="Source_20_Text"><text:span text:style-name="T45">// ...</text:span></text:span></text:p>
            <text:p text:style-name="P140"><text:span text:style-name="Source_20_Text"><text:span text:style-name="T45">short result = sys_</text:span></text:span><text:span text:style-name="Source_20_Text"><text:span text:style-name="T46">fsys_register_loader</text:span></text:span><text:span text:style-name="Source_20_Text"><text:span text:style-name="T45">(“</text:span></text:span><text:span text:style-name="Source_20_Text"><text:span text:style-name="T46">FOO</text:span></text:span><text:span text:style-name="Source_20_Text"><text:span text:style-name="T45">”, </text:span></text:span><text:span text:style-name="Source_20_Text"><text:span text:style-name="T46">foo_loader</text:span></text:span><text:span text:style-name="Source_20_Text"><text:span text:style-name="T45">);</text:span></text:span></text:p>
          </table:table-cell>
          <table:covered-table-cell/>
        </table:table-row>
        <table:table-row table:style-name="TableLine2073243392448">
          <table:table-cell table:style-name="Table49.A2" office:value-type="string">
            <text:p text:style-name="P142">Assembly</text:p>
          </table:table-cell>
          <table:table-cell table:style-name="Table49.B2" table:number-columns-spanned="2" office:value-type="string">
            <text:p text:style-name="P141"><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85">C</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1">run</text:span></text:span></text:p>
            <text:p text:style-name="P110"><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10"><text:span text:style-name="Source_20_Text"><text:span text:style-name="T85">clr.w d2 <text:s text:c="12"/>; argc is 0</text:span></text:span></text:p>
            <text:p text:style-name="P110"><text:span text:style-name="Source_20_Text"><text:span text:style-name="T85">clr.l d3 <text:s text:c="12"/>; argv is null</text:span></text:span></text:p>
            <text:p text:style-name="P141"><text:span text:style-name="Source_20_Text"><text:span text:style-name="T78">trap #15</text:span></text:span></text:p>
          </table:table-cell>
          <table:covered-table-cell/>
        </table:table-row>
      </table:table>
      <text:h text:style-name="P220" text:outline-level="2"/>
      <text:h text:style-name="P228"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13"><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91">proc_run</text:span></text:span></text:p>
          </table:table-cell>
          <table:table-cell table:style-name="Table48.A2" office:value-type="string">
            <text:p text:style-name="P15">Load and run an executable file</text:p>
          </table:table-cell>
        </table:table-row>
      </table:table>
      <text:p text:style-name="P134"/>
      <table:table table:name="Table47" table:style-name="Table47">
        <table:table-column table:style-name="Table47.A"/>
        <table:table-column table:style-name="Table47.B"/>
        <table:table-column table:style-name="Table47.C"/>
        <table:table-row table:style-name="TableLine2073243393808">
          <table:table-cell table:style-name="Table47.A1" office:value-type="string">
            <text:p text:style-name="P136">Function</text:p>
          </table:table-cell>
          <table:table-cell table:style-name="Table47.A1" office:value-type="string">
            <text:p text:style-name="P134"><text:span text:style-name="Source_20_Text">0x</text:span><text:span text:style-name="Source_20_Text"><text:span text:style-name="T91">40</text:span></text:span></text:p>
          </table:table-cell>
          <table:table-cell table:style-name="Table47.C1" office:value-type="string">
            <text:p text:style-name="P134"><text:span text:style-name="Source_20_Text"><text:span text:style-name="T68">sys_</text:span></text:span><text:span text:style-name="Source_20_Text"><text:span text:style-name="T85">proc</text:span></text:span><text:span text:style-name="Source_20_Text"><text:span text:style-name="T39">_</text:span></text:span><text:span text:style-name="Source_20_Text"><text:span text:style-name="T45">run</text:span></text:span></text:p>
          </table:table-cell>
        </table:table-row>
        <table:table-row table:style-name="TableLine2073243406048">
          <table:table-cell table:style-name="Table47.A2" office:value-type="string">
            <text:p text:style-name="P136">Description</text:p>
          </table:table-cell>
          <table:table-cell table:style-name="Table47.B2" table:number-columns-spanned="2" office:value-type="string">
            <text:p text:style-name="P53">Load and run an executable binary file.</text:p>
            <text:p text:style-name="P53">It takes three arguments:</text:p>
            <text:list xml:id="list902051422" text:style-name="L17">
              <text:list-item>
                <text:p text:style-name="P253"><text:span text:style-name="Source_20_Text">path</text:span>: the path to the file to run</text:p>
              </text:list-item>
              <text:list-item>
                <text:p text:style-name="P253"><text:span text:style-name="Source_20_Text">argc</text:span>: the number of parameters to give to the executable</text:p>
              </text:list-item>
              <text:list-item>
                <text:p text:style-name="P253"><text:span text:style-name="Source_20_Text">argv</text:span>: an array of strings containing the parameters to give to the executable</text:p>
              </text:list-item>
            </text:list>
            <text:p text:style-name="P53">This function will not return on success, since Foenix/MCP is single tasking. Any return value will be an error condition.</text:p>
          </table:table-cell>
          <table:covered-table-cell/>
        </table:table-row>
        <table:table-row table:style-name="TableLine2073243404416">
          <table:table-cell table:style-name="Table47.A2" office:value-type="string">
            <text:p text:style-name="P136">Prototype</text:p>
          </table:table-cell>
          <table:table-cell table:style-name="Table47.B2" table:number-columns-spanned="2" office:value-type="string">
            <text:p text:style-name="P95"><text:span text:style-name="Source_20_Text"><text:span text:style-name="T45">short </text:span></text:span><text:span text:style-name="Source_20_Text"><text:span text:style-name="T46">sys_</text:span></text:span><text:span text:style-name="Source_20_Text"><text:span text:style-name="T45">proc_run(const char * path,</text:span></text:span></text:p>
            <text:p text:style-name="P95"><text:span text:style-name="Source_20_Text"><text:span text:style-name="T45"><text:s text:c="28"/>int argc,</text:span></text:span></text:p>
            <text:p text:style-name="P95"><text:span text:style-name="Source_20_Text"><text:span text:style-name="T45"><text:s text:c="25"/>char * argv[]);</text:span></text:span></text:p>
          </table:table-cell>
          <table:covered-table-cell/>
        </table:table-row>
        <table:table-row table:style-name="TableLine2073243414480">
          <table:table-cell table:style-name="Table47.A2" office:value-type="string">
            <text:p text:style-name="P136">C Example</text:p>
          </table:table-cell>
          <table:table-cell table:style-name="Table47.B2" table:number-columns-spanned="2" office:value-type="string">
            <text:p text:style-name="P134"><text:span text:style-name="Source_20_Text"><text:span text:style-name="T45">int argc = 2;</text:span></text:span></text:p>
            <text:p text:style-name="P134"><text:span text:style-name="Source_20_Text"><text:span text:style-name="T45">char * argv[] = {</text:span></text:span></text:p>
            <text:p text:style-name="P134"><text:span text:style-name="Source_20_Text"><text:span text:style-name="T45"><text:s text:c="3"/>“hello.pgx”,</text:span></text:span></text:p>
            <text:p text:style-name="P134"><text:span text:style-name="Source_20_Text"><text:span text:style-name="T45"><text:s text:c="3"/>“test”</text:span></text:span></text:p>
            <text:p text:style-name="P134"><text:span text:style-name="Source_20_Text"><text:span text:style-name="T45">};</text:span></text:span></text:p>
            <text:p text:style-name="P134"><text:span text:style-name="Source_20_Text"><text:span text:style-name="T45">short result = sys_proc_run(“hello.pgx”, argv, argc);</text:span></text:span></text:p>
          </table:table-cell>
          <table:covered-table-cell/>
        </table:table-row>
        <table:table-row table:style-name="TableLine2073243402512">
          <table:table-cell table:style-name="Table47.A2" office:value-type="string">
            <text:p text:style-name="P136">Assembly</text:p>
          </table:table-cell>
          <table:table-cell table:style-name="Table47.B2" table:number-columns-spanned="2" office:value-type="string">
            <text:p text:style-name="P135"><text:span text:style-name="Source_20_Text"><text:span text:style-name="T5">move</text:span></text:span><text:span text:style-name="Source_20_Text">.w </text:span><text:span text:style-name="Source_20_Text"><text:span text:style-name="T57">#$</text:span></text:span><text:span text:style-name="Source_20_Text"><text:span text:style-name="T91">40</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1">run</text:span></text:span></text:p>
            <text:p text:style-name="P111"><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11"><text:span text:style-name="Source_20_Text"><text:span text:style-name="T85">clr.w d2 <text:s text:c="12"/>; argc is 0</text:span></text:span></text:p>
            <text:p text:style-name="P111"><text:span text:style-name="Source_20_Text"><text:span text:style-name="T85">clr.l d3 <text:s text:c="12"/>; argv is null</text:span></text:span></text:p>
            <text:p text:style-name="P135"><text:span text:style-name="Source_20_Text"><text:span text:style-name="T78">trap #15</text:span></text:span></text:p>
          </table:table-cell>
          <table:covered-table-cell/>
        </table:table-row>
      </table:table>
      <text:h text:style-name="P224" text:outline-level="2"/>
      <text:h text:style-name="P229"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23">Number</text:p>
          </table:table-cell>
          <table:table-cell table:style-name="Table5.A1" office:value-type="string">
            <text:p text:style-name="P23">Name</text:p>
          </table:table-cell>
          <table:table-cell table:style-name="Table5.A1" office:value-type="string">
            <text:p text:style-name="P23">Description</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text:span text:style-name="T3">0</text:span></text:span></text:p>
          </table:table-cell>
          <table:table-cell table:style-name="Table5.A2" office:value-type="string">
            <text:p text:style-name="Preformatted_20_Text"><text:span text:style-name="Source_20_Text"><text:span text:style-name="T56">sys_</text:span></text:span><text:span text:style-name="Source_20_Text"><text:span text:style-name="T68">time_</text:span></text:span><text:span text:style-name="Source_20_Text"><text:span text:style-name="T105">jiffies</text:span></text:span></text:p>
          </table:table-cell>
          <table:table-cell table:style-name="Table5.A2" office:value-type="string">
            <text:p text:style-name="Standard">Get the number of “<text:span text:style-name="T81">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68">time</text:span></text:span><text:span text:style-name="Source_20_Text">_</text:span><text:span text:style-name="Source_20_Text"><text:span text:style-name="T68">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68">time</text:span></text:span><text:span text:style-name="Source_20_Text">_</text:span><text:span text:style-name="Source_20_Text"><text:span text:style-name="T68">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text:span text:style-name="T111">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91">5</text:span></text:span><text:span text:style-name="Source_20_Text"><text:span text:style-name="T111">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073243401152">
          <table:table-cell table:style-name="Table31.A1" office:value-type="string">
            <text:p text:style-name="Table_20_Heading">Function</text:p>
          </table:table-cell>
          <table:table-cell table:style-name="Table31.A1" office:value-type="string">
            <text:p text:style-name="P120"><text:span text:style-name="Source_20_Text">0x</text:span><text:span text:style-name="Source_20_Text"><text:span text:style-name="T91">5</text:span></text:span><text:span text:style-name="Source_20_Text"><text:span text:style-name="T68">0</text:span></text:span></text:p>
          </table:table-cell>
          <table:table-cell table:style-name="Table31.C1" office:value-type="string">
            <text:p text:style-name="P120"><text:span text:style-name="Source_20_Text"><text:span text:style-name="T68">sys_t</text:span></text:span><text:span text:style-name="Source_20_Text"><text:span text:style-name="T37">ime_</text:span></text:span><text:span text:style-name="Source_20_Text"><text:span text:style-name="T48">jiffies</text:span></text:span></text:p>
          </table:table-cell>
        </table:table-row>
        <table:table-row table:style-name="TableLine2073243405504">
          <table:table-cell table:style-name="Table31.A2" office:value-type="string">
            <text:p text:style-name="Table_20_Heading">Description</text:p>
          </table:table-cell>
          <table:table-cell table:style-name="Table31.B2" table:number-columns-spanned="2" office:value-type="string">
            <text:p text:style-name="P59">Returns the number of “<text:span text:style-name="T105">jiffies”</text:span> since system startup.</text:p>
            <text:p text:style-name="P60">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60">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2073243409856">
          <table:table-cell table:style-name="Table31.A2" office:value-type="string">
            <text:p text:style-name="Table_20_Heading">Prototype</text:p>
          </table:table-cell>
          <table:table-cell table:style-name="Table31.B2" table:number-columns-spanned="2" office:value-type="string">
            <text:p text:style-name="P97"><text:span text:style-name="Source_20_Text"><text:span text:style-name="T37">long</text:span></text:span><text:span text:style-name="Source_20_Text"> sys_</text:span><text:span text:style-name="Source_20_Text"><text:span text:style-name="T68">t</text:span></text:span><text:span text:style-name="Source_20_Text"><text:span text:style-name="T37">ime_</text:span></text:span><text:span text:style-name="Source_20_Text"><text:span text:style-name="T48">jiffies</text:span></text:span><text:span text:style-name="Source_20_Text"><text:span text:style-name="T30">()</text:span></text:span></text:p>
          </table:table-cell>
          <table:covered-table-cell/>
        </table:table-row>
        <table:table-row table:style-name="TableLine2073243411488">
          <table:table-cell table:style-name="Table31.A2" office:value-type="string">
            <text:p text:style-name="Table_20_Heading">C Example</text:p>
          </table:table-cell>
          <table:table-cell table:style-name="Table31.B2" table:number-columns-spanned="2" office:value-type="string">
            <text:p text:style-name="P156"><text:span text:style-name="Source_20_Text"><text:span text:style-name="T68">long</text:span></text:span><text:span text:style-name="Source_20_Text"><text:span text:style-name="T63"> </text:span></text:span><text:span text:style-name="Source_20_Text"><text:span text:style-name="T68">ticks</text:span></text:span><text:span text:style-name="Source_20_Text"><text:span text:style-name="T63"> = </text:span></text:span><text:span text:style-name="Source_20_Text">sys_</text:span><text:span text:style-name="Source_20_Text"><text:span text:style-name="T68">t</text:span></text:span><text:span text:style-name="Source_20_Text"><text:span text:style-name="T37">ime_</text:span></text:span><text:span text:style-name="Source_20_Text"><text:span text:style-name="T48">jiffies</text:span></text:span><text:span text:style-name="Source_20_Text"><text:span text:style-name="T27">()</text:span></text:span><text:span text:style-name="Source_20_Text"><text:span text:style-name="T34">;</text:span></text:span></text:p>
          </table:table-cell>
          <table:covered-table-cell/>
        </table:table-row>
        <table:table-row table:style-name="TableLine2073243406320">
          <table:table-cell table:style-name="Table31.A2" office:value-type="string">
            <text:p text:style-name="Table_20_Heading">Assembly</text:p>
          </table:table-cell>
          <table:table-cell table:style-name="Table31.B2" table:number-columns-spanned="2" office:value-type="string">
            <text:p text:style-name="P157"><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68">0</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8">t</text:span></text:span><text:span text:style-name="Source_20_Text"><text:span text:style-name="T37">ime_</text:span></text:span><text:span text:style-name="Source_20_Text"><text:span text:style-name="T48">jiffies</text:span></text:span></text:p>
            <text:p text:style-name="P121"><text:span text:style-name="Source_20_Text">trap #15</text:span></text:p>
            <text:p text:style-name="P121"><text:span text:style-name="Source_20_Text">; </text:span><text:span text:style-name="Source_20_Text"><text:span text:style-name="T68">Tick count will be a 32 bit number in d0</text:span></text:span></text:p>
          </table:table-cell>
          <table:covered-table-cell/>
        </table:table-row>
      </table:table>
      <text:p text:style-name="P120"/>
      <table:table table:name="Table32" table:style-name="Table32">
        <table:table-column table:style-name="Table32.A"/>
        <table:table-column table:style-name="Table32.B"/>
        <table:table-column table:style-name="Table32.C"/>
        <table:table-row table:style-name="TableLine2073243400608">
          <table:table-cell table:style-name="Table32.A1" office:value-type="string">
            <text:p text:style-name="Table_20_Heading">Function</text:p>
          </table:table-cell>
          <table:table-cell table:style-name="Table32.A1" office:value-type="string">
            <text:p text:style-name="P122"><text:span text:style-name="Source_20_Text">0x</text:span><text:span text:style-name="Source_20_Text"><text:span text:style-name="T91">5</text:span></text:span><text:span text:style-name="Source_20_Text"><text:span text:style-name="T69">1</text:span></text:span></text:p>
          </table:table-cell>
          <table:table-cell table:style-name="Table32.C1" office:value-type="string">
            <text:p text:style-name="P122"><text:span text:style-name="Source_20_Text"><text:span text:style-name="T68">sys_t</text:span></text:span><text:span text:style-name="Source_20_Text"><text:span text:style-name="T37">ime_</text:span></text:span><text:span text:style-name="Source_20_Text"><text:span text:style-name="T38">setrtc</text:span></text:span></text:p>
          </table:table-cell>
        </table:table-row>
        <table:table-row table:style-name="TableLine2073243405776">
          <table:table-cell table:style-name="Table32.A2" office:value-type="string">
            <text:p text:style-name="Table_20_Heading">Description</text:p>
          </table:table-cell>
          <table:table-cell table:style-name="Table32.B2" table:number-columns-spanned="2" office:value-type="string">
            <text:p text:style-name="P44">Sets the date and time in the real time clock. <text:span text:style-name="T70">The date and time information is provided in an s_time structure (see below).</text:span></text:p>
          </table:table-cell>
          <table:covered-table-cell/>
        </table:table-row>
        <table:table-row table:style-name="TableLine2073243408768">
          <table:table-cell table:style-name="Table32.A2" office:value-type="string">
            <text:p text:style-name="Table_20_Heading">Prototype</text:p>
          </table:table-cell>
          <table:table-cell table:style-name="Table32.B2" table:number-columns-spanned="2" office:value-type="string">
            <text:p text:style-name="P87"><text:span text:style-name="Source_20_Text"><text:span text:style-name="T38">void</text:span></text:span><text:span text:style-name="Source_20_Text"> sys_</text:span><text:span text:style-name="Source_20_Text"><text:span text:style-name="T68">t</text:span></text:span><text:span text:style-name="Source_20_Text"><text:span text:style-name="T37">ime_</text:span></text:span><text:span text:style-name="Source_20_Text"><text:span text:style-name="T38">setrtc</text:span></text:span><text:span text:style-name="Source_20_Text"><text:span text:style-name="T30">(</text:span></text:span><text:span text:style-name="Source_20_Text"><text:span text:style-name="T38">struct s_time *time</text:span></text:span><text:span text:style-name="Source_20_Text"><text:span text:style-name="T30">)</text:span></text:span></text:p>
          </table:table-cell>
          <table:covered-table-cell/>
        </table:table-row>
        <table:table-row table:style-name="TableLine2073243409584">
          <table:table-cell table:style-name="Table32.A2" office:value-type="string">
            <text:p text:style-name="Table_20_Heading">C Example</text:p>
          </table:table-cell>
          <table:table-cell table:style-name="Table32.B2" table:number-columns-spanned="2" office:value-type="string">
            <text:p text:style-name="P103"><text:span text:style-name="Source_20_Text"><text:span text:style-name="T69">struct s_time time;</text:span></text:span></text:p>
            <text:p text:style-name="P103"><text:span text:style-name="Source_20_Text">// …</text:span></text:p>
            <text:p text:style-name="P103"><text:span text:style-name="Source_20_Text"><text:span text:style-name="T69">sys_time_setrtc(&amp;time);</text:span></text:span></text:p>
          </table:table-cell>
          <table:covered-table-cell/>
        </table:table-row>
        <table:table-row table:style-name="TableLine2073243411760">
          <table:table-cell table:style-name="Table32.A2" office:value-type="string">
            <text:p text:style-name="Table_20_Heading">Assembly</text:p>
          </table:table-cell>
          <table:table-cell table:style-name="Table32.B2" table:number-columns-spanned="2" office:value-type="string">
            <text:p text:style-name="P123"><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69">1</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8">t</text:span></text:span><text:span text:style-name="Source_20_Text"><text:span text:style-name="T37">ime_</text:span></text:span><text:span text:style-name="Source_20_Text"><text:span text:style-name="T15">setrtc</text:span></text:span></text:p>
            <text:p text:style-name="P123"><text:span text:style-name="Source_20_Text"><text:span text:style-name="T54">move</text:span></text:span><text:span text:style-name="Source_20_Text"><text:span text:style-name="T38">.l </text:span></text:span><text:span text:style-name="Source_20_Text"><text:span text:style-name="T54">#</text:span></text:span><text:span text:style-name="Source_20_Text"><text:span text:style-name="T38">time,d1 <text:s text:c="5"/>; Pointer to s_time structure</text:span></text:span></text:p>
            <text:p text:style-name="P123"><text:span text:style-name="Source_20_Text">trap #15</text:span></text:p>
          </table:table-cell>
          <table:covered-table-cell/>
        </table:table-row>
      </table:table>
      <text:p text:style-name="P122"><text:soft-page-break/></text:p>
      <table:table table:name="Table33" table:style-name="Table33">
        <table:table-column table:style-name="Table33.A"/>
        <table:table-column table:style-name="Table33.B"/>
        <table:table-column table:style-name="Table33.C"/>
        <table:table-row table:style-name="TableLine2073243409040">
          <table:table-cell table:style-name="Table33.A1" office:value-type="string">
            <text:p text:style-name="Table_20_Heading">Function</text:p>
          </table:table-cell>
          <table:table-cell table:style-name="Table33.A1" office:value-type="string">
            <text:p text:style-name="P122"><text:span text:style-name="Source_20_Text">0x</text:span><text:span text:style-name="Source_20_Text"><text:span text:style-name="T91">5</text:span></text:span><text:span text:style-name="Source_20_Text"><text:span text:style-name="T69">2</text:span></text:span></text:p>
          </table:table-cell>
          <table:table-cell table:style-name="Table33.C1" office:value-type="string">
            <text:p text:style-name="P122"><text:span text:style-name="Source_20_Text"><text:span text:style-name="T68">sys_t</text:span></text:span><text:span text:style-name="Source_20_Text"><text:span text:style-name="T37">ime_</text:span></text:span><text:span text:style-name="Source_20_Text"><text:span text:style-name="T38">getrtc</text:span></text:span></text:p>
          </table:table-cell>
        </table:table-row>
        <table:table-row table:style-name="TableLine2073243413120">
          <table:table-cell table:style-name="Table33.A2" office:value-type="string">
            <text:p text:style-name="Table_20_Heading">Description</text:p>
          </table:table-cell>
          <table:table-cell table:style-name="Table33.B2" table:number-columns-spanned="2" office:value-type="string">
            <text:p text:style-name="P45">Gets the date and time in the real time clock. <text:span text:style-name="T70">The date and time information is provided in an s_time structure (see below).</text:span></text:p>
          </table:table-cell>
          <table:covered-table-cell/>
        </table:table-row>
        <table:table-row table:style-name="TableLine2073243416656">
          <table:table-cell table:style-name="Table33.A2" office:value-type="string">
            <text:p text:style-name="Table_20_Heading">Prototype</text:p>
          </table:table-cell>
          <table:table-cell table:style-name="Table33.B2" table:number-columns-spanned="2" office:value-type="string">
            <text:p text:style-name="P87"><text:span text:style-name="Source_20_Text"><text:span text:style-name="T38">void</text:span></text:span><text:span text:style-name="Source_20_Text"> sys_</text:span><text:span text:style-name="Source_20_Text"><text:span text:style-name="T68">t</text:span></text:span><text:span text:style-name="Source_20_Text"><text:span text:style-name="T37">ime_</text:span></text:span><text:span text:style-name="Source_20_Text"><text:span text:style-name="T38">getrtc</text:span></text:span><text:span text:style-name="Source_20_Text"><text:span text:style-name="T30">(</text:span></text:span><text:span text:style-name="Source_20_Text"><text:span text:style-name="T38">struct s_time *time</text:span></text:span><text:span text:style-name="Source_20_Text"><text:span text:style-name="T30">)</text:span></text:span></text:p>
          </table:table-cell>
          <table:covered-table-cell/>
        </table:table-row>
        <table:table-row table:style-name="TableLine2073243428896">
          <table:table-cell table:style-name="Table33.A2" office:value-type="string">
            <text:p text:style-name="Table_20_Heading">C Example</text:p>
          </table:table-cell>
          <table:table-cell table:style-name="Table33.B2" table:number-columns-spanned="2" office:value-type="string">
            <text:p text:style-name="P103"><text:span text:style-name="Source_20_Text"><text:span text:style-name="T69">struct s_time time;</text:span></text:span></text:p>
            <text:p text:style-name="P103"><text:span text:style-name="Source_20_Text">// …</text:span></text:p>
            <text:p text:style-name="P103"><text:span text:style-name="Source_20_Text"><text:span text:style-name="T69">sys_time_getrtc(&amp;time);</text:span></text:span></text:p>
          </table:table-cell>
          <table:covered-table-cell/>
        </table:table-row>
        <table:table-row table:style-name="TableLine2073243418016">
          <table:table-cell table:style-name="Table33.A2" office:value-type="string">
            <text:p text:style-name="Table_20_Heading">Assembly</text:p>
          </table:table-cell>
          <table:table-cell table:style-name="Table33.B2" table:number-columns-spanned="2" office:value-type="string">
            <text:p text:style-name="P123"><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69">2</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8">t</text:span></text:span><text:span text:style-name="Source_20_Text"><text:span text:style-name="T37">ime_</text:span></text:span><text:span text:style-name="Source_20_Text"><text:span text:style-name="T15">getrtc</text:span></text:span></text:p>
            <text:p text:style-name="P123"><text:span text:style-name="Source_20_Text"><text:span text:style-name="T38">mov</text:span></text:span><text:span text:style-name="Source_20_Text"><text:span text:style-name="T54">e</text:span></text:span><text:span text:style-name="Source_20_Text"><text:span text:style-name="T38">.l </text:span></text:span><text:span text:style-name="Source_20_Text"><text:span text:style-name="T54">#</text:span></text:span><text:span text:style-name="Source_20_Text"><text:span text:style-name="T38">time,d1 <text:s text:c="5"/>; Pointer to s_time structure</text:span></text:span></text:p>
            <text:p text:style-name="P123"><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073243410128">
          <table:table-cell table:style-name="Table61.A1" office:value-type="string">
            <text:p text:style-name="P160">Function</text:p>
          </table:table-cell>
          <table:table-cell table:style-name="Table61.A1" office:value-type="string">
            <text:p text:style-name="P158"><text:span text:style-name="Source_20_Text">0x</text:span><text:span text:style-name="Source_20_Text"><text:span text:style-name="T91">5</text:span></text:span><text:span text:style-name="Source_20_Text"><text:span text:style-name="T111">3</text:span></text:span></text:p>
          </table:table-cell>
          <table:table-cell table:style-name="Table61.C1" office:value-type="string">
            <text:p text:style-name="P158"><text:span text:style-name="Source_20_Text"><text:span text:style-name="T68">sys_</text:span></text:span><text:span text:style-name="Source_20_Text"><text:span text:style-name="T49">kbd_</text:span></text:span><text:span text:style-name="Source_20_Text"><text:span text:style-name="T50">scancode</text:span></text:span></text:p>
          </table:table-cell>
        </table:table-row>
        <table:table-row table:style-name="TableLine2073243422096">
          <table:table-cell table:style-name="Table61.A2" office:value-type="string">
            <text:p text:style-name="P160">Description</text:p>
          </table:table-cell>
          <table:table-cell table:style-name="Table61.B2" table:number-columns-spanned="2" office:value-type="string">
            <text:p text:style-name="P61">Returns the next keyboard scan code (0 if none are available). Note that reading a scan code directly removes it from being used by the regular console code and may cause some surprising behavior if you combine the two.</text:p>
            <text:p text:style-name="P61">See below for details about Foenix scan codes.</text:p>
          </table:table-cell>
          <table:covered-table-cell/>
        </table:table-row>
        <table:table-row table:style-name="TableLine2073243422368">
          <table:table-cell table:style-name="Table61.A2" office:value-type="string">
            <text:p text:style-name="P160">Prototype</text:p>
          </table:table-cell>
          <table:table-cell table:style-name="Table61.B2" table:number-columns-spanned="2" office:value-type="string">
            <text:p text:style-name="P98"><text:span text:style-name="Source_20_Text"><text:span text:style-name="T50">unsigned short</text:span></text:span><text:span text:style-name="Source_20_Text"> sys_</text:span><text:span text:style-name="Source_20_Text"><text:span text:style-name="T49">kbd_</text:span></text:span><text:span text:style-name="Source_20_Text"><text:span text:style-name="T50">scancode()</text:span></text:span></text:p>
          </table:table-cell>
          <table:covered-table-cell/>
        </table:table-row>
        <table:table-row table:style-name="TableLine2073243428624">
          <table:table-cell table:style-name="Table61.A2" office:value-type="string">
            <text:p text:style-name="P160">C Example</text:p>
          </table:table-cell>
          <table:table-cell table:style-name="Table61.B2" table:number-columns-spanned="2" office:value-type="string">
            <text:p text:style-name="P106"><text:span text:style-name="Source_20_Text"><text:span text:style-name="T111">unsigned short code = </text:span></text:span><text:span text:style-name="Source_20_Text"><text:span text:style-name="T69">sys_</text:span></text:span><text:span text:style-name="Source_20_Text"><text:span text:style-name="T111">kbd_scancode(</text:span></text:span><text:span text:style-name="Source_20_Text"><text:span text:style-name="T69">);</text:span></text:span></text:p>
          </table:table-cell>
          <table:covered-table-cell/>
        </table:table-row>
        <table:table-row table:style-name="TableLine2073243430256">
          <table:table-cell table:style-name="Table61.A2" office:value-type="string">
            <text:p text:style-name="P160">Assembly</text:p>
          </table:table-cell>
          <table:table-cell table:style-name="Table61.B2" table:number-columns-spanned="2" office:value-type="string">
            <text:p text:style-name="P159"><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111">3</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22">kbd_scancode</text:span></text:span></text:p>
            <text:p text:style-name="P159"><text:span text:style-name="Source_20_Text">trap #15</text:span></text:p>
            <text:p text:style-name="P159"><text:span text:style-name="Source_20_Text">; </text:span><text:span text:style-name="Source_20_Text"><text:span text:style-name="T111">D0 contains the scancode</text:span></text:span></text:p>
          </table:table-cell>
          <table:covered-table-cell/>
        </table:table-row>
      </table:table>
      <text:p text:style-name="P158"/>
      <table:table table:name="Table60" table:style-name="Table60">
        <table:table-column table:style-name="Table60.A"/>
        <table:table-column table:style-name="Table60.B"/>
        <table:table-column table:style-name="Table60.C"/>
        <table:table-row table:style-name="TableLine2073243421824">
          <table:table-cell table:style-name="Table60.A1" office:value-type="string">
            <text:p text:style-name="P163">Function</text:p>
          </table:table-cell>
          <table:table-cell table:style-name="Table60.A1" office:value-type="string">
            <text:p text:style-name="P161"><text:span text:style-name="Source_20_Text">0x</text:span><text:span text:style-name="Source_20_Text"><text:span text:style-name="T91">5</text:span></text:span><text:span text:style-name="Source_20_Text"><text:span text:style-name="T111">4</text:span></text:span></text:p>
          </table:table-cell>
          <table:table-cell table:style-name="Table60.C1" office:value-type="string">
            <text:p text:style-name="P161"><text:span text:style-name="Source_20_Text"><text:span text:style-name="T68">sys_</text:span></text:span><text:span text:style-name="Source_20_Text"><text:span text:style-name="T49">kbd_layout</text:span></text:span></text:p>
          </table:table-cell>
        </table:table-row>
        <table:table-row table:style-name="TableLine2073243419104">
          <table:table-cell table:style-name="Table60.A2" office:value-type="string">
            <text:p text:style-name="P163">Description</text:p>
          </table:table-cell>
          <table:table-cell table:style-name="Table60.B2" table:number-columns-spanned="2" office:value-type="string">
            <text:p text:style-name="P61">Sets the keyboard translation tables converting from scan codes to 8-bit character codes. <text:span text:style-name="T113">The table provided is copied by the kernel into its own area of memory, so the memory used in the calling program’s memory space may be reused after this call.</text:span></text:p>
            <text:p text:style-name="P61">Takes a pointer to the new translation tables (see below for details). <text:span text:style-name="T113">If this pointer is 0, Foenix/MCP will reset its translation tables to their defaults.</text:span></text:p>
            <text:p text:style-name="P61">Returns 0 on success, or a negative number on failure.</text:p>
          </table:table-cell>
          <table:covered-table-cell/>
        </table:table-row>
        <table:table-row table:style-name="TableLine2073243417472">
          <table:table-cell table:style-name="Table60.A2" office:value-type="string">
            <text:p text:style-name="P163">Prototype</text:p>
          </table:table-cell>
          <table:table-cell table:style-name="Table60.B2" table:number-columns-spanned="2" office:value-type="string">
            <text:p text:style-name="P98"><text:span text:style-name="Source_20_Text"><text:span text:style-name="T38">void</text:span></text:span><text:span text:style-name="Source_20_Text"> sys_</text:span><text:span text:style-name="Source_20_Text"><text:span text:style-name="T111">kbd_</text:span></text:span><text:span text:style-name="Source_20_Text"><text:span text:style-name="T49">layout</text:span></text:span><text:span text:style-name="Source_20_Text"><text:span text:style-name="T30">(</text:span></text:span><text:span text:style-name="Source_20_Text"><text:span text:style-name="T50">const char</text:span></text:span><text:span text:style-name="Source_20_Text"><text:span text:style-name="T38"> *</text:span></text:span><text:span text:style-name="Source_20_Text"><text:span text:style-name="T50">tables</text:span></text:span><text:span text:style-name="Source_20_Text"><text:span text:style-name="T30">)</text:span></text:span></text:p>
          </table:table-cell>
          <table:covered-table-cell/>
        </table:table-row>
        <table:table-row table:style-name="TableLine2073243431888">
          <table:table-cell table:style-name="Table60.A2" office:value-type="string">
            <text:p text:style-name="P163">C Example</text:p>
          </table:table-cell>
          <table:table-cell table:style-name="Table60.B2" table:number-columns-spanned="2" office:value-type="string">
            <text:p text:style-name="P105"><text:span text:style-name="Source_20_Text"><text:span text:style-name="T111">char * tables = ...</text:span></text:span><text:span text:style-name="Source_20_Text"><text:span text:style-name="T69">;</text:span></text:span></text:p>
            <text:p text:style-name="P105"><text:span text:style-name="Source_20_Text">// …</text:span></text:p>
            <text:p text:style-name="P105"><text:span text:style-name="Source_20_Text"><text:span text:style-name="T69">sys_</text:span></text:span><text:span text:style-name="Source_20_Text"><text:span text:style-name="T111">kbd_layout(tables</text:span></text:span><text:span text:style-name="Source_20_Text"><text:span text:style-name="T69">);</text:span></text:span></text:p>
          </table:table-cell>
          <table:covered-table-cell/>
        </table:table-row>
        <text:soft-page-break/>
        <table:table-row table:style-name="TableLine2073243417744">
          <table:table-cell table:style-name="Table60.A2" office:value-type="string">
            <text:p text:style-name="P163">Assembly</text:p>
          </table:table-cell>
          <table:table-cell table:style-name="Table60.B2" table:number-columns-spanned="2" office:value-type="string">
            <text:p text:style-name="P162"><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111">4</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22">kbd_layout</text:span></text:span></text:p>
            <text:p text:style-name="P162"><text:span text:style-name="Source_20_Text"><text:span text:style-name="T54">move</text:span></text:span><text:span text:style-name="Source_20_Text"><text:span text:style-name="T38">.l </text:span></text:span><text:span text:style-name="Source_20_Text"><text:span text:style-name="T54">#</text:span></text:span><text:span text:style-name="Source_20_Text"><text:span text:style-name="T22">tables</text:span></text:span><text:span text:style-name="Source_20_Text"><text:span text:style-name="T38">,d1 <text:s text:c="3"/>; Pointer to </text:span></text:span><text:span text:style-name="Source_20_Text"><text:span text:style-name="T50">table</text:span></text:span><text:span text:style-name="Source_20_Text"><text:span text:style-name="T38"> structure</text:span></text:span></text:p>
            <text:p text:style-name="P162"><text:span text:style-name="Source_20_Text">trap #15</text:span></text:p>
          </table:table-cell>
          <table:covered-table-cell/>
        </table:table-row>
      </table:table>
      <text:p text:style-name="P158"/>
      <table:table table:name="Table62" table:style-name="Table62">
        <table:table-column table:style-name="Table62.A"/>
        <table:table-column table:style-name="Table62.B"/>
        <table:table-column table:style-name="Table62.C"/>
        <table:table-row table:style-name="TableLine2073243429984">
          <table:table-cell table:style-name="Table62.A1" office:value-type="string">
            <text:p text:style-name="P160">Function</text:p>
          </table:table-cell>
          <table:table-cell table:style-name="Table62.A1" office:value-type="string">
            <text:p text:style-name="P158"><text:span text:style-name="Source_20_Text">0x</text:span><text:span text:style-name="Source_20_Text"><text:span text:style-name="T91">5</text:span></text:span><text:span text:style-name="Source_20_Text"><text:span text:style-name="T111">5</text:span></text:span></text:p>
          </table:table-cell>
          <table:table-cell table:style-name="Table62.C1" office:value-type="string">
            <text:p text:style-name="P158"><text:span text:style-name="Source_20_Text"><text:span text:style-name="T68">sys_</text:span></text:span><text:span text:style-name="Source_20_Text"><text:span text:style-name="T50">err_message</text:span></text:span></text:p>
          </table:table-cell>
        </table:table-row>
        <table:table-row table:style-name="TableLine2073243418288">
          <table:table-cell table:style-name="Table62.A2" office:value-type="string">
            <text:p text:style-name="P160">Description</text:p>
          </table:table-cell>
          <table:table-cell table:style-name="Table62.B2" table:number-columns-spanned="2" office:value-type="string">
            <text:p text:style-name="P61">Given a Foenix/MCP error number, return a possibly helpful error message.</text:p>
          </table:table-cell>
          <table:covered-table-cell/>
        </table:table-row>
        <table:table-row table:style-name="TableLine2073243429440">
          <table:table-cell table:style-name="Table62.A2" office:value-type="string">
            <text:p text:style-name="P160">Prototype</text:p>
          </table:table-cell>
          <table:table-cell table:style-name="Table62.B2" table:number-columns-spanned="2" office:value-type="string">
            <text:p text:style-name="P98"><text:span text:style-name="Source_20_Text"><text:span text:style-name="T111">const char *</text:span></text:span><text:span text:style-name="Source_20_Text"> sys_</text:span><text:span text:style-name="Source_20_Text"><text:span text:style-name="T111">e</text:span></text:span><text:span text:style-name="Source_20_Text"><text:span text:style-name="T50">rr_message(short errno)</text:span></text:span></text:p>
          </table:table-cell>
          <table:covered-table-cell/>
        </table:table-row>
        <table:table-row table:style-name="TableLine2073243424272">
          <table:table-cell table:style-name="Table62.A2" office:value-type="string">
            <text:p text:style-name="P160">C Example</text:p>
          </table:table-cell>
          <table:table-cell table:style-name="Table62.B2" table:number-columns-spanned="2" office:value-type="string">
            <text:p text:style-name="P106"><text:span text:style-name="Source_20_Text"><text:span text:style-name="T111">short result = sys_chan_write(…);</text:span></text:span></text:p>
            <text:p text:style-name="P106"><text:span text:style-name="Source_20_Text"><text:span text:style-name="T111">if (result != 0) {</text:span></text:span></text:p>
            <text:p text:style-name="P106"><text:span text:style-name="Source_20_Text"><text:span text:style-name="T111"><text:s text:c="2"/>char * message = </text:span></text:span><text:span text:style-name="Source_20_Text"><text:span text:style-name="T69">sys_</text:span></text:span><text:span text:style-name="Source_20_Text"><text:span text:style-name="T50">err_message</text:span></text:span><text:span text:style-name="Source_20_Text"><text:span text:style-name="T111">(result</text:span></text:span><text:span text:style-name="Source_20_Text"><text:span text:style-name="T69">);</text:span></text:span></text:p>
            <text:p text:style-name="P106"><text:span text:style-name="Source_20_Text"><text:s text:c="2"/>…</text:span></text:p>
            <text:p text:style-name="P106"><text:span text:style-name="Source_20_Text"><text:span text:style-name="T111">}</text:span></text:span></text:p>
          </table:table-cell>
          <table:covered-table-cell/>
        </table:table-row>
        <table:table-row table:style-name="TableLine2073243425632">
          <table:table-cell table:style-name="Table62.A2" office:value-type="string">
            <text:p text:style-name="P160">Assembly</text:p>
          </table:table-cell>
          <table:table-cell table:style-name="Table62.B2" table:number-columns-spanned="2" office:value-type="string">
            <text:p text:style-name="P159"><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111">5</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11">e</text:span></text:span><text:span text:style-name="Source_20_Text"><text:span text:style-name="T22">rr_message</text:span></text:span></text:p>
            <text:p text:style-name="P159"><text:span text:style-name="Source_20_Text"><text:span text:style-name="T22">move.w …,d1 <text:s text:c="9"/>; Error number</text:span></text:span></text:p>
            <text:p text:style-name="P159"><text:span text:style-name="Source_20_Text">trap #15</text:span></text:p>
            <text:p text:style-name="P159"><text:span text:style-name="Source_20_Text">; </text:span><text:span text:style-name="Source_20_Text"><text:span text:style-name="T111">D0 contains the pointer to the error message</text:span></text:span></text:p>
          </table:table-cell>
          <table:covered-table-cell/>
        </table:table-row>
      </table:table>
      <text:h text:style-name="P215" text:outline-level="1"/>
      <text:h text:style-name="P216" text:outline-level="1"><text:bookmark-start text:name="__RefHeading___Toc12418_3791595305"/>Extending the System<text:bookmark-end text:name="__RefHeading___Toc12418_3791595305"/></text:h>
      <text:p text:style-name="P146">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177"><text:span text:style-name="T92">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92">sys_chan_register</text:span></text:span><text:span text:style-name="T92"> call, specifying all of the relevant information about the driver using a structure:</text:span></text:p>
      <text:p text:style-name="P176">struct s_dev_chan {</text:p>
      <text:p text:style-name="P176"><text:s text:c="4"/>short number; <text:s text:c="10"/>// <text:span text:style-name="T92">Number of the device</text:span></text:p>
      <text:p text:style-name="P176"><text:s text:c="4"/>char * name; <text:s text:c="11"/>// <text:span text:style-name="T92">Name of the device</text:span></text:p>
      <text:p text:style-name="P176"><text:s text:c="11"/></text:p>
      <text:p text:style-name="Preformatted_20_Text"><text:s text:c="4"/>FUNC_V_2_S init; <text:s text:c="7"/>// <text:span text:style-name="T92">Initialize the device</text:span></text:p>
      <text:p text:style-name="Preformatted_20_Text"><text:s text:c="4"/>FUNC_CBS_2_S open; <text:s text:c="5"/>// <text:span text:style-name="T92">Open a new channel for the device</text:span></text:p>
      <text:p text:style-name="Preformatted_20_Text"><text:s text:c="4"/>FUNC_V_2_S close; <text:s text:c="6"/>// <text:span text:style-name="T92">Close a channel</text:span></text:p>
      <text:p text:style-name="Preformatted_20_Text"><text:s text:c="4"/>FUNC_CBS_2_S read; <text:s text:c="5"/>// <text:span text:style-name="T92">Read a sequence of bytes from the device</text:span></text:p>
      <text:p text:style-name="Preformatted_20_Text"><text:s text:c="4"/>FUNC_CBS_2_S readline; <text:s/>// <text:span text:style-name="T92">Read a line of text from the device</text:span></text:p>
      <text:p text:style-name="Preformatted_20_Text"><text:s text:c="4"/>FUNC_C_2_S read_b; <text:s text:c="5"/>// <text:span text:style-name="T92">Read a single byte from the device</text:span></text:p>
      <text:p text:style-name="Preformatted_20_Text"><text:s text:c="4"/>FUNC_CcBS_2_S write; <text:s text:c="3"/>// <text:span text:style-name="T92">Write a sequence of bytes to the device</text:span></text:p>
      <text:p text:style-name="Preformatted_20_Text"><text:s text:c="4"/>FUNC_CB_2_S write_b; <text:s text:c="3"/>// <text:span text:style-name="T92">Write a single byte to the device</text:span></text:p>
      <text:p text:style-name="Preformatted_20_Text"><text:s text:c="4"/>FUNC_C_2_S status; <text:s text:c="5"/>// <text:span text:style-name="T92">Return the status of the device</text:span></text:p>
      <text:p text:style-name="Preformatted_20_Text"><text:s text:c="4"/>FUNC_C_2_S flush; <text:s text:c="6"/>// <text:span text:style-name="T92">Commit any pending writes to the device</text:span></text:p>
      <text:p text:style-name="Preformatted_20_Text"><text:s text:c="4"/>FUNC_CLS_2_S seek; <text:s text:c="5"/>// <text:span text:style-name="T92">Set the in/out position of the device</text:span></text:p>
      <text:p text:style-name="Preformatted_20_Text"><text:s text:c="4"/>FUNC_CSBS_2_S ioctrl; <text:s text:c="2"/>// <text:span text:style-name="T92">Send commands to the device or driver</text:span></text:p>
      <text:p text:style-name="Preformatted_20_Text">};</text:p>
      <text:p text:style-name="P147"/>
      <text:p text:style-name="P147">Most of the fields in the structure are function pointers, which have one of the following types:</text:p>
      <text:p text:style-name="P147"/>
      <text:p text:style-name="Preformatted_20_Text">typedef short (*FUNC_V_2_S)();</text:p>
      <text:p text:style-name="Preformatted_20_Text">typedef short (*FUNC_CBS_2_S)(p_channel, <text:span text:style-name="T93">unsigned char</text:span> *, short);</text:p>
      <text:p text:style-name="Preformatted_20_Text">typedef short (*FUNC_C_2_S)(p_channel);</text:p>
      <text:p text:style-name="Preformatted_20_Text">typedef short (*FUNC_CcBS_2_S)(p_channel, const <text:span text:style-name="T93">unsigned char</text:span> *, short);</text:p>
      <text:p text:style-name="Preformatted_20_Text">typedef short (*FUNC_CB_2_S)(p_channel, <text:span text:style-name="T93">unsigned char</text:span>);</text:p>
      <text:p text:style-name="Preformatted_20_Text">typedef short (*FUNC_CLS_2_S)(p_channel, long, short);</text:p>
      <text:p text:style-name="Preformatted_20_Text">typedef short (*FUNC_CSBS_2_S)(p_channel, short, <text:span text:style-name="T93">unsigned char</text:span> *, short);</text:p>
      <text:p text:style-name="Standard"/>
      <text:p text:style-name="Standard">Where <text:span text:style-name="Source_20_Text">p_channel</text:span> is a pointer to a channel structure, <text:span text:style-name="T93">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text:soft-page-break/></text:p>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94">unsigned char </text:span>data[<text:span text:style-name="T93">32</text:span>]; // A block of <text:span text:style-name="T93">channel specific </text:span>data</text:p>
      <text:p text:style-name="Preformatted_20_Text">};</text:p>
      <text:p text:style-name="Standard"/>
      <text:p text:style-name="P148">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148"/>
      <text:p text:style-name="P148">Most of the functions needed are directly mapped to to the channel system calls of the same name, and they simply perform the operations needed for those calls. Three functions should be called out for special consideration:</text:p>
      <text:p text:style-name="P148"/>
      <text:p text:style-name="P149">The <text:span text:style-name="Source_20_Text">init</text:span> function performs initialization functions. It is called once per device. This can be a place for setting up the device itself or installing interrupt handlers for the device.</text:p>
      <text:p text:style-name="P149"/>
      <text:p text:style-name="P149">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149"/>
      <text:p text:style-name="P149">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150">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oft-page-break/><text:s text:c="4"/>FUNC_V_2_S status; <text:s text:c="5"/>// Get the status of the device</text:p>
      <text:p text:style-name="Preformatted_20_Text"><text:s text:c="4"/>FUNC_V_2_S flush; <text:s text:c="6"/>// Ensure that any pending writes <text:span text:style-name="T96">are completed</text:span></text:p>
      <text:p text:style-name="Preformatted_20_Text"><text:s text:c="4"/>FUNC_SBS_2_S ioctrl; <text:s text:c="3"/>// Issue a control command to the device</text:p>
      <text:p text:style-name="Preformatted_20_Text">};</text:p>
      <text:p text:style-name="Preformatted_20_Text"/>
      <text:p text:style-name="P194">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94">One difference with the channel drivers is that a block driver is tied to its specific device, therefore the handler functions do not take a device number or other structure.</text:p>
      <text:p text:style-name="P194">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94">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164">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247006810" text:style-name="L18">
        <text:list-item>
          <text:p text:style-name="P235"><text:span text:style-name="Source_20_Text">UNMODIFIED</text:span>: This table maps scan codes to characters when no modifier keys are pressed.</text:p>
        </text:list-item>
        <text:list-item>
          <text:p text:style-name="P235"><text:span text:style-name="Source_20_Text">SHIFT</text:span>: This table maps scan codes when either <text:span text:style-name="Source_20_Text">SHIFT</text:span> key is pressed.</text:p>
        </text:list-item>
        <text:list-item>
          <text:p text:style-name="P235"><text:span text:style-name="Source_20_Text">CTRL</text:span>: This table maps scan codes when either <text:span text:style-name="Source_20_Text">CTRL</text:span> key is pressed.</text:p>
        </text:list-item>
        <text:list-item>
          <text:p text:style-name="P235"><text:span text:style-name="Source_20_Text">CTRL_SHIFT</text:span>: This table maps scan codes when <text:span text:style-name="Source_20_Text">SHIFT</text:span> and <text:span text:style-name="Source_20_Text">CTRL</text:span> are both pressed.</text:p>
        </text:list-item>
        <text:list-item>
          <text:p text:style-name="P235"><text:span text:style-name="Source_20_Text">CAPS</text:span>: This table maps scan codes when <text:span text:style-name="Source_20_Text">CAPSLOCK</text:span> is down but <text:span text:style-name="Source_20_Text">SHIFT</text:span> is not pressed.</text:p>
        </text:list-item>
        <text:list-item>
          <text:p text:style-name="P235"><text:span text:style-name="Source_20_Text">CAPS_SHIFT</text:span>: This table maps scan codes when <text:span text:style-name="Source_20_Text">CAPSLOCK</text:span> is down <text:span text:style-name="T79">and</text:span> <text:span text:style-name="Source_20_Text">SHIFT</text:span> is pressed.</text:p>
        </text:list-item>
        <text:list-item>
          <text:p text:style-name="P235"><text:span text:style-name="Source_20_Text">ALT</text:span>: This table maps scan codes when either <text:span text:style-name="Source_20_Text">ALT</text:span> is pressed.</text:p>
        </text:list-item>
        <text:list-item>
          <text:p text:style-name="P235"><text:soft-page-break/><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164">For keys on the right side of the keyboard (cursor keys, number pad, <text:span text:style-name="Source_20_Text">INSERT</text:span>, <text:span text:style-name="T65">etc.</text:span>), <text:span text:style-name="Source_20_Text">NUMLOCK</text:span> being down causes the <text:span text:style-name="Source_20_Text">CAPS</text:span> or <text:span text:style-name="Source_20_Text">CAPS_SHIFT</text:span> tables to be used. <text:span text:style-name="T112">For those keys, CTRL and ALT will have no effect when </text:span><text:span text:style-name="Source_20_Text"><text:span text:style-name="T112">NUMLOCK</text:span></text:span><text:span text:style-name="T112"> is down.</text:span></text:p>
      <text:p text:style-name="P164"/>
      <text:p text:style-name="P165">In the current code, character codes 0x80 through 0x95 are reserved. These codes are used to designate special keys like function keys, cursor keys, <text:span text:style-name="T65">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165"/>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17"><text:span text:style-name="Source_20_Text">Cursor UP</text:span></text:p>
          </table:table-cell>
          <table:table-cell table:style-name="Table63.A2" office:value-type="string">
            <text:p text:style-name="P10"><text:span text:style-name="Source_20_Text">0x86</text:span></text:p>
          </table:table-cell>
        </table:table-row>
        <table:table-row table:style-name="Table63.1">
          <table:table-cell table:style-name="Table63.A2" office:value-type="string">
            <text:p text:style-name="P17"><text:span text:style-name="Source_20_Text">Cursor Down</text:span></text:p>
          </table:table-cell>
          <table:table-cell table:style-name="Table63.A2" office:value-type="string">
            <text:p text:style-name="P22"><text:span text:style-name="Source_20_Text">0x87</text:span></text:p>
          </table:table-cell>
        </table:table-row>
        <table:table-row table:style-name="Table63.1">
          <table:table-cell table:style-name="Table63.A2" office:value-type="string">
            <text:p text:style-name="P17"><text:span text:style-name="Source_20_Text">Cursor Left</text:span></text:p>
          </table:table-cell>
          <table:table-cell table:style-name="Table63.A2" office:value-type="string">
            <text:p text:style-name="P10"><text:span text:style-name="Source_20_Text">0x89</text:span></text:p>
          </table:table-cell>
        </table:table-row>
        <table:table-row table:style-name="Table63.1">
          <table:table-cell table:style-name="Table63.A2" office:value-type="string">
            <text:p text:style-name="P17"><text:span text:style-name="Source_20_Text">Cursor Right</text:span></text:p>
          </table:table-cell>
          <table:table-cell table:style-name="Table63.A2" office:value-type="string">
            <text:p text:style-name="P10"><text:span text:style-name="Source_20_Text">0x88</text:span></text:p>
          </table:table-cell>
        </table:table-row>
        <table:table-row table:style-name="Table63.1">
          <table:table-cell table:style-name="Table63.A2" office:value-type="string">
            <text:p text:style-name="P17"><text:span text:style-name="Source_20_Text">HOME</text:span></text:p>
          </table:table-cell>
          <table:table-cell table:style-name="Table63.A2" office:value-type="string">
            <text:p text:style-name="P10"><text:span text:style-name="Source_20_Text">0x80</text:span></text:p>
          </table:table-cell>
        </table:table-row>
        <table:table-row table:style-name="Table63.1">
          <table:table-cell table:style-name="Table63.A2" office:value-type="string">
            <text:p text:style-name="P17"><text:span text:style-name="Source_20_Text">INS</text:span></text:p>
          </table:table-cell>
          <table:table-cell table:style-name="Table63.A2" office:value-type="string">
            <text:p text:style-name="P10"><text:span text:style-name="Source_20_Text">0x81</text:span></text:p>
          </table:table-cell>
        </table:table-row>
        <table:table-row table:style-name="Table63.1">
          <table:table-cell table:style-name="Table63.A2" office:value-type="string">
            <text:p text:style-name="P17"><text:span text:style-name="Source_20_Text">DELETE</text:span></text:p>
          </table:table-cell>
          <table:table-cell table:style-name="Table63.A2" office:value-type="string">
            <text:p text:style-name="P10"><text:span text:style-name="Source_20_Text">0x82</text:span></text:p>
          </table:table-cell>
        </table:table-row>
        <table:table-row table:style-name="Table63.1">
          <table:table-cell table:style-name="Table63.A2" office:value-type="string">
            <text:p text:style-name="P17"><text:span text:style-name="Source_20_Text">END</text:span></text:p>
          </table:table-cell>
          <table:table-cell table:style-name="Table63.A2" office:value-type="string">
            <text:p text:style-name="P22"><text:span text:style-name="Source_20_Text">0x83</text:span></text:p>
          </table:table-cell>
        </table:table-row>
        <table:table-row table:style-name="Table63.1">
          <table:table-cell table:style-name="Table63.A2" office:value-type="string">
            <text:p text:style-name="P17"><text:span text:style-name="Source_20_Text">PAGE UP</text:span></text:p>
          </table:table-cell>
          <table:table-cell table:style-name="Table63.A2" office:value-type="string">
            <text:p text:style-name="P22"><text:span text:style-name="Source_20_Text">0x84</text:span></text:p>
          </table:table-cell>
        </table:table-row>
        <table:table-row table:style-name="Table63.1">
          <table:table-cell table:style-name="Table63.A2" office:value-type="string">
            <text:p text:style-name="P17"><text:span text:style-name="Source_20_Text">PAGE DOWN</text:span></text:p>
          </table:table-cell>
          <table:table-cell table:style-name="Table63.A2" office:value-type="string">
            <text:p text:style-name="P22"><text:span text:style-name="Source_20_Text">0x85</text:span></text:p>
          </table:table-cell>
        </table:table-row>
        <table:table-row table:style-name="Table63.1">
          <table:table-cell table:style-name="Table63.A2" office:value-type="string">
            <text:p text:style-name="P17"><text:span text:style-name="Source_20_Text">F1</text:span></text:p>
          </table:table-cell>
          <table:table-cell table:style-name="Table63.A2" office:value-type="string">
            <text:p text:style-name="P10"><text:span text:style-name="Source_20_Text">0x8A</text:span></text:p>
          </table:table-cell>
        </table:table-row>
        <table:table-row table:style-name="Table63.1">
          <table:table-cell table:style-name="Table63.A2" office:value-type="string">
            <text:p text:style-name="P17"><text:span text:style-name="Source_20_Text">F2</text:span></text:p>
          </table:table-cell>
          <table:table-cell table:style-name="Table63.A2" office:value-type="string">
            <text:p text:style-name="P22"><text:span text:style-name="Source_20_Text">0x8B</text:span></text:p>
          </table:table-cell>
        </table:table-row>
        <table:table-row table:style-name="Table63.1">
          <table:table-cell table:style-name="Table63.A2" office:value-type="string">
            <text:p text:style-name="P17"><text:span text:style-name="Source_20_Text">F3</text:span></text:p>
          </table:table-cell>
          <table:table-cell table:style-name="Table63.A2" office:value-type="string">
            <text:p text:style-name="P10"><text:span text:style-name="Source_20_Text">0x8C</text:span></text:p>
          </table:table-cell>
        </table:table-row>
        <table:table-row table:style-name="Table63.1">
          <table:table-cell table:style-name="Table63.A2" office:value-type="string">
            <text:p text:style-name="P17"><text:span text:style-name="Source_20_Text">F4</text:span></text:p>
          </table:table-cell>
          <table:table-cell table:style-name="Table63.A2" office:value-type="string">
            <text:p text:style-name="P22"><text:span text:style-name="Source_20_Text">0x8D</text:span></text:p>
          </table:table-cell>
        </table:table-row>
        <table:table-row table:style-name="Table63.1">
          <table:table-cell table:style-name="Table63.A2" office:value-type="string">
            <text:p text:style-name="P17"><text:span text:style-name="Source_20_Text">F5</text:span></text:p>
          </table:table-cell>
          <table:table-cell table:style-name="Table63.A2" office:value-type="string">
            <text:p text:style-name="P10"><text:span text:style-name="Source_20_Text">0x8E</text:span></text:p>
          </table:table-cell>
        </table:table-row>
        <table:table-row table:style-name="Table63.1">
          <table:table-cell table:style-name="Table63.A2" office:value-type="string">
            <text:p text:style-name="P17"><text:span text:style-name="Source_20_Text">F6</text:span></text:p>
          </table:table-cell>
          <table:table-cell table:style-name="Table63.A2" office:value-type="string">
            <text:p text:style-name="P22"><text:span text:style-name="Source_20_Text">0x8F</text:span></text:p>
          </table:table-cell>
        </table:table-row>
        <table:table-row table:style-name="Table63.1">
          <table:table-cell table:style-name="Table63.A2" office:value-type="string">
            <text:p text:style-name="P17"><text:span text:style-name="Source_20_Text">F7</text:span></text:p>
          </table:table-cell>
          <table:table-cell table:style-name="Table63.A2" office:value-type="string">
            <text:p text:style-name="P22"><text:span text:style-name="Source_20_Text">0x90</text:span></text:p>
          </table:table-cell>
        </table:table-row>
        <table:table-row table:style-name="Table63.1">
          <table:table-cell table:style-name="Table63.A2" office:value-type="string">
            <text:p text:style-name="P17"><text:span text:style-name="Source_20_Text">F8</text:span></text:p>
          </table:table-cell>
          <table:table-cell table:style-name="Table63.A2" office:value-type="string">
            <text:p text:style-name="P10"><text:span text:style-name="Source_20_Text">0x91</text:span></text:p>
          </table:table-cell>
        </table:table-row>
        <table:table-row table:style-name="Table63.1">
          <table:table-cell table:style-name="Table63.A2" office:value-type="string">
            <text:p text:style-name="P17"><text:span text:style-name="Source_20_Text">F9</text:span></text:p>
          </table:table-cell>
          <table:table-cell table:style-name="Table63.A2" office:value-type="string">
            <text:p text:style-name="P22"><text:span text:style-name="Source_20_Text">0x92</text:span></text:p>
          </table:table-cell>
        </table:table-row>
        <table:table-row table:style-name="Table63.1">
          <table:table-cell table:style-name="Table63.A2" office:value-type="string">
            <text:p text:style-name="P17"><text:span text:style-name="Source_20_Text">F10</text:span></text:p>
          </table:table-cell>
          <table:table-cell table:style-name="Table63.A2" office:value-type="string">
            <text:p text:style-name="P22"><text:span text:style-name="Source_20_Text">0x93</text:span></text:p>
          </table:table-cell>
        </table:table-row>
        <table:table-row table:style-name="Table63.1">
          <table:table-cell table:style-name="Table63.A2" office:value-type="string">
            <text:p text:style-name="P17"><text:span text:style-name="Source_20_Text">F11</text:span></text:p>
          </table:table-cell>
          <table:table-cell table:style-name="Table63.A2" office:value-type="string">
            <text:p text:style-name="P10"><text:span text:style-name="Source_20_Text">0x94</text:span></text:p>
          </table:table-cell>
        </table:table-row>
        <table:table-row table:style-name="Table63.1">
          <table:table-cell table:style-name="Table63.A23" office:value-type="string">
            <text:p text:style-name="P17"><text:span text:style-name="Source_20_Text">F12</text:span></text:p>
          </table:table-cell>
          <table:table-cell table:style-name="Table63.A23" office:value-type="string">
            <text:p text:style-name="P10"><text:span text:style-name="Source_20_Text">0x95</text:span></text:p>
          </table:table-cell>
        </table:table-row>
      </table:table>
      <text:h text:style-name="P230" text:outline-level="2"><text:bookmark-start text:name="__RefHeading___Toc12426_3791595305"/>File Loaders<text:bookmark-end text:name="__RefHeading___Toc12426_3791595305"/></text:h>
      <text:p text:style-name="P186">Out of the box, Foenix/MCP supports only two simple file formats <text:span text:style-name="T79">executables</text:span>: PGX, PGZ, <text:span text:style-name="T125">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186"><text:soft-page-break/>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187">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187">Once it has finished loading the file, if it had determined that the file is executable and knows the starting address, it should store that at the location provided by the start pointer.</text:p>
      <text:p text:style-name="P187">Finally, if all was successful, it should return a 0 to indicate success. Otherwise, it should return an appropriate error number.</text:p>
      <text:p text:style-name="P183">Example:</text:p>
      <text:p text:style-name="P183"><text:line-break/>short fsys_pgz_loader(short chan, long destination, long * start) {</text:p>
      <text:p text:style-name="P184">…</text:p>
      <text:p text:style-name="P184">*<text:span text:style-name="T109">start = start_address;</text:span></text:p>
      <text:p text:style-name="P184">return 0;</text:p>
      <text:p text:style-name="P185">}</text:p>
      <text:h text:style-name="Heading_20_1" text:outline-level="1"><text:bookmark-start text:name="__RefHeading___Toc12921_1000302617"/>Appendix<text:bookmark-end text:name="__RefHeading___Toc12921_1000302617"/></text:h>
      <text:h text:style-name="P231" text:outline-level="2"><text:bookmark-start text:name="__RefHeading___Toc12912_1000302617"/>Console IOCTRL Commands<text:bookmark-end text:name="__RefHeading___Toc12912_1000302617"/></text:h>
      <text:p text:style-name="P213">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Table_20_Heading">Number</text:p>
          </table:table-cell>
          <table:table-cell table:style-name="Table70.A1" office:value-type="string">
            <text:p text:style-name="Table_20_Heading">Name</text:p>
          </table:table-cell>
          <table:table-cell table:style-name="Table70.A1" office:value-type="string">
            <text:p text:style-name="Table_20_Heading">Purpose</text:p>
          </table:table-cell>
        </table:table-row>
        <table:table-row table:style-name="Table70.1">
          <table:table-cell table:style-name="Table70.A2" office:value-type="string">
            <text:p text:style-name="Preformatted_20_Text">1</text:p>
          </table:table-cell>
          <table:table-cell table:style-name="Table70.A2" office:value-type="string">
            <text:p text:style-name="Preformatted_20_Text">CON_IOCTRL_ANSI_ON</text:p>
          </table:table-cell>
          <table:table-cell table:style-name="Table70.A2" office:value-type="string">
            <text:p text:style-name="Standard">Turn on <text:span text:style-name="T126">ANSI escape sequence processing for all data written to the console screen. (Set by default on reset.)</text:span></text:p>
          </table:table-cell>
        </table:table-row>
        <table:table-row table:style-name="Table70.1">
          <table:table-cell table:style-name="Table70.A2" office:value-type="string">
            <text:p text:style-name="Preformatted_20_Text">2</text:p>
          </table:table-cell>
          <table:table-cell table:style-name="Table70.A2" office:value-type="string">
            <text:p text:style-name="Preformatted_20_Text">CON_IOCTRL_ANSI_OFF</text:p>
          </table:table-cell>
          <table:table-cell table:style-name="Table70.A2" office:value-type="string">
            <text:p text:style-name="Standard">Turn o<text:span text:style-name="T126">ff</text:span> <text:span text:style-name="T126">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reformatted_20_Text">3</text:p>
          </table:table-cell>
          <table:table-cell table:style-name="Table70.A2" office:value-type="string">
            <text:p text:style-name="Preformatted_20_Text">CON_IOCTRL_ECHO_ON</text:p>
          </table:table-cell>
          <table:table-cell table:style-name="Table70.A2" office:value-type="string">
            <text:p text:style-name="P212">Turn on character echoing for <text:span text:style-name="Source_20_Text">sys_chan_read_b</text:span> (set by default on reset).</text:p>
          </table:table-cell>
        </table:table-row>
        <table:table-row table:style-name="Table70.1">
          <table:table-cell table:style-name="Table70.A2" office:value-type="string">
            <text:p text:style-name="Preformatted_20_Text">4</text:p>
          </table:table-cell>
          <table:table-cell table:style-name="Table70.A2" office:value-type="string">
            <text:p text:style-name="Preformatted_20_Text">CON_IOCTRL_ECHO_OFF</text:p>
          </table:table-cell>
          <table:table-cell table:style-name="Table70.A2" office:value-type="string">
            <text:p text:style-name="P212">Turn off character echoing for <text:span text:style-name="Source_20_Text">sys_chan_read_b</text:span>.</text:p>
          </table:table-cell>
        </table:table-row>
        <table:table-row table:style-name="Table70.1">
          <table:table-cell table:style-name="Table70.A6" office:value-type="string">
            <text:p text:style-name="Preformatted_20_Text">5</text:p>
          </table:table-cell>
          <table:table-cell table:style-name="Table70.A6" office:value-type="string">
            <text:p text:style-name="Preformatted_20_Text">CON_IOCTRL_BREAK</text:p>
          </table:table-cell>
          <table:table-cell table:style-name="Table70.A6" office:value-type="string">
            <text:p text:style-name="P212">Check to see if the user has pressed the BREAK key sequence. <text:s/><text:span text:style-name="Source_20_Text">sys_chan_ioctrl</text:span> will return if the BREAK key was pressed, and 0 if not<text:span text:style-name="Source_20_Text">.</text:span></text:p>
          </table:table-cell>
        </table:table-row>
      </table:table>
      <text:p text:style-name="P213"/>
      <text:h text:style-name="P232" text:outline-level="2"><text:bookmark-start text:name="__RefHeading___Toc12428_3791595305"/><text:soft-page-break/>ANSI Terminal Codes<text:bookmark-end text:name="__RefHeading___Toc12428_3791595305"/></text:h>
      <text:p text:style-name="P182">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195"/>
      <text:p text:style-name="P195">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195"/>
      <text:p text:style-name="P196"><text:span text:style-name="T97">NOTE:</text:span> If the program does not want the console to interpret ANSI codes, this feature can be turned off by calling <text:span text:style-name="Source_20_Text">sys_chan_ioctrl</text:span> <text:span text:style-name="T79">on the console channel to be changed. A command of </text:span><text:span text:style-name="T80">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06">key presses, the following escape codes are </text:span><text:span text:style-name="T82">sent to the calling program</text:span><text:span text:style-name="T83">, when one of the </text:span><text:span text:style-name="Source_20_Text"><text:span text:style-name="T108">sys_chan_read</text:span></text:span><text:span text:style-name="T83">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ext:soft-page-break/>
        <table:table-row table:style-name="Table58.1">
          <table:table-cell table:style-name="Table58.A2" office:value-type="string">
            <text:p text:style-name="P16">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16">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16">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16">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16">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16">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16">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16">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16">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16">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16">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16">F1</text:p>
          </table:table-cell>
          <table:table-cell table:style-name="Table58.A2" office:value-type="string">
            <text:p text:style-name="Preformatted_20_Text">ESC [ # <text:span text:style-name="T107">11</text:span> ~</text:p>
          </table:table-cell>
        </table:table-row>
        <table:table-row table:style-name="Table58.1">
          <table:table-cell table:style-name="Table58.A2" office:value-type="string">
            <text:p text:style-name="P16">F2</text:p>
          </table:table-cell>
          <table:table-cell table:style-name="Table58.A2" office:value-type="string">
            <text:p text:style-name="Preformatted_20_Text">ESC [ # <text:span text:style-name="T107">12</text:span> ~</text:p>
          </table:table-cell>
        </table:table-row>
        <table:table-row table:style-name="Table58.1">
          <table:table-cell table:style-name="Table58.A2" office:value-type="string">
            <text:p text:style-name="P16">F3</text:p>
          </table:table-cell>
          <table:table-cell table:style-name="Table58.A2" office:value-type="string">
            <text:p text:style-name="Preformatted_20_Text">ESC [ # <text:span text:style-name="T107">13</text:span> ~</text:p>
          </table:table-cell>
        </table:table-row>
        <table:table-row table:style-name="Table58.1">
          <table:table-cell table:style-name="Table58.A2" office:value-type="string">
            <text:p text:style-name="P16">F4</text:p>
          </table:table-cell>
          <table:table-cell table:style-name="Table58.A2" office:value-type="string">
            <text:p text:style-name="Preformatted_20_Text">ESC [ # <text:span text:style-name="T107">14</text:span> ~</text:p>
          </table:table-cell>
        </table:table-row>
        <table:table-row table:style-name="Table58.1">
          <table:table-cell table:style-name="Table58.A2" office:value-type="string">
            <text:p text:style-name="P16">F5</text:p>
          </table:table-cell>
          <table:table-cell table:style-name="Table58.A2" office:value-type="string">
            <text:p text:style-name="Preformatted_20_Text">ESC [ # <text:span text:style-name="T107">15</text:span> ~</text:p>
          </table:table-cell>
        </table:table-row>
        <table:table-row table:style-name="Table58.1">
          <table:table-cell table:style-name="Table58.A2" office:value-type="string">
            <text:p text:style-name="P16">F6</text:p>
          </table:table-cell>
          <table:table-cell table:style-name="Table58.A2" office:value-type="string">
            <text:p text:style-name="Preformatted_20_Text">ESC [ # <text:span text:style-name="T107">17</text:span> ~</text:p>
          </table:table-cell>
        </table:table-row>
        <table:table-row table:style-name="Table58.1">
          <table:table-cell table:style-name="Table58.A2" office:value-type="string">
            <text:p text:style-name="P16">F7</text:p>
          </table:table-cell>
          <table:table-cell table:style-name="Table58.A2" office:value-type="string">
            <text:p text:style-name="Preformatted_20_Text">ESC [ # <text:span text:style-name="T107">18</text:span> ~</text:p>
          </table:table-cell>
        </table:table-row>
        <table:table-row table:style-name="Table58.1">
          <table:table-cell table:style-name="Table58.A2" office:value-type="string">
            <text:p text:style-name="P16">F8</text:p>
          </table:table-cell>
          <table:table-cell table:style-name="Table58.A2" office:value-type="string">
            <text:p text:style-name="Preformatted_20_Text">ESC [ # <text:span text:style-name="T107">19</text:span> ~</text:p>
          </table:table-cell>
        </table:table-row>
        <table:table-row table:style-name="Table58.1">
          <table:table-cell table:style-name="Table58.A2" office:value-type="string">
            <text:p text:style-name="P16">F9</text:p>
          </table:table-cell>
          <table:table-cell table:style-name="Table58.A2" office:value-type="string">
            <text:p text:style-name="Preformatted_20_Text">ESC [ # <text:span text:style-name="T107">20</text:span> ~</text:p>
          </table:table-cell>
        </table:table-row>
        <table:table-row table:style-name="Table58.1">
          <table:table-cell table:style-name="Table58.A2" office:value-type="string">
            <text:p text:style-name="P16">F10</text:p>
          </table:table-cell>
          <table:table-cell table:style-name="Table58.A2" office:value-type="string">
            <text:p text:style-name="Preformatted_20_Text">ESC [ # <text:span text:style-name="T107">21</text:span> ~</text:p>
          </table:table-cell>
        </table:table-row>
        <table:table-row table:style-name="Table58.1">
          <table:table-cell table:style-name="Table58.A2" office:value-type="string">
            <text:p text:style-name="P16">F11</text:p>
          </table:table-cell>
          <table:table-cell table:style-name="Table58.A2" office:value-type="string">
            <text:p text:style-name="Preformatted_20_Text">ESC [ # <text:span text:style-name="T107">23</text:span> ~</text:p>
          </table:table-cell>
        </table:table-row>
        <table:table-row table:style-name="Table58.1">
          <table:table-cell table:style-name="Table58.A24" office:value-type="string">
            <text:p text:style-name="P16">F12</text:p>
          </table:table-cell>
          <table:table-cell table:style-name="Table58.A24" office:value-type="string">
            <text:p text:style-name="Preformatted_20_Text">ESC [ # <text:span text:style-name="T107">24</text:span> ~</text:p>
          </table:table-cell>
        </table:table-row>
      </table:table>
      <text:p text:style-name="Standard"/>
      <text:p text:style-name="P26">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text:bookmark-start text:name="__RefHeading___Toc12430_3791595305"/>Keyboard Scan Codes<text:bookmark-end text:name="__RefHeading___Toc12430_3791595305"/></text:h>
      <text:p text:style-name="P182">Foenix/MCP uses the same Foenix scan codes that the original 65816 Foenix kernel used. These scan codes are derived from the standard “set 1” scan codes with modifications to get the scan codes to fit within a single byte. The base scan codes <text:span text:style-name="T79">for a US QWERTY keyboard are listed below.</text:span></text:p>
      <text:p text:style-name="P56">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56">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ext:soft-page-break/>
        <table:table-row table:style-name="Table53.1">
          <table:table-cell table:style-name="Table53.A1" office:value-type="string">
            <text:p text:style-name="P179"/>
          </table:table-cell>
          <table:table-cell table:style-name="Table53.A1" office:value-type="string">
            <text:p text:style-name="P179">0_</text:p>
          </table:table-cell>
          <table:table-cell table:style-name="Table53.A1" office:value-type="string">
            <text:p text:style-name="P179">1_</text:p>
          </table:table-cell>
          <table:table-cell table:style-name="Table53.A1" office:value-type="string">
            <text:p text:style-name="P179">2_</text:p>
          </table:table-cell>
          <table:table-cell table:style-name="Table53.A1" office:value-type="string">
            <text:p text:style-name="P179">3_</text:p>
          </table:table-cell>
          <table:table-cell table:style-name="Table53.A1" office:value-type="string">
            <text:p text:style-name="P179">4_</text:p>
          </table:table-cell>
          <table:table-cell table:style-name="Table53.A1" office:value-type="string">
            <text:p text:style-name="P179">5_</text:p>
          </table:table-cell>
          <table:table-cell table:style-name="Table53.A1" office:value-type="string">
            <text:p text:style-name="P179">6_</text:p>
          </table:table-cell>
          <table:table-cell table:style-name="Table53.I1" office:value-type="string">
            <text:p text:style-name="P179">7_</text:p>
          </table:table-cell>
        </table:table-row>
        <table:table-row table:style-name="Table53.1">
          <table:table-cell table:style-name="Table53.A2" office:value-type="string">
            <text:p text:style-name="P179">_<text:span text:style-name="T98">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178">KP2</text:p>
          </table:table-cell>
          <table:table-cell table:style-name="Table53.A2" office:value-type="string">
            <text:p text:style-name="P178">PRSCRN</text:p>
          </table:table-cell>
          <table:table-cell table:style-name="Table53.I2">
            <text:p text:style-name="Preformatted_20_Text"/>
          </table:table-cell>
        </table:table-row>
        <table:table-row table:style-name="Table53.1">
          <table:table-cell table:style-name="Table53.A2" office:value-type="string">
            <text:p text:style-name="P179">_<text:span text:style-name="T98">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178">KP3</text:p>
          </table:table-cell>
          <table:table-cell table:style-name="Table53.A2" office:value-type="string">
            <text:p text:style-name="P178">PAUSE</text:p>
          </table:table-cell>
          <table:table-cell table:style-name="Table53.I2">
            <text:p text:style-name="Preformatted_20_Text"/>
          </table:table-cell>
        </table:table-row>
        <table:table-row table:style-name="Table53.1">
          <table:table-cell table:style-name="Table53.A2" office:value-type="string">
            <text:p text:style-name="P179">_<text:span text:style-name="T98">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178">KP0</text:p>
          </table:table-cell>
          <table:table-cell table:style-name="Table53.A2" office:value-type="string">
            <text:p text:style-name="P178">INS</text:p>
          </table:table-cell>
          <table:table-cell table:style-name="Table53.I2">
            <text:p text:style-name="Preformatted_20_Text"/>
          </table:table-cell>
        </table:table-row>
        <table:table-row table:style-name="Table53.1">
          <table:table-cell table:style-name="Table53.A2" office:value-type="string">
            <text:p text:style-name="P179">_<text:span text:style-name="T98">3</text:span></text:p>
          </table:table-cell>
          <table:table-cell table:style-name="Table53.A2" office:value-type="string">
            <text:p text:style-name="Preformatted_20_Text"><text:span text:style-name="T100">@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178">F9</text:p>
          </table:table-cell>
          <table:table-cell table:style-name="Table53.A2" office:value-type="string">
            <text:p text:style-name="P178">KP.</text:p>
          </table:table-cell>
          <table:table-cell table:style-name="Table53.A2" office:value-type="string">
            <text:p text:style-name="P178">HOME</text:p>
          </table:table-cell>
          <table:table-cell table:style-name="Table53.I2">
            <text:p text:style-name="Preformatted_20_Text"/>
          </table:table-cell>
        </table:table-row>
        <table:table-row table:style-name="Table53.1">
          <table:table-cell table:style-name="Table53.A2" office:value-type="string">
            <text:p text:style-name="P179">_<text:span text:style-name="T98">4</text:span></text:p>
          </table:table-cell>
          <table:table-cell table:style-name="Table53.A2" office:value-type="string">
            <text:p text:style-name="Preformatted_20_Text"><text:span text:style-name="T100">#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178">F10</text:p>
          </table:table-cell>
          <table:table-cell table:style-name="Table53.A2" office:value-type="string">
            <text:p text:style-name="Preformatted_20_Text">MONITOR</text:p>
          </table:table-cell>
          <table:table-cell table:style-name="Table53.A2" office:value-type="string">
            <text:p text:style-name="P178">PGUP</text:p>
          </table:table-cell>
          <table:table-cell table:style-name="Table53.I2">
            <text:p text:style-name="Preformatted_20_Text"/>
          </table:table-cell>
        </table:table-row>
        <table:table-row table:style-name="Table53.1">
          <table:table-cell table:style-name="Table53.A2" office:value-type="string">
            <text:p text:style-name="P179">_<text:span text:style-name="T98">5</text:span></text:p>
          </table:table-cell>
          <table:table-cell table:style-name="Table53.A2" office:value-type="string">
            <text:p text:style-name="Preformatted_20_Text"><text:span text:style-name="T100">$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178">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179">_<text:span text:style-name="T98">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181">SCRLOCK</text:p>
          </table:table-cell>
          <table:table-cell table:style-name="Table53.A2" office:value-type="string">
            <text:p text:style-name="Preformatted_20_Text">HELP</text:p>
          </table:table-cell>
          <table:table-cell table:style-name="Table53.A2" office:value-type="string">
            <text:p text:style-name="P181">END</text:p>
          </table:table-cell>
          <table:table-cell table:style-name="Table53.I2">
            <text:p text:style-name="Preformatted_20_Text"/>
          </table:table-cell>
        </table:table-row>
        <table:table-row table:style-name="Table53.1">
          <table:table-cell table:style-name="Table53.A2" office:value-type="string">
            <text:p text:style-name="P179">_<text:span text:style-name="T98">7</text:span></text:p>
          </table:table-cell>
          <table:table-cell table:style-name="Table53.A2" office:value-type="string">
            <text:p text:style-name="Preformatted_20_Text"><text:span text:style-name="T100">^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178">KP*</text:p>
          </table:table-cell>
          <table:table-cell table:style-name="Table53.A2" office:value-type="string">
            <text:p text:style-name="P178">KP7</text:p>
          </table:table-cell>
          <table:table-cell table:style-name="Table53.A2" office:value-type="string">
            <text:p text:style-name="P178">F11</text:p>
          </table:table-cell>
          <table:table-cell table:style-name="Table53.A2" office:value-type="string">
            <text:p text:style-name="P181">PGDN</text:p>
          </table:table-cell>
          <table:table-cell table:style-name="Table53.I2">
            <text:p text:style-name="Preformatted_20_Text"/>
          </table:table-cell>
        </table:table-row>
        <table:table-row table:style-name="Table53.1">
          <table:table-cell table:style-name="Table53.A2" office:value-type="string">
            <text:p text:style-name="P179">_<text:span text:style-name="T98">8</text:span></text:p>
          </table:table-cell>
          <table:table-cell table:style-name="Table53.A2" office:value-type="string">
            <text:p text:style-name="Preformatted_20_Text"><text:span text:style-name="T100">&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178">KP8</text:p>
          </table:table-cell>
          <table:table-cell table:style-name="Table53.A2" office:value-type="string">
            <text:p text:style-name="P178">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179">_<text:span text:style-name="T98">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178">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179">_<text:span text:style-name="T98">A</text:span></text:p>
          </table:table-cell>
          <table:table-cell table:style-name="Table53.A2" office:value-type="string">
            <text:p text:style-name="Preformatted_20_Text"><text:span text:style-name="T100">( </text:span>9</text:p>
          </table:table-cell>
          <table:table-cell table:style-name="Table53.A2" office:value-type="string">
            <text:p text:style-name="Preformatted_20_Text"><text:span text:style-name="T100">{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178">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179">_B</text:p>
          </table:table-cell>
          <table:table-cell table:style-name="Table53.A2" office:value-type="string">
            <text:p text:style-name="Preformatted_20_Text"><text:span text:style-name="T100">) </text:span>0</text:p>
          </table:table-cell>
          <table:table-cell table:style-name="Table53.A2" office:value-type="string">
            <text:p text:style-name="Preformatted_20_Text"><text:span text:style-name="T100">}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178">KP4</text:p>
          </table:table-cell>
          <table:table-cell table:style-name="Table53.A2" office:value-type="string">
            <text:p text:style-name="Preformatted_20_Text">LFNX/<text:span text:style-name="T95">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179">_<text:span text:style-name="T98">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178">KP5</text:p>
          </table:table-cell>
          <table:table-cell table:style-name="Table53.A2" office:value-type="string">
            <text:p text:style-name="Preformatted_20_Text">RALT</text:p>
          </table:table-cell>
          <table:table-cell table:style-name="Table53.A2" office:value-type="string">
            <text:p text:style-name="P181">KP/</text:p>
          </table:table-cell>
          <table:table-cell table:style-name="Table53.I2">
            <text:p text:style-name="Preformatted_20_Text"/>
          </table:table-cell>
        </table:table-row>
        <table:table-row table:style-name="Table53.1">
          <table:table-cell table:style-name="Table53.A2" office:value-type="string">
            <text:p text:style-name="P179">_D</text:p>
          </table:table-cell>
          <table:table-cell table:style-name="Table53.A2" office:value-type="string">
            <text:p text:style-name="Preformatted_20_Text">+ =</text:p>
          </table:table-cell>
          <table:table-cell table:style-name="Table53.A2" office:value-type="string">
            <text:p text:style-name="P178">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178">KP6</text:p>
          </table:table-cell>
          <table:table-cell table:style-name="Table53.A2" office:value-type="string">
            <text:p text:style-name="Preformatted_20_Text">RFNX/<text:span text:style-name="T99">MEN</text:span></text:p>
          </table:table-cell>
          <table:table-cell table:style-name="Table53.A2" office:value-type="string">
            <text:p text:style-name="P178">KPENTER</text:p>
          </table:table-cell>
          <table:table-cell table:style-name="Table53.I2">
            <text:p text:style-name="Preformatted_20_Text"/>
          </table:table-cell>
        </table:table-row>
        <table:table-row table:style-name="Table53.1">
          <table:table-cell table:style-name="Table53.A2" office:value-type="string">
            <text:p text:style-name="P179">_E</text:p>
          </table:table-cell>
          <table:table-cell table:style-name="Table53.A2" office:value-type="string">
            <text:p text:style-name="P180">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178">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179">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178">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71">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71">Year (0 – 9999)</text:span></text:span></text:p>
      <text:p text:style-name="Preformatted_20_Text"><text:span text:style-name="Source_20_Text"><text:s text:c="4"/>short month; <text:s text:c="5"/>// </text:span><text:span text:style-name="Source_20_Text"><text:span text:style-name="T71">Month (1 = January through 12 = December)</text:span></text:span></text:p>
      <text:p text:style-name="Preformatted_20_Text"><text:span text:style-name="Source_20_Text"><text:s text:c="4"/>short day; <text:s text:c="7"/>// </text:span><text:span text:style-name="Source_20_Text"><text:span text:style-name="T71">Day of month (1 - 31)</text:span></text:span></text:p>
      <text:p text:style-name="Preformatted_20_Text"><text:span text:style-name="Source_20_Text"><text:s text:c="4"/>short hour; <text:s text:c="6"/>// </text:span><text:span text:style-name="Source_20_Text"><text:span text:style-name="T71">Hour (0 – 12 / 23)</text:span></text:span></text:p>
      <text:p text:style-name="Preformatted_20_Text"><text:span text:style-name="Source_20_Text"><text:s text:c="4"/>short minute; <text:s text:c="4"/>// </text:span><text:span text:style-name="Source_20_Text"><text:span text:style-name="T71">Minute (0 - 59)</text:span></text:span></text:p>
      <text:p text:style-name="Preformatted_20_Text"><text:span text:style-name="Source_20_Text"><text:s text:c="4"/>short second; <text:s text:c="4"/>// </text:span><text:span text:style-name="Source_20_Text"><text:span text:style-name="T71">Seconds (0 - 59)</text:span></text:span></text:p>
      <text:p text:style-name="Preformatted_20_Text"><text:span text:style-name="Source_20_Text"><text:s text:c="4"/>short is_pm;<text:tab/> <text:s text:c="3"/>// </text:span><text:span text:style-name="Source_20_Text"><text:span text:style-name="T71">For 12-hour clock, 1 = PM</text:span></text:span></text:p>
      <text:p text:style-name="Preformatted_20_Text"><text:span text:style-name="Source_20_Text"><text:s text:c="4"/>short is_24hours; // </text:span><text:span text:style-name="Source_20_Text"><text:span text:style-name="T71">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75">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75">Size of the file in bytes</text:span></text:span></text:p>
      <text:p text:style-name="Preformatted_20_Text"><text:span text:style-name="Source_20_Text"><text:s text:c="4"/>unsigned short date; <text:s text:c="5"/>// </text:span><text:span text:style-name="Source_20_Text"><text:span text:style-name="T75">Creation date</text:span></text:span></text:p>
      <text:p text:style-name="Preformatted_20_Text"><text:span text:style-name="Source_20_Text"><text:s text:c="4"/>unsigned short time; <text:s text:c="5"/>// </text:span><text:span text:style-name="Source_20_Text"><text:span text:style-name="T75">Creation time</text:span></text:span></text:p>
      <text:p text:style-name="Preformatted_20_Text"><text:span text:style-name="Source_20_Text"><text:s text:c="4"/>unsigned char attributes; // </text:span><text:span text:style-name="Source_20_Text"><text:span text:style-name="T75">Attribute bits</text:span></text:span></text:p>
      <text:p text:style-name="Preformatted_20_Text"><text:span text:style-name="Source_20_Text"><text:s text:c="4"/>char name[MAX_PATH_LEN]; <text:s/>// </text:span><text:span text:style-name="Source_20_Text"><text:span text:style-name="T75">Name of the file (256 bytes)</text:span></text:span></text:p>
      <text:p text:style-name="Preformatted_20_Text"><text:span text:style-name="Source_20_Text">}</text:span></text:p>
      <text:p text:style-name="Standard"/>
      <text:p text:style-name="P132"><text:soft-page-break/>File attribute bits:</text:p>
      <table:table table:name="Table39" table:style-name="Table39">
        <table:table-column table:style-name="Table39.A"/>
        <table:table-column table:style-name="Table39.B"/>
        <table:table-row table:style-name="TableLine2073243451744">
          <table:table-cell table:style-name="Table39.A1" office:value-type="string">
            <text:p text:style-name="P133">0x01</text:p>
          </table:table-cell>
          <table:table-cell table:style-name="Table39.B1" office:value-type="string">
            <text:p text:style-name="P133">Read only</text:p>
          </table:table-cell>
        </table:table-row>
        <table:table-row table:style-name="TableLine2073243462352">
          <table:table-cell table:style-name="Table39.A2" office:value-type="string">
            <text:p text:style-name="P133">0x02</text:p>
          </table:table-cell>
          <table:table-cell table:style-name="Table39.B2" office:value-type="string">
            <text:p text:style-name="P133">Hidden file</text:p>
          </table:table-cell>
        </table:table-row>
        <table:table-row table:style-name="TableLine2073243453648">
          <table:table-cell table:style-name="Table39.A2" office:value-type="string">
            <text:p text:style-name="P133">0x04</text:p>
          </table:table-cell>
          <table:table-cell table:style-name="Table39.B2" office:value-type="string">
            <text:p text:style-name="P133">System file</text:p>
          </table:table-cell>
        </table:table-row>
        <table:table-row table:style-name="TableLine2073243454464">
          <table:table-cell table:style-name="Table39.A2" office:value-type="string">
            <text:p text:style-name="P133">0x10</text:p>
          </table:table-cell>
          <table:table-cell table:style-name="Table39.B2" office:value-type="string">
            <text:p text:style-name="P133">Directory</text:p>
          </table:table-cell>
        </table:table-row>
        <table:table-row table:style-name="TableLine2073243455008">
          <table:table-cell table:style-name="Table39.A2" office:value-type="string">
            <text:p text:style-name="P133">0x20</text:p>
          </table:table-cell>
          <table:table-cell table:style-name="Table39.B2" office:value-type="string">
            <text:p text:style-name="P133">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typedef struct s_sys_info {</text:p>
      <text:p text:style-name="Preformatted_20_Text"><text:s text:c="4"/>unsigned short mcp_version; <text:s text:c="4"/>/* Current version of the MCP kernel */</text:p>
      <text:p text:style-name="Preformatted_20_Text"><text:s text:c="4"/>unsigned short mcp_rev; <text:s text:c="8"/>/* Current revision of the MCP kernel */</text:p>
      <text:p text:style-name="Preformatted_20_Text"><text:s text:c="4"/>unsigned short mcp_build; <text:s text:c="6"/>/* Current vuild # of the MCP kernel */</text:p>
      <text:p text:style-name="Preformatted_20_Text"><text:s text:c="4"/>unsigned short model; <text:s text:c="10"/>/* Code to say what model of machine this is */</text:p>
      <text:p text:style-name="Preformatted_20_Text"><text:s text:c="4"/>const char * model_name; <text:s text:c="7"/>/* Human readable name of the model */</text:p>
      <text:p text:style-name="Preformatted_20_Text"><text:s text:c="4"/>unsigned short cpu; <text:s text:c="12"/>/* Code to say which CPU is running */</text:p>
      <text:p text:style-name="Preformatted_20_Text"><text:s text:c="4"/>const char * cpu_name; <text:s text:c="9"/>/* Human readable name for the CPU */</text:p>
      <text:p text:style-name="Preformatted_20_Text"><text:s text:c="4"/>unsigned long fpga_date; <text:s text:c="7"/>/* BCD date of the FPGA built: YYYYMMDD */</text:p>
      <text:p text:style-name="Preformatted_20_Text"><text:s text:c="4"/>char pcb_version[4]; <text:s text:c="11"/>/* PCB version (string) */</text:p>
      <text:p text:style-name="Preformatted_20_Text"><text:s text:c="4"/>unsigned long fpga_model; <text:s text:c="6"/>/* FPGA model number */</text:p>
      <text:p text:style-name="Preformatted_20_Text"><text:s text:c="4"/>unsigned short fpga_version; <text:s text:c="3"/>/* FPGA version */</text:p>
      <text:p text:style-name="Preformatted_20_Text"><text:s text:c="4"/>unsigned short fpga_subver; <text:s text:c="4"/>/* FPGA sub-version */</text:p>
      <text:p text:style-name="Preformatted_20_Text"><text:s text:c="4"/>unsigned short vicky_rev; <text:s text:c="6"/>/* Code for the VICKY revision number */</text:p>
      <text:p text:style-name="Preformatted_20_Text"><text:s text:c="4"/>long system_ram_size; <text:s text:c="10"/>/* The number of bytes of system RAM */</text:p>
      <text:p text:style-name="Preformatted_20_Text"><text:s text:c="4"/>bool has_floppy; <text:s text:c="15"/>/* TRUE if the board has a floppy drive */</text:p>
      <text:p text:style-name="Preformatted_20_Text"><text:s text:c="4"/>bool has_hard_drive; <text:s text:c="11"/>/* TRUE if the board has a <text:span text:style-name="T120">IDE/</text:span>PATA device */</text:p>
      <text:p text:style-name="Preformatted_20_Text"><text:s text:c="4"/>bool has_expansion_card; <text:s text:c="7"/>/* TRUE if an expansion card is installed */</text:p>
      <text:p text:style-name="Preformatted_20_Text"><text:s text:c="4"/>bool has_ethernet; <text:s text:c="13"/>/* TRUE if an ethernet port is present */</text:p>
      <text:p text:style-name="Preformatted_20_Text"><text:s text:c="4"/>unsigned short screens; <text:s text:c="8"/>/* How many screens are on this computer */</text:p>
      <text:p text:style-name="Preformatted_20_Text">}</text:p>
      <text:p text:style-name="Preformatted_20_Text"/>
      <text:h text:style-name="P234" text:outline-level="3"><text:bookmark-start text:name="__RefHeading___Toc12440_3791595305"/>Model Numbers<text:bookmark-end text:name="__RefHeading___Toc12440_3791595305"/></text:h>
      <text:p text:style-name="P205">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3">
            <text:p text:style-name="Standard"><text:span text:style-name="Source_20_Text">13</text:span></text:p>
          </table:table-cell>
        </table:table-row>
      </table:table>
      <text:h text:style-name="Heading_20_3" text:outline-level="3"><text:bookmark-start text:name="__RefHeading___Toc12442_3791595305"/><text:soft-page-break/>CPU Numbers<text:bookmark-end text:name="__RefHeading___Toc12442_3791595305"/></text:h>
      <text:p text:style-name="P205">The following numbers are used to distinguish between the different <text:span text:style-name="T79">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Table_20_Heading">CPU</text:p>
          </table:table-cell>
          <table:table-cell table:style-name="Table68.A1" office:value-type="string">
            <text:p text:style-name="Table_20_Heading">Number</text:p>
          </table:table-cell>
        </table:table-row>
        <table:table-row table:style-name="Table68.1">
          <table:table-cell table:style-name="Table68.A2" office:value-type="string">
            <text:p text:style-name="Standard">WDC65816</text:p>
          </table:table-cell>
          <table:table-cell table:style-name="Table68.A2" office:value-type="string">
            <text:p text:style-name="P20"><text:span text:style-name="Source_20_Text"><text:span text:style-name="T121">0x16</text:span></text:span></text:p>
          </table:table-cell>
        </table:table-row>
        <table:table-row table:style-name="Table68.1">
          <table:table-cell table:style-name="Table68.A2" office:value-type="string">
            <text:p text:style-name="Standard">M68000</text:p>
          </table:table-cell>
          <table:table-cell table:style-name="Table68.A2" office:value-type="string">
            <text:p text:style-name="P19"><text:span text:style-name="Source_20_Text">0</text:span><text:span text:style-name="Source_20_Text"><text:span text:style-name="T121">x20</text:span></text:span></text:p>
          </table:table-cell>
        </table:table-row>
        <table:table-row table:style-name="Table68.1">
          <table:table-cell table:style-name="Table68.A2" office:value-type="string">
            <text:p text:style-name="Standard">M68040</text:p>
          </table:table-cell>
          <table:table-cell table:style-name="Table68.A2" office:value-type="string">
            <text:p text:style-name="P19"><text:span text:style-name="Source_20_Text">0</text:span><text:span text:style-name="Source_20_Text"><text:span text:style-name="T121">x24</text:span></text:span></text:p>
          </table:table-cell>
        </table:table-row>
        <table:table-row table:style-name="Table68.1">
          <table:table-cell table:style-name="Table68.A5" office:value-type="string">
            <text:p text:style-name="Standard">I486DX</text:p>
          </table:table-cell>
          <table:table-cell table:style-name="Table68.A5" office:value-type="string">
            <text:p text:style-name="P20"><text:span text:style-name="Source_20_Text"><text:span text:style-name="T121">0x34</text:span></text:span></text:p>
          </table:table-cell>
        </table:table-row>
      </table:table>
      <text:h text:style-name="P233"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01">The PGX file format is the simplest executable format. It is similar in scale to MS-DOS’s COM format, or the Commodore PRG format. It consists of a single segment of data to be loaded to a specific address, where that address is also the starting address.</text:p>
      <text:p text:style-name="P201">PGX starts with a header to identify the file and the starting address:</text:p>
      <text:list xml:id="list760529744" text:style-name="L19">
        <text:list-item>
          <text:p text:style-name="P256">The first three bytes are the ASCII codes for “PGX”. </text:p>
        </text:list-item>
        <text:list-item>
          <text:p text:style-name="P256">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256">The next four bytes (that is, bytes 4 through 7) are the address of the destination, in <text:span text:style-name="T84">big</text:span>-endian format (<text:span text:style-name="T84">most</text:span> significant byte first). This address is both the address of the location in which to load the first byte of the data and is also the starting address for the file.</text:p>
        </text:list-item>
      </text:list>
      <text:p text:style-name="P201">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02">The PGZ is a more complex format that supports multiple loadable segments, but is still to be loaded in set locations in memory.</text:p>
      <text:p text:style-name="P202">The first byte of the file is a file signature and also a version tag. If the first byte is an upper case Z, the file is a 24-bit PGZ file (<text:span text:style-name="T65">i.e.</text:span> all addresses and sizes specified in the file are 24-bits). If the file is a lower case Z, the file is a 32-bit PGZ file (all address and sizes are 32-bits in <text:soft-page-break/>length). <text:span text:style-name="T110">Note that all addresses and sizes are in </text:span><text:span text:style-name="T84">big</text:span><text:span text:style-name="T110"> endian format (that is, </text:span><text:span text:style-name="T84">most</text:span><text:span text:style-name="T110"> significant byte first).</text:span></text:p>
      <text:p text:style-name="P202">After the initial byte, the remainder of the PGZ file consists of segments, one after the other. Each segment consists of <text:span text:style-name="T79">two or three</text:span> fields:</text:p>
      <table:table table:name="Table59" table:style-name="Table59" table:template-name="Academic">
        <table:table-column table:style-name="Table59.A"/>
        <table:table-column table:style-name="Table59.B"/>
        <table:table-column table:style-name="Table59.C"/>
        <table:table-row table:style-name="TableLine2073243475408">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073243466976">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84">3</text:span> (“Z”) or <text:span text:style-name="T84">4</text:span> (“z”) <text:span text:style-name="T84">bytes</text:span></text:p>
          </table:table-cell>
          <table:table-cell table:style-name="Table59.A2" office:value-type="string">
            <text:p text:style-name="Standard">The target address for this segment</text:p>
          </table:table-cell>
        </table:table-row>
        <table:table-row table:style-name="TableLine2073243469968">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84">3</text:span> (“Z”) or <text:span text:style-name="T84">4</text:span> (“z”) <text:span text:style-name="T84">bytes</text:span></text:p>
          </table:table-cell>
          <table:table-cell table:style-name="Table59.A2" office:value-type="string">
            <text:p text:style-name="Standard">The number of bytes in the data <text:span text:style-name="T79">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02"/>
      <text:p text:style-name="P202">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217" text:outline-level="1"><text:bookmark-start text:name="__RefHeading___Toc12450_3791595305"/>What is Missing<text:bookmark-end text:name="__RefHeading___Toc12450_3791595305"/></text:h>
      <text:p text:style-name="P203">Currently, Foenix/MCP is not complete. There are still some features to implement or finalize:</text:p>
      <text:list xml:id="list2846482808" text:style-name="L20">
        <text:list-item>
          <text:p text:style-name="P257">Serial port drivers</text:p>
        </text:list-item>
        <text:list-item>
          <text:p text:style-name="P254">Parallel port drivers</text:p>
        </text:list-item>
        <text:list-item>
          <text:p text:style-name="P254">MIDI port drivers</text:p>
        </text:list-item>
        <text:list-item>
          <text:p text:style-name="P254">Floppy disk driver</text:p>
        </text:list-item>
        <text:list-item>
          <text:p text:style-name="P254">Disk partitioning and formatting commands</text:p>
        </text:list-item>
        <text:list-item>
          <text:p text:style-name="P254">Support for partitioned drives</text:p>
        </text:list-item>
        <text:list-item>
          <text:p text:style-name="P254">Boot from floppy, hard drive, or SD card</text:p>
        </text:list-item>
        <text:list-item>
          <text:p text:style-name="P254">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1-09T14:20:50.578000000</dc:date>
    <meta:editing-duration>PT6H22M1S</meta:editing-duration>
    <meta:editing-cycles>90</meta:editing-cycles>
    <meta:generator>LibreOffice/7.2.2.2$Windows_X86_64 LibreOffice_project/02b2acce88a210515b4a5bb2e46cbfb63fe97d56</meta:generator>
    <meta:document-statistic meta:table-count="70" meta:image-count="0" meta:object-count="1" meta:page-count="46" meta:paragraph-count="1768" meta:word-count="10165" meta:character-count="62257" meta:non-whitespace-character-count="51848"/>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